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8.01pt"/>
    </style:style>
    <style:style style:name="co3" style:family="table-column">
      <style:table-column-properties fo:break-before="auto" style:column-width="92.61pt"/>
    </style:style>
    <style:style style:name="ro1" style:family="table-row">
      <style:table-row-properties style:row-height="12.95pt" fo:break-before="auto" style:use-optimal-row-height="false"/>
    </style:style>
    <style:style style:name="ro2"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50"/>
    <style:style style:name="ce2" style:family="table-cell" style:parent-style-name="Default" style:data-style-name="N100"/>
    <style:style style:name="ce3" style:family="table-cell" style:parent-style-name="Default" style:data-style-name="N84"/>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q=gan" table:style-name="ta1">
        <table:shapes>
          <draw:frame draw:z-index="0" draw:style-name="gr1" draw:text-style-name="P1" svg:width="1519.8pt" svg:height="612.96pt" svg:x="173.48pt" svg:y="333.47pt">
            <loext:p draw:notify-on-update-of-ranges="'q=gan'.V7:'q=gan'.V77 'q=gan'.W1:'q=gan'.W1 'q=gan'.W7:'q=gan'.W77 'q=gan'.X1:'q=gan'.X1 'q=gan'.X7:'q=gan'.X77 'q=gan'.Y1:'q=gan'.Y1 'q=gan'.Y7:'q=gan'.Y77 'q=gan'.Z1:'q=gan'.Z1 'q=gan'.Z7:'q=gan'.Z77 'q=gan'.AB1:'q=gan'.AB1 'q=gan'.AB7:'q=gan'.AB77"/>
            <draw:object xlink:href="./Object 1" xlink:type="simple" xlink:show="embed" xlink:actuate="onLoad"/>
            <draw:image xlink:href="./ObjectReplacements/Object 1" xlink:type="simple" xlink:show="embed" xlink:actuate="onLoad"/>
          </draw:frame>
        </table:shapes>
        <table:table-column table:style-name="co1" table:number-columns-repeated="4" table:default-cell-style-name="Default"/>
        <table:table-column table:style-name="co2" table:default-cell-style-name="Default"/>
        <table:table-column table:style-name="co1" table:number-columns-repeated="12" table:default-cell-style-name="Default"/>
        <table:table-column table:style-name="co3" table:default-cell-style-name="Default"/>
        <table:table-column table:style-name="co1" table:number-columns-repeated="10" table:default-cell-style-name="Default"/>
        <table:table-row table:style-name="ro1">
          <table:table-cell office:value-type="string" calcext:value-type="string">
            <text:p>idx</text:p>
          </table:table-cell>
          <table:table-cell office:value-type="string" calcext:value-type="string">
            <text:p>videoId</text:p>
          </table:table-cell>
          <table:table-cell office:value-type="string" calcext:value-type="string">
            <text:p>title</text:p>
          </table:table-cell>
          <table:table-cell office:value-type="string" calcext:value-type="string">
            <text:p>description</text:p>
          </table:table-cell>
          <table:table-cell table:style-name="ce1" office:value-type="string" calcext:value-type="string">
            <text:p>publishedAt</text:p>
          </table:table-cell>
          <table:table-cell office:value-type="string" calcext:value-type="string">
            <text:p>tags</text:p>
          </table:table-cell>
          <table:table-cell office:value-type="string" calcext:value-type="string">
            <text:p>defaultLanguage</text:p>
          </table:table-cell>
          <table:table-cell office:value-type="string" calcext:value-type="string">
            <text:p>defaultAudioLanguage</text:p>
          </table:table-cell>
          <table:table-cell office:value-type="string" calcext:value-type="string">
            <text:p>channelTitle</text:p>
          </table:table-cell>
          <table:table-cell office:value-type="string" calcext:value-type="string">
            <text:p>channelId</text:p>
          </table:table-cell>
          <table:table-cell office:value-type="string" calcext:value-type="string">
            <text:p>duration</text:p>
          </table:table-cell>
          <table:table-cell office:value-type="string" calcext:value-type="string">
            <text:p>viewCount</text:p>
          </table:table-cell>
          <table:table-cell office:value-type="string" calcext:value-type="string">
            <text:p>likeCount</text:p>
          </table:table-cell>
          <table:table-cell office:value-type="string" calcext:value-type="string">
            <text:p>dislikeCount</text:p>
          </table:table-cell>
          <table:table-cell office:value-type="string" calcext:value-type="string">
            <text:p>commentCount</text:p>
          </table:table-cell>
          <table:table-cell office:value-type="string" calcext:value-type="string">
            <text:p>favoriteCount</text:p>
          </table:table-cell>
          <table:table-cell office:value-type="string" calcext:value-type="string">
            <text:p>q</text:p>
          </table:table-cell>
          <table:table-cell table:style-name="ce1" office:value-type="string" calcext:value-type="string">
            <text:p>queriedAt</text:p>
          </table:table-cell>
          <table:table-cell office:value-type="string" calcext:value-type="string">
            <text:p>YEAR</text:p>
          </table:table-cell>
          <table:table-cell office:value-type="string" calcext:value-type="string">
            <text:p>MONTH</text:p>
          </table:table-cell>
          <table:table-cell table:number-columns-repeated="2"/>
          <table:table-cell office:value-type="string" calcext:value-type="string">
            <text:p># of contents</text:p>
          </table:table-cell>
          <table:table-cell office:value-type="string" calcext:value-type="string">
            <text:p>duration</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text:p>
          </table:table-cell>
          <table:table-cell office:value-type="string" calcext:value-type="string">
            <text:p>CommentCount/100</text:p>
          </table:table-cell>
        </table:table-row>
        <table:table-row table:style-name="ro1">
          <table:table-cell office:value-type="float" office:value="433" calcext:value-type="float">
            <text:p>433</text:p>
          </table:table-cell>
          <table:table-cell office:value-type="string" calcext:value-type="string">
            <text:p>-R9bJGNHltQ</text:p>
          </table:table-cell>
          <table:table-cell office:value-type="string" calcext:value-type="string">
            <text:p>Deep Neural Network Learns Van Gogh's Art | Two Minute Papers #6</text:p>
          </table:table-cell>
          <table:table-cell office:value-type="string" calcext:value-type="string">
            <text:p>Artificial neural networks were inspired by the human brain and simulate how neurons behave when they are shown a sensory input (e.g., images, sounds, etc). They are known to be excellent tools for image recognition, any many other problems beyond that - they also excel at weather predictions, breast cancer cell mitosis detection, brain image segmentation and toxicity prediction among many others. Deep learning means that we use an artificial neural network with multiple layers, making it even more powerful for more difficult tasks. </text:p>
            <text:p/>
            <text:p>This time they have been shown to be apt at reproducing the artistic style of many famous painters, such as Vincent Van Gogh and Pablo Picasso among many others. All the user needs to do is provide an input photograph and a target image from which the artistic style will be learned.</text:p>
            <text:p>______________________</text:p>
            <text:p/>
            <text:p>I promised some links, so here they come!</text:p>
            <text:p/>
            <text:p>The paper "A Neural Algorithm of Artistic Style" is available here:</text:p>
            <text:p>http://arxiv.org/abs/1508.06576v1</text:p>
            <text:p>Disclaimer: I was not part of this research project, I am merely providing commentary on this work.</text:p>
            <text:p/>
            <text:p>Recommended for you - Two Minute Papers episode on Artificial Neural Networks:</text:p>
            <text:p>https://www.youtube.com/watch?v=rCWTOOgVXyE&amp;index=3&amp;list=PLujxSBD-JXgnqDD1n-V30pKtp6Q886x7e</text:p>
            <text:p/>
            <text:p>Picasso meets Gandalf:</text:p>
            <text:p>http://mashable.com/2015/08/29/computer-photos/</text:p>
            <text:p/>
            <text:p>A nice website with many results:</text:p>
            <text:p>https://deepart.io/</text:p>
            <text:p/>
            <text:p>More examples with Picasso and some sketches:</text:p>
            <text:p>http://imgur.com/a/jeJB6</text:p>
            <text:p/>
            <text:p>Google DeepMind's Deep Q-learning algorithm plays Atari games:</text:p>
            <text:p>https://www.youtube.com/watch?v=V1eYniJ0Rnk</text:p>
            <text:p/>
            <text:p>The first implementations / source code packages are now available:</text:p>
            <text:p>1. http://gitxiv.com/posts/jG46ukGod8R7Rdtud/a-neural-algorithm-of-artistic-style</text:p>
            <text:p>2. https://github.com/kaishengtai/neuralart</text:p>
            <text:p>3. https://github.com/jcjohnson/neural-style</text:p>
            <text:p/>
            <text:p>A great read on Deep Dreaming Neural Networks:</text:p>
            <text:p>http://googleresearch.blogspot.co.uk/2015/06/inceptionism-going-deeper-into-neural.html</text:p>
            <text:p/>
            <text:p>Many of you have asked for the code. Some people were experimenting with it in the Machine Learning reddit. Check it out:</text:p>
            <text:p>https://www.reddit.com/r/MachineLearning/comments/3imx1m/a_neural_algorithm_of_artistic_style/</text:p>
            <text:p/>
            <text:p>Subscribe if you would like to see more of these! - http://www.youtube.com/subscription_center?add_user=keeroyz</text:p>
            <text:p/>
            <text:p>Splash screen/thumbnail design: Felcia Fehr - http://felicia.hu</text:p>
            <text:p/>
            <text:p>Music:</text:p>
            <text:p>Epilog - Ghostpocalypse by Kevin MacLeod is licensed under a Creative Commons Attribution license (https://creativecommons.org/licenses/by/4.0/)</text:p>
            <text:p>Source: http://incompetech.com/music/royalty-free/index.html?isrc=USUAN1100666</text:p>
            <text:p>Artist: http://incompetech.com/</text:p>
            <text:p/>
            <text:p>______________________</text:p>
            <text:p/>
            <text:p>Kroly Zsolnai-Fehr's links:</text:p>
            <text:p>Patreon  https://www.patreon.com/TwoMinutePapers</text:p>
            <text:p>Facebook  https://www.facebook.com/TwoMinutePapers/</text:p>
            <text:p>Twitter  https://twitter.com/karoly_zsolnai</text:p>
            <text:p>Web  https://cg.tuwien.ac.at/~zsolnai/</text:p>
          </table:table-cell>
          <table:table-cell table:style-name="ce2" office:value-type="string" calcext:value-type="string">
            <text:p>2015-08-29 16:09:16</text:p>
          </table:table-cell>
          <table:table-cell office:value-type="string" calcext:value-type="string">
            <text:p>neural network, deep learning, two minute papers, Artificial Neural Network, deep neural network, neural art, what is deep learning, A Neural Algorithm of Artistic Style, neural networks, deep neural networks, deep neural network google, neural style, neural artist, neural network art, neural network painting, deep learning paint, deep learning art, machine learning art, machine learning painting, deeplearning, deep art, deeplearn, deepart, deepart.io, prisma, prisma app</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07" calcext:value-type="float">
            <text:p>107</text:p>
          </table:table-cell>
          <table:table-cell office:value-type="float" office:value="166054" calcext:value-type="float">
            <text:p>166054</text:p>
          </table:table-cell>
          <table:table-cell office:value-type="float" office:value="1921" calcext:value-type="float">
            <text:p>1921</text:p>
          </table:table-cell>
          <table:table-cell office:value-type="float" office:value="21" calcext:value-type="float">
            <text:p>21</text:p>
          </table:table-cell>
          <table:table-cell office:value-type="float" office:value="136" calcext:value-type="float">
            <text:p>136</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49</text:p>
          </table:table-cell>
          <table:table-cell table:formula="of:=YEAR([.E2])" office:value-type="float" office:value="2015" calcext:value-type="float">
            <text:p>2015</text:p>
          </table:table-cell>
          <table:table-cell table:formula="of:=MONTH([.E2])" office:value-type="float" office:value="8" calcext:value-type="float">
            <text:p>8</text:p>
          </table:table-cell>
          <table:table-cell/>
          <table:table-cell table:style-name="ce3" office:value-type="date" office:date-value="2014-01-01" calcext:value-type="date">
            <text:p>2014-01-01</text:p>
          </table:table-cell>
          <table:table-cell table:formula="of:=COUNTIFS([.$S$2:.$S$146];YEAR([.V2]);[.$T$2:.$T$146];MONTH([.V2]))" office:value-type="float" office:value="0" calcext:value-type="float">
            <text:p>0</text:p>
          </table:table-cell>
          <table:table-cell table:formula="of:=SUMIFS([.K$2:.K$146];[.$S$2:.$S$146];YEAR([.$V2]);[.$T$2:.$T$146];MONTH([.$V2]))" office:value-type="float" office:value="0" calcext:value-type="float">
            <text:p>0</text:p>
          </table:table-cell>
          <table:table-cell table:formula="of:=SUMIFS([.L$2:.L$146];[.$S$2:.$S$146];YEAR([.$V2]);[.$T$2:.$T$146];MONTH([.$V2]))/10000" office:value-type="float" office:value="0" calcext:value-type="float">
            <text:p>0</text:p>
          </table:table-cell>
          <table:table-cell table:formula="of:=SUMIFS([.M$2:.M$146];[.$S$2:.$S$146];YEAR([.$V2]);[.$T$2:.$T$146];MONTH([.$V2]))/1000" office:value-type="float" office:value="0" calcext:value-type="float">
            <text:p>0</text:p>
          </table:table-cell>
          <table:table-cell table:formula="of:=SUMIFS([.N$2:.N$146];[.$S$2:.$S$146];YEAR([.$V2]);[.$T$2:.$T$146];MONTH([.$V2]))" office:value-type="float" office:value="0" calcext:value-type="float">
            <text:p>0</text:p>
          </table:table-cell>
          <table:table-cell table:formula="of:=SUMIFS([.O$2:.O$146];[.$S$2:.$S$146];YEAR([.$V2]);[.$T$2:.$T$146];MONTH([.$V2]))/100" office:value-type="float" office:value="0" calcext:value-type="float">
            <text:p>0</text:p>
          </table:table-cell>
        </table:table-row>
        <table:table-row table:style-name="ro1">
          <table:table-cell office:value-type="float" office:value="418" calcext:value-type="float">
            <text:p>418</text:p>
          </table:table-cell>
          <table:table-cell office:value-type="string" calcext:value-type="string">
            <text:p>j9FLOinaG94</text:p>
          </table:table-cell>
          <table:table-cell office:value-type="string" calcext:value-type="string">
            <text:p>Breaking Deep Learning Systems With Adversarial Examples | Two Minute Papers #43</text:p>
          </table:table-cell>
          <table:table-cell office:value-type="string" calcext:value-type="string">
            <text:p>Artificial neural networks are computer programs that try to approximate what the human brain does to solve problems like recognizing objects in images. In this piece of work, the authors analyze the properties of these neural networks and try to unveil what exactly makes them think that a paper towel is a paper towel, and, building on this knowledge, try to fool these programs.  Carefully crafted adversarial examples can be used to fool deep neural network reliably.</text:p>
            <text:p/>
            <text:p>_______________</text:p>
            <text:p/>
            <text:p>The paper "Intriguing properties of neural networks" is available here:</text:p>
            <text:p>http://arxiv.org/abs/1312.6199</text:p>
            <text:p/>
            <text:p>The paper "Explaining and Harnessing Adversarial Examples" is available here:</text:p>
            <text:p>http://arxiv.org/abs/1412.6572</text:p>
            <text:p/>
            <text:p>Image credits:</text:p>
            <text:p>Thumbnail image - https://www.flickr.com/photos/healthblog/8384110298 (CC BY-SA 2.0)</text:p>
            <text:p>Shower cap - Code Words / Julia Evans - https://codewords.recurse.com/issues/five/why-do-neural-networks-think-a-panda-is-a-vulture</text:p>
            <text:p>MNIST - hxhl95</text:p>
            <text:p/>
            <text:p>Andrej Karpathy's online convolutional neural network:</text:p>
            <text:p>http://cs.stanford.edu/people/karpathy/convnetjs/demo/cifar10.html</text:p>
            <text:p/>
            <text:p>Subscribe if you would like to see more of these! - http://www.youtube.com/subscription_center?add_user=keeroyz</text:p>
            <text:p/>
            <text:p>Splash screen/thumbnail design: Felcia Fehr - http://felicia.hu</text:p>
            <text:p/>
            <text:p>Kroly Zsolnai-Fehr's links:</text:p>
            <text:p>Patreon  https://www.patreon.com/TwoMinutePapers</text:p>
            <text:p>Facebook  https://www.facebook.com/TwoMinutePapers/</text:p>
            <text:p>Twitter  https://twitter.com/karoly_zsolnai</text:p>
            <text:p>Web  https://cg.tuwien.ac.at/~zsolnai/</text:p>
          </table:table-cell>
          <table:table-cell table:style-name="ce2" office:value-type="string" calcext:value-type="string">
            <text:p>2016-02-03 17:21:22</text:p>
          </table:table-cell>
          <table:table-cell office:value-type="string" calcext:value-type="string">
            <text:p>two minute papers, Intriguing properties of neural networks, deep learning, deep neural network, generative adversarial networks, adversarial network, adversarial deep learning, adversarial neural network, neural network, artificial neural network, adversarial examples, breaking deep learning, Explaining and Harnessing Adversarial Examples, generative adverasial networks, neural network adversarial, generative adversarial nets, fooling deep learning, fooling neural network</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5" calcext:value-type="float">
            <text:p>205</text:p>
          </table:table-cell>
          <table:table-cell office:value-type="float" office:value="13856" calcext:value-type="float">
            <text:p>13856</text:p>
          </table:table-cell>
          <table:table-cell office:value-type="float" office:value="297" calcext:value-type="float">
            <text:p>297</text:p>
          </table:table-cell>
          <table:table-cell office:value-type="float" office:value="8" calcext:value-type="float">
            <text:p>8</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33</text:p>
          </table:table-cell>
          <table:table-cell table:formula="of:=YEAR([.E3])" office:value-type="float" office:value="2016" calcext:value-type="float">
            <text:p>2016</text:p>
          </table:table-cell>
          <table:table-cell table:formula="of:=MONTH([.E3])" office:value-type="float" office:value="2" calcext:value-type="float">
            <text:p>2</text:p>
          </table:table-cell>
          <table:table-cell/>
          <table:table-cell table:style-name="ce3" office:value-type="date" office:date-value="2014-02-01" calcext:value-type="date">
            <text:p>2014-02-01</text:p>
          </table:table-cell>
          <table:table-cell table:formula="of:=COUNTIFS([.$S$2:.$S$146];YEAR([.V3]);[.$T$2:.$T$146];MONTH([.V3]))" office:value-type="float" office:value="0" calcext:value-type="float">
            <text:p>0</text:p>
          </table:table-cell>
          <table:table-cell table:formula="of:=SUMIFS([.K$2:.K$146];[.$S$2:.$S$146];YEAR([.$V3]);[.$T$2:.$T$146];MONTH([.$V3]))" office:value-type="float" office:value="0" calcext:value-type="float">
            <text:p>0</text:p>
          </table:table-cell>
          <table:table-cell table:formula="of:=SUMIFS([.L$2:.L$146];[.$S$2:.$S$146];YEAR([.$V3]);[.$T$2:.$T$146];MONTH([.$V3]))/10000" office:value-type="float" office:value="0" calcext:value-type="float">
            <text:p>0</text:p>
          </table:table-cell>
          <table:table-cell table:formula="of:=SUMIFS([.M$2:.M$146];[.$S$2:.$S$146];YEAR([.$V3]);[.$T$2:.$T$146];MONTH([.$V3]))/1000" office:value-type="float" office:value="0" calcext:value-type="float">
            <text:p>0</text:p>
          </table:table-cell>
          <table:table-cell table:formula="of:=SUMIFS([.N$2:.N$146];[.$S$2:.$S$146];YEAR([.$V3]);[.$T$2:.$T$146];MONTH([.$V3]))" office:value-type="float" office:value="0" calcext:value-type="float">
            <text:p>0</text:p>
          </table:table-cell>
          <table:table-cell table:formula="of:=SUMIFS([.O$2:.O$146];[.$S$2:.$S$146];YEAR([.$V3]);[.$T$2:.$T$146];MONTH([.$V3]))/100" office:value-type="float" office:value="0" calcext:value-type="float">
            <text:p>0</text:p>
          </table:table-cell>
        </table:table-row>
        <table:table-row table:style-name="ro1">
          <table:table-cell office:value-type="float" office:value="370" calcext:value-type="float">
            <text:p>370</text:p>
          </table:table-cell>
          <table:table-cell office:value-type="string" calcext:value-type="string">
            <text:p>deyOX6Mt_As</text:p>
          </table:table-cell>
          <table:table-cell office:value-type="string" calcext:value-type="string">
            <text:p>Generative Adversarial Nets - Fresh Machine Learning #2</text:p>
          </table:table-cell>
          <table:table-cell office:value-type="string" calcext:value-type="string">
            <text:p>This episode of Fresh Machine Learning is all about a relatively new concept called a Generative Adversarial Network. A model continuously tries to fool another model, until it can do so with ease. At that point, it can generate novel, authentic looking data! Very exciting stuff.</text:p>
            <text:p/>
            <text:p>The demo code for this video is a set of adversarial Gaussian Distribution Curves in Python using Theano and PyPlot:</text:p>
            <text:p/>
            <text:p>https://github.com/llSourcell/Generative-Adversarial-Network-Demo</text:p>
            <text:p/>
            <text:p>I created a Slack channel for us, sign up here:</text:p>
            <text:p>https://wizards.herokuapp.com/</text:p>
            <text:p/>
            <text:p>I introduce two papers in this video</text:p>
            <text:p/>
            <text:p>Generative Adversarial Networks:</text:p>
            <text:p/>
            <text:p>https://arxiv.org/pdf/1406.2661v1.pdf</text:p>
            <text:p/>
            <text:p>and the associated code:</text:p>
            <text:p/>
            <text:p>https://github.com/goodfeli/adversarial</text:p>
            <text:p/>
            <text:p>Generative Adversarial Text-to-Image Synthesis:</text:p>
            <text:p/>
            <text:p>https://arxiv.org/pdf/1605.05396v2.pdf</text:p>
            <text:p/>
            <text:p>and it's associated code is here:</text:p>
            <text:p/>
            <text:p>https://github.com/reedscot/icml2016</text:p>
            <text:p/>
            <text:p>Another really cool repo using GANs:</text:p>
            <text:p/>
            <text:p>https://github.com/Newmu/dcgan_code</text:p>
            <text:p/>
            <text:p>Great explanation of GANs:</text:p>
            <text:p/>
            <text:p>http://soumith.ch/eyescream/</text:p>
            <text:p/>
            <text:p>Live demo of a GAN:</text:p>
            <text:p/>
            <text:p>http://cs.stanford.edu/people/karpathy/gan/</text:p>
            <text:p/>
            <text:p>One more really great description of generative models:</text:p>
            <text:p/>
            <text:p>https://openai.com/blog/generative-models/</text:p>
            <text:p/>
            <text:p>I love you guys! Thanks for watching my videos, I do it for you. I left my awesome job at Twilio and I'm doing this full time now. </text:p>
            <text:p/>
            <text:p>I recently created a Patreon page. If you like my videos, feel free to help support my effort here!:</text:p>
            <text:p>https://www.patreon.com/user?ty=h&amp;u=3191693</text:p>
            <text:p/>
            <text:p>Much more to come so please subscribe, like, and comment.</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07-10 21:43:20</text:p>
          </table:table-cell>
          <table:table-cell office:value-type="string" calcext:value-type="string">
            <text:p>artificial intelligence, machine learning, generative adversarial networks, neural networks, neural net, neural network, generative adversarial network, variational autoencoder, autoencoder, lstm, recurrent neural network, convolutional, convolutional neural network, generative model, discriminative model, deep learning, programming, computer science, coding, python, gaussian</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29" calcext:value-type="float">
            <text:p>329</text:p>
          </table:table-cell>
          <table:table-cell office:value-type="float" office:value="108434" calcext:value-type="float">
            <text:p>108434</text:p>
          </table:table-cell>
          <table:table-cell office:value-type="float" office:value="1720" calcext:value-type="float">
            <text:p>1720</text:p>
          </table:table-cell>
          <table:table-cell office:value-type="float" office:value="70" calcext:value-type="float">
            <text:p>70</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gan, arxiv.org/, https://arxiv.org/pdf/1406.2661.pdf</text:p>
          </table:table-cell>
          <table:table-cell table:style-name="ce2" office:value-type="string" calcext:value-type="string">
            <text:p>2020-04-25 10:57:45</text:p>
          </table:table-cell>
          <table:table-cell table:formula="of:=YEAR([.E4])" office:value-type="float" office:value="2016" calcext:value-type="float">
            <text:p>2016</text:p>
          </table:table-cell>
          <table:table-cell table:formula="of:=MONTH([.E4])" office:value-type="float" office:value="7" calcext:value-type="float">
            <text:p>7</text:p>
          </table:table-cell>
          <table:table-cell/>
          <table:table-cell table:style-name="ce3" office:value-type="date" office:date-value="2014-03-01" calcext:value-type="date">
            <text:p>2014-03-01</text:p>
          </table:table-cell>
          <table:table-cell table:formula="of:=COUNTIFS([.$S$2:.$S$146];YEAR([.V4]);[.$T$2:.$T$146];MONTH([.V4]))" office:value-type="float" office:value="0" calcext:value-type="float">
            <text:p>0</text:p>
          </table:table-cell>
          <table:table-cell table:formula="of:=SUMIFS([.K$2:.K$146];[.$S$2:.$S$146];YEAR([.$V4]);[.$T$2:.$T$146];MONTH([.$V4]))" office:value-type="float" office:value="0" calcext:value-type="float">
            <text:p>0</text:p>
          </table:table-cell>
          <table:table-cell table:formula="of:=SUMIFS([.L$2:.L$146];[.$S$2:.$S$146];YEAR([.$V4]);[.$T$2:.$T$146];MONTH([.$V4]))/10000" office:value-type="float" office:value="0" calcext:value-type="float">
            <text:p>0</text:p>
          </table:table-cell>
          <table:table-cell table:formula="of:=SUMIFS([.M$2:.M$146];[.$S$2:.$S$146];YEAR([.$V4]);[.$T$2:.$T$146];MONTH([.$V4]))/1000" office:value-type="float" office:value="0" calcext:value-type="float">
            <text:p>0</text:p>
          </table:table-cell>
          <table:table-cell table:formula="of:=SUMIFS([.N$2:.N$146];[.$S$2:.$S$146];YEAR([.$V4]);[.$T$2:.$T$146];MONTH([.$V4]))" office:value-type="float" office:value="0" calcext:value-type="float">
            <text:p>0</text:p>
          </table:table-cell>
          <table:table-cell table:formula="of:=SUMIFS([.O$2:.O$146];[.$S$2:.$S$146];YEAR([.$V4]);[.$T$2:.$T$146];MONTH([.$V4]))/100" office:value-type="float" office:value="0" calcext:value-type="float">
            <text:p>0</text:p>
          </table:table-cell>
        </table:table-row>
        <table:table-row table:style-name="ro1">
          <table:table-cell office:value-type="float" office:value="378" calcext:value-type="float">
            <text:p>378</text:p>
          </table:table-cell>
          <table:table-cell office:value-type="string" calcext:value-type="string">
            <text:p>ZE7qWXX05T0</text:p>
          </table:table-cell>
          <table:table-cell office:value-type="string" calcext:value-type="string">
            <text:p>Generate Music in TensorFlow</text:p>
          </table:table-cell>
          <table:table-cell office:value-type="string" calcext:value-type="string">
            <text:p>In this video, I go over some of the state of the art advances in music generation coming out of DeepMind. Then we build our own music generation script in Python using Tensorflow and a type of neural network called a Restricted Boltzmann Machine. Congrats to Rohan Verma (Winner) and Chih-Cheng Liang (runner-up) for their classifiers for scientists. The challenge for this video is to generate a happy/upbeat song using the RBM Script. </text:p>
            <text:p/>
            <text:p>The code for this video is here:</text:p>
            <text:p>https://github.com/llSourcell/Music_Generator_Demo</text:p>
            <text:p/>
            <text:p>I created a Slack channel for us, sign up here:</text:p>
            <text:p>https://wizards.herokuapp.com/</text:p>
            <text:p/>
            <text:p>The WaveNet blogpost with audio samples:</text:p>
            <text:p>https://deepmind.com/blog/wavenet-generative-model-raw-audio/</text:p>
            <text:p/>
            <text:p>More on RBMs:</text:p>
            <text:p>http://deeplearning4j.org/restrictedboltzmannmachine.html</text:p>
            <text:p/>
            <text:p>Another write up on music generation with Neural Networks:</text:p>
            <text:p>http://www.hexahedria.com/2015/08/03/composing-music-with-recurrent-neural-networks/</text:p>
            <text:p/>
            <text:p>Interesting Machine Music Generation Project by Google:</text:p>
            <text:p>https://magenta.tensorflow.org/welcome-to-magenta</text:p>
            <text:p/>
            <text:p>TensorFlow course on Udacity:</text:p>
            <text:p>https://www.udacity.com/course/deep-learning--ud730</text:p>
            <text:p/>
            <text:p>Rohan's Classifier (Winner):</text:p>
            <text:p>https://github.com/rhnvrm/galaxy-image-classifier-tensorflow</text:p>
            <text:p/>
            <text:p>Chih-Cheng's Classifier (Runner-up):</text:p>
            <text:p>https://github.com/ChihChengLiang/tensorflow-night-heron-classifier</text:p>
            <text:p/>
            <text:p>Please subscribe, like, and comment! You guys are the reason I do this. Thanks so much for watching my videos! If you enjoy my videos, I'd appreciate your support on Patreon :) </text:p>
            <text:p/>
            <text:p>https://www.patreon.com/user?u=3191693</text:p>
            <text:p>Follow me:</text:p>
            <text:p>Twitter: https://twitter.com/sirajraval</text:p>
            <text:p>Facebook: https://www.facebook.com/sirajology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09-23 21:00:01</text:p>
          </table:table-cell>
          <table:table-cell office:value-type="string" calcext:value-type="string">
            <text:p>tensorflow, tensorboard, machine learning, neural networks, neural net, neural network tutorial, neural net tutorial, lstm, rnn, recurrent neural net, gru, artificial intelligence, programming, programming tutorial, coding, coding tutorial, learn to code, learn how to program, learn how to code, AI, ML, google</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48" calcext:value-type="float">
            <text:p>348</text:p>
          </table:table-cell>
          <table:table-cell office:value-type="float" office:value="137306" calcext:value-type="float">
            <text:p>137306</text:p>
          </table:table-cell>
          <table:table-cell office:value-type="float" office:value="1835" calcext:value-type="float">
            <text:p>1835</text:p>
          </table:table-cell>
          <table:table-cell office:value-type="float" office:value="117" calcext:value-type="float">
            <text:p>117</text:p>
          </table:table-cell>
          <table:table-cell office:value-type="float" office:value="237" calcext:value-type="float">
            <text:p>237</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14</text:p>
          </table:table-cell>
          <table:table-cell table:formula="of:=YEAR([.E5])" office:value-type="float" office:value="2016" calcext:value-type="float">
            <text:p>2016</text:p>
          </table:table-cell>
          <table:table-cell table:formula="of:=MONTH([.E5])" office:value-type="float" office:value="9" calcext:value-type="float">
            <text:p>9</text:p>
          </table:table-cell>
          <table:table-cell/>
          <table:table-cell table:style-name="ce3" office:value-type="date" office:date-value="2014-04-01" calcext:value-type="date">
            <text:p>2014-04-01</text:p>
          </table:table-cell>
          <table:table-cell table:formula="of:=COUNTIFS([.$S$2:.$S$146];YEAR([.V5]);[.$T$2:.$T$146];MONTH([.V5]))" office:value-type="float" office:value="0" calcext:value-type="float">
            <text:p>0</text:p>
          </table:table-cell>
          <table:table-cell table:formula="of:=SUMIFS([.K$2:.K$146];[.$S$2:.$S$146];YEAR([.$V5]);[.$T$2:.$T$146];MONTH([.$V5]))" office:value-type="float" office:value="0" calcext:value-type="float">
            <text:p>0</text:p>
          </table:table-cell>
          <table:table-cell table:formula="of:=SUMIFS([.L$2:.L$146];[.$S$2:.$S$146];YEAR([.$V5]);[.$T$2:.$T$146];MONTH([.$V5]))/10000" office:value-type="float" office:value="0" calcext:value-type="float">
            <text:p>0</text:p>
          </table:table-cell>
          <table:table-cell table:formula="of:=SUMIFS([.M$2:.M$146];[.$S$2:.$S$146];YEAR([.$V5]);[.$T$2:.$T$146];MONTH([.$V5]))/1000" office:value-type="float" office:value="0" calcext:value-type="float">
            <text:p>0</text:p>
          </table:table-cell>
          <table:table-cell table:formula="of:=SUMIFS([.N$2:.N$146];[.$S$2:.$S$146];YEAR([.$V5]);[.$T$2:.$T$146];MONTH([.$V5]))" office:value-type="float" office:value="0" calcext:value-type="float">
            <text:p>0</text:p>
          </table:table-cell>
          <table:table-cell table:formula="of:=SUMIFS([.O$2:.O$146];[.$S$2:.$S$146];YEAR([.$V5]);[.$T$2:.$T$146];MONTH([.$V5]))/100" office:value-type="float" office:value="0" calcext:value-type="float">
            <text:p>0</text:p>
          </table:table-cell>
        </table:table-row>
        <table:table-row table:style-name="ro1">
          <table:table-cell office:value-type="float" office:value="178" calcext:value-type="float">
            <text:p>178</text:p>
          </table:table-cell>
          <table:table-cell office:value-type="string" calcext:value-type="string">
            <text:p>SJDEOWLHYVo</text:p>
          </table:table-cell>
          <table:table-cell office:value-type="string" calcext:value-type="string">
            <text:p>How to Make an Amazing Tensorflow Chatbot Easily</text:p>
          </table:table-cell>
          <table:table-cell office:value-type="string" calcext:value-type="string">
            <text:p>We'll go over how chatbots have evolved over the years and how Deep Learning has made them way better. Then we'll build our own chatbot using the Tensorflow machine learning library in Python.</text:p>
            <text:p/>
            <text:p>The code &amp; coding challenge for this video are here:</text:p>
            <text:p>https://github.com/llSourcell/tensorflow_chatbot</text:p>
            <text:p/>
            <text:p>Georgi's winning code for this week:</text:p>
            <text:p>https://github.com/petkofff/p_vs_np_challenge</text:p>
            <text:p/>
            <text:p>Mick's Runner up code for this week:</text:p>
            <text:p>https://github.com/mickvanhulst/travSalesman</text:p>
            <text:p/>
            <text:p>Join other Wizards on our Slack room:</text:p>
            <text:p>https://wizards.herokuapp.com</text:p>
            <text:p/>
            <text:p>Live sequence to sequence chatbot demo:</text:p>
            <text:p>http://neuralconvo.huggingface.co/</text:p>
            <text:p/>
            <text:p>Some more useful resources on chatbots:</text:p>
            <text:p>http://www.wildml.com/2016/04/deep-learning-for-chatbots-part-1-introduction/</text:p>
            <text:p>http://venturebeat.com/2016/08/01/how-deep-reinforcement-learning-can-help-chatbots/</text:p>
            <text:p>http://web.stanford.edu/class/cs124/lec/chatbot.pdf</text:p>
            <text:p/>
            <text:p>More resources on Tensorflow:</text:p>
            <text:p>http://lauragelston.ghost.io/speakeasy-pt2/</text:p>
            <text:p>https://speakerdeck.com/inureyes/building-ai-chat-bot-using-python-3-and-tensorflow</text:p>
            <text:p/>
            <text:p>Please Subscribe! And like. And comment. That's what keeps me going.</text:p>
            <text:p/>
            <text:p>And please support me on Patreon!:</text:p>
            <text:p>https://www.patreon.com/user?ty=h&amp;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12-03 00:52:36</text:p>
          </table:table-cell>
          <table:table-cell office:value-type="string" calcext:value-type="string">
            <text:p>chatbot using tensorflow github, chatbot using tensorflow, how to make a chatbot, how to make chatbot, chat bot, tensorflow chatbot, how to build a chatbot, chatbot ai platform, chatbot tensorflow, python chatbot, chatbot ai python, chatbot using tensorflow python, chatbot ai algorithm, chatbot, chatbot ai tutorial, chatbots, chatbot tutorial, chatbot tutorial for beginners, chatbot tutorial python, chatbot python, chatbot tutorial using python, chatbot ai</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411" calcext:value-type="float">
            <text:p>411</text:p>
          </table:table-cell>
          <table:table-cell office:value-type="float" office:value="440105" calcext:value-type="float">
            <text:p>440105</text:p>
          </table:table-cell>
          <table:table-cell office:value-type="float" office:value="6234" calcext:value-type="float">
            <text:p>6234</text:p>
          </table:table-cell>
          <table:table-cell office:value-type="float" office:value="332" calcext:value-type="float">
            <text:p>332</text:p>
          </table:table-cell>
          <table:table-cell office:value-type="float" office:value="540" calcext:value-type="float">
            <text:p>540</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3:50</text:p>
          </table:table-cell>
          <table:table-cell table:formula="of:=YEAR([.E6])" office:value-type="float" office:value="2016" calcext:value-type="float">
            <text:p>2016</text:p>
          </table:table-cell>
          <table:table-cell table:formula="of:=MONTH([.E6])" office:value-type="float" office:value="12" calcext:value-type="float">
            <text:p>12</text:p>
          </table:table-cell>
          <table:table-cell/>
          <table:table-cell table:style-name="ce3" office:value-type="date" office:date-value="2014-05-01" calcext:value-type="date">
            <text:p>2014-05-01</text:p>
          </table:table-cell>
          <table:table-cell table:formula="of:=COUNTIFS([.$S$2:.$S$146];YEAR([.V6]);[.$T$2:.$T$146];MONTH([.V6]))" office:value-type="float" office:value="0" calcext:value-type="float">
            <text:p>0</text:p>
          </table:table-cell>
          <table:table-cell table:formula="of:=SUMIFS([.K$2:.K$146];[.$S$2:.$S$146];YEAR([.$V6]);[.$T$2:.$T$146];MONTH([.$V6]))" office:value-type="float" office:value="0" calcext:value-type="float">
            <text:p>0</text:p>
          </table:table-cell>
          <table:table-cell table:formula="of:=SUMIFS([.L$2:.L$146];[.$S$2:.$S$146];YEAR([.$V6]);[.$T$2:.$T$146];MONTH([.$V6]))/10000" office:value-type="float" office:value="0" calcext:value-type="float">
            <text:p>0</text:p>
          </table:table-cell>
          <table:table-cell table:formula="of:=SUMIFS([.M$2:.M$146];[.$S$2:.$S$146];YEAR([.$V6]);[.$T$2:.$T$146];MONTH([.$V6]))/1000" office:value-type="float" office:value="0" calcext:value-type="float">
            <text:p>0</text:p>
          </table:table-cell>
          <table:table-cell table:formula="of:=SUMIFS([.N$2:.N$146];[.$S$2:.$S$146];YEAR([.$V6]);[.$T$2:.$T$146];MONTH([.$V6]))" office:value-type="float" office:value="0" calcext:value-type="float">
            <text:p>0</text:p>
          </table:table-cell>
          <table:table-cell table:formula="of:=SUMIFS([.O$2:.O$146];[.$S$2:.$S$146];YEAR([.$V6]);[.$T$2:.$T$146];MONTH([.$V6]))/100" office:value-type="float" office:value="0" calcext:value-type="float">
            <text:p>0</text:p>
          </table:table-cell>
        </table:table-row>
        <table:table-row table:style-name="ro1">
          <table:table-cell office:value-type="float" office:value="399" calcext:value-type="float">
            <text:p>399</text:p>
          </table:table-cell>
          <table:table-cell office:value-type="string" calcext:value-type="string">
            <text:p>0xVqLJe9_CY</text:p>
          </table:table-cell>
          <table:table-cell office:value-type="string" calcext:value-type="string">
            <text:p>The Best Way to Prepare a Dataset Easily</text:p>
          </table:table-cell>
          <table:table-cell office:value-type="string" calcext:value-type="string">
            <text:p>In this video, I go over the 3 steps you need to prepare a dataset to be fed into a machine learning model. (selecting the data, processing it, and transforming it). The example I use is preparing a dataset of brain scans to classify whether or not someone is meditating. </text:p>
            <text:p/>
            <text:p>The challenge for this video is here:</text:p>
            <text:p>https://github.com/llSourcell/prepare_dataset_challenge</text:p>
            <text:p/>
            <text:p>Carl's winning code:</text:p>
            <text:p>https://github.com/av80r/coaster_racer_coding_challenge</text:p>
            <text:p/>
            <text:p>Rohan's runner-up code:</text:p>
            <text:p>https://github.com/rhnvrm/universe-coaster-racer-challenge</text:p>
            <text:p/>
            <text:p>Come join other Wizards in our Slack channel:</text:p>
            <text:p>http://wizards.herokuapp.com/</text:p>
            <text:p/>
            <text:p>Dataset sources I talked about:</text:p>
            <text:p>https://github.com/caesar0301/awesome-public-datasets</text:p>
            <text:p>https://www.kaggle.com/datasets</text:p>
            <text:p>http://reddit.com/r/datasets</text:p>
            <text:p/>
            <text:p>More learning resources:</text:p>
            <text:p>https://docs.microsoft.com/en-us/azure/machine-learning/machine-learning-data-science-prepare-data</text:p>
            <text:p>http://machinelearningmastery.com/how-to-prepare-data-for-machine-learning/</text:p>
            <text:p>https://www.youtube.com/watch?v=kSslGdST2Ms</text:p>
            <text:p>http://freecontent.manning.com/real-world-machine-learning-pre-processing-data-for-modeling/</text:p>
            <text:p>http://docs.aws.amazon.com/machine-learning/latest/dg/step-1-download-edit-and-upload-data.html</text:p>
            <text:p>http://paginas.fe.up.pt/~ec/files_1112/week_03_Data_Preparation.pdf</text:p>
            <text:p/>
            <text:p>Please subscribe! And like. And comment. That's what keeps me going.</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12-16 21:41:07</text:p>
          </table:table-cell>
          <table:table-cell office:value-type="string" calcext:value-type="string">
            <text:p>data, machine learning, big data, dataset, python, programming, learn programming, code, learn to code, learn coding, coding tutorial, programming tutorial, educational, computer science, artificial intelligence, tensorflow, ruby, C++, statistics, analytics, predictive, classification, technology, google, neural network, neural net, deep learning, AI, M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462" calcext:value-type="float">
            <text:p>462</text:p>
          </table:table-cell>
          <table:table-cell office:value-type="float" office:value="254543" calcext:value-type="float">
            <text:p>254543</text:p>
          </table:table-cell>
          <table:table-cell office:value-type="float" office:value="4687" calcext:value-type="float">
            <text:p>4687</text:p>
          </table:table-cell>
          <table:table-cell office:value-type="float" office:value="267" calcext:value-type="float">
            <text:p>267</text:p>
          </table:table-cell>
          <table:table-cell office:value-type="float" office:value="324" calcext:value-type="float">
            <text:p>324</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25</text:p>
          </table:table-cell>
          <table:table-cell table:formula="of:=YEAR([.E7])" office:value-type="float" office:value="2016" calcext:value-type="float">
            <text:p>2016</text:p>
          </table:table-cell>
          <table:table-cell table:formula="of:=MONTH([.E7])" office:value-type="float" office:value="12" calcext:value-type="float">
            <text:p>12</text:p>
          </table:table-cell>
          <table:table-cell/>
          <table:table-cell table:style-name="ce3" office:value-type="date" office:date-value="2014-06-01" calcext:value-type="date">
            <text:p>2014-06-01</text:p>
          </table:table-cell>
          <table:table-cell table:formula="of:=COUNTIFS([.$S$2:.$S$146];YEAR([.V7]);[.$T$2:.$T$146];MONTH([.V7]))" office:value-type="float" office:value="0" calcext:value-type="float">
            <text:p>0</text:p>
          </table:table-cell>
          <table:table-cell table:formula="of:=SUMIFS([.K$2:.K$146];[.$S$2:.$S$146];YEAR([.$V7]);[.$T$2:.$T$146];MONTH([.$V7]))" office:value-type="float" office:value="0" calcext:value-type="float">
            <text:p>0</text:p>
          </table:table-cell>
          <table:table-cell table:formula="of:=SUMIFS([.L$2:.L$146];[.$S$2:.$S$146];YEAR([.$V7]);[.$T$2:.$T$146];MONTH([.$V7]))/10000" office:value-type="float" office:value="0" calcext:value-type="float">
            <text:p>0</text:p>
          </table:table-cell>
          <table:table-cell table:formula="of:=SUMIFS([.M$2:.M$146];[.$S$2:.$S$146];YEAR([.$V7]);[.$T$2:.$T$146];MONTH([.$V7]))/1000" office:value-type="float" office:value="0" calcext:value-type="float">
            <text:p>0</text:p>
          </table:table-cell>
          <table:table-cell table:formula="of:=SUMIFS([.N$2:.N$146];[.$S$2:.$S$146];YEAR([.$V7]);[.$T$2:.$T$146];MONTH([.$V7]))" office:value-type="float" office:value="0" calcext:value-type="float">
            <text:p>0</text:p>
          </table:table-cell>
          <table:table-cell table:formula="of:=SUMIFS([.O$2:.O$146];[.$S$2:.$S$146];YEAR([.$V7]);[.$T$2:.$T$146];MONTH([.$V7]))/100" office:value-type="float" office:value="0" calcext:value-type="float">
            <text:p>0</text:p>
          </table:table-cell>
        </table:table-row>
        <table:table-row table:style-name="ro1">
          <table:table-cell office:value-type="float" office:value="413" calcext:value-type="float">
            <text:p>413</text:p>
          </table:table-cell>
          <table:table-cell office:value-type="string" calcext:value-type="string">
            <text:p>rAbhypxs1qQ</text:p>
          </table:table-cell>
          <table:table-cell office:value-type="string" calcext:value-type="string">
            <text:p>Image Synthesis From Text With Deep Learning | Two Minute Papers #116</text:p>
          </table:table-cell>
          <table:table-cell office:value-type="string" calcext:value-type="string">
            <text:p>The paper "StackGAN: Text to Photo-realistic Image Synthesis with Stacked Generative Adversarial Networks" is available here:</text:p>
            <text:p>https://arxiv.org/abs/1612.03242</text:p>
            <text:p/>
            <text:p>Source code for this project is also available here:</text:p>
            <text:p>https://github.com/hanzhanggit/StackGAN</text:p>
            <text:p/>
            <text:p>We have a Patreon post on the improvements you can expect from Two Minute Papers in 2017. Lots of goodies behind the link, have a look! https://www.patreon.com/posts/7607896</text:p>
            <text:p/>
            <text:p>Our previous episode on Recurrent Neural Networks:</text:p>
            <text:p>https://www.youtube.com/watch?v=Jkkjy7dVdaY</text:p>
            <text:p/>
            <text:p>Recurrent Neural Network Writes Sentences About Images:</text:p>
            <text:p>https://www.youtube.com/watch?v=e-WB4lfg30M</text:p>
            <text:p/>
            <text:p>WE WOULD LIKE TO THANK OUR GENEROUS PATREON SUPPORTERS WHO MAKE TWO MINUTE PAPERS POSSIBLE:</text:p>
            <text:p>Sunil Kim, Julian Josephs, Daniel John Benton, Dave Rushton-Smith, Benjamin Kang.</text:p>
            <text:p>https://www.patreon.com/TwoMinutePapers</text:p>
            <text:p/>
            <text:p>Subscribe if you would like to see more of these! - http://www.youtube.com/subscription_center?add_user=keeroyz</text:p>
            <text:p/>
            <text:p>Music: Dat Groove by Audionautix is licensed under a Creative Commons Attribution license (https://creativecommons.org/licenses/by/4.0/)</text:p>
            <text:p>Artist: http://audionautix.com/</text:p>
            <text:p/>
            <text:p>Thumbnail background image credit - https://pixabay.com/photo-161671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6-12-29 17:01:16</text:p>
          </table:table-cell>
          <table:table-cell office:value-type="string" calcext:value-type="string">
            <text:p>two minute papers, károly zsolnai, károly zsolnai-fehér, stackgan, generative adversarial network, gan, stack generative adversarial network, StackGAN: Text to Photo-realistic Image Synthesis with Stacked Generative Adversarial Networks, text to photo, photo synthesis, photo from text, deep learning, deep learning photo from text, discriminator network, generator network, deep learning photo synthesis, text to photo deep learning, stacked generative adversarial network, ai</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46" calcext:value-type="float">
            <text:p>246</text:p>
          </table:table-cell>
          <table:table-cell office:value-type="float" office:value="109677" calcext:value-type="float">
            <text:p>109677</text:p>
          </table:table-cell>
          <table:table-cell office:value-type="float" office:value="2419" calcext:value-type="float">
            <text:p>2419</text:p>
          </table:table-cell>
          <table:table-cell office:value-type="float" office:value="23" calcext:value-type="float">
            <text:p>23</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47</text:p>
          </table:table-cell>
          <table:table-cell table:formula="of:=YEAR([.E8])" office:value-type="float" office:value="2016" calcext:value-type="float">
            <text:p>2016</text:p>
          </table:table-cell>
          <table:table-cell table:formula="of:=MONTH([.E8])" office:value-type="float" office:value="12" calcext:value-type="float">
            <text:p>12</text:p>
          </table:table-cell>
          <table:table-cell/>
          <table:table-cell table:style-name="ce3" office:value-type="date" office:date-value="2014-07-01" calcext:value-type="date">
            <text:p>2014-07-01</text:p>
          </table:table-cell>
          <table:table-cell table:formula="of:=COUNTIFS([.$S$2:.$S$146];YEAR([.V8]);[.$T$2:.$T$146];MONTH([.V8]))" office:value-type="float" office:value="0" calcext:value-type="float">
            <text:p>0</text:p>
          </table:table-cell>
          <table:table-cell table:formula="of:=SUMIFS([.K$2:.K$146];[.$S$2:.$S$146];YEAR([.$V8]);[.$T$2:.$T$146];MONTH([.$V8]))" office:value-type="float" office:value="0" calcext:value-type="float">
            <text:p>0</text:p>
          </table:table-cell>
          <table:table-cell table:formula="of:=SUMIFS([.L$2:.L$146];[.$S$2:.$S$146];YEAR([.$V8]);[.$T$2:.$T$146];MONTH([.$V8]))/10000" office:value-type="float" office:value="0" calcext:value-type="float">
            <text:p>0</text:p>
          </table:table-cell>
          <table:table-cell table:formula="of:=SUMIFS([.M$2:.M$146];[.$S$2:.$S$146];YEAR([.$V8]);[.$T$2:.$T$146];MONTH([.$V8]))/1000" office:value-type="float" office:value="0" calcext:value-type="float">
            <text:p>0</text:p>
          </table:table-cell>
          <table:table-cell table:formula="of:=SUMIFS([.N$2:.N$146];[.$S$2:.$S$146];YEAR([.$V8]);[.$T$2:.$T$146];MONTH([.$V8]))" office:value-type="float" office:value="0" calcext:value-type="float">
            <text:p>0</text:p>
          </table:table-cell>
          <table:table-cell table:formula="of:=SUMIFS([.O$2:.O$146];[.$S$2:.$S$146];YEAR([.$V8]);[.$T$2:.$T$146];MONTH([.$V8]))/100" office:value-type="float" office:value="0" calcext:value-type="float">
            <text:p>0</text:p>
          </table:table-cell>
        </table:table-row>
        <table:table-row table:style-name="ro1">
          <table:table-cell office:value-type="float" office:value="435" calcext:value-type="float">
            <text:p>435</text:p>
          </table:table-cell>
          <table:table-cell office:value-type="string" calcext:value-type="string">
            <text:p>HO1LYJb818Q</text:p>
          </table:table-cell>
          <table:table-cell office:value-type="string" calcext:value-type="string">
            <text:p>AI Makes 3D Models From Photos | Two Minute Papers #122</text:p>
          </table:table-cell>
          <table:table-cell office:value-type="string" calcext:value-type="string">
            <text:p>The paper "Learning a Probabilistic Latent Space of Object Shapes </text:p>
            <text:p>via 3D Generative-Adversarial Modeling" and its source code is available here:</text:p>
            <text:p>http://3dgan.csail.mit.edu/</text:p>
            <text:p>https://arxiv.org/pdf/1610.07584v2.pdf</text:p>
            <text:p/>
            <text:p>More about generative adversarial networks (and some explanations):</text:p>
            <text:p>Image Editing with Generative Adversarial Networks - https://www.youtube.com/watch?v=pqkpIfu36Os</text:p>
            <text:p>Image Synthesis From Text With Deep Learning  - https://www.youtube.com/watch?v=rAbhypxs1qQ</text:p>
            <text:p/>
            <text:p/>
            <text:p>WE WOULD LIKE TO THANK OUR GENEROUS PATREON SUPPORTERS WHO MAKE TWO MINUTE PAPERS POSSIBLE:</text:p>
            <text:p>Sunil Kim, Daniel John Benton, Dave Rushton-Smith, Benjamin Kang.</text:p>
            <text:p>https://www.patreon.com/TwoMinutePapers</text:p>
            <text:p/>
            <text:p>Subscribe if you would like to see more of these! - http://www.youtube.com/subscription_center?add_user=keeroyz</text:p>
            <text:p/>
            <text:p>Music: Dat Groove by Audionautix is licensed under a Creative Commons Attribution license (https://creativecommons.org/licenses/by/4.0/)</text:p>
            <text:p>Artist: http://audionautix.com/</text:p>
            <text:p/>
            <text:p>Thumbnail image background credit: https://pixabay.com/photo-881120/</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1-25 18:51:49</text:p>
          </table:table-cell>
          <table:table-cell office:value-type="string" calcext:value-type="string">
            <text:p>two minute papers, károly zsolnai, károly zsolnai-fehér, Learning a Probabilistic Latent Space of Object Shapes via 3D Generative-Adversarial Modeling, generative adversarial network, 3d generative adversarial network, 3d gan, neural network, deep learning, 3d neural network, 3d deep learning, ai, AI Makes 3D Models From Photos, 3d models from photo, generator network, discriminator network, nips, 3d convolution, 3d cnn, 3d convolutional</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81" calcext:value-type="float">
            <text:p>181</text:p>
          </table:table-cell>
          <table:table-cell office:value-type="float" office:value="59218" calcext:value-type="float">
            <text:p>59218</text:p>
          </table:table-cell>
          <table:table-cell office:value-type="float" office:value="1378" calcext:value-type="float">
            <text:p>1378</text:p>
          </table:table-cell>
          <table:table-cell office:value-type="float" office:value="8" calcext:value-type="float">
            <text:p>8</text:p>
          </table:table-cell>
          <table:table-cell office:value-type="float" office:value="66" calcext:value-type="float">
            <text:p>66</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02</text:p>
          </table:table-cell>
          <table:table-cell table:formula="of:=YEAR([.E9])" office:value-type="float" office:value="2017" calcext:value-type="float">
            <text:p>2017</text:p>
          </table:table-cell>
          <table:table-cell table:formula="of:=MONTH([.E9])" office:value-type="float" office:value="1" calcext:value-type="float">
            <text:p>1</text:p>
          </table:table-cell>
          <table:table-cell/>
          <table:table-cell table:style-name="ce3" office:value-type="date" office:date-value="2014-08-01" calcext:value-type="date">
            <text:p>2014-08-01</text:p>
          </table:table-cell>
          <table:table-cell table:formula="of:=COUNTIFS([.$S$2:.$S$146];YEAR([.V9]);[.$T$2:.$T$146];MONTH([.V9]))" office:value-type="float" office:value="0" calcext:value-type="float">
            <text:p>0</text:p>
          </table:table-cell>
          <table:table-cell table:formula="of:=SUMIFS([.K$2:.K$146];[.$S$2:.$S$146];YEAR([.$V9]);[.$T$2:.$T$146];MONTH([.$V9]))" office:value-type="float" office:value="0" calcext:value-type="float">
            <text:p>0</text:p>
          </table:table-cell>
          <table:table-cell table:formula="of:=SUMIFS([.L$2:.L$146];[.$S$2:.$S$146];YEAR([.$V9]);[.$T$2:.$T$146];MONTH([.$V9]))/10000" office:value-type="float" office:value="0" calcext:value-type="float">
            <text:p>0</text:p>
          </table:table-cell>
          <table:table-cell table:formula="of:=SUMIFS([.M$2:.M$146];[.$S$2:.$S$146];YEAR([.$V9]);[.$T$2:.$T$146];MONTH([.$V9]))/1000" office:value-type="float" office:value="0" calcext:value-type="float">
            <text:p>0</text:p>
          </table:table-cell>
          <table:table-cell table:formula="of:=SUMIFS([.N$2:.N$146];[.$S$2:.$S$146];YEAR([.$V9]);[.$T$2:.$T$146];MONTH([.$V9]))" office:value-type="float" office:value="0" calcext:value-type="float">
            <text:p>0</text:p>
          </table:table-cell>
          <table:table-cell table:formula="of:=SUMIFS([.O$2:.O$146];[.$S$2:.$S$146];YEAR([.$V9]);[.$T$2:.$T$146];MONTH([.$V9]))/100" office:value-type="float" office:value="0" calcext:value-type="float">
            <text:p>0</text:p>
          </table:table-cell>
        </table:table-row>
        <table:table-row table:style-name="ro1">
          <table:table-cell office:value-type="float" office:value="176" calcext:value-type="float">
            <text:p>176</text:p>
          </table:table-cell>
          <table:table-cell office:value-type="string" calcext:value-type="string">
            <text:p>ftMq5ps503w</text:p>
          </table:table-cell>
          <table:table-cell office:value-type="string" calcext:value-type="string">
            <text:p>How to Predict Stock Prices Easily - Intro to Deep Learning #7</text:p>
          </table:table-cell>
          <table:table-cell office:value-type="string" calcext:value-type="string">
            <text:p>We're going to predict the closing price of the S&amp;P 500 using a special type of recurrent neural network called an LSTM network. I'll explain why we use recurrent nets for time series data, and why LSTMs boost our network's memory power. </text:p>
            <text:p/>
            <text:p>Coding challenge for this video:</text:p>
            <text:p>https://github.com/llSourcell/How-to-Predict-Stock-Prices-Easily-Demo</text:p>
            <text:p/>
            <text:p>Vishal's winning code:</text:p>
            <text:p>https://github.com/erilyth/DeepLearning-SirajologyChallenges/tree/master/Image_Classifier</text:p>
            <text:p/>
            <text:p>Jie's runner up code:</text:p>
            <text:p>https://github.com/jiexunsee/Simple-Inception-Transfer-Learning</text:p>
            <text:p/>
            <text:p>More Learning Resources:</text:p>
            <text:p>http://colah.github.io/posts/2015-08-Understanding-LSTMs/</text:p>
            <text:p>http://deeplearning.net/tutorial/lstm.html</text:p>
            <text:p>https://deeplearning4j.org/lstm.html</text:p>
            <text:p>https://www.tensorflow.org/tutorials/recurrent</text:p>
            <text:p>http://machinelearningmastery.com/time-series-prediction-lstm-recurrent-neural-networks-python-keras/</text:p>
            <text:p>https://blog.terminal.com/demistifying-long-short-term-memory-lstm-recurrent-neural-networks/</text:p>
            <text:p/>
            <text:p>Please subscribe! And like. And comment. That's what keeps me going. </text:p>
            <text:p/>
            <text:p>Join other Wizards in our Slack channel:</text:p>
            <text:p>http://wizards.herokuapp.com/</text:p>
            <text:p/>
            <text:p>And please support me on Patreon:</text:p>
            <text:p>https://www.patreon.com/user?u=3191693</text:p>
            <text:p/>
            <text:p>music in the intro is chambermaid swing by parov stelar</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2-25 02:57:23</text:p>
          </table:table-cell>
          <table:table-cell office:value-type="string" calcext:value-type="string">
            <text:p>how to predict stock price, deep learning trading, neural network trading, predict stock price, deep learning stock market, tensorflow stock prediction, neural network stock prediction, stock prediction machine learning, stock prediction python, stock prediction, stock prediction algorithm, LSTM, keras, AI, programming, coding, machine learning, tutorial, coursera, neural network, deep learning, recurrent, udacity, tensorflow, google, stock</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98" calcext:value-type="float">
            <text:p>598</text:p>
          </table:table-cell>
          <table:table-cell office:value-type="float" office:value="591721" calcext:value-type="float">
            <text:p>591721</text:p>
          </table:table-cell>
          <table:table-cell office:value-type="float" office:value="7839" calcext:value-type="float">
            <text:p>7839</text:p>
          </table:table-cell>
          <table:table-cell office:value-type="float" office:value="573" calcext:value-type="float">
            <text:p>573</text:p>
          </table:table-cell>
          <table:table-cell office:value-type="float" office:value="722" calcext:value-type="float">
            <text:p>722</text:p>
          </table:table-cell>
          <table:table-cell office:value-type="float" office:value="0" calcext:value-type="float">
            <text:p>0</text:p>
          </table:table-cell>
          <table:table-cell office:value-type="string" calcext:value-type="string">
            <text:p>bert, gan</text:p>
          </table:table-cell>
          <table:table-cell table:style-name="ce2" office:value-type="string" calcext:value-type="string">
            <text:p>2020-04-22 22:51:30</text:p>
          </table:table-cell>
          <table:table-cell table:formula="of:=YEAR([.E10])" office:value-type="float" office:value="2017" calcext:value-type="float">
            <text:p>2017</text:p>
          </table:table-cell>
          <table:table-cell table:formula="of:=MONTH([.E10])" office:value-type="float" office:value="2" calcext:value-type="float">
            <text:p>2</text:p>
          </table:table-cell>
          <table:table-cell/>
          <table:table-cell table:style-name="ce3" office:value-type="date" office:date-value="2014-09-01" calcext:value-type="date">
            <text:p>2014-09-01</text:p>
          </table:table-cell>
          <table:table-cell table:formula="of:=COUNTIFS([.$S$2:.$S$146];YEAR([.V10]);[.$T$2:.$T$146];MONTH([.V10]))" office:value-type="float" office:value="0" calcext:value-type="float">
            <text:p>0</text:p>
          </table:table-cell>
          <table:table-cell table:formula="of:=SUMIFS([.K$2:.K$146];[.$S$2:.$S$146];YEAR([.$V10]);[.$T$2:.$T$146];MONTH([.$V10]))" office:value-type="float" office:value="0" calcext:value-type="float">
            <text:p>0</text:p>
          </table:table-cell>
          <table:table-cell table:formula="of:=SUMIFS([.L$2:.L$146];[.$S$2:.$S$146];YEAR([.$V10]);[.$T$2:.$T$146];MONTH([.$V10]))/10000" office:value-type="float" office:value="0" calcext:value-type="float">
            <text:p>0</text:p>
          </table:table-cell>
          <table:table-cell table:formula="of:=SUMIFS([.M$2:.M$146];[.$S$2:.$S$146];YEAR([.$V10]);[.$T$2:.$T$146];MONTH([.$V10]))/1000" office:value-type="float" office:value="0" calcext:value-type="float">
            <text:p>0</text:p>
          </table:table-cell>
          <table:table-cell table:formula="of:=SUMIFS([.N$2:.N$146];[.$S$2:.$S$146];YEAR([.$V10]);[.$T$2:.$T$146];MONTH([.$V10]))" office:value-type="float" office:value="0" calcext:value-type="float">
            <text:p>0</text:p>
          </table:table-cell>
          <table:table-cell table:formula="of:=SUMIFS([.O$2:.O$146];[.$S$2:.$S$146];YEAR([.$V10]);[.$T$2:.$T$146];MONTH([.$V10]))/100" office:value-type="float" office:value="0" calcext:value-type="float">
            <text:p>0</text:p>
          </table:table-cell>
        </table:table-row>
        <table:table-row table:style-name="ro1">
          <table:table-cell office:value-type="float" office:value="380" calcext:value-type="float">
            <text:p>380</text:p>
          </table:table-cell>
          <table:table-cell office:value-type="string" calcext:value-type="string">
            <text:p>Oex0eWoU7AQ</text:p>
          </table:table-cell>
          <table:table-cell office:value-type="string" calcext:value-type="string">
            <text:p>How to Generate Art - Intro to Deep Learning #8</text:p>
          </table:table-cell>
          <table:table-cell office:value-type="string" calcext:value-type="string">
            <text:p>We're going to learn how to use deep learning to convert an image into the style of an artist that we choose. We'll go over the history of computer generated art, then dive into the details of how this process works and why deep learning does it so well.</text:p>
            <text:p/>
            <text:p>Coding challenge for this video:</text:p>
            <text:p>https://github.com/llSourcell/How-to-Generate-Art-Demo</text:p>
            <text:p/>
            <text:p>Itai's winning code:</text:p>
            <text:p>https://github.com/etai83/lstm_stock_prediction</text:p>
            <text:p/>
            <text:p>Andreas' runner up code:</text:p>
            <text:p>https://github.com/AndysDeepAbstractions/How-to-Predict-Stock-Prices-Easily-Demo/blob/master/stockdemo.ipynb</text:p>
            <text:p/>
            <text:p>More learning resources:</text:p>
            <text:p>https://harishnarayanan.org/writing/artistic-style-transfer/</text:p>
            <text:p>https://ml4a.github.io/ml4a/style_transfer/</text:p>
            <text:p>http://genekogan.com/works/style-transfer/</text:p>
            <text:p>https://arxiv.org/abs/1508.06576</text:p>
            <text:p>https://jvns.ca/blog/2017/02/12/neural-style/</text:p>
            <text:p/>
            <text:p>Style transfer apps:</text:p>
            <text:p>http://www.pikazoapp.com/</text:p>
            <text:p>http://deepart.io/</text:p>
            <text:p>https://artisto.my.com/</text:p>
            <text:p>https://prisma-ai.com/</text:p>
            <text:p/>
            <text:p>Please subscribe! And like. And comment. That's what keeps me going.</text:p>
            <text:p/>
            <text:p>Join us in the Wizards Slack channel:</text:p>
            <text:p>http://wizards.herokuapp.com/</text:p>
            <text:p/>
            <text:p>And please support me on Patreon:</text:p>
            <text:p>https://www.patreon.com/user?u=3191693</text:p>
            <text:p/>
            <text:p>Song at the beginning is called Everyday by Carly Comando</text:p>
            <text:p>jurassic park inception visualization is from http://www.pyimagesearch.com/2015/07/06/bat-country-an-extendible-lightweight-python-package-for-deep-dreaming-with-caffe-and-convolutional-neural-networks/</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04 01:31:28</text:p>
          </table:table-cell>
          <table:table-cell office:value-type="string" calcext:value-type="string">
            <text:p>deep learning artist, how to generate art, machine learning art, neural art, deep learning paint, computer generated art, machine learning painting, style transfer deep learning, style transfer neural network, style transfer keras, style transfer tutorial, style transfer tensorflow, neural style transfer, neural style, style transfer</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37" calcext:value-type="float">
            <text:p>537</text:p>
          </table:table-cell>
          <table:table-cell office:value-type="float" office:value="82532" calcext:value-type="float">
            <text:p>82532</text:p>
          </table:table-cell>
          <table:table-cell office:value-type="float" office:value="1530" calcext:value-type="float">
            <text:p>1530</text:p>
          </table:table-cell>
          <table:table-cell office:value-type="float" office:value="50" calcext:value-type="float">
            <text:p>50</text:p>
          </table:table-cell>
          <table:table-cell office:value-type="float" office:value="261" calcext:value-type="float">
            <text:p>261</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46</text:p>
          </table:table-cell>
          <table:table-cell table:formula="of:=YEAR([.E11])" office:value-type="float" office:value="2017" calcext:value-type="float">
            <text:p>2017</text:p>
          </table:table-cell>
          <table:table-cell table:formula="of:=MONTH([.E11])" office:value-type="float" office:value="3" calcext:value-type="float">
            <text:p>3</text:p>
          </table:table-cell>
          <table:table-cell/>
          <table:table-cell table:style-name="ce3" office:value-type="date" office:date-value="2014-10-01" calcext:value-type="date">
            <text:p>2014-10-01</text:p>
          </table:table-cell>
          <table:table-cell table:formula="of:=COUNTIFS([.$S$2:.$S$146];YEAR([.V11]);[.$T$2:.$T$146];MONTH([.V11]))" office:value-type="float" office:value="0" calcext:value-type="float">
            <text:p>0</text:p>
          </table:table-cell>
          <table:table-cell table:formula="of:=SUMIFS([.K$2:.K$146];[.$S$2:.$S$146];YEAR([.$V11]);[.$T$2:.$T$146];MONTH([.$V11]))" office:value-type="float" office:value="0" calcext:value-type="float">
            <text:p>0</text:p>
          </table:table-cell>
          <table:table-cell table:formula="of:=SUMIFS([.L$2:.L$146];[.$S$2:.$S$146];YEAR([.$V11]);[.$T$2:.$T$146];MONTH([.$V11]))/10000" office:value-type="float" office:value="0" calcext:value-type="float">
            <text:p>0</text:p>
          </table:table-cell>
          <table:table-cell table:formula="of:=SUMIFS([.M$2:.M$146];[.$S$2:.$S$146];YEAR([.$V11]);[.$T$2:.$T$146];MONTH([.$V11]))/1000" office:value-type="float" office:value="0" calcext:value-type="float">
            <text:p>0</text:p>
          </table:table-cell>
          <table:table-cell table:formula="of:=SUMIFS([.N$2:.N$146];[.$S$2:.$S$146];YEAR([.$V11]);[.$T$2:.$T$146];MONTH([.$V11]))" office:value-type="float" office:value="0" calcext:value-type="float">
            <text:p>0</text:p>
          </table:table-cell>
          <table:table-cell table:formula="of:=SUMIFS([.O$2:.O$146];[.$S$2:.$S$146];YEAR([.$V11]);[.$T$2:.$T$146];MONTH([.$V11]))/100" office:value-type="float" office:value="0" calcext:value-type="float">
            <text:p>0</text:p>
          </table:table-cell>
        </table:table-row>
        <table:table-row table:style-name="ro1">
          <table:table-cell office:value-type="float" office:value="411" calcext:value-type="float">
            <text:p>411</text:p>
          </table:table-cell>
          <table:table-cell office:value-type="string" calcext:value-type="string">
            <text:p>u7kQ5lNfUfg</text:p>
          </table:table-cell>
          <table:table-cell office:value-type="string" calcext:value-type="string">
            <text:p>AI Makes Stunning Photos From Your Drawings (pix2pix) | Two Minute Papers #133</text:p>
          </table:table-cell>
          <table:table-cell office:value-type="string" calcext:value-type="string">
            <text:p>Online demo of pix2pix (try drawing there!): https://affinelayer.com/pixsrv/</text:p>
            <text:p/>
            <text:p>The paper "Image-to-Image Translation with Conditional Adversarial Nets" and its source code is available here:</text:p>
            <text:p>https://phillipi.github.io/pix2pix/</text:p>
            <text:p/>
            <text:p>Twitter: https://twitter.com/search?vertical=default&amp;q=pix2pix&amp;src=typd</text:p>
            <text:p/>
            <text:p>More amusing results:</text:p>
            <text:p>http://www.neogaf.com/forum/showthread.php?t=1346254&amp;page=1</text:p>
            <text:p>http://thechive.com/2017/02/22/this-drawing-to-image-machine-is-made-of-nightmares-17-photos/</text:p>
            <text:p/>
            <text:p>Recommended for you:</text:p>
            <text:p>Image Editing with Generative Adversarial Networks - https://www.youtube.com/watch?v=pqkpIfu36Os</text:p>
            <text:p/>
            <text:p>WE WOULD LIKE TO THANK OUR GENEROUS PATREON SUPPORTERS WHO MAKE TWO MINUTE PAPERS POSSIBLE:</text:p>
            <text:p>Claudio Fernandes, Daniel John Benton, Dave Rushton-Smith, Sunil Kim.</text:p>
            <text:p>https://www.patreon.com/TwoMinutePapers</text:p>
            <text:p/>
            <text:p>Subscribe if you would like to see more of these! - http://www.youtube.com/subscription_center?add_user=keeroyz</text:p>
            <text:p/>
            <text:p>Music: Dat Groove by Audionautix is licensed under a Creative Commons Attribution license (https://creativecommons.org/licenses/by/4.0/)</text:p>
            <text:p>Artist: http://audionautix.com/</text:p>
            <text:p/>
            <text:p>Thumbnail background image credit: https://pixabay.com/photo-40874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3-05 16:23:40</text:p>
          </table:table-cell>
          <table:table-cell office:value-type="string" calcext:value-type="string">
            <text:p>two minute papers, károly zsolnai, károly zsolnai-fehér, pix2pix, photo from drawing, cat from drawing, image translation, image to image translation, conditional adversarial net, conditional adversarial network, can, generative adversarial network, neural image translation, sketch to photo, sketch to cat, doodle to cat, doodle to photo, conditional gan, conditional generative adversarial network, horrifying cat, pix2pix cat, pix2pix image</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68" calcext:value-type="float">
            <text:p>268</text:p>
          </table:table-cell>
          <table:table-cell office:value-type="float" office:value="276755" calcext:value-type="float">
            <text:p>276755</text:p>
          </table:table-cell>
          <table:table-cell office:value-type="float" office:value="5995" calcext:value-type="float">
            <text:p>5995</text:p>
          </table:table-cell>
          <table:table-cell office:value-type="float" office:value="159" calcext:value-type="float">
            <text:p>159</text:p>
          </table:table-cell>
          <table:table-cell office:value-type="float" office:value="225" calcext:value-type="float">
            <text:p>22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01</text:p>
          </table:table-cell>
          <table:table-cell table:formula="of:=YEAR([.E12])" office:value-type="float" office:value="2017" calcext:value-type="float">
            <text:p>2017</text:p>
          </table:table-cell>
          <table:table-cell table:formula="of:=MONTH([.E12])" office:value-type="float" office:value="3" calcext:value-type="float">
            <text:p>3</text:p>
          </table:table-cell>
          <table:table-cell/>
          <table:table-cell table:style-name="ce3" office:value-type="date" office:date-value="2014-11-01" calcext:value-type="date">
            <text:p>2014-11-01</text:p>
          </table:table-cell>
          <table:table-cell table:formula="of:=COUNTIFS([.$S$2:.$S$146];YEAR([.V12]);[.$T$2:.$T$146];MONTH([.V12]))" office:value-type="float" office:value="0" calcext:value-type="float">
            <text:p>0</text:p>
          </table:table-cell>
          <table:table-cell table:formula="of:=SUMIFS([.K$2:.K$146];[.$S$2:.$S$146];YEAR([.$V12]);[.$T$2:.$T$146];MONTH([.$V12]))" office:value-type="float" office:value="0" calcext:value-type="float">
            <text:p>0</text:p>
          </table:table-cell>
          <table:table-cell table:formula="of:=SUMIFS([.L$2:.L$146];[.$S$2:.$S$146];YEAR([.$V12]);[.$T$2:.$T$146];MONTH([.$V12]))/10000" office:value-type="float" office:value="0" calcext:value-type="float">
            <text:p>0</text:p>
          </table:table-cell>
          <table:table-cell table:formula="of:=SUMIFS([.M$2:.M$146];[.$S$2:.$S$146];YEAR([.$V12]);[.$T$2:.$T$146];MONTH([.$V12]))/1000" office:value-type="float" office:value="0" calcext:value-type="float">
            <text:p>0</text:p>
          </table:table-cell>
          <table:table-cell table:formula="of:=SUMIFS([.N$2:.N$146];[.$S$2:.$S$146];YEAR([.$V12]);[.$T$2:.$T$146];MONTH([.$V12]))" office:value-type="float" office:value="0" calcext:value-type="float">
            <text:p>0</text:p>
          </table:table-cell>
          <table:table-cell table:formula="of:=SUMIFS([.O$2:.O$146];[.$S$2:.$S$146];YEAR([.$V12]);[.$T$2:.$T$146];MONTH([.$V12]))/100" office:value-type="float" office:value="0" calcext:value-type="float">
            <text:p>0</text:p>
          </table:table-cell>
        </table:table-row>
        <table:table-row table:style-name="ro1">
          <table:table-cell office:value-type="float" office:value="386" calcext:value-type="float">
            <text:p>386</text:p>
          </table:table-cell>
          <table:table-cell office:value-type="string" calcext:value-type="string">
            <text:p>YoBEGQD3LCc</text:p>
          </table:table-cell>
          <table:table-cell office:value-type="string" calcext:value-type="string">
            <text:p>How to Do Style Transfer with Tensorflow (LIVE)</text:p>
          </table:table-cell>
          <table:table-cell office:value-type="string" calcext:value-type="string">
            <text:p>We're going to learn about all the details of style transfer (especially the math) using just Tensorflow. The goal of this session is for you to understand the details behind how style+content loss is calculated and minimized. We'll also talk about future discoveries.</text:p>
            <text:p/>
            <text:p>Code for this video:</text:p>
            <text:p>https://github.com/llSourcell/How_to_do_style_transfer_in_tensorflow</text:p>
            <text:p/>
            <text:p>Learning resources:</text:p>
            <text:p>http://www.makeuseof.com/tag/create-neural-paintings-deepstyle-ubuntu/</text:p>
            <text:p>https://blog.paperspace.com/art-with-neural-networks/</text:p>
            <text:p>https://www.tensorflow.org/versions/r0.11/how_tos/</text:p>
            <text:p>https://no2147483647.wordpress.com/2015/12/21/deep-learning-for-hackers-with-mxnet-2/</text:p>
            <text:p>https://code.facebook.com/posts/196146247499076/delivering-real-time-ai-in-the-palm-of-your-hand/</text:p>
            <text:p>http://kawahara.ca/deep-dreams-and-a-neural-algorithm-of-artistic-style-slides-and-explanations/</text:p>
            <text:p>http://www.chioka.in/tensorflow-implementation-neural-algorithm-of-artistic-style</text:p>
            <text:p/>
            <text:p>Please subscribe! And like. And comment. That's what keeps me goin</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08 19:16:03</text:p>
          </table:table-cell>
          <table:table-cell office:value-type="string" calcext:value-type="string">
            <text:p>style transfer, machine learning, AI, ML, artificial intelligence, deep learning, neural network, python, ruby, java, C++, programming, coding, data science, artistic, creativity, tutorial, live, software, engineering, tensorflow, #hangoutsonair, tensorflow tutorial, tensor flow, recurrent, python programming, neural networks, programming tutorial, neural net, live programming, live coding, classifier, deep learning with tensorflow introduction, introduction to tensorflow</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3986" calcext:value-type="float">
            <text:p>3986</text:p>
          </table:table-cell>
          <table:table-cell office:value-type="float" office:value="31229" calcext:value-type="float">
            <text:p>31229</text:p>
          </table:table-cell>
          <table:table-cell office:value-type="float" office:value="368" calcext:value-type="float">
            <text:p>368</text:p>
          </table:table-cell>
          <table:table-cell office:value-type="float" office:value="22" calcext:value-type="float">
            <text:p>22</text:p>
          </table:table-cell>
          <table:table-cell office:value-type="float" office:value="77" calcext:value-type="float">
            <text:p>7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56</text:p>
          </table:table-cell>
          <table:table-cell table:formula="of:=YEAR([.E13])" office:value-type="float" office:value="2017" calcext:value-type="float">
            <text:p>2017</text:p>
          </table:table-cell>
          <table:table-cell table:formula="of:=MONTH([.E13])" office:value-type="float" office:value="3" calcext:value-type="float">
            <text:p>3</text:p>
          </table:table-cell>
          <table:table-cell/>
          <table:table-cell table:style-name="ce3" office:value-type="date" office:date-value="2014-12-01" calcext:value-type="date">
            <text:p>2014-12-01</text:p>
          </table:table-cell>
          <table:table-cell table:formula="of:=COUNTIFS([.$S$2:.$S$146];YEAR([.V13]);[.$T$2:.$T$146];MONTH([.V13]))" office:value-type="float" office:value="0" calcext:value-type="float">
            <text:p>0</text:p>
          </table:table-cell>
          <table:table-cell table:formula="of:=SUMIFS([.K$2:.K$146];[.$S$2:.$S$146];YEAR([.$V13]);[.$T$2:.$T$146];MONTH([.$V13]))" office:value-type="float" office:value="0" calcext:value-type="float">
            <text:p>0</text:p>
          </table:table-cell>
          <table:table-cell table:formula="of:=SUMIFS([.L$2:.L$146];[.$S$2:.$S$146];YEAR([.$V13]);[.$T$2:.$T$146];MONTH([.$V13]))/10000" office:value-type="float" office:value="0" calcext:value-type="float">
            <text:p>0</text:p>
          </table:table-cell>
          <table:table-cell table:formula="of:=SUMIFS([.M$2:.M$146];[.$S$2:.$S$146];YEAR([.$V13]);[.$T$2:.$T$146];MONTH([.$V13]))/1000" office:value-type="float" office:value="0" calcext:value-type="float">
            <text:p>0</text:p>
          </table:table-cell>
          <table:table-cell table:formula="of:=SUMIFS([.N$2:.N$146];[.$S$2:.$S$146];YEAR([.$V13]);[.$T$2:.$T$146];MONTH([.$V13]))" office:value-type="float" office:value="0" calcext:value-type="float">
            <text:p>0</text:p>
          </table:table-cell>
          <table:table-cell table:formula="of:=SUMIFS([.O$2:.O$146];[.$S$2:.$S$146];YEAR([.$V13]);[.$T$2:.$T$146];MONTH([.$V13]))/100" office:value-type="float" office:value="0" calcext:value-type="float">
            <text:p>0</text:p>
          </table:table-cell>
        </table:table-row>
        <table:table-row table:style-name="ro1">
          <table:table-cell office:value-type="float" office:value="376" calcext:value-type="float">
            <text:p>376</text:p>
          </table:table-cell>
          <table:table-cell office:value-type="string" calcext:value-type="string">
            <text:p>4DMm5Lhey1U</text:p>
          </table:table-cell>
          <table:table-cell office:value-type="string" calcext:value-type="string">
            <text:p>How to Generate Music - Intro to Deep Learning #9</text:p>
          </table:table-cell>
          <table:table-cell office:value-type="string" calcext:value-type="string">
            <text:p>We're going to build a music generating neural network trained on jazz songs in Keras. I'll go over the history of algorithmic generation, then we'll walk step by step through the process of how LSTM networks help us generate music.</text:p>
            <text:p/>
            <text:p>Coding Challenge for this video:</text:p>
            <text:p>https://github.com/llSourcell/How-to-Generate-Music-Demo</text:p>
            <text:p/>
            <text:p>Vishal's Winning Code:</text:p>
            <text:p>https://github.com/erilyth/DeepLearning-SirajologyChallenges/tree/master/Art_Generation</text:p>
            <text:p/>
            <text:p>Michael's Runner up code:</text:p>
            <text:p>https://github.com/michalpelka/How-to-Generate-Art-Demo/blob/master/demo.ipynb</text:p>
            <text:p/>
            <text:p>More Learning Resources:</text:p>
            <text:p>https://medium.com/@shiyan/understanding-lstm-and-its-diagrams-37e2f46f1714#.swstv6z61</text:p>
            <text:p>http://mourafiq.com/2016/05/15/predicting-sequences-using-rnn-in-tensorflow.html</text:p>
            <text:p>https://magenta.tensorflow.org/2016/06/10/recurrent-neural-network-generation-tutorial/</text:p>
            <text:p>http://deeplearning.net/tutorial/rnnrbm.html</text:p>
            <text:p>https://maraoz.com/2016/02/02/abc-rnn/</text:p>
            <text:p>http://www.cs.cmu.edu/~music//cmsip/slides/05-algo-comp.pdf</text:p>
            <text:p>http://www.hexahedria.com/2015/08/03/composing-music-with-recurrent-neural-networks/</text:p>
            <text:p>https://www.reddit.com/r/algorithmicmusic/</text:p>
            <text:p/>
            <text:p>Please Subscribe! And like. And comment. That's what keeps me going.</text:p>
            <text:p/>
            <text:p>Join us in the Wizards Slack channel:</text:p>
            <text:p>http://wizards.herokuapp.com/</text:p>
            <text:p/>
            <text:p>And please support me on Patreon:</text:p>
            <text:p>https://www.patreon.com/user?u=3191693</text:p>
            <text:p/>
            <text:p>Thanks Ji-Sung Kim for the example code:</text:p>
            <text:p>https://deepjazz.io</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11 03:01:03</text:p>
          </table:table-cell>
          <table:table-cell office:value-type="string" calcext:value-type="string">
            <text:p>artificial intelligence, machine learning, ML, AI, python, ruby, java, C++, programming, coursera, ng, udacity, deep learning, neural network, coding, software, engineering, music, algorithmic, composition, composer, machine, tutorial, educational, IDE, data science, recurrent, LSTM</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02" calcext:value-type="float">
            <text:p>502</text:p>
          </table:table-cell>
          <table:table-cell office:value-type="float" office:value="65870" calcext:value-type="float">
            <text:p>65870</text:p>
          </table:table-cell>
          <table:table-cell office:value-type="float" office:value="1128" calcext:value-type="float">
            <text:p>1128</text:p>
          </table:table-cell>
          <table:table-cell office:value-type="float" office:value="34" calcext:value-type="float">
            <text:p>34</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11</text:p>
          </table:table-cell>
          <table:table-cell table:formula="of:=YEAR([.E14])" office:value-type="float" office:value="2017" calcext:value-type="float">
            <text:p>2017</text:p>
          </table:table-cell>
          <table:table-cell table:formula="of:=MONTH([.E14])" office:value-type="float" office:value="3" calcext:value-type="float">
            <text:p>3</text:p>
          </table:table-cell>
          <table:table-cell/>
          <table:table-cell table:style-name="ce3" office:value-type="date" office:date-value="2015-01-01" calcext:value-type="date">
            <text:p>2015-01-01</text:p>
          </table:table-cell>
          <table:table-cell table:formula="of:=COUNTIFS([.$S$2:.$S$146];YEAR([.V14]);[.$T$2:.$T$146];MONTH([.V14]))" office:value-type="float" office:value="0" calcext:value-type="float">
            <text:p>0</text:p>
          </table:table-cell>
          <table:table-cell table:formula="of:=SUMIFS([.K$2:.K$146];[.$S$2:.$S$146];YEAR([.$V14]);[.$T$2:.$T$146];MONTH([.$V14]))" office:value-type="float" office:value="0" calcext:value-type="float">
            <text:p>0</text:p>
          </table:table-cell>
          <table:table-cell table:formula="of:=SUMIFS([.L$2:.L$146];[.$S$2:.$S$146];YEAR([.$V14]);[.$T$2:.$T$146];MONTH([.$V14]))/10000" office:value-type="float" office:value="0" calcext:value-type="float">
            <text:p>0</text:p>
          </table:table-cell>
          <table:table-cell table:formula="of:=SUMIFS([.M$2:.M$146];[.$S$2:.$S$146];YEAR([.$V14]);[.$T$2:.$T$146];MONTH([.$V14]))/1000" office:value-type="float" office:value="0" calcext:value-type="float">
            <text:p>0</text:p>
          </table:table-cell>
          <table:table-cell table:formula="of:=SUMIFS([.N$2:.N$146];[.$S$2:.$S$146];YEAR([.$V14]);[.$T$2:.$T$146];MONTH([.$V14]))" office:value-type="float" office:value="0" calcext:value-type="float">
            <text:p>0</text:p>
          </table:table-cell>
          <table:table-cell table:formula="of:=SUMIFS([.O$2:.O$146];[.$S$2:.$S$146];YEAR([.$V14]);[.$T$2:.$T$146];MONTH([.$V14]))/100" office:value-type="float" office:value="0" calcext:value-type="float">
            <text:p>0</text:p>
          </table:table-cell>
        </table:table-row>
        <table:table-row table:style-name="ro1">
          <table:table-cell office:value-type="float" office:value="377" calcext:value-type="float">
            <text:p>377</text:p>
          </table:table-cell>
          <table:table-cell office:value-type="string" calcext:value-type="string">
            <text:p>pg9apmwf7og</text:p>
          </table:table-cell>
          <table:table-cell office:value-type="string" calcext:value-type="string">
            <text:p>How to Generate Music with Tensorflow (LIVE)</text:p>
          </table:table-cell>
          <table:table-cell office:value-type="string" calcext:value-type="string">
            <text:p>This live session will focus on the details of music generation using the Tensorflow library. The goal is for you to understand the details of how to encode music, feed it to a well tuned model, and use it to generate really cool sounds. And I'm going to NOT use Google Hangouts, instead I'll do this with a green screen and a DSLR camera :)</text:p>
            <text:p/>
            <text:p>Code for this video:</text:p>
            <text:p>https://github.com/llSourcell/music_demo_live/</text:p>
            <text:p/>
            <text:p>Please subscribe! And like. And comment. That's what keeps me going. </text:p>
            <text:p/>
            <text:p>My Udacity course is open for enrollments until this Saturday at midnight:</text:p>
            <text:p>https://www.udacity.com/course/deep-learning-nanodegree-foundation--nd101</text:p>
            <text:p/>
            <text:p>More Learning Resources:</text:p>
            <text:p>http://www.asimovinstitute.org/analyzing-deep-learning-tools-music/</text:p>
            <text:p>http://www.hexahedria.com/2015/08/03/composing-music-with-recurrent-neural-networks/</text:p>
            <text:p>https://github.com/hexahedria/biaxial-rnn-music-composition</text:p>
            <text:p>http://www.hexahedria.com/2016/08/08/summer-research-on-the-hmc-intelligent-music-software-team</text:p>
            <text:p>https://magenta.tensorflow.org/</text:p>
            <text:p>https://github.com/farizrahman4u/seq2seq</text:p>
            <text:p>http://stackoverflow.com/questions/14448380/how-do-i-read-a-midi-file-change-its-instrument-and-write-it-back</text:p>
            <text:p>https://github.com/vishnubob/python-midi</text:p>
            <text:p/>
            <text:p>Join us in the Wizards Slack channel:</text:p>
            <text:p>http://wizards.herokuapp.com/</text:p>
            <text:p/>
            <text:p>Please support me on Patreon: </text:p>
            <text:p>https://www.patreon.com/user?u=3191693</text:p>
            <text:p/>
            <text:p>Streaming Live from UploadVR's Studio in San Francisco!: https://www.youtube.com/uploadvr</text:p>
            <text:p>Follow me:</text:p>
            <text:p>Twitter: https://twitter.com/sirajraval</text:p>
            <text:p>Facebook: https://www.facebook.com/sirajology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15 18:41:11</text:p>
          </table:table-cell>
          <table:table-cell office:value-type="string" calcext:value-type="string">
            <text:p>music generation, tensorflow, magenta, coding, programming, machine learning, deep learning, AI, ML, python, java, ruby, C++, javascript, web dev, mobile, iOS, android, artificial intelligence, coursera, udacity, ng, stanford, GAN, musical, tutorial, live coding, live programming, tensorflow tutorial, tensor flow, deep neural network, deep learning with tensorflow, computer generated music</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3790" calcext:value-type="float">
            <text:p>3790</text:p>
          </table:table-cell>
          <table:table-cell office:value-type="float" office:value="86178" calcext:value-type="float">
            <text:p>86178</text:p>
          </table:table-cell>
          <table:table-cell office:value-type="float" office:value="1473" calcext:value-type="float">
            <text:p>1473</text:p>
          </table:table-cell>
          <table:table-cell office:value-type="float" office:value="88" calcext:value-type="float">
            <text:p>88</text:p>
          </table:table-cell>
          <table:table-cell office:value-type="float" office:value="224" calcext:value-type="float">
            <text:p>224</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12</text:p>
          </table:table-cell>
          <table:table-cell table:formula="of:=YEAR([.E15])" office:value-type="float" office:value="2017" calcext:value-type="float">
            <text:p>2017</text:p>
          </table:table-cell>
          <table:table-cell table:formula="of:=MONTH([.E15])" office:value-type="float" office:value="3" calcext:value-type="float">
            <text:p>3</text:p>
          </table:table-cell>
          <table:table-cell/>
          <table:table-cell table:style-name="ce3" office:value-type="date" office:date-value="2015-02-01" calcext:value-type="date">
            <text:p>2015-02-01</text:p>
          </table:table-cell>
          <table:table-cell table:formula="of:=COUNTIFS([.$S$2:.$S$146];YEAR([.V15]);[.$T$2:.$T$146];MONTH([.V15]))" office:value-type="float" office:value="0" calcext:value-type="float">
            <text:p>0</text:p>
          </table:table-cell>
          <table:table-cell table:formula="of:=SUMIFS([.K$2:.K$146];[.$S$2:.$S$146];YEAR([.$V15]);[.$T$2:.$T$146];MONTH([.$V15]))" office:value-type="float" office:value="0" calcext:value-type="float">
            <text:p>0</text:p>
          </table:table-cell>
          <table:table-cell table:formula="of:=SUMIFS([.L$2:.L$146];[.$S$2:.$S$146];YEAR([.$V15]);[.$T$2:.$T$146];MONTH([.$V15]))/10000" office:value-type="float" office:value="0" calcext:value-type="float">
            <text:p>0</text:p>
          </table:table-cell>
          <table:table-cell table:formula="of:=SUMIFS([.M$2:.M$146];[.$S$2:.$S$146];YEAR([.$V15]);[.$T$2:.$T$146];MONTH([.$V15]))/1000" office:value-type="float" office:value="0" calcext:value-type="float">
            <text:p>0</text:p>
          </table:table-cell>
          <table:table-cell table:formula="of:=SUMIFS([.N$2:.N$146];[.$S$2:.$S$146];YEAR([.$V15]);[.$T$2:.$T$146];MONTH([.$V15]))" office:value-type="float" office:value="0" calcext:value-type="float">
            <text:p>0</text:p>
          </table:table-cell>
          <table:table-cell table:formula="of:=SUMIFS([.O$2:.O$146];[.$S$2:.$S$146];YEAR([.$V15]);[.$T$2:.$T$146];MONTH([.$V15]))/100" office:value-type="float" office:value="0" calcext:value-type="float">
            <text:p>0</text:p>
          </table:table-cell>
        </table:table-row>
        <table:table-row table:style-name="ro1">
          <table:table-cell office:value-type="float" office:value="164" calcext:value-type="float">
            <text:p>164</text:p>
          </table:table-cell>
          <table:table-cell office:value-type="string" calcext:value-type="string">
            <text:p>ogrJaOIuBx4</text:p>
          </table:table-cell>
          <table:table-cell office:value-type="string" calcext:value-type="string">
            <text:p>How to Make a Text Summarizer - Intro to Deep Learning #10</text:p>
          </table:table-cell>
          <table:table-cell office:value-type="string" calcext:value-type="string">
            <text:p>I'll show you how you can turn an article into a one-sentence summary in Python with the Keras machine learning library. We'll go over word embeddings, encoder-decoder architecture, and the role of attention in learning theory.</text:p>
            <text:p/>
            <text:p>Code for this video (Challenge included):</text:p>
            <text:p>https://github.com/llSourcell/How_to_make_a_text_summarizer</text:p>
            <text:p/>
            <text:p>Jie's Winning Code:</text:p>
            <text:p>https://github.com/jiexunsee/rudimentary-ai-composer</text:p>
            <text:p/>
            <text:p>More Learning resources:</text:p>
            <text:p>https://www.quora.com/Has-Deep-Learning-been-applied-to-automatic-text-summarization-successfully</text:p>
            <text:p>https://research.googleblog.com/2016/08/text-summarization-with-tensorflow.html</text:p>
            <text:p>https://en.wikipedia.org/wiki/Automatic_summarization</text:p>
            <text:p>http://deeplearning.net/tutorial/rnnslu.html</text:p>
            <text:p>http://machinelearningmastery.com/text-generation-lstm-recurrent-neural-networks-python-keras/</text:p>
            <text:p/>
            <text:p>Please subscribe! And like. And comment. That's what keeps me goin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17 21:38:15</text:p>
          </table:table-cell>
          <table:table-cell office:value-type="string" calcext:value-type="string">
            <text:p>deep learning, text summarization, summarizer, automatic, machine learning, coursera, udacity, andrew ng, NLP, natural language processing, word embeddings, word vectors, word2vec, glove, global vectors, python, java, ruby, C++, programming, coding, data science, AI, ML, artificial intelligence, neural network, neural net, tensorflow, google, LSTM, recurrent, RN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46" calcext:value-type="float">
            <text:p>546</text:p>
          </table:table-cell>
          <table:table-cell office:value-type="float" office:value="198280" calcext:value-type="float">
            <text:p>198280</text:p>
          </table:table-cell>
          <table:table-cell office:value-type="float" office:value="3536" calcext:value-type="float">
            <text:p>3536</text:p>
          </table:table-cell>
          <table:table-cell office:value-type="float" office:value="189" calcext:value-type="float">
            <text:p>189</text:p>
          </table:table-cell>
          <table:table-cell office:value-type="float" office:value="438" calcext:value-type="float">
            <text:p>438</text:p>
          </table:table-cell>
          <table:table-cell office:value-type="float" office:value="0" calcext:value-type="float">
            <text:p>0</text:p>
          </table:table-cell>
          <table:table-cell office:value-type="string" calcext:value-type="string">
            <text:p>bert, attention, gan, transformer</text:p>
          </table:table-cell>
          <table:table-cell table:style-name="ce2" office:value-type="string" calcext:value-type="string">
            <text:p>2020-04-22 23:13:50</text:p>
          </table:table-cell>
          <table:table-cell table:formula="of:=YEAR([.E16])" office:value-type="float" office:value="2017" calcext:value-type="float">
            <text:p>2017</text:p>
          </table:table-cell>
          <table:table-cell table:formula="of:=MONTH([.E16])" office:value-type="float" office:value="3" calcext:value-type="float">
            <text:p>3</text:p>
          </table:table-cell>
          <table:table-cell/>
          <table:table-cell table:style-name="ce3" office:value-type="date" office:date-value="2015-03-01" calcext:value-type="date">
            <text:p>2015-03-01</text:p>
          </table:table-cell>
          <table:table-cell table:formula="of:=COUNTIFS([.$S$2:.$S$146];YEAR([.V16]);[.$T$2:.$T$146];MONTH([.V16]))" office:value-type="float" office:value="0" calcext:value-type="float">
            <text:p>0</text:p>
          </table:table-cell>
          <table:table-cell table:formula="of:=SUMIFS([.K$2:.K$146];[.$S$2:.$S$146];YEAR([.$V16]);[.$T$2:.$T$146];MONTH([.$V16]))" office:value-type="float" office:value="0" calcext:value-type="float">
            <text:p>0</text:p>
          </table:table-cell>
          <table:table-cell table:formula="of:=SUMIFS([.L$2:.L$146];[.$S$2:.$S$146];YEAR([.$V16]);[.$T$2:.$T$146];MONTH([.$V16]))/10000" office:value-type="float" office:value="0" calcext:value-type="float">
            <text:p>0</text:p>
          </table:table-cell>
          <table:table-cell table:formula="of:=SUMIFS([.M$2:.M$146];[.$S$2:.$S$146];YEAR([.$V16]);[.$T$2:.$T$146];MONTH([.$V16]))/1000" office:value-type="float" office:value="0" calcext:value-type="float">
            <text:p>0</text:p>
          </table:table-cell>
          <table:table-cell table:formula="of:=SUMIFS([.N$2:.N$146];[.$S$2:.$S$146];YEAR([.$V16]);[.$T$2:.$T$146];MONTH([.$V16]))" office:value-type="float" office:value="0" calcext:value-type="float">
            <text:p>0</text:p>
          </table:table-cell>
          <table:table-cell table:formula="of:=SUMIFS([.O$2:.O$146];[.$S$2:.$S$146];YEAR([.$V16]);[.$T$2:.$T$146];MONTH([.$V16]))/100" office:value-type="float" office:value="0" calcext:value-type="float">
            <text:p>0</text:p>
          </table:table-cell>
        </table:table-row>
        <table:table-row table:style-name="ro1">
          <table:table-cell office:value-type="float" office:value="389" calcext:value-type="float">
            <text:p>389</text:p>
          </table:table-cell>
          <table:table-cell office:value-type="string" calcext:value-type="string">
            <text:p>3-UDwk1U77s</text:p>
          </table:table-cell>
          <table:table-cell office:value-type="string" calcext:value-type="string">
            <text:p>How to Generate Images - Intro to Deep Learning #14</text:p>
          </table:table-cell>
          <table:table-cell office:value-type="string" calcext:value-type="string">
            <text:p>We're going to build a variational autoencoder capable of generating novel images after being trained on a collection of images. We'll be using handwritten digit images as training data. Then we'll both generate new digits and plot out the learned embeddings. And I introduce Bayesian theory for the first time in this series :)</text:p>
            <text:p/>
            <text:p>Code for this video:</text:p>
            <text:p>https://github.com/llSourcell/how_to_generate_images</text:p>
            <text:p/>
            <text:p>Mike's Winning Code:</text:p>
            <text:p>https://github.com/xkortex/how_to_win_slot_machines/blob/master/WallStBandits.ipynb</text:p>
            <text:p/>
            <text:p>SG's Runner up Code:</text:p>
            <text:p>https://github.com/esha-sg/Intro-DeepLearning-Siraj-Week13</text:p>
            <text:p/>
            <text:p>Please subscribe! And like. And comment. That's what keeps me going.</text:p>
            <text:p/>
            <text:p>2 things </text:p>
            <text:p>-The embedding visualization at the end would be more spread out if i trained it for more epochs (50 is recommended) but i just used 5.</text:p>
            <text:p>-The code in the video doesn't fully implement the reparameterization trick (to save space) but check the GitHub repo for details on that.</text:p>
            <text:p/>
            <text:p>More Learning resources:</text:p>
            <text:p>https://jaan.io/what-is-variational-autoencoder-vae-tutorial/</text:p>
            <text:p>http://kvfrans.com/variational-autoencoders-explained/</text:p>
            <text:p>http://blog.fastforwardlabs.com/2016/08/12/introducing-variational-autoencoders-in-prose-and.html</text:p>
            <text:p>http://blog.fastforwardlabs.com/2016/08/22/under-the-hood-of-the-variational-autoencoder-in.html</text:p>
            <text:p>http://blog.evjang.com/2016/11/tutorial-categorical-variational.html</text:p>
            <text:p>https://jmetzen.github.io/2015-11-27/vae.html</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15 02:03:08</text:p>
          </table:table-cell>
          <table:table-cell office:value-type="string" calcext:value-type="string">
            <text:p>variational autoencoders, autoencoders, deep learning, neural networks, neural net, seq2seq, sequence to sequence, data science, programming, coding, python, ruby, java, C++, machine learning, artificial intelligence, AI, ML, software, engineering, code, image generation, generative, data analysis, programming tutoria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28" calcext:value-type="float">
            <text:p>528</text:p>
          </table:table-cell>
          <table:table-cell office:value-type="float" office:value="52431" calcext:value-type="float">
            <text:p>52431</text:p>
          </table:table-cell>
          <table:table-cell office:value-type="float" office:value="977" calcext:value-type="float">
            <text:p>977</text:p>
          </table:table-cell>
          <table:table-cell office:value-type="float" office:value="38" calcext:value-type="float">
            <text:p>38</text:p>
          </table:table-cell>
          <table:table-cell office:value-type="float" office:value="169" calcext:value-type="float">
            <text:p>16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33</text:p>
          </table:table-cell>
          <table:table-cell table:formula="of:=YEAR([.E17])" office:value-type="float" office:value="2017" calcext:value-type="float">
            <text:p>2017</text:p>
          </table:table-cell>
          <table:table-cell table:formula="of:=MONTH([.E17])" office:value-type="float" office:value="4" calcext:value-type="float">
            <text:p>4</text:p>
          </table:table-cell>
          <table:table-cell/>
          <table:table-cell table:style-name="ce3" office:value-type="date" office:date-value="2015-04-01" calcext:value-type="date">
            <text:p>2015-04-01</text:p>
          </table:table-cell>
          <table:table-cell table:formula="of:=COUNTIFS([.$S$2:.$S$146];YEAR([.V17]);[.$T$2:.$T$146];MONTH([.V17]))" office:value-type="float" office:value="0" calcext:value-type="float">
            <text:p>0</text:p>
          </table:table-cell>
          <table:table-cell table:formula="of:=SUMIFS([.K$2:.K$146];[.$S$2:.$S$146];YEAR([.$V17]);[.$T$2:.$T$146];MONTH([.$V17]))" office:value-type="float" office:value="0" calcext:value-type="float">
            <text:p>0</text:p>
          </table:table-cell>
          <table:table-cell table:formula="of:=SUMIFS([.L$2:.L$146];[.$S$2:.$S$146];YEAR([.$V17]);[.$T$2:.$T$146];MONTH([.$V17]))/10000" office:value-type="float" office:value="0" calcext:value-type="float">
            <text:p>0</text:p>
          </table:table-cell>
          <table:table-cell table:formula="of:=SUMIFS([.M$2:.M$146];[.$S$2:.$S$146];YEAR([.$V17]);[.$T$2:.$T$146];MONTH([.$V17]))/1000" office:value-type="float" office:value="0" calcext:value-type="float">
            <text:p>0</text:p>
          </table:table-cell>
          <table:table-cell table:formula="of:=SUMIFS([.N$2:.N$146];[.$S$2:.$S$146];YEAR([.$V17]);[.$T$2:.$T$146];MONTH([.$V17]))" office:value-type="float" office:value="0" calcext:value-type="float">
            <text:p>0</text:p>
          </table:table-cell>
          <table:table-cell table:formula="of:=SUMIFS([.O$2:.O$146];[.$S$2:.$S$146];YEAR([.$V17]);[.$T$2:.$T$146];MONTH([.$V17]))/100" office:value-type="float" office:value="0" calcext:value-type="float">
            <text:p>0</text:p>
          </table:table-cell>
        </table:table-row>
        <table:table-row table:style-name="ro1">
          <table:table-cell office:value-type="float" office:value="371" calcext:value-type="float">
            <text:p>371</text:p>
          </table:table-cell>
          <table:table-cell office:value-type="string" calcext:value-type="string">
            <text:p>-E2N1kQc8MM</text:p>
          </table:table-cell>
          <table:table-cell office:value-type="string" calcext:value-type="string">
            <text:p>How to Generate Video - Intro to Deep Learning #15</text:p>
          </table:table-cell>
          <table:table-cell office:value-type="string" calcext:value-type="string">
            <text:p>Generative Adversarial Networks. It's time. We're going to use a Deep Convolutional GAN to generate images of the alien language from the movie arrival that we can then stitch together to animate into video. I'll go over the architecture of a GAN and then we'll implement one ourselves!</text:p>
            <text:p/>
            <text:p>Code for this video (coding challenge included):</text:p>
            <text:p>https://github.com/llSourcell/how_to_generate_video</text:p>
            <text:p/>
            <text:p>Nemanja's winning code:</text:p>
            <text:p>https://github.com/Nemzy/video_generator</text:p>
            <text:p/>
            <text:p>Niyas' Runner up code:</text:p>
            <text:p>https://github.com/niazangels/vae-pokedex</text:p>
            <text:p/>
            <text:p>and his blog post:</text:p>
            <text:p>https://hackernoon.com/how-to-autoencode-your-pok%C3%A9mon-6b0f5c7b7d97</text:p>
            <text:p/>
            <text:p>Please Subscribe! And like. and comment. That's what keeps me going.</text:p>
            <text:p/>
            <text:p>More Learning Resources:</text:p>
            <text:p>http://blog.aylien.com/introduction-generative-adversarial-networks-code-tensorflow/</text:p>
            <text:p>https://blog.openai.com/generative-models/</text:p>
            <text:p>http://cs.stanford.edu/people/karpathy/gan/</text:p>
            <text:p>https://channel9.msdn.com/Events/Neural-Information-Processing-Systems-Conference/Neural-Information-Processing-Systems-Conference-NIPS-2016/Generative-Adversarial-Networks</text:p>
            <text:p>http://wiseodd.github.io/techblog/2016/09/17/gan-tensorflow/</text:p>
            <text:p>https://www.slideshare.net/ThomasDaSilvaPaula/a-very-gentle-introduction-to-generative-adversarial-networks-aka-gans-71614428</text:p>
            <text:p>http://blog.evjang.com/2016/06/generative-adversarial-nets-in.html</text:p>
            <text:p>https://medium.com/@awjuliani/generative-adversarial-networks-explained-with-a-classic-spongebob-squarepants-episode-54deab2fce39</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22 04:03:49</text:p>
          </table:table-cell>
          <table:table-cell office:value-type="string" calcext:value-type="string">
            <text:p>generative adversarial network, GAN, CycleGAN, convolution, convolutional, CNN, neural network, neural net, deep learning, machine learning, AI, ML, DL, artificial intelligence, tensorflow, keras, python, ruby, java, C++, data, data science, generative, OpenAI, google</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81" calcext:value-type="float">
            <text:p>581</text:p>
          </table:table-cell>
          <table:table-cell office:value-type="float" office:value="39434" calcext:value-type="float">
            <text:p>39434</text:p>
          </table:table-cell>
          <table:table-cell office:value-type="float" office:value="1024" calcext:value-type="float">
            <text:p>1024</text:p>
          </table:table-cell>
          <table:table-cell office:value-type="float" office:value="25" calcext:value-type="float">
            <text:p>25</text:p>
          </table:table-cell>
          <table:table-cell office:value-type="float" office:value="172" calcext:value-type="float">
            <text:p>17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58</text:p>
          </table:table-cell>
          <table:table-cell table:formula="of:=YEAR([.E18])" office:value-type="float" office:value="2017" calcext:value-type="float">
            <text:p>2017</text:p>
          </table:table-cell>
          <table:table-cell table:formula="of:=MONTH([.E18])" office:value-type="float" office:value="4" calcext:value-type="float">
            <text:p>4</text:p>
          </table:table-cell>
          <table:table-cell/>
          <table:table-cell table:style-name="ce3" office:value-type="date" office:date-value="2015-05-01" calcext:value-type="date">
            <text:p>2015-05-01</text:p>
          </table:table-cell>
          <table:table-cell table:formula="of:=COUNTIFS([.$S$2:.$S$146];YEAR([.V18]);[.$T$2:.$T$146];MONTH([.V18]))" office:value-type="float" office:value="0" calcext:value-type="float">
            <text:p>0</text:p>
          </table:table-cell>
          <table:table-cell table:formula="of:=SUMIFS([.K$2:.K$146];[.$S$2:.$S$146];YEAR([.$V18]);[.$T$2:.$T$146];MONTH([.$V18]))" office:value-type="float" office:value="0" calcext:value-type="float">
            <text:p>0</text:p>
          </table:table-cell>
          <table:table-cell table:formula="of:=SUMIFS([.L$2:.L$146];[.$S$2:.$S$146];YEAR([.$V18]);[.$T$2:.$T$146];MONTH([.$V18]))/10000" office:value-type="float" office:value="0" calcext:value-type="float">
            <text:p>0</text:p>
          </table:table-cell>
          <table:table-cell table:formula="of:=SUMIFS([.M$2:.M$146];[.$S$2:.$S$146];YEAR([.$V18]);[.$T$2:.$T$146];MONTH([.$V18]))/1000" office:value-type="float" office:value="0" calcext:value-type="float">
            <text:p>0</text:p>
          </table:table-cell>
          <table:table-cell table:formula="of:=SUMIFS([.N$2:.N$146];[.$S$2:.$S$146];YEAR([.$V18]);[.$T$2:.$T$146];MONTH([.$V18]))" office:value-type="float" office:value="0" calcext:value-type="float">
            <text:p>0</text:p>
          </table:table-cell>
          <table:table-cell table:formula="of:=SUMIFS([.O$2:.O$146];[.$S$2:.$S$146];YEAR([.$V18]);[.$T$2:.$T$146];MONTH([.$V18]))/100" office:value-type="float" office:value="0" calcext:value-type="float">
            <text:p>0</text:p>
          </table:table-cell>
        </table:table-row>
        <table:table-row table:style-name="ro1">
          <table:table-cell office:value-type="float" office:value="369" calcext:value-type="float">
            <text:p>369</text:p>
          </table:table-cell>
          <table:table-cell office:value-type="string" calcext:value-type="string">
            <text:p>0VPQHbMvGzg</text:p>
          </table:table-cell>
          <table:table-cell office:value-type="string" calcext:value-type="string">
            <text:p>Generative Adversarial Networks (LIVE)</text:p>
          </table:table-cell>
          <table:table-cell office:value-type="string" calcext:value-type="string">
            <text:p>We're going to build a GAN to generate some images using Tensorflow. This will help you grasp the architecture and intuition behind adversarial approaches to machine learning. We're building a Deep Convolutional GAN to generate MNIST digits. </text:p>
            <text:p/>
            <text:p>Code for this video:</text:p>
            <text:p>https://github.com/llSourcell/Generative_Adversarial_networks_LIVE/blob/master/EZGAN.ipynb</text:p>
            <text:p/>
            <text:p>Please Subscribe! And like. And comment. That's what keeps me going.</text:p>
            <text:p/>
            <text:p>More Learning resources:</text:p>
            <text:p>http://guimperarnau.com/blog/2017/03/Fantastic-GANs-and-where-to-find-them</text:p>
            <text:p>http://www.cs.toronto.edu/~dtarlow/pos14/talks/goodfellow.pdf</text:p>
            <text:p>https://datawarrior.wordpress.com/2017/02/03/generative-adversarial-networks/</text:p>
            <text:p>https://www.quora.com/What-are-Generative-Adversarial-Networks</text:p>
            <text:p>http://nuit-blanche.blogspot.com/2017/01/nips-2016-tutorial-generative.html</text:p>
            <text:p>http://www.paddlepaddle.org/develop/doc/tutorials/gan/index_en.html</text:p>
            <text:p>http://gkalliatakis.com/blog/delving-deep-into-gans</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26 18:10:33</text:p>
          </table:table-cell>
          <table:table-cell office:value-type="string" calcext:value-type="string">
            <text:p>generative adversarial networks, GAN, deep learning, neural networks, tensorflow, udacity, machine learning, AI, artificial intelligence, python, ruby, javascript, data science, software, engineering, learning, tutorial, programming, coding, live, educationa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881" calcext:value-type="float">
            <text:p>3881</text:p>
          </table:table-cell>
          <table:table-cell office:value-type="float" office:value="57724" calcext:value-type="float">
            <text:p>57724</text:p>
          </table:table-cell>
          <table:table-cell office:value-type="float" office:value="891" calcext:value-type="float">
            <text:p>891</text:p>
          </table:table-cell>
          <table:table-cell office:value-type="float" office:value="42" calcext:value-type="float">
            <text:p>42</text:p>
          </table:table-cell>
          <table:table-cell office:value-type="float" office:value="118" calcext:value-type="float">
            <text:p>118</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50</text:p>
          </table:table-cell>
          <table:table-cell table:formula="of:=YEAR([.E19])" office:value-type="float" office:value="2017" calcext:value-type="float">
            <text:p>2017</text:p>
          </table:table-cell>
          <table:table-cell table:formula="of:=MONTH([.E19])" office:value-type="float" office:value="4" calcext:value-type="float">
            <text:p>4</text:p>
          </table:table-cell>
          <table:table-cell/>
          <table:table-cell table:style-name="ce3" office:value-type="date" office:date-value="2015-06-01" calcext:value-type="date">
            <text:p>2015-06-01</text:p>
          </table:table-cell>
          <table:table-cell table:formula="of:=COUNTIFS([.$S$2:.$S$146];YEAR([.V19]);[.$T$2:.$T$146];MONTH([.V19]))" office:value-type="float" office:value="0" calcext:value-type="float">
            <text:p>0</text:p>
          </table:table-cell>
          <table:table-cell table:formula="of:=SUMIFS([.K$2:.K$146];[.$S$2:.$S$146];YEAR([.$V19]);[.$T$2:.$T$146];MONTH([.$V19]))" office:value-type="float" office:value="0" calcext:value-type="float">
            <text:p>0</text:p>
          </table:table-cell>
          <table:table-cell table:formula="of:=SUMIFS([.L$2:.L$146];[.$S$2:.$S$146];YEAR([.$V19]);[.$T$2:.$T$146];MONTH([.$V19]))/10000" office:value-type="float" office:value="0" calcext:value-type="float">
            <text:p>0</text:p>
          </table:table-cell>
          <table:table-cell table:formula="of:=SUMIFS([.M$2:.M$146];[.$S$2:.$S$146];YEAR([.$V19]);[.$T$2:.$T$146];MONTH([.$V19]))/1000" office:value-type="float" office:value="0" calcext:value-type="float">
            <text:p>0</text:p>
          </table:table-cell>
          <table:table-cell table:formula="of:=SUMIFS([.N$2:.N$146];[.$S$2:.$S$146];YEAR([.$V19]);[.$T$2:.$T$146];MONTH([.$V19]))" office:value-type="float" office:value="0" calcext:value-type="float">
            <text:p>0</text:p>
          </table:table-cell>
          <table:table-cell table:formula="of:=SUMIFS([.O$2:.O$146];[.$S$2:.$S$146];YEAR([.$V19]);[.$T$2:.$T$146];MONTH([.$V19]))/100" office:value-type="float" office:value="0" calcext:value-type="float">
            <text:p>0</text:p>
          </table:table-cell>
        </table:table-row>
        <table:table-row table:style-name="ro1">
          <table:table-cell office:value-type="float" office:value="374" calcext:value-type="float">
            <text:p>374</text:p>
          </table:table-cell>
          <table:table-cell office:value-type="string" calcext:value-type="string">
            <text:p>gmvRStL_Dag</text:p>
          </table:table-cell>
          <table:table-cell office:value-type="string" calcext:value-type="string">
            <text:p>How to Convert Text to Images - Intro to Deep Learning #16</text:p>
          </table:table-cell>
          <table:table-cell office:value-type="string" calcext:value-type="string">
            <text:p>Generative Adversarial Networks are back! We'll use the cutting edge StackGAN architecture to let us generate images from text descriptions alone. This is pretty wild stuff and there is so much room for improvement. The possibilities are endless. I'll go through the architecture, code, and the implications of this technology for humanity.</text:p>
            <text:p/>
            <text:p>Special shoutout to new Patrons Joshua Tobkin, Cameron Tofer, and Zarathustra Technologies. I'll add you guys to the credits next video. </text:p>
            <text:p/>
            <text:p>Code for this video:</text:p>
            <text:p>https://github.com/llSourcell/how_to_convert_text_to_images</text:p>
            <text:p/>
            <text:p>Please Subscribe! And like. And comment. That's what keeps me going.</text:p>
            <text:p/>
            <text:p>More learning resources:</text:p>
            <text:p>https://www.youtube.com/watch?v=rAbhypxs1qQ</text:p>
            <text:p>https://www.youtube.com/watch?v=93yaf_kE0Fg</text:p>
            <text:p>https://arxiv.org/abs/1612.03242</text:p>
            <text:p>http://cs.stanford.edu/people/karpathy/gan/</text:p>
            <text:p>http://blog.evjang.com/2016/06/generative-adversarial-nets-in.html</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29 03:12:58</text:p>
          </table:table-cell>
          <table:table-cell office:value-type="string" calcext:value-type="string">
            <text:p>generative adversarial networks, GAN, stackGAN, deep learning, neural networks, machine learning, artificial intelligence, AI, ML, DL, neural net, python, ruby, java, C++, programming, coding, computer, software, engineering, code, tutorial, hacker, hardware, data science, big data</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73" calcext:value-type="float">
            <text:p>573</text:p>
          </table:table-cell>
          <table:table-cell office:value-type="float" office:value="56928" calcext:value-type="float">
            <text:p>56928</text:p>
          </table:table-cell>
          <table:table-cell office:value-type="float" office:value="1119" calcext:value-type="float">
            <text:p>1119</text:p>
          </table:table-cell>
          <table:table-cell office:value-type="float" office:value="35" calcext:value-type="float">
            <text:p>35</text:p>
          </table:table-cell>
          <table:table-cell office:value-type="float" office:value="111" calcext:value-type="float">
            <text:p>111</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38</text:p>
          </table:table-cell>
          <table:table-cell table:formula="of:=YEAR([.E20])" office:value-type="float" office:value="2017" calcext:value-type="float">
            <text:p>2017</text:p>
          </table:table-cell>
          <table:table-cell table:formula="of:=MONTH([.E20])" office:value-type="float" office:value="4" calcext:value-type="float">
            <text:p>4</text:p>
          </table:table-cell>
          <table:table-cell/>
          <table:table-cell table:style-name="ce3" office:value-type="date" office:date-value="2015-07-01" calcext:value-type="date">
            <text:p>2015-07-01</text:p>
          </table:table-cell>
          <table:table-cell table:formula="of:=COUNTIFS([.$S$2:.$S$146];YEAR([.V20]);[.$T$2:.$T$146];MONTH([.V20]))" office:value-type="float" office:value="0" calcext:value-type="float">
            <text:p>0</text:p>
          </table:table-cell>
          <table:table-cell table:formula="of:=SUMIFS([.K$2:.K$146];[.$S$2:.$S$146];YEAR([.$V20]);[.$T$2:.$T$146];MONTH([.$V20]))" office:value-type="float" office:value="0" calcext:value-type="float">
            <text:p>0</text:p>
          </table:table-cell>
          <table:table-cell table:formula="of:=SUMIFS([.L$2:.L$146];[.$S$2:.$S$146];YEAR([.$V20]);[.$T$2:.$T$146];MONTH([.$V20]))/10000" office:value-type="float" office:value="0" calcext:value-type="float">
            <text:p>0</text:p>
          </table:table-cell>
          <table:table-cell table:formula="of:=SUMIFS([.M$2:.M$146];[.$S$2:.$S$146];YEAR([.$V20]);[.$T$2:.$T$146];MONTH([.$V20]))/1000" office:value-type="float" office:value="0" calcext:value-type="float">
            <text:p>0</text:p>
          </table:table-cell>
          <table:table-cell table:formula="of:=SUMIFS([.N$2:.N$146];[.$S$2:.$S$146];YEAR([.$V20]);[.$T$2:.$T$146];MONTH([.$V20]))" office:value-type="float" office:value="0" calcext:value-type="float">
            <text:p>0</text:p>
          </table:table-cell>
          <table:table-cell table:formula="of:=SUMIFS([.O$2:.O$146];[.$S$2:.$S$146];YEAR([.$V20]);[.$T$2:.$T$146];MONTH([.$V20]))/100" office:value-type="float" office:value="0" calcext:value-type="float">
            <text:p>0</text:p>
          </table:table-cell>
        </table:table-row>
        <table:table-row table:style-name="ro1">
          <table:table-cell office:value-type="float" office:value="432" calcext:value-type="float">
            <text:p>432</text:p>
          </table:table-cell>
          <table:table-cell office:value-type="string" calcext:value-type="string">
            <text:p>u9UUWqVquXo</text:p>
          </table:table-cell>
          <table:table-cell office:value-type="string" calcext:value-type="string">
            <text:p>AI Creates 3D Models From Faces | Two Minute Papers #149</text:p>
          </table:table-cell>
          <table:table-cell office:value-type="string" calcext:value-type="string">
            <text:p>The paper "Photorealistic Facial Texture Inference Using Deep Neural Networks" is available here:</text:p>
            <text:p>http://www.hao-li.com/Hao_Li/Hao_Li_-_publications.html</text:p>
            <text:p>http://arxiv.org/pdf/1612.00523v1.pdf</text:p>
            <text:p/>
            <text:p>Two Minute Papers Merch:</text:p>
            <text:p>US: http://twominutepapers.com/</text:p>
            <text:p>EU/Worldwide: https://shop.spreadshirt.net/TwoMinutePapers/</text:p>
            <text:p/>
            <text:p>Earlier episode on texture synthesis: https://www.youtube.com/watch?v=8u3Hkbev2Gg</text:p>
            <text:p>PatchMatch: https://www.youtube.com/watch?v=n3aoc36V8LM</text:p>
            <text:p/>
            <text:p>WE WOULD LIKE TO THANK OUR GENEROUS PATREON SUPPORTERS WHO MAKE TWO MINUTE PAPERS POSSIBLE:</text:p>
            <text:p>Andrew Melnychuk, Christian Lawson, Daniel John Benton, Dave Rushton-Smith, Esa Turkulainen, Sunil Kim, VR Wizard.</text:p>
            <text:p>https://www.patreon.com/TwoMinutePapers</text:p>
            <text:p/>
            <text:p>Music: Antarctica by Audionautix is licensed under a Creative Commons Attribution license (https://creativecommons.org/licenses/by/4.0/)</text:p>
            <text:p>Artist: http://audionautix.com/ </text:p>
            <text:p/>
            <text:p>Thumbnail background image credit: https://pixabay.com/photo-1961529/</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4-30 15:53:57</text:p>
          </table:table-cell>
          <table:table-cell office:value-type="string" calcext:value-type="string">
            <text:p>two minute papers, patchmatch, Photorealistic Facial Texture Inference Using Deep Neural Networks, facial texture, face capture, albedo map, deep neural network, deep learning, deep learning face, photorealistic face deep learning, photorealistic face ai, ai face texture, ai face capture, hao li, siggraph 2017, the scholarly store, face texture capture, face geometry capture, face model capture, face synthesis, face model synthesis, face reconstruction, gamedev face, ai</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97" calcext:value-type="float">
            <text:p>197</text:p>
          </table:table-cell>
          <table:table-cell office:value-type="float" office:value="132853" calcext:value-type="float">
            <text:p>132853</text:p>
          </table:table-cell>
          <table:table-cell office:value-type="float" office:value="2604" calcext:value-type="float">
            <text:p>2604</text:p>
          </table:table-cell>
          <table:table-cell office:value-type="float" office:value="115" calcext:value-type="float">
            <text:p>115</text:p>
          </table:table-cell>
          <table:table-cell office:value-type="float" office:value="118" calcext:value-type="float">
            <text:p>118</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10</text:p>
          </table:table-cell>
          <table:table-cell table:formula="of:=YEAR([.E21])" office:value-type="float" office:value="2017" calcext:value-type="float">
            <text:p>2017</text:p>
          </table:table-cell>
          <table:table-cell table:formula="of:=MONTH([.E21])" office:value-type="float" office:value="4" calcext:value-type="float">
            <text:p>4</text:p>
          </table:table-cell>
          <table:table-cell/>
          <table:table-cell table:style-name="ce3" office:value-type="date" office:date-value="2015-08-01" calcext:value-type="date">
            <text:p>2015-08-01</text:p>
          </table:table-cell>
          <table:table-cell table:formula="of:=COUNTIFS([.$S$2:.$S$146];YEAR([.V21]);[.$T$2:.$T$146];MONTH([.V21]))" office:value-type="float" office:value="1" calcext:value-type="float">
            <text:p>1</text:p>
          </table:table-cell>
          <table:table-cell table:formula="of:=SUMIFS([.K$2:.K$146];[.$S$2:.$S$146];YEAR([.$V21]);[.$T$2:.$T$146];MONTH([.$V21]))" office:value-type="float" office:value="107" calcext:value-type="float">
            <text:p>107</text:p>
          </table:table-cell>
          <table:table-cell table:formula="of:=SUMIFS([.L$2:.L$146];[.$S$2:.$S$146];YEAR([.$V21]);[.$T$2:.$T$146];MONTH([.$V21]))/10000" office:value-type="float" office:value="16.6054" calcext:value-type="float">
            <text:p>16.6054</text:p>
          </table:table-cell>
          <table:table-cell table:formula="of:=SUMIFS([.M$2:.M$146];[.$S$2:.$S$146];YEAR([.$V21]);[.$T$2:.$T$146];MONTH([.$V21]))/1000" office:value-type="float" office:value="1.921" calcext:value-type="float">
            <text:p>1.921</text:p>
          </table:table-cell>
          <table:table-cell table:formula="of:=SUMIFS([.N$2:.N$146];[.$S$2:.$S$146];YEAR([.$V21]);[.$T$2:.$T$146];MONTH([.$V21]))" office:value-type="float" office:value="21" calcext:value-type="float">
            <text:p>21</text:p>
          </table:table-cell>
          <table:table-cell table:formula="of:=SUMIFS([.O$2:.O$146];[.$S$2:.$S$146];YEAR([.$V21]);[.$T$2:.$T$146];MONTH([.$V21]))/100" office:value-type="float" office:value="1.36" calcext:value-type="float">
            <text:p>1.36</text:p>
          </table:table-cell>
        </table:table-row>
        <table:table-row table:style-name="ro1">
          <table:table-cell office:value-type="float" office:value="166" calcext:value-type="float">
            <text:p>166</text:p>
          </table:table-cell>
          <table:table-cell office:value-type="string" calcext:value-type="string">
            <text:p>nbJ-2G2GXL0</text:p>
          </table:table-cell>
          <table:table-cell office:value-type="string" calcext:value-type="string">
            <text:p>PyTorch in 5 Minutes</text:p>
          </table:table-cell>
          <table:table-cell office:value-type="string" calcext:value-type="string">
            <text:p>I'll explain PyTorch's key features and compare it to the current most popular deep learning framework in the world (Tensorflow). We'll then write out a short PyTorch script to get a feel for the syntax. This library is becoming popular pretty fast, such is the nature of this incredible field. </text:p>
            <text:p/>
            <text:p>Code for this video:</text:p>
            <text:p>https://github.com/llSourcell/pytorch_in_5_minutes</text:p>
            <text:p/>
            <text:p>Please Subscribe! And like. And comment. That's what keeps me going.</text:p>
            <text:p/>
            <text:p>More Learning Resources:</text:p>
            <text:p>https://www.youtube.com/watch?v=fJZew-fdNxw</text:p>
            <text:p>https://hackernoon.com/how-is-pytorch-different-from-tensorflow-2c90f44747d6</text:p>
            <text:p>https://medium.com/@devnag/generative-adversarial-networks-gans-in-50-lines-of-code-pytorch-e81b79659e3f</text:p>
            <text:p>https://fossbytes.com/pytorch-machine-learning-framework/</text:p>
            <text:p>https://github.com/pytorch/examples</text:p>
            <text:p>http://pytorch.or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30 20:52:07</text:p>
          </table:table-cell>
          <table:table-cell office:value-type="string" calcext:value-type="string">
            <text:p>pytorch, torch, deep learning, framework, machine learning, artificial intelligence, AI, ML, DL, udacity, dynamic computation graphs, tensorflow, google, data science, big data, python, ruby, java, javascript, C++, programming, coding, learn programming, learn pytho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59" calcext:value-type="float">
            <text:p>359</text:p>
          </table:table-cell>
          <table:table-cell office:value-type="float" office:value="280444" calcext:value-type="float">
            <text:p>280444</text:p>
          </table:table-cell>
          <table:table-cell office:value-type="float" office:value="3951" calcext:value-type="float">
            <text:p>3951</text:p>
          </table:table-cell>
          <table:table-cell office:value-type="float" office:value="326" calcext:value-type="float">
            <text:p>326</text:p>
          </table:table-cell>
          <table:table-cell office:value-type="float" office:value="217" calcext:value-type="float">
            <text:p>217</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3:50</text:p>
          </table:table-cell>
          <table:table-cell table:formula="of:=YEAR([.E22])" office:value-type="float" office:value="2017" calcext:value-type="float">
            <text:p>2017</text:p>
          </table:table-cell>
          <table:table-cell table:formula="of:=MONTH([.E22])" office:value-type="float" office:value="4" calcext:value-type="float">
            <text:p>4</text:p>
          </table:table-cell>
          <table:table-cell/>
          <table:table-cell table:style-name="ce3" office:value-type="date" office:date-value="2015-09-01" calcext:value-type="date">
            <text:p>2015-09-01</text:p>
          </table:table-cell>
          <table:table-cell table:formula="of:=COUNTIFS([.$S$2:.$S$146];YEAR([.V22]);[.$T$2:.$T$146];MONTH([.V22]))" office:value-type="float" office:value="0" calcext:value-type="float">
            <text:p>0</text:p>
          </table:table-cell>
          <table:table-cell table:formula="of:=SUMIFS([.K$2:.K$146];[.$S$2:.$S$146];YEAR([.$V22]);[.$T$2:.$T$146];MONTH([.$V22]))" office:value-type="float" office:value="0" calcext:value-type="float">
            <text:p>0</text:p>
          </table:table-cell>
          <table:table-cell table:formula="of:=SUMIFS([.L$2:.L$146];[.$S$2:.$S$146];YEAR([.$V22]);[.$T$2:.$T$146];MONTH([.$V22]))/10000" office:value-type="float" office:value="0" calcext:value-type="float">
            <text:p>0</text:p>
          </table:table-cell>
          <table:table-cell table:formula="of:=SUMIFS([.M$2:.M$146];[.$S$2:.$S$146];YEAR([.$V22]);[.$T$2:.$T$146];MONTH([.$V22]))/1000" office:value-type="float" office:value="0" calcext:value-type="float">
            <text:p>0</text:p>
          </table:table-cell>
          <table:table-cell table:formula="of:=SUMIFS([.N$2:.N$146];[.$S$2:.$S$146];YEAR([.$V22]);[.$T$2:.$T$146];MONTH([.$V22]))" office:value-type="float" office:value="0" calcext:value-type="float">
            <text:p>0</text:p>
          </table:table-cell>
          <table:table-cell table:formula="of:=SUMIFS([.O$2:.O$146];[.$S$2:.$S$146];YEAR([.$V22]);[.$T$2:.$T$146];MONTH([.$V22]))/100" office:value-type="float" office:value="0" calcext:value-type="float">
            <text:p>0</text:p>
          </table:table-cell>
        </table:table-row>
        <table:table-row table:style-name="ro1">
          <table:table-cell office:value-type="float" office:value="372" calcext:value-type="float">
            <text:p>372</text:p>
          </table:table-cell>
          <table:table-cell office:value-type="string" calcext:value-type="string">
            <text:p>MgdAe-T8obE</text:p>
          </table:table-cell>
          <table:table-cell office:value-type="string" calcext:value-type="string">
            <text:p>Generative Adversarial Networks for Style Transfer (LIVE)</text:p>
          </table:table-cell>
          <table:table-cell office:value-type="string" calcext:value-type="string">
            <text:p>Generative Adversarial Nets are such a rich topic for exploration, we're going to build one that was released just 2 months ago called the "DiscoGAN" that lets us transfer the style between 2 datasets. And I'll be building this using Tensorflow.</text:p>
            <text:p/>
            <text:p>Code for this video:</text:p>
            <text:p>https://github.com/llSourcell/GANS-for-style-transfer</text:p>
            <text:p/>
            <text:p>Please Subscribe! And like. And comment. That's what keeps me going.</text:p>
            <text:p/>
            <text:p>More learning resources:</text:p>
            <text:p>https://arxiv.org/abs/1703.05192</text:p>
            <text:p>https://github.com/SKTBrain/DiscoGAN</text:p>
            <text:p>https://www.reddit.com/r/MachineLearning/comments/5zp0eu/r_170305192_learning_to_discover_crossdomain/</text:p>
            <text:p>https://medium.com/@ageitgey/abusing-generative-adversarial-networks-to-make-8-bit-pixel-art-e45d9b96cee7</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5-03 18:09:46</text:p>
          </table:table-cell>
          <table:table-cell office:value-type="string" calcext:value-type="string">
            <text:p>style transfer gan, discogan, gan style transfer, disco gan, generative adversarial networks example, style transfer, deep learning gan, gan network, generative neural network, gan deep learning, gan neural network, generative adversarial networks, generative adversarial network, adversarial neural network, neural network, programming, coding, live programming, learn to code, python, google, data science, pytorch, gan, C++, ruby, cyclegan, java, javascript</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822" calcext:value-type="float">
            <text:p>3822</text:p>
          </table:table-cell>
          <table:table-cell office:value-type="float" office:value="62020" calcext:value-type="float">
            <text:p>62020</text:p>
          </table:table-cell>
          <table:table-cell office:value-type="float" office:value="874" calcext:value-type="float">
            <text:p>874</text:p>
          </table:table-cell>
          <table:table-cell office:value-type="float" office:value="31" calcext:value-type="float">
            <text:p>31</text:p>
          </table:table-cell>
          <table:table-cell office:value-type="float" office:value="97" calcext:value-type="float">
            <text:p>9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46</text:p>
          </table:table-cell>
          <table:table-cell table:formula="of:=YEAR([.E23])" office:value-type="float" office:value="2017" calcext:value-type="float">
            <text:p>2017</text:p>
          </table:table-cell>
          <table:table-cell table:formula="of:=MONTH([.E23])" office:value-type="float" office:value="5" calcext:value-type="float">
            <text:p>5</text:p>
          </table:table-cell>
          <table:table-cell/>
          <table:table-cell table:style-name="ce3" office:value-type="date" office:date-value="2015-10-01" calcext:value-type="date">
            <text:p>2015-10-01</text:p>
          </table:table-cell>
          <table:table-cell table:formula="of:=COUNTIFS([.$S$2:.$S$146];YEAR([.V23]);[.$T$2:.$T$146];MONTH([.V23]))" office:value-type="float" office:value="0" calcext:value-type="float">
            <text:p>0</text:p>
          </table:table-cell>
          <table:table-cell table:formula="of:=SUMIFS([.K$2:.K$146];[.$S$2:.$S$146];YEAR([.$V23]);[.$T$2:.$T$146];MONTH([.$V23]))" office:value-type="float" office:value="0" calcext:value-type="float">
            <text:p>0</text:p>
          </table:table-cell>
          <table:table-cell table:formula="of:=SUMIFS([.L$2:.L$146];[.$S$2:.$S$146];YEAR([.$V23]);[.$T$2:.$T$146];MONTH([.$V23]))/10000" office:value-type="float" office:value="0" calcext:value-type="float">
            <text:p>0</text:p>
          </table:table-cell>
          <table:table-cell table:formula="of:=SUMIFS([.M$2:.M$146];[.$S$2:.$S$146];YEAR([.$V23]);[.$T$2:.$T$146];MONTH([.$V23]))/1000" office:value-type="float" office:value="0" calcext:value-type="float">
            <text:p>0</text:p>
          </table:table-cell>
          <table:table-cell table:formula="of:=SUMIFS([.N$2:.N$146];[.$S$2:.$S$146];YEAR([.$V23]);[.$T$2:.$T$146];MONTH([.$V23]))" office:value-type="float" office:value="0" calcext:value-type="float">
            <text:p>0</text:p>
          </table:table-cell>
          <table:table-cell table:formula="of:=SUMIFS([.O$2:.O$146];[.$S$2:.$S$146];YEAR([.$V23]);[.$T$2:.$T$146];MONTH([.$V23]))/100" office:value-type="float" office:value="0" calcext:value-type="float">
            <text:p>0</text:p>
          </table:table-cell>
        </table:table-row>
        <table:table-row table:style-name="ro1">
          <table:table-cell office:value-type="float" office:value="392" calcext:value-type="float">
            <text:p>392</text:p>
          </table:table-cell>
          <table:table-cell office:value-type="string" calcext:value-type="string">
            <text:p>tChcZpBbTTA</text:p>
          </table:table-cell>
          <table:table-cell office:value-type="string" calcext:value-type="string">
            <text:p>How to Learn from Little Data - Intro to Deep Learning #17</text:p>
          </table:table-cell>
          <table:table-cell office:value-type="string" calcext:value-type="string">
            <text:p>One-shot learning! In this last weekly video of the course, i'll explain how memory augmented neural networks can help achieve one-shot classification for a small labeled image dataset. We'll also go over the architecture of it's inspiration (the neural turing machine).</text:p>
            <text:p/>
            <text:p>Code for this video (with challenge):</text:p>
            <text:p>https://github.com/llSourcell/How-to-Learn-from-Little-Data</text:p>
            <text:p/>
            <text:p>Please subscribe! And like. And comment. That's what keeps me going. </text:p>
            <text:p/>
            <text:p>More learning resources:</text:p>
            <text:p>https://www.youtube.com/watch?v=CzQSQ_0Z-QU</text:p>
            <text:p>https://arxiv.org/abs/1605.06065</text:p>
            <text:p>https://futuristech.info/posts/differential-neural-computer-from-deepmind-and-more-advances-in-backward-propagation</text:p>
            <text:p>https://thenewstack.io/googles-deepmind-ai-now-capable-deep-neural-reasonin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5-06 01:19:07</text:p>
          </table:table-cell>
          <table:table-cell office:value-type="string" calcext:value-type="string">
            <text:p>one-shot learning with memory-augmented neural networks, memory augmented neural network, how to learn from little data, memory augmented neural networks, one shot learning keras, one shot learning with memory augmented networks, one shot learning lstm, image augmentation for deep learning, data augmentation deep learning, one shot learning deep learning, few shot learning, one-shot learning, one shot learning, one shot learning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33" calcext:value-type="float">
            <text:p>533</text:p>
          </table:table-cell>
          <table:table-cell office:value-type="float" office:value="53002" calcext:value-type="float">
            <text:p>53002</text:p>
          </table:table-cell>
          <table:table-cell office:value-type="float" office:value="1187" calcext:value-type="float">
            <text:p>1187</text:p>
          </table:table-cell>
          <table:table-cell office:value-type="float" office:value="33" calcext:value-type="float">
            <text:p>33</text:p>
          </table:table-cell>
          <table:table-cell office:value-type="float" office:value="163" calcext:value-type="float">
            <text:p>16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38</text:p>
          </table:table-cell>
          <table:table-cell table:formula="of:=YEAR([.E24])" office:value-type="float" office:value="2017" calcext:value-type="float">
            <text:p>2017</text:p>
          </table:table-cell>
          <table:table-cell table:formula="of:=MONTH([.E24])" office:value-type="float" office:value="5" calcext:value-type="float">
            <text:p>5</text:p>
          </table:table-cell>
          <table:table-cell/>
          <table:table-cell table:style-name="ce3" office:value-type="date" office:date-value="2015-11-01" calcext:value-type="date">
            <text:p>2015-11-01</text:p>
          </table:table-cell>
          <table:table-cell table:formula="of:=COUNTIFS([.$S$2:.$S$146];YEAR([.V24]);[.$T$2:.$T$146];MONTH([.V24]))" office:value-type="float" office:value="0" calcext:value-type="float">
            <text:p>0</text:p>
          </table:table-cell>
          <table:table-cell table:formula="of:=SUMIFS([.K$2:.K$146];[.$S$2:.$S$146];YEAR([.$V24]);[.$T$2:.$T$146];MONTH([.$V24]))" office:value-type="float" office:value="0" calcext:value-type="float">
            <text:p>0</text:p>
          </table:table-cell>
          <table:table-cell table:formula="of:=SUMIFS([.L$2:.L$146];[.$S$2:.$S$146];YEAR([.$V24]);[.$T$2:.$T$146];MONTH([.$V24]))/10000" office:value-type="float" office:value="0" calcext:value-type="float">
            <text:p>0</text:p>
          </table:table-cell>
          <table:table-cell table:formula="of:=SUMIFS([.M$2:.M$146];[.$S$2:.$S$146];YEAR([.$V24]);[.$T$2:.$T$146];MONTH([.$V24]))/1000" office:value-type="float" office:value="0" calcext:value-type="float">
            <text:p>0</text:p>
          </table:table-cell>
          <table:table-cell table:formula="of:=SUMIFS([.N$2:.N$146];[.$S$2:.$S$146];YEAR([.$V24]);[.$T$2:.$T$146];MONTH([.$V24]))" office:value-type="float" office:value="0" calcext:value-type="float">
            <text:p>0</text:p>
          </table:table-cell>
          <table:table-cell table:formula="of:=SUMIFS([.O$2:.O$146];[.$S$2:.$S$146];YEAR([.$V24]);[.$T$2:.$T$146];MONTH([.$V24]))/100" office:value-type="float" office:value="0" calcext:value-type="float">
            <text:p>0</text:p>
          </table:table-cell>
        </table:table-row>
        <table:table-row table:style-name="ro1">
          <table:table-cell office:value-type="float" office:value="428" calcext:value-type="float">
            <text:p>428</text:p>
          </table:table-cell>
          <table:table-cell office:value-type="string" calcext:value-type="string">
            <text:p>D4C1dB9UheQ</text:p>
          </table:table-cell>
          <table:table-cell office:value-type="string" calcext:value-type="string">
            <text:p>AI Learns to Synthesize Pictures of Animals | Two Minute Papers #152</text:p>
          </table:table-cell>
          <table:table-cell office:value-type="string" calcext:value-type="string">
            <text:p>Our Patreon page is available here. Thanks so much for your generous support!</text:p>
            <text:p>https://www.patreon.com/TwoMinutePapers</text:p>
            <text:p/>
            <text:p>The paper "Unpaired Image-to-Image Translation using Cycle-Consistent Adversarial Networks" and its source code is available here:</text:p>
            <text:p>https://junyanz.github.io/CycleGAN/</text:p>
            <text:p/>
            <text:p>Our earlier episodes on regularization:</text:p>
            <text:p>https://www.youtube.com/watch?v=6aF9sJrzxaM</text:p>
            <text:p>https://www.youtube.com/watch?v=HTUxsrO-P_8</text:p>
            <text:p/>
            <text:p>Two Minute Papers Merch:</text:p>
            <text:p>US: http://twominutepapers.com/</text:p>
            <text:p>EU/Worldwide: https://shop.spreadshirt.net/TwoMinutePapers/</text:p>
            <text:p/>
            <text:p>WE WOULD LIKE TO THANK OUR GENEROUS PATREON SUPPORTERS WHO MAKE TWO MINUTE PAPERS POSSIBLE:</text:p>
            <text:p>Andrew Melnychuk, Christian Lawson, Daniel John Benton, Dave Rushton-Smith, Dennis Abts, e, Esa Turkulainen, Michael Albrecht, Sunil Kim, VR Wizard.</text:p>
            <text:p>https://www.patreon.com/TwoMinutePapers</text:p>
            <text:p/>
            <text:p>Music: Antarctica by Audionautix is licensed under a Creative Commons Attribution license (https://creativecommons.org/licenses/by/4.0/)</text:p>
            <text:p>Artist: http://audionautix.com/ </text:p>
            <text:p/>
            <text:p>Thumbnail background image credit: https://pixabay.com/photo-2042765/</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5-10 17:52:21</text:p>
          </table:table-cell>
          <table:table-cell office:value-type="string" calcext:value-type="string">
            <text:p>two minute papers, Unpaired Image-to-Image Translation, Cycle-Consistent Adversarial Networks, generative adversarial networks, gans, deep learning gan, image translation, deep image translation, generator network, discriminator network, machine learning gan, machine learning generative adversarial network, cyclegan, cycle gan, image to image translation, machine learning image translation, deep learning image translation</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34" calcext:value-type="float">
            <text:p>234</text:p>
          </table:table-cell>
          <table:table-cell office:value-type="float" office:value="44881" calcext:value-type="float">
            <text:p>44881</text:p>
          </table:table-cell>
          <table:table-cell office:value-type="float" office:value="1053" calcext:value-type="float">
            <text:p>1053</text:p>
          </table:table-cell>
          <table:table-cell office:value-type="float" office:value="8" calcext:value-type="float">
            <text:p>8</text:p>
          </table:table-cell>
          <table:table-cell office:value-type="float" office:value="69" calcext:value-type="float">
            <text:p>6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11</text:p>
          </table:table-cell>
          <table:table-cell table:formula="of:=YEAR([.E25])" office:value-type="float" office:value="2017" calcext:value-type="float">
            <text:p>2017</text:p>
          </table:table-cell>
          <table:table-cell table:formula="of:=MONTH([.E25])" office:value-type="float" office:value="5" calcext:value-type="float">
            <text:p>5</text:p>
          </table:table-cell>
          <table:table-cell/>
          <table:table-cell table:style-name="ce3" office:value-type="date" office:date-value="2015-12-01" calcext:value-type="date">
            <text:p>2015-12-01</text:p>
          </table:table-cell>
          <table:table-cell table:formula="of:=COUNTIFS([.$S$2:.$S$146];YEAR([.V25]);[.$T$2:.$T$146];MONTH([.V25]))" office:value-type="float" office:value="0" calcext:value-type="float">
            <text:p>0</text:p>
          </table:table-cell>
          <table:table-cell table:formula="of:=SUMIFS([.K$2:.K$146];[.$S$2:.$S$146];YEAR([.$V25]);[.$T$2:.$T$146];MONTH([.$V25]))" office:value-type="float" office:value="0" calcext:value-type="float">
            <text:p>0</text:p>
          </table:table-cell>
          <table:table-cell table:formula="of:=SUMIFS([.L$2:.L$146];[.$S$2:.$S$146];YEAR([.$V25]);[.$T$2:.$T$146];MONTH([.$V25]))/10000" office:value-type="float" office:value="0" calcext:value-type="float">
            <text:p>0</text:p>
          </table:table-cell>
          <table:table-cell table:formula="of:=SUMIFS([.M$2:.M$146];[.$S$2:.$S$146];YEAR([.$V25]);[.$T$2:.$T$146];MONTH([.$V25]))/1000" office:value-type="float" office:value="0" calcext:value-type="float">
            <text:p>0</text:p>
          </table:table-cell>
          <table:table-cell table:formula="of:=SUMIFS([.N$2:.N$146];[.$S$2:.$S$146];YEAR([.$V25]);[.$T$2:.$T$146];MONTH([.$V25]))" office:value-type="float" office:value="0" calcext:value-type="float">
            <text:p>0</text:p>
          </table:table-cell>
          <table:table-cell table:formula="of:=SUMIFS([.O$2:.O$146];[.$S$2:.$S$146];YEAR([.$V25]);[.$T$2:.$T$146];MONTH([.$V25]))/100" office:value-type="float" office:value="0" calcext:value-type="float">
            <text:p>0</text:p>
          </table:table-cell>
        </table:table-row>
        <table:table-row table:style-name="ro1">
          <table:table-cell office:value-type="float" office:value="375" calcext:value-type="float">
            <text:p>375</text:p>
          </table:table-cell>
          <table:table-cell office:value-type="string" calcext:value-type="string">
            <text:p>HyuBTMaKFmU</text:p>
          </table:table-cell>
          <table:table-cell office:value-type="string" calcext:value-type="string">
            <text:p>Generative Models - The Math of Intelligence #8</text:p>
          </table:table-cell>
          <table:table-cell office:value-type="string" calcext:value-type="string">
            <text:p>Generative Models are insanely cool! They help create never before seen data. We'll go over the mathematical difference between discriminative and generative models, talk about a few types, then dive into a basic one called Latent Dirichlet Allocation to generate a set of topics for some news articles. </text:p>
            <text:p/>
            <text:p>Code for this video:</text:p>
            <text:p>https://github.com/llSourcell/Latent_Dirichlet_Allocation</text:p>
            <text:p/>
            <text:p>Hammad's Winning Code:</text:p>
            <text:p>https://github.com/hammadshaikhha/Math-of-Machine-Learning-Course-by-Siraj/tree/master/Bayesian%20Linear%20Regression</text:p>
            <text:p/>
            <text:p>Noah's Runner up code:</text:p>
            <text:p>https://github.com/NoahLidell/math-of-intelligence/tree/master/hyperparameter_optimization</text:p>
            <text:p/>
            <text:p>Carykh's channel:</text:p>
            <text:p>https://www.youtube.com/user/carykh</text:p>
            <text:p/>
            <text:p>More learning resources:</text:p>
            <text:p>https://www.youtube.com/watch?v=qCA1Dk_Ih_c&amp;t=383s</text:p>
            <text:p>http://blog.echen.me/2011/08/22/introduction-to-latent-dirichlet-allocation/</text:p>
            <text:p>http://ai.stanford.edu/~ang/papers/jair03-lda.pdf</text:p>
            <text:p>https://rstudio-pubs-static.s3.amazonaws.com/79360_850b2a69980c4488b1db95987a24867a.html</text:p>
            <text:p>https://www.quora.com/What-is-a-good-explanation-of-Latent-Dirichlet-Allocation</text:p>
            <text:p>https://blog.bigml.com/2016/11/16/introduction-to-topic-models/</text:p>
            <text:p>https://www.analyticsvidhya.com/blog/2016/08/beginners-guide-to-topic-modeling-in-python/</text:p>
            <text:p>https://github.com/blei-lab/onlineldavb</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8-04 18:35:25</text:p>
          </table:table-cell>
          <table:table-cell office:value-type="string" calcext:value-type="string">
            <text:p>generative model naive bayes, generative model, generative models, generative model machine learning, generative model tutorial, generative model deep learning, generative, generative machine learning, generative ai, generative vs discriminative model, generative model reinforcement learning, generative neural network, latent dirichlet allocation, generative adversarial networks, generative adversarial network</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43" calcext:value-type="float">
            <text:p>543</text:p>
          </table:table-cell>
          <table:table-cell office:value-type="float" office:value="45233" calcext:value-type="float">
            <text:p>45233</text:p>
          </table:table-cell>
          <table:table-cell office:value-type="float" office:value="805" calcext:value-type="float">
            <text:p>805</text:p>
          </table:table-cell>
          <table:table-cell office:value-type="float" office:value="32" calcext:value-type="float">
            <text:p>32</text:p>
          </table:table-cell>
          <table:table-cell office:value-type="float" office:value="88" calcext:value-type="float">
            <text:p>88</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09</text:p>
          </table:table-cell>
          <table:table-cell table:formula="of:=YEAR([.E26])" office:value-type="float" office:value="2017" calcext:value-type="float">
            <text:p>2017</text:p>
          </table:table-cell>
          <table:table-cell table:formula="of:=MONTH([.E26])" office:value-type="float" office:value="8" calcext:value-type="float">
            <text:p>8</text:p>
          </table:table-cell>
          <table:table-cell/>
          <table:table-cell table:style-name="ce3" office:value-type="date" office:date-value="2016-01-01" calcext:value-type="date">
            <text:p>2016-01-01</text:p>
          </table:table-cell>
          <table:table-cell table:formula="of:=COUNTIFS([.$S$2:.$S$146];YEAR([.V26]);[.$T$2:.$T$146];MONTH([.V26]))" office:value-type="float" office:value="0" calcext:value-type="float">
            <text:p>0</text:p>
          </table:table-cell>
          <table:table-cell table:formula="of:=SUMIFS([.K$2:.K$146];[.$S$2:.$S$146];YEAR([.$V26]);[.$T$2:.$T$146];MONTH([.$V26]))" office:value-type="float" office:value="0" calcext:value-type="float">
            <text:p>0</text:p>
          </table:table-cell>
          <table:table-cell table:formula="of:=SUMIFS([.L$2:.L$146];[.$S$2:.$S$146];YEAR([.$V26]);[.$T$2:.$T$146];MONTH([.$V26]))/10000" office:value-type="float" office:value="0" calcext:value-type="float">
            <text:p>0</text:p>
          </table:table-cell>
          <table:table-cell table:formula="of:=SUMIFS([.M$2:.M$146];[.$S$2:.$S$146];YEAR([.$V26]);[.$T$2:.$T$146];MONTH([.$V26]))/1000" office:value-type="float" office:value="0" calcext:value-type="float">
            <text:p>0</text:p>
          </table:table-cell>
          <table:table-cell table:formula="of:=SUMIFS([.N$2:.N$146];[.$S$2:.$S$146];YEAR([.$V26]);[.$T$2:.$T$146];MONTH([.$V26]))" office:value-type="float" office:value="0" calcext:value-type="float">
            <text:p>0</text:p>
          </table:table-cell>
          <table:table-cell table:formula="of:=SUMIFS([.O$2:.O$146];[.$S$2:.$S$146];YEAR([.$V26]);[.$T$2:.$T$146];MONTH([.$V26]))/100" office:value-type="float" office:value="0" calcext:value-type="float">
            <text:p>0</text:p>
          </table:table-cell>
        </table:table-row>
        <table:table-row table:style-name="ro1">
          <table:table-cell office:value-type="float" office:value="439" calcext:value-type="float">
            <text:p>439</text:p>
          </table:table-cell>
          <table:table-cell office:value-type="string" calcext:value-type="string">
            <text:p>h7tFos8MSt0</text:p>
          </table:table-cell>
          <table:table-cell office:value-type="string" calcext:value-type="string">
            <text:p>Learning From Simulated &amp; Unsupervised Images through Adversarial Training - TWiML Online Meetup</text:p>
          </table:table-cell>
          <table:table-cell office:value-type="string" calcext:value-type="string">
            <text:p>This is a recap of the first monthly TWiML Online Meetup, held on Aug 16 2017. The focus of the meetup was the CVPR best-paper-award-winner "Learning From Simulated and and Unsupervised Images through Adversarial Training" by researchers from Apple (Link Below). Thanks again to community members Josh Manela who did a great job presenting this paper and to Kevin Mader for walking through a TensorFlow implementation of the model that he created! Make sure you Like this video, and Subscribe to our channel above!</text:p>
            <text:p/>
            <text:p>- Full paper: Learning from Simulated and Unsupervised Images through Adversarial Training: https://arxiv.org/abs/1612.07828</text:p>
            <text:p/>
            <text:p>- Apple blog post: Improving the Realism of Synthetic Images: https://machinelearning.apple.com/2017/07/07/GAN.html</text:p>
            <text:p/>
            <text:p>To register for the next meetup, visit twimlai.com/meetup</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
            <text:p>Lets Connect!</text:p>
            <text:p>Twimlai.com  https://twimlai.com/contact</text:p>
            <text:p>Twitter  https://twitter.com/twimlai</text:p>
            <text:p>Facebook  https://Facebook.com/Twimlai</text:p>
            <text:p>Medium  https://medium.com/this-week-in-machine-learning-ai</text:p>
          </table:table-cell>
          <table:table-cell table:style-name="ce2" office:value-type="string" calcext:value-type="string">
            <text:p>2017-08-29 13:47:25</text:p>
          </table:table-cell>
          <table:table-cell office:value-type="string" calcext:value-type="string">
            <text:p>TWiML, Learning, From, Simulated, Unsupervised, Images, Through, Adversarial, Training, Meetup, August, Apple, CVPR, 2017, online, research, Tensorflow, Machine Learning, Machine, AI, ML, Artificial, Intelligence, Deep Learning, Neural Networks, Paper, Sam, Charrington, Tech, Technology</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139" calcext:value-type="float">
            <text:p>3139</text:p>
          </table:table-cell>
          <table:table-cell office:value-type="float" office:value="736" calcext:value-type="float">
            <text:p>736</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 arxiv.org/</text:p>
          </table:table-cell>
          <table:table-cell table:style-name="ce2" office:value-type="string" calcext:value-type="string">
            <text:p>2020-04-25 10:55:46</text:p>
          </table:table-cell>
          <table:table-cell table:formula="of:=YEAR([.E27])" office:value-type="float" office:value="2017" calcext:value-type="float">
            <text:p>2017</text:p>
          </table:table-cell>
          <table:table-cell table:formula="of:=MONTH([.E27])" office:value-type="float" office:value="8" calcext:value-type="float">
            <text:p>8</text:p>
          </table:table-cell>
          <table:table-cell/>
          <table:table-cell table:style-name="ce3" office:value-type="date" office:date-value="2016-02-01" calcext:value-type="date">
            <text:p>2016-02-01</text:p>
          </table:table-cell>
          <table:table-cell table:formula="of:=COUNTIFS([.$S$2:.$S$146];YEAR([.V27]);[.$T$2:.$T$146];MONTH([.V27]))" office:value-type="float" office:value="1" calcext:value-type="float">
            <text:p>1</text:p>
          </table:table-cell>
          <table:table-cell table:formula="of:=SUMIFS([.K$2:.K$146];[.$S$2:.$S$146];YEAR([.$V27]);[.$T$2:.$T$146];MONTH([.$V27]))" office:value-type="float" office:value="205" calcext:value-type="float">
            <text:p>205</text:p>
          </table:table-cell>
          <table:table-cell table:formula="of:=SUMIFS([.L$2:.L$146];[.$S$2:.$S$146];YEAR([.$V27]);[.$T$2:.$T$146];MONTH([.$V27]))/10000" office:value-type="float" office:value="1.3856" calcext:value-type="float">
            <text:p>1.3856</text:p>
          </table:table-cell>
          <table:table-cell table:formula="of:=SUMIFS([.M$2:.M$146];[.$S$2:.$S$146];YEAR([.$V27]);[.$T$2:.$T$146];MONTH([.$V27]))/1000" office:value-type="float" office:value="0.297" calcext:value-type="float">
            <text:p>0.297</text:p>
          </table:table-cell>
          <table:table-cell table:formula="of:=SUMIFS([.N$2:.N$146];[.$S$2:.$S$146];YEAR([.$V27]);[.$T$2:.$T$146];MONTH([.$V27]))" office:value-type="float" office:value="8" calcext:value-type="float">
            <text:p>8</text:p>
          </table:table-cell>
          <table:table-cell table:formula="of:=SUMIFS([.O$2:.O$146];[.$S$2:.$S$146];YEAR([.$V27]);[.$T$2:.$T$146];MONTH([.$V27]))/100" office:value-type="float" office:value="0.33" calcext:value-type="float">
            <text:p>0.33</text:p>
          </table:table-cell>
        </table:table-row>
        <table:table-row table:style-name="ro1">
          <table:table-cell office:value-type="float" office:value="434" calcext:value-type="float">
            <text:p>434</text:p>
          </table:table-cell>
          <table:table-cell office:value-type="string" calcext:value-type="string">
            <text:p>ZtP3gl_2kBM</text:p>
          </table:table-cell>
          <table:table-cell office:value-type="string" calcext:value-type="string">
            <text:p>AI Creates Facial Animation From Audio | Two Minute Papers #185</text:p>
          </table:table-cell>
          <table:table-cell office:value-type="string" calcext:value-type="string">
            <text:p>The paper "Audio-Driven Facial Animation by Joint End-to-End Learning of Pose and Emotion" is available here:</text:p>
            <text:p>http://research.nvidia.com/publication/2017-07_Audio-Driven-Facial-Animation</text:p>
            <text:p/>
            <text:p>Our Patreon page and the newest post on empowering research projects:</text:p>
            <text:p>https://www.patreon.com/TwoMinutePapers</text:p>
            <text:p>https://www.patreon.com/posts/14199475</text:p>
            <text:p/>
            <text:p>We would like to thank our generous Patreon supporters who make Two Minute Papers possible:</text:p>
            <text:p>Andrew Melnychuk, Dave Rushton-Smith, Dennis Abts, Eric Swenson, Esa Turkulainen, Kaben Gabriel Nanlohy, Michael Albrecht, Michael Jensen, Michael Orenstein, Steef,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308464/</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9-04 16:00:56</text:p>
          </table:table-cell>
          <table:table-cell office:value-type="string" calcext:value-type="string">
            <text:p>NULL</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350" calcext:value-type="float">
            <text:p>350</text:p>
          </table:table-cell>
          <table:table-cell office:value-type="float" office:value="210746" calcext:value-type="float">
            <text:p>210746</text:p>
          </table:table-cell>
          <table:table-cell office:value-type="float" office:value="7222" calcext:value-type="float">
            <text:p>7222</text:p>
          </table:table-cell>
          <table:table-cell office:value-type="float" office:value="124" calcext:value-type="float">
            <text:p>124</text:p>
          </table:table-cell>
          <table:table-cell office:value-type="float" office:value="385" calcext:value-type="float">
            <text:p>38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51</text:p>
          </table:table-cell>
          <table:table-cell table:formula="of:=YEAR([.E28])" office:value-type="float" office:value="2017" calcext:value-type="float">
            <text:p>2017</text:p>
          </table:table-cell>
          <table:table-cell table:formula="of:=MONTH([.E28])" office:value-type="float" office:value="9" calcext:value-type="float">
            <text:p>9</text:p>
          </table:table-cell>
          <table:table-cell/>
          <table:table-cell table:style-name="ce3" office:value-type="date" office:date-value="2016-03-01" calcext:value-type="date">
            <text:p>2016-03-01</text:p>
          </table:table-cell>
          <table:table-cell table:formula="of:=COUNTIFS([.$S$2:.$S$146];YEAR([.V28]);[.$T$2:.$T$146];MONTH([.V28]))" office:value-type="float" office:value="0" calcext:value-type="float">
            <text:p>0</text:p>
          </table:table-cell>
          <table:table-cell table:formula="of:=SUMIFS([.K$2:.K$146];[.$S$2:.$S$146];YEAR([.$V28]);[.$T$2:.$T$146];MONTH([.$V28]))" office:value-type="float" office:value="0" calcext:value-type="float">
            <text:p>0</text:p>
          </table:table-cell>
          <table:table-cell table:formula="of:=SUMIFS([.L$2:.L$146];[.$S$2:.$S$146];YEAR([.$V28]);[.$T$2:.$T$146];MONTH([.$V28]))/10000" office:value-type="float" office:value="0" calcext:value-type="float">
            <text:p>0</text:p>
          </table:table-cell>
          <table:table-cell table:formula="of:=SUMIFS([.M$2:.M$146];[.$S$2:.$S$146];YEAR([.$V28]);[.$T$2:.$T$146];MONTH([.$V28]))/1000" office:value-type="float" office:value="0" calcext:value-type="float">
            <text:p>0</text:p>
          </table:table-cell>
          <table:table-cell table:formula="of:=SUMIFS([.N$2:.N$146];[.$S$2:.$S$146];YEAR([.$V28]);[.$T$2:.$T$146];MONTH([.$V28]))" office:value-type="float" office:value="0" calcext:value-type="float">
            <text:p>0</text:p>
          </table:table-cell>
          <table:table-cell table:formula="of:=SUMIFS([.O$2:.O$146];[.$S$2:.$S$146];YEAR([.$V28]);[.$T$2:.$T$146];MONTH([.$V28]))/100" office:value-type="float" office:value="0" calcext:value-type="float">
            <text:p>0</text:p>
          </table:table-cell>
        </table:table-row>
        <table:table-row table:style-name="ro1">
          <table:table-cell office:value-type="float" office:value="430" calcext:value-type="float">
            <text:p>430</text:p>
          </table:table-cell>
          <table:table-cell office:value-type="string" calcext:value-type="string">
            <text:p>BjwhMDhbqAs</text:p>
          </table:table-cell>
          <table:table-cell office:value-type="string" calcext:value-type="string">
            <text:p>AI Creates 3D Models From Images | Two Minute Papers #186</text:p>
          </table:table-cell>
          <table:table-cell office:value-type="string" calcext:value-type="string">
            <text:p>The paper "Hierarchical Surface Prediction for 3D Object Reconstruction" is available here:</text:p>
            <text:p>https://arxiv.org/abs/1704.00710</text:p>
            <text:p/>
            <text:p>We would like to thank our generous Patreon supporters who make Two Minute Papers possible:</text:p>
            <text:p>Andrew Melnychuk, Brian Gilman, Dave Rushton-Smith, Dennis Abts, Esa Turkulainen, Kaben Gabriel Nanlohy, Michael Albrecht, Michael Jensen, Michael Orenstein, Steef,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71750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9-07 16:07:48</text:p>
          </table:table-cell>
          <table:table-cell office:value-type="string" calcext:value-type="string">
            <text:p>NULL</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81" calcext:value-type="float">
            <text:p>181</text:p>
          </table:table-cell>
          <table:table-cell office:value-type="float" office:value="44066" calcext:value-type="float">
            <text:p>44066</text:p>
          </table:table-cell>
          <table:table-cell office:value-type="float" office:value="1000" calcext:value-type="float">
            <text:p>1000</text:p>
          </table:table-cell>
          <table:table-cell office:value-type="float" office:value="17" calcext:value-type="float">
            <text:p>17</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50</text:p>
          </table:table-cell>
          <table:table-cell table:formula="of:=YEAR([.E29])" office:value-type="float" office:value="2017" calcext:value-type="float">
            <text:p>2017</text:p>
          </table:table-cell>
          <table:table-cell table:formula="of:=MONTH([.E29])" office:value-type="float" office:value="9" calcext:value-type="float">
            <text:p>9</text:p>
          </table:table-cell>
          <table:table-cell/>
          <table:table-cell table:style-name="ce3" office:value-type="date" office:date-value="2016-04-01" calcext:value-type="date">
            <text:p>2016-04-01</text:p>
          </table:table-cell>
          <table:table-cell table:formula="of:=COUNTIFS([.$S$2:.$S$146];YEAR([.V29]);[.$T$2:.$T$146];MONTH([.V29]))" office:value-type="float" office:value="0" calcext:value-type="float">
            <text:p>0</text:p>
          </table:table-cell>
          <table:table-cell table:formula="of:=SUMIFS([.K$2:.K$146];[.$S$2:.$S$146];YEAR([.$V29]);[.$T$2:.$T$146];MONTH([.$V29]))" office:value-type="float" office:value="0" calcext:value-type="float">
            <text:p>0</text:p>
          </table:table-cell>
          <table:table-cell table:formula="of:=SUMIFS([.L$2:.L$146];[.$S$2:.$S$146];YEAR([.$V29]);[.$T$2:.$T$146];MONTH([.$V29]))/10000" office:value-type="float" office:value="0" calcext:value-type="float">
            <text:p>0</text:p>
          </table:table-cell>
          <table:table-cell table:formula="of:=SUMIFS([.M$2:.M$146];[.$S$2:.$S$146];YEAR([.$V29]);[.$T$2:.$T$146];MONTH([.$V29]))/1000" office:value-type="float" office:value="0" calcext:value-type="float">
            <text:p>0</text:p>
          </table:table-cell>
          <table:table-cell table:formula="of:=SUMIFS([.N$2:.N$146];[.$S$2:.$S$146];YEAR([.$V29]);[.$T$2:.$T$146];MONTH([.$V29]))" office:value-type="float" office:value="0" calcext:value-type="float">
            <text:p>0</text:p>
          </table:table-cell>
          <table:table-cell table:formula="of:=SUMIFS([.O$2:.O$146];[.$S$2:.$S$146];YEAR([.$V29]);[.$T$2:.$T$146];MONTH([.$V29]))/100" office:value-type="float" office:value="0" calcext:value-type="float">
            <text:p>0</text:p>
          </table:table-cell>
        </table:table-row>
        <table:table-row table:style-name="ro1">
          <table:table-cell office:value-type="float" office:value="424" calcext:value-type="float">
            <text:p>424</text:p>
          </table:table-cell>
          <table:table-cell office:value-type="string" calcext:value-type="string">
            <text:p>aR6M0MQBo2w</text:p>
          </table:table-cell>
          <table:table-cell office:value-type="string" calcext:value-type="string">
            <text:p>Latent Space Human Face Synthesis | Two Minute Papers #191</text:p>
          </table:table-cell>
          <table:table-cell office:value-type="string" calcext:value-type="string">
            <text:p>The paper "Optimizing the Latent Space of Generative Networks" is available here:</text:p>
            <text:p>https://arxiv.org/pdf/1707.05776.pdf</text:p>
            <text:p/>
            <text:p>Khan Academy's video on the Nash equilibrium:</text:p>
            <text:p>https://www.khanacademy.org/economics-finance-domain/microeconomics/nash-equilibrium-tutorial/nash-eq-tutorial/v/prisoners-dilemma-and-nash-equilibrium</text:p>
            <text:p/>
            <text:p>Earlier episodes showcased in the video:</text:p>
            <text:p>Image Editing with Generative Adversarial Networks - https://www.youtube.com/watch?v=pqkpIfu36Os</text:p>
            <text:p>AI Learns to Synthesize Pictures of Animals - https://www.youtube.com/watch?v=D4C1dB9UheQ</text:p>
            <text:p>AI Makes 3D Models From Photos - https://www.youtube.com/watch?v=HO1LYJb818Q</text:p>
            <text:p/>
            <text:p>Font paper:</text:p>
            <text:p>http://vecg.cs.ucl.ac.uk/Projects/projects_fonts/projects_fonts.html</text:p>
            <text:p/>
            <text:p/>
            <text:p>We would like to thank our generous Patreon supporters who make Two Minute Papers possible:</text:p>
            <text:p>Andrew Melnychuk, Brian Gilman, Dave Rushton-Smith, Dennis Abts, Esa Turkulainen, Evan Breznyik, Kaben Gabriel Nanlohy, Michael Albrecht, Michael Jensen, Michael Orenstein, Steef,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589641/</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9-24 17:20:28</text:p>
          </table:table-cell>
          <table:table-cell office:value-type="string" calcext:value-type="string">
            <text:p>two minute papers, deep learning, research, educatio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77" calcext:value-type="float">
            <text:p>277</text:p>
          </table:table-cell>
          <table:table-cell office:value-type="float" office:value="29004" calcext:value-type="float">
            <text:p>29004</text:p>
          </table:table-cell>
          <table:table-cell office:value-type="float" office:value="1051" calcext:value-type="float">
            <text:p>1051</text:p>
          </table:table-cell>
          <table:table-cell office:value-type="float" office:value="10" calcext:value-type="float">
            <text:p>1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48</text:p>
          </table:table-cell>
          <table:table-cell table:formula="of:=YEAR([.E30])" office:value-type="float" office:value="2017" calcext:value-type="float">
            <text:p>2017</text:p>
          </table:table-cell>
          <table:table-cell table:formula="of:=MONTH([.E30])" office:value-type="float" office:value="9" calcext:value-type="float">
            <text:p>9</text:p>
          </table:table-cell>
          <table:table-cell/>
          <table:table-cell table:style-name="ce3" office:value-type="date" office:date-value="2016-05-01" calcext:value-type="date">
            <text:p>2016-05-01</text:p>
          </table:table-cell>
          <table:table-cell table:formula="of:=COUNTIFS([.$S$2:.$S$146];YEAR([.V30]);[.$T$2:.$T$146];MONTH([.V30]))" office:value-type="float" office:value="0" calcext:value-type="float">
            <text:p>0</text:p>
          </table:table-cell>
          <table:table-cell table:formula="of:=SUMIFS([.K$2:.K$146];[.$S$2:.$S$146];YEAR([.$V30]);[.$T$2:.$T$146];MONTH([.$V30]))" office:value-type="float" office:value="0" calcext:value-type="float">
            <text:p>0</text:p>
          </table:table-cell>
          <table:table-cell table:formula="of:=SUMIFS([.L$2:.L$146];[.$S$2:.$S$146];YEAR([.$V30]);[.$T$2:.$T$146];MONTH([.$V30]))/10000" office:value-type="float" office:value="0" calcext:value-type="float">
            <text:p>0</text:p>
          </table:table-cell>
          <table:table-cell table:formula="of:=SUMIFS([.M$2:.M$146];[.$S$2:.$S$146];YEAR([.$V30]);[.$T$2:.$T$146];MONTH([.$V30]))/1000" office:value-type="float" office:value="0" calcext:value-type="float">
            <text:p>0</text:p>
          </table:table-cell>
          <table:table-cell table:formula="of:=SUMIFS([.N$2:.N$146];[.$S$2:.$S$146];YEAR([.$V30]);[.$T$2:.$T$146];MONTH([.$V30]))" office:value-type="float" office:value="0" calcext:value-type="float">
            <text:p>0</text:p>
          </table:table-cell>
          <table:table-cell table:formula="of:=SUMIFS([.O$2:.O$146];[.$S$2:.$S$146];YEAR([.$V30]);[.$T$2:.$T$146];MONTH([.$V30]))/100" office:value-type="float" office:value="0" calcext:value-type="float">
            <text:p>0</text:p>
          </table:table-cell>
        </table:table-row>
        <table:table-row table:style-name="ro1">
          <table:table-cell office:value-type="float" office:value="437" calcext:value-type="float">
            <text:p>437</text:p>
          </table:table-cell>
          <table:table-cell office:value-type="string" calcext:value-type="string">
            <text:p>MUVbqQ3STFA</text:p>
          </table:table-cell>
          <table:table-cell office:value-type="string" calcext:value-type="string">
            <text:p>AI learns to Create <text:s/>KZF Videos Cat Pictures: Papers in Two Minutes #1</text:p>
          </table:table-cell>
          <table:table-cell office:value-type="string" calcext:value-type="string">
            <text:p>Some beautiful new GAN results have been published, so let's have a quick look at the pretty pictures.</text:p>
            <text:p>More AI Safety coming soon of course.</text:p>
            <text:p/>
            <text:p>With apologies to Two Minute Papers: https://www.youtube.com/user/keeroyz</text:p>
            <text:p>The Computerphile video: https://www.youtube.com/watch?v=Sw9r8CL98N0</text:p>
            <text:p>The Paper "Unsupervised Representation Learning With Deep Convolutional GANs": https://arxiv.org/pdf/1511.06434.pdf</text:p>
            <text:p>The Paper "Progressive Growing Of Gans For Improved Quality, Stability, And Variation": http://research.nvidia.com/sites/default/files/pubs/2017-10_Progressive-Growing-of//karras2017gan-paper.pdf</text:p>
            <text:p>The AMAZING video for that paper: https://www.youtube.com/watch?v=XOxxPcy5Gr4</text:p>
            <text:p> </text:p>
            <text:p/>
            <text:p>With thanks to my excellent Patreon supporters:</text:p>
            <text:p>https://www.patreon.com/robertskmiles</text:p>
            <text:p/>
            <text:p>Steef </text:p>
            <text:p>Sara Tjder</text:p>
            <text:p>Jason Strack</text:p>
            <text:p>Chad Jones</text:p>
            <text:p>Stefan Skiles</text:p>
            <text:p>Katie Byrne</text:p>
            <text:p>Ziyang Liu</text:p>
            <text:p>Jordan Medina</text:p>
            <text:p>Kyle Scott</text:p>
            <text:p>Jason Hise</text:p>
            <text:p>David Rasmussen</text:p>
            <text:p>Heavy Empty</text:p>
            <text:p>James McCuen</text:p>
            <text:p>Richrd Nagyfi</text:p>
            <text:p>Ammar Mousali</text:p>
            <text:p>Scott Zockoll</text:p>
            <text:p>Charles Miller</text:p>
            <text:p>Joshua Richardson</text:p>
            <text:p>Jonatan R</text:p>
            <text:p>Michael Greve</text:p>
            <text:p>robertvanduursen </text:p>
            <text:p>The Guru Of Vision</text:p>
            <text:p>Fabrizio Pisani</text:p>
            <text:p>Alexander Hartvig Nielsen</text:p>
            <text:p>Volodymyr </text:p>
            <text:p>David Tjder</text:p>
            <text:p>Paul Mason</text:p>
            <text:p>Ben Scanlon</text:p>
            <text:p>Julius Brash</text:p>
            <text:p>Mike Bird</text:p>
            <text:p>Taylor Winning</text:p>
            <text:p>Ville Ahlgren</text:p>
            <text:p>Roman Nekhoroshev</text:p>
            <text:p>Peggy Youell</text:p>
            <text:p>Konsta </text:p>
            <text:p>William Hendley</text:p>
            <text:p>Almighty Dodd</text:p>
            <text:p>DGJono </text:p>
            <text:p>Matthias Meger</text:p>
            <text:p>Scott Stevens</text:p>
            <text:p>Michael Ore</text:p>
            <text:p>Robert Bridges</text:p>
            <text:p>Dmitri Afanasjev</text:p>
            <text:p>Brian Sandberg</text:p>
            <text:p>Einar Ueland</text:p>
            <text:p>Lo Rez</text:p>
            <text:p>Stephen Paul</text:p>
            <text:p>Marcel Ward</text:p>
            <text:p>Andrew Weir</text:p>
            <text:p>Pontus Carlsson</text:p>
            <text:p>Taylor Smith</text:p>
            <text:p>Ben Archer</text:p>
            <text:p>Ivan Pochesnev</text:p>
            <text:p>Scott McCarthy</text:p>
            <text:p>Kabs Kabs Kabs Kabs</text:p>
            <text:p>Phil </text:p>
            <text:p>Christopher Askin</text:p>
            <text:p>Tendayi Mawushe</text:p>
            <text:p>Gabriel Behm</text:p>
            <text:p>Anne Kohlbrenner</text:p>
            <text:p>Jake Fish</text:p>
            <text:p>Filip </text:p>
            <text:p>Bjorn Nyblad</text:p>
            <text:p>Stefan Laurie</text:p>
            <text:p>Tom O'Connor</text:p>
            <text:p>pmilian </text:p>
            <text:p>Jussi Mnnist</text:p>
            <text:p>Cameron Kinsel</text:p>
            <text:p>Matanya Loewenthal</text:p>
            <text:p>Wr4thon </text:p>
            <text:p>Dave Tapley</text:p>
            <text:p>Archy de Berker</text:p>
            <text:p/>
            <text:p>https://www.patreon.com/robertskmiles</text:p>
          </table:table-cell>
          <table:table-cell table:style-name="ce2" office:value-type="string" calcext:value-type="string">
            <text:p>2017-10-29 11:49:20</text:p>
          </table:table-cell>
          <table:table-cell office:value-type="string" calcext:value-type="string">
            <text:p>AI, AGI, Artificial Intelligence, AI risk, AI safety, robert miles, robert miles AI, machine learning, two minute papers, 2 minute papers, generative adversarial network, generative adversarial networks, GAN, GANs, neural net, neural network, celebrity, cat pictures, cat, cats, face, faces</text:p>
          </table:table-cell>
          <table:table-cell office:value-type="string" calcext:value-type="string">
            <text:p>NULL</text:p>
          </table:table-cell>
          <table:table-cell office:value-type="string" calcext:value-type="string">
            <text:p>en-GB</text:p>
          </table:table-cell>
          <table:table-cell office:value-type="string" calcext:value-type="string">
            <text:p>Robert Miles</text:p>
          </table:table-cell>
          <table:table-cell office:value-type="string" calcext:value-type="string">
            <text:p>UCLB7AzTwc6VFZrBsO2ucBMg</text:p>
          </table:table-cell>
          <table:table-cell office:value-type="float" office:value="320" calcext:value-type="float">
            <text:p>320</text:p>
          </table:table-cell>
          <table:table-cell office:value-type="float" office:value="38380" calcext:value-type="float">
            <text:p>38380</text:p>
          </table:table-cell>
          <table:table-cell office:value-type="float" office:value="2524" calcext:value-type="float">
            <text:p>2524</text:p>
          </table:table-cell>
          <table:table-cell office:value-type="float" office:value="33" calcext:value-type="float">
            <text:p>33</text:p>
          </table:table-cell>
          <table:table-cell office:value-type="float" office:value="177" calcext:value-type="float">
            <text:p>17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5:24</text:p>
          </table:table-cell>
          <table:table-cell table:formula="of:=YEAR([.E31])" office:value-type="float" office:value="2017" calcext:value-type="float">
            <text:p>2017</text:p>
          </table:table-cell>
          <table:table-cell table:formula="of:=MONTH([.E31])" office:value-type="float" office:value="10" calcext:value-type="float">
            <text:p>10</text:p>
          </table:table-cell>
          <table:table-cell/>
          <table:table-cell table:style-name="ce3" office:value-type="date" office:date-value="2016-06-01" calcext:value-type="date">
            <text:p>2016-06-01</text:p>
          </table:table-cell>
          <table:table-cell table:formula="of:=COUNTIFS([.$S$2:.$S$146];YEAR([.V31]);[.$T$2:.$T$146];MONTH([.V31]))" office:value-type="float" office:value="0" calcext:value-type="float">
            <text:p>0</text:p>
          </table:table-cell>
          <table:table-cell table:formula="of:=SUMIFS([.K$2:.K$146];[.$S$2:.$S$146];YEAR([.$V31]);[.$T$2:.$T$146];MONTH([.$V31]))" office:value-type="float" office:value="0" calcext:value-type="float">
            <text:p>0</text:p>
          </table:table-cell>
          <table:table-cell table:formula="of:=SUMIFS([.L$2:.L$146];[.$S$2:.$S$146];YEAR([.$V31]);[.$T$2:.$T$146];MONTH([.$V31]))/10000" office:value-type="float" office:value="0" calcext:value-type="float">
            <text:p>0</text:p>
          </table:table-cell>
          <table:table-cell table:formula="of:=SUMIFS([.M$2:.M$146];[.$S$2:.$S$146];YEAR([.$V31]);[.$T$2:.$T$146];MONTH([.$V31]))/1000" office:value-type="float" office:value="0" calcext:value-type="float">
            <text:p>0</text:p>
          </table:table-cell>
          <table:table-cell table:formula="of:=SUMIFS([.N$2:.N$146];[.$S$2:.$S$146];YEAR([.$V31]);[.$T$2:.$T$146];MONTH([.$V31]))" office:value-type="float" office:value="0" calcext:value-type="float">
            <text:p>0</text:p>
          </table:table-cell>
          <table:table-cell table:formula="of:=SUMIFS([.O$2:.O$146];[.$S$2:.$S$146];YEAR([.$V31]);[.$T$2:.$T$146];MONTH([.$V31]))/100" office:value-type="float" office:value="0" calcext:value-type="float">
            <text:p>0</text:p>
          </table:table-cell>
        </table:table-row>
        <table:table-row table:style-name="ro1">
          <table:table-cell office:value-type="float" office:value="398" calcext:value-type="float">
            <text:p>398</text:p>
          </table:table-cell>
          <table:table-cell office:value-type="string" calcext:value-type="string">
            <text:p>VKoLGnq15RM</text:p>
          </table:table-cell>
          <table:table-cell office:value-type="string" calcext:value-type="string">
            <text:p>Capsule Networks: An Improvement to Convolutional Networks</text:p>
          </table:table-cell>
          <table:table-cell office:value-type="string" calcext:value-type="string">
            <text:p>Geoffrey Hinton (who popularized backpropagation in the 80s) recently published his long-awaited paper on "Capsule Networks" - which provide state of the art classification accuracy on the MNIST dataset. In this video I'll go over how Convolutional networks work, some improvements to them over the years, then i'll go over capsule networks in both theory and code.</text:p>
            <text:p/>
            <text:p>Code for this video: </text:p>
            <text:p>https://github.com/llSourcell/capsule_networks</text:p>
            <text:p/>
            <text:p>Please Subscribe! And like. And comment. That's what keeps me going.</text:p>
            <text:p/>
            <text:p>Follow me:</text:p>
            <text:p>Twitter: https://twitter.com/sirajraval</text:p>
            <text:p>Facebook: https://www.facebook.com/sirajology</text:p>
            <text:p/>
            <text:p/>
            <text:p>More learning resources:</text:p>
            <text:p>https://www.youtube.com/watch?v=FTr3n7uBIuE</text:p>
            <text:p>https://www.youtube.com/watch?v=cAICT4Al5Ow</text:p>
            <text:p>https://www.youtube.com/watch?v=qVwm-9P609I</text:p>
            <text:p>https://www.youtube.com/watch?v=LodC7Zm3X8Q</text:p>
            <text:p>https://github.com/naturomics/CapsNet-Tensorflow</text:p>
            <text:p>https://www.reddit.com/r/MachineLearning/comments/78zvc4/r_171009829_dynamic_routing_between_capsules/</text:p>
            <text:p/>
            <text:p>Join us in the Wizards Slack channel:</text:p>
            <text:p>http://wizards.herokuapp.com/</text:p>
            <text:p/>
            <text:p>And please support me on Patreon:</text:p>
            <text:p>https://www.patreon.com/user?u=3191693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10-31 18:13:59</text:p>
          </table:table-cell>
          <table:table-cell office:value-type="string" calcext:value-type="string">
            <text:p>capsule neural network, capsule networks, capsules, siraj raval capsule, capsule network, capsule net, capsnet, capsule network hinton, capsule networks hinton, capsulenet, capsule hinton, hinton capsules, hinton capsule, siraj, siraj raval, udacity, python, programming, coding, software, engineering, data, analytics, deep learning, convolutional network, ML, coursera, capsule, image classification, hinton, geoffrey hinton, artificial intelligence, google, deepmind, machine learning</text:p>
          </table:table-cell>
          <table:table-cell table:number-columns-repeated="2"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1364" calcext:value-type="float">
            <text:p>1364</text:p>
          </table:table-cell>
          <table:table-cell office:value-type="float" office:value="126525" calcext:value-type="float">
            <text:p>126525</text:p>
          </table:table-cell>
          <table:table-cell office:value-type="float" office:value="3033" calcext:value-type="float">
            <text:p>3033</text:p>
          </table:table-cell>
          <table:table-cell office:value-type="float" office:value="157" calcext:value-type="float">
            <text:p>157</text:p>
          </table:table-cell>
          <table:table-cell office:value-type="float" office:value="239" calcext:value-type="float">
            <text:p>23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23</text:p>
          </table:table-cell>
          <table:table-cell table:formula="of:=YEAR([.E32])" office:value-type="float" office:value="2017" calcext:value-type="float">
            <text:p>2017</text:p>
          </table:table-cell>
          <table:table-cell table:formula="of:=MONTH([.E32])" office:value-type="float" office:value="10" calcext:value-type="float">
            <text:p>10</text:p>
          </table:table-cell>
          <table:table-cell/>
          <table:table-cell table:style-name="ce3" office:value-type="date" office:date-value="2016-07-01" calcext:value-type="date">
            <text:p>2016-07-01</text:p>
          </table:table-cell>
          <table:table-cell table:formula="of:=COUNTIFS([.$S$2:.$S$146];YEAR([.V32]);[.$T$2:.$T$146];MONTH([.V32]))" office:value-type="float" office:value="1" calcext:value-type="float">
            <text:p>1</text:p>
          </table:table-cell>
          <table:table-cell table:formula="of:=SUMIFS([.K$2:.K$146];[.$S$2:.$S$146];YEAR([.$V32]);[.$T$2:.$T$146];MONTH([.$V32]))" office:value-type="float" office:value="329" calcext:value-type="float">
            <text:p>329</text:p>
          </table:table-cell>
          <table:table-cell table:formula="of:=SUMIFS([.L$2:.L$146];[.$S$2:.$S$146];YEAR([.$V32]);[.$T$2:.$T$146];MONTH([.$V32]))/10000" office:value-type="float" office:value="10.8434" calcext:value-type="float">
            <text:p>10.8434</text:p>
          </table:table-cell>
          <table:table-cell table:formula="of:=SUMIFS([.M$2:.M$146];[.$S$2:.$S$146];YEAR([.$V32]);[.$T$2:.$T$146];MONTH([.$V32]))/1000" office:value-type="float" office:value="1.72" calcext:value-type="float">
            <text:p>1.72</text:p>
          </table:table-cell>
          <table:table-cell table:formula="of:=SUMIFS([.N$2:.N$146];[.$S$2:.$S$146];YEAR([.$V32]);[.$T$2:.$T$146];MONTH([.$V32]))" office:value-type="float" office:value="70" calcext:value-type="float">
            <text:p>70</text:p>
          </table:table-cell>
          <table:table-cell table:formula="of:=SUMIFS([.O$2:.O$146];[.$S$2:.$S$146];YEAR([.$V32]);[.$T$2:.$T$146];MONTH([.$V32]))/100" office:value-type="float" office:value="1.83" calcext:value-type="float">
            <text:p>1.83</text:p>
          </table:table-cell>
        </table:table-row>
        <table:table-row table:style-name="ro1">
          <table:table-cell office:value-type="float" office:value="454" calcext:value-type="float">
            <text:p>454</text:p>
          </table:table-cell>
          <table:table-cell office:value-type="string" calcext:value-type="string">
            <text:p>IjdWn9AZfcg</text:p>
          </table:table-cell>
          <table:table-cell office:value-type="string" calcext:value-type="string">
            <text:p>Chuang Gan: Video Understanding: From Tags to Language</text:p>
          </table:table-cell>
          <table:table-cell office:value-type="string" calcext:value-type="string">
            <text:p>Chuang Gan:</text:p>
            <text:p/>
            <text:p>Video Understanding: From Tags to Language</text:p>
            <text:p/>
            <text:p/>
            <text:p>Abstract: </text:p>
            <text:p>The increasing ubiquity of devices capable of capturing videos has led to an explosion in the amount of recorded video content. Instead of eyeballing the videos for potentially useful information, it has therefore been a pressing need to develop automatic video analysis and understanding algorithms for various applications. However, understanding videos on a large scale remains challenging: large variations and complexities, time-consuming annotations, and a wide range of involved video concepts. In light of these challenges, my research towards video understanding focuses on designing effective network architectures to learn robust video representations, learning video concepts from weak supervision and building a stronger connection between language and vision. In this talk, I will first introduce a Deep Event Network (DevNet) that can simultaneously detect pre-defined events and localize spatial-temporal key evidence. Then I will show how web crawled videos and images could be utilized for learning video concepts. Finally, I will present our recent efforts to connect visual understanding to language through attractive visual captioning and visual question segmentation.</text:p>
          </table:table-cell>
          <table:table-cell table:style-name="ce2" office:value-type="string" calcext:value-type="string">
            <text:p>2017-11-02 00:20:28</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149" calcext:value-type="float">
            <text:p>3149</text:p>
          </table:table-cell>
          <table:table-cell office:value-type="float" office:value="932" calcext:value-type="float">
            <text:p>93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56:07</text:p>
          </table:table-cell>
          <table:table-cell table:formula="of:=YEAR([.E33])" office:value-type="float" office:value="2017" calcext:value-type="float">
            <text:p>2017</text:p>
          </table:table-cell>
          <table:table-cell table:formula="of:=MONTH([.E33])" office:value-type="float" office:value="11" calcext:value-type="float">
            <text:p>11</text:p>
          </table:table-cell>
          <table:table-cell/>
          <table:table-cell table:style-name="ce3" office:value-type="date" office:date-value="2016-08-01" calcext:value-type="date">
            <text:p>2016-08-01</text:p>
          </table:table-cell>
          <table:table-cell table:formula="of:=COUNTIFS([.$S$2:.$S$146];YEAR([.V33]);[.$T$2:.$T$146];MONTH([.V33]))" office:value-type="float" office:value="0" calcext:value-type="float">
            <text:p>0</text:p>
          </table:table-cell>
          <table:table-cell table:formula="of:=SUMIFS([.K$2:.K$146];[.$S$2:.$S$146];YEAR([.$V33]);[.$T$2:.$T$146];MONTH([.$V33]))" office:value-type="float" office:value="0" calcext:value-type="float">
            <text:p>0</text:p>
          </table:table-cell>
          <table:table-cell table:formula="of:=SUMIFS([.L$2:.L$146];[.$S$2:.$S$146];YEAR([.$V33]);[.$T$2:.$T$146];MONTH([.$V33]))/10000" office:value-type="float" office:value="0" calcext:value-type="float">
            <text:p>0</text:p>
          </table:table-cell>
          <table:table-cell table:formula="of:=SUMIFS([.M$2:.M$146];[.$S$2:.$S$146];YEAR([.$V33]);[.$T$2:.$T$146];MONTH([.$V33]))/1000" office:value-type="float" office:value="0" calcext:value-type="float">
            <text:p>0</text:p>
          </table:table-cell>
          <table:table-cell table:formula="of:=SUMIFS([.N$2:.N$146];[.$S$2:.$S$146];YEAR([.$V33]);[.$T$2:.$T$146];MONTH([.$V33]))" office:value-type="float" office:value="0" calcext:value-type="float">
            <text:p>0</text:p>
          </table:table-cell>
          <table:table-cell table:formula="of:=SUMIFS([.O$2:.O$146];[.$S$2:.$S$146];YEAR([.$V33]);[.$T$2:.$T$146];MONTH([.$V33]))/100" office:value-type="float" office:value="0" calcext:value-type="float">
            <text:p>0</text:p>
          </table:table-cell>
        </table:table-row>
        <table:table-row table:style-name="ro1">
          <table:table-cell office:value-type="float" office:value="368" calcext:value-type="float">
            <text:p>368</text:p>
          </table:table-cell>
          <table:table-cell office:value-type="string" calcext:value-type="string">
            <text:p>yz6dNf7X7SA</text:p>
          </table:table-cell>
          <table:table-cell office:value-type="string" calcext:value-type="string">
            <text:p>Generating Pokemon with a Generative Adversarial Network</text:p>
          </table:table-cell>
          <table:table-cell office:value-type="string" calcext:value-type="string">
            <text:p>Gotta train 'em all! Let's generate some new pokemon using the power of Generative Adversarial Networks. This is a newer deep learning technique invented by a researcher &amp; friend of mine named Ian Goodfellow. Yann LeCunn called it the coolest idea in the past 2 decades. I'll explain how it works, some more recent improvements, then we'll go through the code. </text:p>
            <text:p/>
            <text:p>Code for this video:</text:p>
            <text:p>https://github.com/llSourcell/Pokemon_GAN</text:p>
            <text:p/>
            <text:p>Please Subscribe! And like. And comment. That's what keeps me going.</text:p>
            <text:p/>
            <text:p>Want more inspiration &amp; education? Follow me:</text:p>
            <text:p>Twitter: https://twitter.com/sirajraval</text:p>
            <text:p>Facebook: https://www.facebook.com/sirajology</text:p>
            <text:p/>
            <text:p/>
            <text:p>More learning resources:</text:p>
            <text:p>https://www.oreilly.com/learning/generative-adversarial-networks-for-beginners</text:p>
            <text:p>https://www.analyticsvidhya.com/blog/2017/06/introductory-generative-adversarial-networks-gans/</text:p>
            <text:p>https://github.com/uclaacmai/Generative-Adversarial-Network-Tutorial</text:p>
            <text:p>http://blog.aylien.com/introduction-generative-adversarial-networks-code-tensorflow/</text:p>
            <text:p>https://www.slideshare.net/ThomasDaSilvaPaula/a-very-gentle-introduction-to-generative-adversarial-networks-aka-gans-71614428</text:p>
            <text:p>https://medium.com/@devnag/generative-adversarial-networks-gans-in-50-lines-of-code-pytorch-e81b79659e3f</text:p>
            <text:p>https://medium.com/@awjuliani/generative-adversarial-networks-explained-with-a-classic-spongebob-squarepants-episode-54deab2fce39</text:p>
            <text:p/>
            <text:p>Join us in the Wizards Slack channel:</text:p>
            <text:p>http://wizards.herokuapp.com/</text:p>
            <text:p/>
            <text:p>And please support me on Patreon:</text:p>
            <text:p>https://www.patreon.com/user?u=3191693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11-07 18:51:03</text:p>
          </table:table-cell>
          <table:table-cell office:value-type="string" calcext:value-type="string">
            <text:p>siraj raval pokemon, pokegan, pokemon gans, generating pokemon, pokemon gan, gan pokemon, siraj pokemon, generate pokemon, generative adversarial network, generative adversarial networks, gan network, generative adversarial networks tutorial, deep learning, learn coding, learn programming, artifiical intelligence, software, engineering, computer, GAN, programming, AI, machine learning, nvidia, coding, GPU, neural net, neural network, code, image generation</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1529" calcext:value-type="float">
            <text:p>1529</text:p>
          </table:table-cell>
          <table:table-cell office:value-type="float" office:value="131845" calcext:value-type="float">
            <text:p>131845</text:p>
          </table:table-cell>
          <table:table-cell office:value-type="float" office:value="3086" calcext:value-type="float">
            <text:p>3086</text:p>
          </table:table-cell>
          <table:table-cell office:value-type="float" office:value="227" calcext:value-type="float">
            <text:p>227</text:p>
          </table:table-cell>
          <table:table-cell office:value-type="float" office:value="335" calcext:value-type="float">
            <text:p>33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49</text:p>
          </table:table-cell>
          <table:table-cell table:formula="of:=YEAR([.E34])" office:value-type="float" office:value="2017" calcext:value-type="float">
            <text:p>2017</text:p>
          </table:table-cell>
          <table:table-cell table:formula="of:=MONTH([.E34])" office:value-type="float" office:value="11" calcext:value-type="float">
            <text:p>11</text:p>
          </table:table-cell>
          <table:table-cell/>
          <table:table-cell table:style-name="ce3" office:value-type="date" office:date-value="2016-09-01" calcext:value-type="date">
            <text:p>2016-09-01</text:p>
          </table:table-cell>
          <table:table-cell table:formula="of:=COUNTIFS([.$S$2:.$S$146];YEAR([.V34]);[.$T$2:.$T$146];MONTH([.V34]))" office:value-type="float" office:value="1" calcext:value-type="float">
            <text:p>1</text:p>
          </table:table-cell>
          <table:table-cell table:formula="of:=SUMIFS([.K$2:.K$146];[.$S$2:.$S$146];YEAR([.$V34]);[.$T$2:.$T$146];MONTH([.$V34]))" office:value-type="float" office:value="348" calcext:value-type="float">
            <text:p>348</text:p>
          </table:table-cell>
          <table:table-cell table:formula="of:=SUMIFS([.L$2:.L$146];[.$S$2:.$S$146];YEAR([.$V34]);[.$T$2:.$T$146];MONTH([.$V34]))/10000" office:value-type="float" office:value="13.7306" calcext:value-type="float">
            <text:p>13.7306</text:p>
          </table:table-cell>
          <table:table-cell table:formula="of:=SUMIFS([.M$2:.M$146];[.$S$2:.$S$146];YEAR([.$V34]);[.$T$2:.$T$146];MONTH([.$V34]))/1000" office:value-type="float" office:value="1.835" calcext:value-type="float">
            <text:p>1.835</text:p>
          </table:table-cell>
          <table:table-cell table:formula="of:=SUMIFS([.N$2:.N$146];[.$S$2:.$S$146];YEAR([.$V34]);[.$T$2:.$T$146];MONTH([.$V34]))" office:value-type="float" office:value="117" calcext:value-type="float">
            <text:p>117</text:p>
          </table:table-cell>
          <table:table-cell table:formula="of:=SUMIFS([.O$2:.O$146];[.$S$2:.$S$146];YEAR([.$V34]);[.$T$2:.$T$146];MONTH([.$V34]))/100" office:value-type="float" office:value="2.37" calcext:value-type="float">
            <text:p>2.37</text:p>
          </table:table-cell>
        </table:table-row>
        <table:table-row table:style-name="ro1">
          <table:table-cell office:value-type="float" office:value="395" calcext:value-type="float">
            <text:p>395</text:p>
          </table:table-cell>
          <table:table-cell office:value-type="string" calcext:value-type="string">
            <text:p>4eIBisqx9_g</text:p>
          </table:table-cell>
          <table:table-cell office:value-type="string" calcext:value-type="string">
            <text:p>YOLO Object Detection (TensorFlow tutorial)</text:p>
          </table:table-cell>
          <table:table-cell office:value-type="string" calcext:value-type="string">
            <text:p>You Only Look Once - this object detection algorithm is currently the state of the art, outperforming R-CNN and it's variants. I'll go into some different object detection algorithm improvements over the years, then dive into YOLO theory and a programmatic implementation using Tensorflow!</text:p>
            <text:p/>
            <text:p>Code for this video:</text:p>
            <text:p>https://github.com/llSourcell/YOLO_Object_Detection</text:p>
            <text:p/>
            <text:p>Please Subscribe! And like. And comment. That's what keeps me going.</text:p>
            <text:p/>
            <text:p>Want more inspiration &amp; education? Follow me:</text:p>
            <text:p>Twitter: https://twitter.com/sirajraval</text:p>
            <text:p>Facebook: https://www.facebook.com/sirajology</text:p>
            <text:p/>
            <text:p/>
            <text:p>More learning resources:</text:p>
            <text:p>https://pjreddie.com/darknet/yolo/</text:p>
            <text:p>https://timebutt.github.io/static/how-to-train-yolov2-to-detect-custom-objects/</text:p>
            <text:p>http://machinethink.net/blog/object-detection-with-yolo/</text:p>
            <text:p>https://github.com/pjreddie/darknet/wiki/YOLO:-Real-Time-Object-Detection</text:p>
            <text:p>https://github.com/KleinYuan/easy-yolo</text:p>
            <text:p>https://medium.com/@xslittlegrass/almost-real-time-vehicle-detection-using-yolo-da0f016b43de</text:p>
            <text:p>https://medium.com/diaryofawannapreneur/yolo-you-only-look-once-for-object-detection-explained-6f80ea7aaa1e</text:p>
            <text:p/>
            <text:p>Join us in the Wizards Slack channel:</text:p>
            <text:p>http://wizards.herokuapp.com/</text:p>
            <text:p/>
            <text:p>And please support me on Patreon:</text:p>
            <text:p>https://www.patreon.com/user?u=3191693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11-15 20:31:03</text:p>
          </table:table-cell>
          <table:table-cell office:value-type="string" calcext:value-type="string">
            <text:p>yolo object detection tutorial, yolo algorithm youtube, yolo object detection, yolo algorithm, yolo object detection github, yolo object detection code, yolo object detection python, yolo object detection algorithm, yolo ai, siraj raval yolo, yolo algorithm explained, yolo algorithm github, yolo object detection tensorflow, yolo darknet, yolo machine learning, yolo tutorial, yolo detection, yolo deep learning, yolo image recognition, object detection, darknet yolo</text:p>
          </table:table-cell>
          <table:table-cell office:value-type="string" calcext:value-type="string">
            <text:p>en</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1311" calcext:value-type="float">
            <text:p>1311</text:p>
          </table:table-cell>
          <table:table-cell office:value-type="float" office:value="1000270" calcext:value-type="float">
            <text:p>1000270</text:p>
          </table:table-cell>
          <table:table-cell office:value-type="float" office:value="18584" calcext:value-type="float">
            <text:p>18584</text:p>
          </table:table-cell>
          <table:table-cell office:value-type="float" office:value="885" calcext:value-type="float">
            <text:p>885</text:p>
          </table:table-cell>
          <table:table-cell office:value-type="float" office:value="943" calcext:value-type="float">
            <text:p>94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07</text:p>
          </table:table-cell>
          <table:table-cell table:formula="of:=YEAR([.E35])" office:value-type="float" office:value="2017" calcext:value-type="float">
            <text:p>2017</text:p>
          </table:table-cell>
          <table:table-cell table:formula="of:=MONTH([.E35])" office:value-type="float" office:value="11" calcext:value-type="float">
            <text:p>11</text:p>
          </table:table-cell>
          <table:table-cell/>
          <table:table-cell table:style-name="ce3" office:value-type="date" office:date-value="2016-10-01" calcext:value-type="date">
            <text:p>2016-10-01</text:p>
          </table:table-cell>
          <table:table-cell table:formula="of:=COUNTIFS([.$S$2:.$S$146];YEAR([.V35]);[.$T$2:.$T$146];MONTH([.V35]))" office:value-type="float" office:value="0" calcext:value-type="float">
            <text:p>0</text:p>
          </table:table-cell>
          <table:table-cell table:formula="of:=SUMIFS([.K$2:.K$146];[.$S$2:.$S$146];YEAR([.$V35]);[.$T$2:.$T$146];MONTH([.$V35]))" office:value-type="float" office:value="0" calcext:value-type="float">
            <text:p>0</text:p>
          </table:table-cell>
          <table:table-cell table:formula="of:=SUMIFS([.L$2:.L$146];[.$S$2:.$S$146];YEAR([.$V35]);[.$T$2:.$T$146];MONTH([.$V35]))/10000" office:value-type="float" office:value="0" calcext:value-type="float">
            <text:p>0</text:p>
          </table:table-cell>
          <table:table-cell table:formula="of:=SUMIFS([.M$2:.M$146];[.$S$2:.$S$146];YEAR([.$V35]);[.$T$2:.$T$146];MONTH([.$V35]))/1000" office:value-type="float" office:value="0" calcext:value-type="float">
            <text:p>0</text:p>
          </table:table-cell>
          <table:table-cell table:formula="of:=SUMIFS([.N$2:.N$146];[.$S$2:.$S$146];YEAR([.$V35]);[.$T$2:.$T$146];MONTH([.$V35]))" office:value-type="float" office:value="0" calcext:value-type="float">
            <text:p>0</text:p>
          </table:table-cell>
          <table:table-cell table:formula="of:=SUMIFS([.O$2:.O$146];[.$S$2:.$S$146];YEAR([.$V35]);[.$T$2:.$T$146];MONTH([.$V35]))/100" office:value-type="float" office:value="0" calcext:value-type="float">
            <text:p>0</text:p>
          </table:table-cell>
        </table:table-row>
        <table:table-row table:style-name="ro1">
          <table:table-cell office:value-type="float" office:value="427" calcext:value-type="float">
            <text:p>427</text:p>
          </table:table-cell>
          <table:table-cell office:value-type="string" calcext:value-type="string">
            <text:p>VrgYtFhVGmg</text:p>
          </table:table-cell>
          <table:table-cell office:value-type="string" calcext:value-type="string">
            <text:p>NVIDIA's AI Dreams Up Imaginary Celebrities | Two Minute Papers #207</text:p>
          </table:table-cell>
          <table:table-cell office:value-type="string" calcext:value-type="string">
            <text:p>The paper "Progressive Growing of GANs for Improved Quality, Stability, and Variation" and its source code is available here:</text:p>
            <text:p>http://research.nvidia.com/publication/2017-10_Progressive-Growing-of</text:p>
            <text:p/>
            <text:p>Our Patreon page with some really cool perks:</text:p>
            <text:p>https://www.patreon.com/TwoMinutePapers</text:p>
            <text:p/>
            <text:p>We would like to thank our generous Patreon supporters who make Two Minute Papers possible:</text:p>
            <text:p>Andrew Melnychuk, Brian Gilman, Christoph Jadanowski, Dave Rushton-Smith, Dennis Abts, Eric Haddad, Esa Turkulainen, Evan Breznyik, Kaben Gabriel Nanlohy, Malek Cellier, Michael Albrecht, Michael Jensen, Michael Orenstein, Raul Arajo da Silva, Robin Graham, Steef, Steve Messina,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911332/</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11-18 15:50:28</text:p>
          </table:table-cell>
          <table:table-cell office:value-type="string" calcext:value-type="string">
            <text:p>two minute papers, research, education, deep learning, ai, nvidia</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30" calcext:value-type="float">
            <text:p>230</text:p>
          </table:table-cell>
          <table:table-cell office:value-type="float" office:value="70406" calcext:value-type="float">
            <text:p>70406</text:p>
          </table:table-cell>
          <table:table-cell office:value-type="float" office:value="2134" calcext:value-type="float">
            <text:p>2134</text:p>
          </table:table-cell>
          <table:table-cell office:value-type="float" office:value="31" calcext:value-type="float">
            <text:p>31</text:p>
          </table:table-cell>
          <table:table-cell office:value-type="float" office:value="143" calcext:value-type="float">
            <text:p>14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10</text:p>
          </table:table-cell>
          <table:table-cell table:formula="of:=YEAR([.E36])" office:value-type="float" office:value="2017" calcext:value-type="float">
            <text:p>2017</text:p>
          </table:table-cell>
          <table:table-cell table:formula="of:=MONTH([.E36])" office:value-type="float" office:value="11" calcext:value-type="float">
            <text:p>11</text:p>
          </table:table-cell>
          <table:table-cell/>
          <table:table-cell table:style-name="ce3" office:value-type="date" office:date-value="2016-11-01" calcext:value-type="date">
            <text:p>2016-11-01</text:p>
          </table:table-cell>
          <table:table-cell table:formula="of:=COUNTIFS([.$S$2:.$S$146];YEAR([.V36]);[.$T$2:.$T$146];MONTH([.V36]))" office:value-type="float" office:value="0" calcext:value-type="float">
            <text:p>0</text:p>
          </table:table-cell>
          <table:table-cell table:formula="of:=SUMIFS([.K$2:.K$146];[.$S$2:.$S$146];YEAR([.$V36]);[.$T$2:.$T$146];MONTH([.$V36]))" office:value-type="float" office:value="0" calcext:value-type="float">
            <text:p>0</text:p>
          </table:table-cell>
          <table:table-cell table:formula="of:=SUMIFS([.L$2:.L$146];[.$S$2:.$S$146];YEAR([.$V36]);[.$T$2:.$T$146];MONTH([.$V36]))/10000" office:value-type="float" office:value="0" calcext:value-type="float">
            <text:p>0</text:p>
          </table:table-cell>
          <table:table-cell table:formula="of:=SUMIFS([.M$2:.M$146];[.$S$2:.$S$146];YEAR([.$V36]);[.$T$2:.$T$146];MONTH([.$V36]))/1000" office:value-type="float" office:value="0" calcext:value-type="float">
            <text:p>0</text:p>
          </table:table-cell>
          <table:table-cell table:formula="of:=SUMIFS([.N$2:.N$146];[.$S$2:.$S$146];YEAR([.$V36]);[.$T$2:.$T$146];MONTH([.$V36]))" office:value-type="float" office:value="0" calcext:value-type="float">
            <text:p>0</text:p>
          </table:table-cell>
          <table:table-cell table:formula="of:=SUMIFS([.O$2:.O$146];[.$S$2:.$S$146];YEAR([.$V36]);[.$T$2:.$T$146];MONTH([.$V36]))/100" office:value-type="float" office:value="0" calcext:value-type="float">
            <text:p>0</text:p>
          </table:table-cell>
        </table:table-row>
        <table:table-row table:style-name="ro1">
          <table:table-cell office:value-type="float" office:value="443" calcext:value-type="float">
            <text:p>443</text:p>
          </table:table-cell>
          <table:table-cell office:value-type="string" calcext:value-type="string">
            <text:p>am895oU6mmY</text:p>
          </table:table-cell>
          <table:table-cell office:value-type="string" calcext:value-type="string">
            <text:p>Soumith Chintala Interview - Pytorch: Fast Differentiable Dynamic Graphs in Python</text:p>
          </table:table-cell>
          <table:table-cell office:value-type="string" calcext:value-type="string">
            <text:p>This week, well be featuring a series of shows recorded from Strange Loop, a great developer-focused conference that takes place every year right in my backyard! The conference is a multi-disciplinary melting pot of developers and thinkers across a variety of fields, and were happy to be able to bring a bit of it to those of you who couldnt make it in person! In this show I speak with Soumith Chintala, a Research Engineer in the Facebook AI Research Lab (FAIR).</text:p>
            <text:p/>
            <text:p>Soumith joined me at Strange Loop before his talk on Pytorch, the deep learning framework. In this talk we discuss the market evolution of deep learning frameworks and tools, different approaches to programming deep learning frameworks, Facebooks motivation for investing in Pytorch, and much more. This was a fun interview, I hope you enjoy!</text:p>
            <text:p/>
            <text:p>The notes for this show can be found at twimlai.com/talk/70</text:p>
            <text:p>For series information, visit twimlai.com/stloop</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
            <text:p>Lets Connect!</text:p>
            <text:p>Twimlai.com  https://twimlai.com/contact</text:p>
            <text:p>Twitter  https://twitter.com/twimlai</text:p>
            <text:p>Facebook  https://Facebook.com/Twimlai</text:p>
            <text:p>Medium  https://medium.com/this-week-in-machine-learning-ai</text:p>
          </table:table-cell>
          <table:table-cell table:style-name="ce2" office:value-type="string" calcext:value-type="string">
            <text:p>2017-11-21 18:16:21</text:p>
          </table:table-cell>
          <table:table-cell table:number-columns-repeated="3"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673" calcext:value-type="float">
            <text:p>2673</text:p>
          </table:table-cell>
          <table:table-cell office:value-type="float" office:value="803" calcext:value-type="float">
            <text:p>803</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55:26</text:p>
          </table:table-cell>
          <table:table-cell table:formula="of:=YEAR([.E37])" office:value-type="float" office:value="2017" calcext:value-type="float">
            <text:p>2017</text:p>
          </table:table-cell>
          <table:table-cell table:formula="of:=MONTH([.E37])" office:value-type="float" office:value="11" calcext:value-type="float">
            <text:p>11</text:p>
          </table:table-cell>
          <table:table-cell/>
          <table:table-cell table:style-name="ce3" office:value-type="date" office:date-value="2016-12-01" calcext:value-type="date">
            <text:p>2016-12-01</text:p>
          </table:table-cell>
          <table:table-cell table:formula="of:=COUNTIFS([.$S$2:.$S$146];YEAR([.V37]);[.$T$2:.$T$146];MONTH([.V37]))" office:value-type="float" office:value="3" calcext:value-type="float">
            <text:p>3</text:p>
          </table:table-cell>
          <table:table-cell table:formula="of:=SUMIFS([.K$2:.K$146];[.$S$2:.$S$146];YEAR([.$V37]);[.$T$2:.$T$146];MONTH([.$V37]))" office:value-type="float" office:value="1119" calcext:value-type="float">
            <text:p>1119</text:p>
          </table:table-cell>
          <table:table-cell table:formula="of:=SUMIFS([.L$2:.L$146];[.$S$2:.$S$146];YEAR([.$V37]);[.$T$2:.$T$146];MONTH([.$V37]))/10000" office:value-type="float" office:value="80.4325" calcext:value-type="float">
            <text:p>80.4325</text:p>
          </table:table-cell>
          <table:table-cell table:formula="of:=SUMIFS([.M$2:.M$146];[.$S$2:.$S$146];YEAR([.$V37]);[.$T$2:.$T$146];MONTH([.$V37]))/1000" office:value-type="float" office:value="13.34" calcext:value-type="float">
            <text:p>13.34</text:p>
          </table:table-cell>
          <table:table-cell table:formula="of:=SUMIFS([.N$2:.N$146];[.$S$2:.$S$146];YEAR([.$V37]);[.$T$2:.$T$146];MONTH([.$V37]))" office:value-type="float" office:value="622" calcext:value-type="float">
            <text:p>622</text:p>
          </table:table-cell>
          <table:table-cell table:formula="of:=SUMIFS([.O$2:.O$146];[.$S$2:.$S$146];YEAR([.$V37]);[.$T$2:.$T$146];MONTH([.$V37]))/100" office:value-type="float" office:value="9.91" calcext:value-type="float">
            <text:p>9.91</text:p>
          </table:table-cell>
        </table:table-row>
        <table:table-row table:style-name="ro1">
          <table:table-cell office:value-type="float" office:value="414" calcext:value-type="float">
            <text:p>414</text:p>
          </table:table-cell>
          <table:table-cell office:value-type="string" calcext:value-type="string">
            <text:p>NEscK5RCtlo</text:p>
          </table:table-cell>
          <table:table-cell office:value-type="string" calcext:value-type="string">
            <text:p>Terrain Generation With Deep Learning | Two Minute Papers #208</text:p>
          </table:table-cell>
          <table:table-cell office:value-type="string" calcext:value-type="string">
            <text:p>The paper "Interactive Example-Based Terrain Authoring with</text:p>
            <text:p>Conditional Generative Adversarial Networks" is available here:</text:p>
            <text:p>https://hal.archives-ouvertes.fr/hal-01583706/file/tog.pdf</text:p>
            <text:p/>
            <text:p>We would like to thank our generous Patreon supporters who make Two Minute Papers possible:</text:p>
            <text:p>Andrew Melnychuk, Brian Gilman, Christian Ahlin, Christoph Jadanowski, Dave Rushton-Smith, Dennis Abts, Eric Haddad, Esa Turkulainen, Evan Breznyik, Kaben Gabriel Nanlohy, Malek Cellier, Marten Rauschenberg, Michael Albrecht, Michael Jensen, Michael Orenstein, Raul Arajo da Silva, Robin Graham, Steef, Steve Messina,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11-22 18:54:33</text:p>
          </table:table-cell>
          <table:table-cell office:value-type="string" calcext:value-type="string">
            <text:p>two minute papers, research, education, deep learning, ai, procedural geometry</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4" calcext:value-type="float">
            <text:p>214</text:p>
          </table:table-cell>
          <table:table-cell office:value-type="float" office:value="63692" calcext:value-type="float">
            <text:p>63692</text:p>
          </table:table-cell>
          <table:table-cell office:value-type="float" office:value="2273" calcext:value-type="float">
            <text:p>2273</text:p>
          </table:table-cell>
          <table:table-cell office:value-type="float" office:value="13" calcext:value-type="float">
            <text:p>13</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20</text:p>
          </table:table-cell>
          <table:table-cell table:formula="of:=YEAR([.E38])" office:value-type="float" office:value="2017" calcext:value-type="float">
            <text:p>2017</text:p>
          </table:table-cell>
          <table:table-cell table:formula="of:=MONTH([.E38])" office:value-type="float" office:value="11" calcext:value-type="float">
            <text:p>11</text:p>
          </table:table-cell>
          <table:table-cell/>
          <table:table-cell table:style-name="ce3" office:value-type="date" office:date-value="2017-01-01" calcext:value-type="date">
            <text:p>2017-01-01</text:p>
          </table:table-cell>
          <table:table-cell table:formula="of:=COUNTIFS([.$S$2:.$S$146];YEAR([.V38]);[.$T$2:.$T$146];MONTH([.V38]))" office:value-type="float" office:value="1" calcext:value-type="float">
            <text:p>1</text:p>
          </table:table-cell>
          <table:table-cell table:formula="of:=SUMIFS([.K$2:.K$146];[.$S$2:.$S$146];YEAR([.$V38]);[.$T$2:.$T$146];MONTH([.$V38]))" office:value-type="float" office:value="181" calcext:value-type="float">
            <text:p>181</text:p>
          </table:table-cell>
          <table:table-cell table:formula="of:=SUMIFS([.L$2:.L$146];[.$S$2:.$S$146];YEAR([.$V38]);[.$T$2:.$T$146];MONTH([.$V38]))/10000" office:value-type="float" office:value="5.9218" calcext:value-type="float">
            <text:p>5.9218</text:p>
          </table:table-cell>
          <table:table-cell table:formula="of:=SUMIFS([.M$2:.M$146];[.$S$2:.$S$146];YEAR([.$V38]);[.$T$2:.$T$146];MONTH([.$V38]))/1000" office:value-type="float" office:value="1.378" calcext:value-type="float">
            <text:p>1.378</text:p>
          </table:table-cell>
          <table:table-cell table:formula="of:=SUMIFS([.N$2:.N$146];[.$S$2:.$S$146];YEAR([.$V38]);[.$T$2:.$T$146];MONTH([.$V38]))" office:value-type="float" office:value="8" calcext:value-type="float">
            <text:p>8</text:p>
          </table:table-cell>
          <table:table-cell table:formula="of:=SUMIFS([.O$2:.O$146];[.$S$2:.$S$146];YEAR([.$V38]);[.$T$2:.$T$146];MONTH([.$V38]))/100" office:value-type="float" office:value="0.66" calcext:value-type="float">
            <text:p>0.66</text:p>
          </table:table-cell>
        </table:table-row>
        <table:table-row table:style-name="ro1">
          <table:table-cell office:value-type="float" office:value="429" calcext:value-type="float">
            <text:p>429</text:p>
          </table:table-cell>
          <table:table-cell office:value-type="string" calcext:value-type="string">
            <text:p>v1oWke0Qf1E</text:p>
          </table:table-cell>
          <table:table-cell office:value-type="string" calcext:value-type="string">
            <text:p>Universal Neural Style Transfer | Two Minute Papers #213</text:p>
          </table:table-cell>
          <table:table-cell office:value-type="string" calcext:value-type="string">
            <text:p>The paper "Universal Style Transfer via Feature Transforms" and its source code is available here:</text:p>
            <text:p>https://arxiv.org/abs/1705.08086 </text:p>
            <text:p>https://github.com/Yijunmaverick/UniversalStyleTransfer</text:p>
            <text:p/>
            <text:p>Recommended for you:</text:p>
            <text:p>https://www.youtube.com/watch?v=Rdpbnd0pCiI - What is an Autoencoder?</text:p>
            <text:p/>
            <text:p>We would like to thank our generous Patreon supporters who make Two Minute Papers possible:</text:p>
            <text:p>Andrew Melnychuk, Brian Gilman, Christian Ahlin, Christoph Jadanowski, Dave Rushton-Smith, Dennis Abts, Eric Haddad, Esa Turkulainen, Evan Breznyik, Kaben Gabriel Nanlohy, Malek Cellier, Marten Rauschenberg, Michael Albrecht, Michael Jensen, Michael Orenstein, Raul Arajo da Silva, Robin Graham, Steef, Steve Messina, Sunil Kim, Torsten Reil.</text:p>
            <text:p>https://www.patreon.com/TwoMinutePapers</text:p>
            <text:p/>
            <text:p>One-time payments:</text:p>
            <text:p>PayPal: https://www.paypal.me/TwoMinutePapers</text:p>
            <text:p>Bitcoin: 13hhmJnLEzwXgmgJN7RB6bWVdT7WkrFAHh</text:p>
            <text:p/>
            <text:p>Music: Antarctica by Audionautix is licensed under a Creative Commons Attribution license (https://creativecommons.org/licenses/by/4.0/)</text:p>
            <text:p>Artist: http://audionautix.com/ </text:p>
            <text:p/>
            <text:p>Thumbnail background image credit: https://pixabay.com/photo-1978682/</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12-09 16:48:25</text:p>
          </table:table-cell>
          <table:table-cell office:value-type="string" calcext:value-type="string">
            <text:p>two minute papers, research, education,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66" calcext:value-type="float">
            <text:p>266</text:p>
          </table:table-cell>
          <table:table-cell office:value-type="float" office:value="32651" calcext:value-type="float">
            <text:p>32651</text:p>
          </table:table-cell>
          <table:table-cell office:value-type="float" office:value="1568" calcext:value-type="float">
            <text:p>1568</text:p>
          </table:table-cell>
          <table:table-cell office:value-type="float" office:value="10" calcext:value-type="float">
            <text:p>10</text:p>
          </table:table-cell>
          <table:table-cell office:value-type="float" office:value="73" calcext:value-type="float">
            <text:p>7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50</text:p>
          </table:table-cell>
          <table:table-cell table:formula="of:=YEAR([.E39])" office:value-type="float" office:value="2017" calcext:value-type="float">
            <text:p>2017</text:p>
          </table:table-cell>
          <table:table-cell table:formula="of:=MONTH([.E39])" office:value-type="float" office:value="12" calcext:value-type="float">
            <text:p>12</text:p>
          </table:table-cell>
          <table:table-cell/>
          <table:table-cell table:style-name="ce3" office:value-type="date" office:date-value="2017-02-01" calcext:value-type="date">
            <text:p>2017-02-01</text:p>
          </table:table-cell>
          <table:table-cell table:formula="of:=COUNTIFS([.$S$2:.$S$146];YEAR([.V39]);[.$T$2:.$T$146];MONTH([.V39]))" office:value-type="float" office:value="1" calcext:value-type="float">
            <text:p>1</text:p>
          </table:table-cell>
          <table:table-cell table:formula="of:=SUMIFS([.K$2:.K$146];[.$S$2:.$S$146];YEAR([.$V39]);[.$T$2:.$T$146];MONTH([.$V39]))" office:value-type="float" office:value="598" calcext:value-type="float">
            <text:p>598</text:p>
          </table:table-cell>
          <table:table-cell table:formula="of:=SUMIFS([.L$2:.L$146];[.$S$2:.$S$146];YEAR([.$V39]);[.$T$2:.$T$146];MONTH([.$V39]))/10000" office:value-type="float" office:value="59.1721" calcext:value-type="float">
            <text:p>59.1721</text:p>
          </table:table-cell>
          <table:table-cell table:formula="of:=SUMIFS([.M$2:.M$146];[.$S$2:.$S$146];YEAR([.$V39]);[.$T$2:.$T$146];MONTH([.$V39]))/1000" office:value-type="float" office:value="7.839" calcext:value-type="float">
            <text:p>7.839</text:p>
          </table:table-cell>
          <table:table-cell table:formula="of:=SUMIFS([.N$2:.N$146];[.$S$2:.$S$146];YEAR([.$V39]);[.$T$2:.$T$146];MONTH([.$V39]))" office:value-type="float" office:value="573" calcext:value-type="float">
            <text:p>573</text:p>
          </table:table-cell>
          <table:table-cell table:formula="of:=SUMIFS([.O$2:.O$146];[.$S$2:.$S$146];YEAR([.$V39]);[.$T$2:.$T$146];MONTH([.$V39]))/100" office:value-type="float" office:value="7.22" calcext:value-type="float">
            <text:p>7.22</text:p>
          </table:table-cell>
        </table:table-row>
        <table:table-row table:style-name="ro1">
          <table:table-cell office:value-type="float" office:value="436" calcext:value-type="float">
            <text:p>436</text:p>
          </table:table-cell>
          <table:table-cell office:value-type="string" calcext:value-type="string">
            <text:p>zjaz2mC1KhM</text:p>
          </table:table-cell>
          <table:table-cell office:value-type="string" calcext:value-type="string">
            <text:p>Distilling Neural Networks | Two Minute Papers #218</text:p>
          </table:table-cell>
          <table:table-cell office:value-type="string" calcext:value-type="string">
            <text:p>The paper "Distilling a Neural Network Into a Soft Decision</text:p>
            <text:p>Tree" is available here:</text:p>
            <text:p>https://arxiv.org/pdf/1711.09784.pdf</text:p>
            <text:p/>
            <text:p>Decision Trees and Boosting, XGBoost:</text:p>
            <text:p>https://www.youtube.com/watch?v=0Xc9LIb_HTw</text:p>
            <text:p/>
            <text:p>We would like to thank our generous Patreon supporters who make Two Minute Papers possible:</text:p>
            <text:p>Andrew Melnychuk, Brian Gilman, Christian Ahlin, Christoph Jadanowski, Dave Rushton-Smith, Dennis Abts, Emmanuel, Eric Haddad, Esa Turkulainen, Evan Breznyik, Frank Goertzen, Kaben Gabriel Nanlohy, Malek Cellier, Marten Rauschenberg, Michael Albrecht, Michael Jensen, Michael Orenstein, Raul Arajo da Silva, Robin Graham, Steef, Steve Messina, Sunil Kim, Torsten Reil.</text:p>
            <text:p>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
            <text:p>Decision tree image sources:</text:p>
            <text:p>1. https://github.com/SilverDecisions/SilverDecisions/wiki/Gallery</text:p>
            <text:p>2. https://commons.wikimedia.org/wiki/File:Decision_tree_model.png</text:p>
            <text:p/>
            <text:p>Music: Antarctica by Audionautix is licensed under a Creative Commons Attribution license (https://creativecommons.org/licenses/by/4.0/)</text:p>
            <text:p>Artist: http://audionautix.com/ </text:p>
            <text:p/>
            <text:p>Thumbnail background image credit: https://flic.kr/p/gjWHVF</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1-06 16:48:12</text:p>
          </table:table-cell>
          <table:table-cell office:value-type="string" calcext:value-type="string">
            <text:p>two minute papers, research, education, deep learning, ai, Distilling a Neural Network Into a Soft Decision Tree</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46" calcext:value-type="float">
            <text:p>246</text:p>
          </table:table-cell>
          <table:table-cell office:value-type="float" office:value="28188" calcext:value-type="float">
            <text:p>28188</text:p>
          </table:table-cell>
          <table:table-cell office:value-type="float" office:value="1163" calcext:value-type="float">
            <text:p>1163</text:p>
          </table:table-cell>
          <table:table-cell office:value-type="float" office:value="16" calcext:value-type="float">
            <text:p>16</text:p>
          </table:table-cell>
          <table:table-cell office:value-type="float" office:value="39" calcext:value-type="float">
            <text:p>39</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15</text:p>
          </table:table-cell>
          <table:table-cell table:formula="of:=YEAR([.E40])" office:value-type="float" office:value="2018" calcext:value-type="float">
            <text:p>2018</text:p>
          </table:table-cell>
          <table:table-cell table:formula="of:=MONTH([.E40])" office:value-type="float" office:value="1" calcext:value-type="float">
            <text:p>1</text:p>
          </table:table-cell>
          <table:table-cell/>
          <table:table-cell table:style-name="ce3" office:value-type="date" office:date-value="2017-03-01" calcext:value-type="date">
            <text:p>2017-03-01</text:p>
          </table:table-cell>
          <table:table-cell table:formula="of:=COUNTIFS([.$S$2:.$S$146];YEAR([.V40]);[.$T$2:.$T$146];MONTH([.V40]))" office:value-type="float" office:value="6" calcext:value-type="float">
            <text:p>6</text:p>
          </table:table-cell>
          <table:table-cell table:formula="of:=SUMIFS([.K$2:.K$146];[.$S$2:.$S$146];YEAR([.$V40]);[.$T$2:.$T$146];MONTH([.$V40]))" office:value-type="float" office:value="9629" calcext:value-type="float">
            <text:p>9629</text:p>
          </table:table-cell>
          <table:table-cell table:formula="of:=SUMIFS([.L$2:.L$146];[.$S$2:.$S$146];YEAR([.$V40]);[.$T$2:.$T$146];MONTH([.$V40]))/10000" office:value-type="float" office:value="74.0844" calcext:value-type="float">
            <text:p>74.0844</text:p>
          </table:table-cell>
          <table:table-cell table:formula="of:=SUMIFS([.M$2:.M$146];[.$S$2:.$S$146];YEAR([.$V40]);[.$T$2:.$T$146];MONTH([.$V40]))/1000" office:value-type="float" office:value="14.03" calcext:value-type="float">
            <text:p>14.03</text:p>
          </table:table-cell>
          <table:table-cell table:formula="of:=SUMIFS([.N$2:.N$146];[.$S$2:.$S$146];YEAR([.$V40]);[.$T$2:.$T$146];MONTH([.$V40]))" office:value-type="float" office:value="542" calcext:value-type="float">
            <text:p>542</text:p>
          </table:table-cell>
          <table:table-cell table:formula="of:=SUMIFS([.O$2:.O$146];[.$S$2:.$S$146];YEAR([.$V40]);[.$T$2:.$T$146];MONTH([.$V40]))/100" office:value-type="float" office:value="13.75" calcext:value-type="float">
            <text:p>13.75</text:p>
          </table:table-cell>
        </table:table-row>
        <table:table-row table:style-name="ro1">
          <table:table-cell office:value-type="float" office:value="362" calcext:value-type="float">
            <text:p>362</text:p>
          </table:table-cell>
          <table:table-cell office:value-type="string" calcext:value-type="string">
            <text:p>4rFOkpI0Lcg</text:p>
          </table:table-cell>
          <table:table-cell office:value-type="string" calcext:value-type="string">
            <text:p>'How neural networks learn' - Part II: Adversarial Examples</text:p>
          </table:table-cell>
          <table:table-cell office:value-type="string" calcext:value-type="string">
            <text:p>In this episode we dive into the world of adversarial examples: images specifically engineered to fool neural networks into making completely wrong decisions!</text:p>
            <text:p/>
            <text:p>Link to the first part of this series: https://youtu.be/McgxRxi2Jqo</text:p>
            <text:p/>
            <text:p>If you want to support this channel, here is my patreon link:</text:p>
            <text:p>https://patreon.com/ArxivInsights --- You are amazing!! ;)</text:p>
            <text:p/>
            <text:p>If you have questions you would like to discuss with me personally, you can book a 1-on-1 video call through Pensight: https://pensight.com/x/xander-steenbrugge</text:p>
          </table:table-cell>
          <table:table-cell table:style-name="ce2" office:value-type="string" calcext:value-type="string">
            <text:p>2018-01-11 23:19:00</text:p>
          </table:table-cell>
          <table:table-cell office:value-type="string" calcext:value-type="string">
            <text:p>Adversarial Attacks, Neural Networks, Deep Learning, Machine Learning, AI safety, Artificial Intelligence, Adversarial examples, Generative Adversarial Examples</text:p>
          </table:table-cell>
          <table:table-cell office:value-type="string" calcext:value-type="string">
            <text:p>NULL</text:p>
          </table:table-cell>
          <table:table-cell office:value-type="string" calcext:value-type="string">
            <text:p>en</text:p>
          </table:table-cell>
          <table:table-cell office:value-type="string" calcext:value-type="string">
            <text:p>Arxiv Insights</text:p>
          </table:table-cell>
          <table:table-cell office:value-type="string" calcext:value-type="string">
            <text:p>UCNIkB2IeJ-6AmZv7bQ1oBYg</text:p>
          </table:table-cell>
          <table:table-cell office:value-type="float" office:value="1007" calcext:value-type="float">
            <text:p>1007</text:p>
          </table:table-cell>
          <table:table-cell office:value-type="float" office:value="27677" calcext:value-type="float">
            <text:p>27677</text:p>
          </table:table-cell>
          <table:table-cell office:value-type="float" office:value="1175" calcext:value-type="float">
            <text:p>1175</text:p>
          </table:table-cell>
          <table:table-cell office:value-type="float" office:value="11" calcext:value-type="float">
            <text:p>11</text:p>
          </table:table-cell>
          <table:table-cell office:value-type="float" office:value="69" calcext:value-type="float">
            <text:p>6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29</text:p>
          </table:table-cell>
          <table:table-cell table:formula="of:=YEAR([.E41])" office:value-type="float" office:value="2018" calcext:value-type="float">
            <text:p>2018</text:p>
          </table:table-cell>
          <table:table-cell table:formula="of:=MONTH([.E41])" office:value-type="float" office:value="1" calcext:value-type="float">
            <text:p>1</text:p>
          </table:table-cell>
          <table:table-cell/>
          <table:table-cell table:style-name="ce3" office:value-type="date" office:date-value="2017-04-01" calcext:value-type="date">
            <text:p>2017-04-01</text:p>
          </table:table-cell>
          <table:table-cell table:formula="of:=COUNTIFS([.$S$2:.$S$146];YEAR([.V41]);[.$T$2:.$T$146];MONTH([.V41]))" office:value-type="float" office:value="6" calcext:value-type="float">
            <text:p>6</text:p>
          </table:table-cell>
          <table:table-cell table:formula="of:=SUMIFS([.K$2:.K$146];[.$S$2:.$S$146];YEAR([.$V41]);[.$T$2:.$T$146];MONTH([.$V41]))" office:value-type="float" office:value="6119" calcext:value-type="float">
            <text:p>6119</text:p>
          </table:table-cell>
          <table:table-cell table:formula="of:=SUMIFS([.L$2:.L$146];[.$S$2:.$S$146];YEAR([.$V41]);[.$T$2:.$T$146];MONTH([.$V41]))/10000" office:value-type="float" office:value="61.9814" calcext:value-type="float">
            <text:p>61.9814</text:p>
          </table:table-cell>
          <table:table-cell table:formula="of:=SUMIFS([.M$2:.M$146];[.$S$2:.$S$146];YEAR([.$V41]);[.$T$2:.$T$146];MONTH([.$V41]))/1000" office:value-type="float" office:value="10.566" calcext:value-type="float">
            <text:p>10.566</text:p>
          </table:table-cell>
          <table:table-cell table:formula="of:=SUMIFS([.N$2:.N$146];[.$S$2:.$S$146];YEAR([.$V41]);[.$T$2:.$T$146];MONTH([.$V41]))" office:value-type="float" office:value="581" calcext:value-type="float">
            <text:p>581</text:p>
          </table:table-cell>
          <table:table-cell table:formula="of:=SUMIFS([.O$2:.O$146];[.$S$2:.$S$146];YEAR([.$V41]);[.$T$2:.$T$146];MONTH([.$V41]))/100" office:value-type="float" office:value="9.05" calcext:value-type="float">
            <text:p>9.05</text:p>
          </table:table-cell>
        </table:table-row>
        <table:table-row table:style-name="ro1">
          <table:table-cell office:value-type="float" office:value="417" calcext:value-type="float">
            <text:p>417</text:p>
          </table:table-cell>
          <table:table-cell office:value-type="string" calcext:value-type="string">
            <text:p>Uo6hFVRsjpA</text:p>
          </table:table-cell>
          <table:table-cell office:value-type="string" calcext:value-type="string">
            <text:p>High-Resolution Neural Texture Synthesis | Two Minute Papers #221</text:p>
          </table:table-cell>
          <table:table-cell office:value-type="string" calcext:value-type="string">
            <text:p>The paper "High-Resolution Multi-Scale Neural Texture Synthesis" and its source code is available here:</text:p>
            <text:p>https://wxs.ca/research/multiscale-neural-synthesis/</text:p>
            <text:p/>
            <text:p>Our Patreon page with the details:</text:p>
            <text:p>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
            <text:p>We would like to thank our generous Patreon supporters who make Two Minute Papers possible:</text:p>
            <text:p>Andrew Melnychuk, Brian Gilman, Christian Ahlin, Christoph Jadanowski, Dave Rushton-Smith, Dennis Abts, Emmanuel, Eric Haddad, Esa Turkulainen, Evan Breznyik, Frank Goertzen, Kaben Gabriel Nanlohy, Malek Cellier, Marten Rauschenberg, Michael Albrecht, Michael Jensen, Michael Orenstein, Raul Arajo da Silva, Robin Graham, Steef, Steve Messina, Sunil Kim, Torsten Reil.</text:p>
            <text:p>https://www.patreon.com/TwoMinutePapers</text:p>
            <text:p/>
            <text:p>Music: Antarctica by Audionautix is licensed under a Creative Commons Attribution license (https://creativecommons.org/licenses/by/4.0/)</text:p>
            <text:p>Artist: http://audionautix.com/ </text:p>
            <text:p/>
            <text:p>Thumbnail background image credit: https://pixabay.com/photo-292920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1-17 17:23:51</text:p>
          </table:table-cell>
          <table:table-cell office:value-type="string" calcext:value-type="string">
            <text:p>two minute papers, research, education,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99" calcext:value-type="float">
            <text:p>199</text:p>
          </table:table-cell>
          <table:table-cell office:value-type="float" office:value="18185" calcext:value-type="float">
            <text:p>18185</text:p>
          </table:table-cell>
          <table:table-cell office:value-type="float" office:value="1012" calcext:value-type="float">
            <text:p>1012</text:p>
          </table:table-cell>
          <table:table-cell office:value-type="float" office:value="8" calcext:value-type="float">
            <text:p>8</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24</text:p>
          </table:table-cell>
          <table:table-cell table:formula="of:=YEAR([.E42])" office:value-type="float" office:value="2018" calcext:value-type="float">
            <text:p>2018</text:p>
          </table:table-cell>
          <table:table-cell table:formula="of:=MONTH([.E42])" office:value-type="float" office:value="1" calcext:value-type="float">
            <text:p>1</text:p>
          </table:table-cell>
          <table:table-cell/>
          <table:table-cell table:style-name="ce3" office:value-type="date" office:date-value="2017-05-01" calcext:value-type="date">
            <text:p>2017-05-01</text:p>
          </table:table-cell>
          <table:table-cell table:formula="of:=COUNTIFS([.$S$2:.$S$146];YEAR([.V42]);[.$T$2:.$T$146];MONTH([.V42]))" office:value-type="float" office:value="3" calcext:value-type="float">
            <text:p>3</text:p>
          </table:table-cell>
          <table:table-cell table:formula="of:=SUMIFS([.K$2:.K$146];[.$S$2:.$S$146];YEAR([.$V42]);[.$T$2:.$T$146];MONTH([.$V42]))" office:value-type="float" office:value="4589" calcext:value-type="float">
            <text:p>4589</text:p>
          </table:table-cell>
          <table:table-cell table:formula="of:=SUMIFS([.L$2:.L$146];[.$S$2:.$S$146];YEAR([.$V42]);[.$T$2:.$T$146];MONTH([.$V42]))/10000" office:value-type="float" office:value="15.9903" calcext:value-type="float">
            <text:p>15.9903</text:p>
          </table:table-cell>
          <table:table-cell table:formula="of:=SUMIFS([.M$2:.M$146];[.$S$2:.$S$146];YEAR([.$V42]);[.$T$2:.$T$146];MONTH([.$V42]))/1000" office:value-type="float" office:value="3.114" calcext:value-type="float">
            <text:p>3.114</text:p>
          </table:table-cell>
          <table:table-cell table:formula="of:=SUMIFS([.N$2:.N$146];[.$S$2:.$S$146];YEAR([.$V42]);[.$T$2:.$T$146];MONTH([.$V42]))" office:value-type="float" office:value="72" calcext:value-type="float">
            <text:p>72</text:p>
          </table:table-cell>
          <table:table-cell table:formula="of:=SUMIFS([.O$2:.O$146];[.$S$2:.$S$146];YEAR([.$V42]);[.$T$2:.$T$146];MONTH([.$V42]))/100" office:value-type="float" office:value="3.29" calcext:value-type="float">
            <text:p>3.29</text:p>
          </table:table-cell>
        </table:table-row>
        <table:table-row table:style-name="ro1">
          <table:table-cell office:value-type="float" office:value="384" calcext:value-type="float">
            <text:p>384</text:p>
          </table:table-cell>
          <table:table-cell office:value-type="string" calcext:value-type="string">
            <text:p>1kugO8xMQmw</text:p>
          </table:table-cell>
          <table:table-cell office:value-type="string" calcext:value-type="string">
            <text:p>Simple Token in 5 Minutes</text:p>
          </table:table-cell>
          <table:table-cell office:value-type="string" calcext:value-type="string">
            <text:p>Learn how to create your own simple token in about 5 minutes wth the help of this video! I'm gong to show you how to create a cryptocurrency using Ethereum's smart contract platform and the ERC20 token creation protocol. This is currently the most popular way to create tokens and you can get this whole thing up and running in about an hour. I'll go over some relevant tools like MetaMask and the remix compiler as well. </text:p>
            <text:p/>
            <text:p>Code for this video:</text:p>
            <text:p>https://github.com/llSourcell/simple_token</text:p>
            <text:p/>
            <text:p>Want more education? Connect with me here:</text:p>
            <text:p>Twitter: https://twitter.com/sirajraval</text:p>
            <text:p>Facebook: https://www.facebook.com/sirajology</text:p>
            <text:p>instagram: https://www.instagram.com/sirajraval</text:p>
            <text:p/>
            <text:p>More learning resources:</text:p>
            <text:p>https://www.ethereum.org/token</text:p>
            <text:p>https://steemit.com/ethereum/@maxnachamkin/how-to-create-your-own-ethereum-token-in-an-hour-erc20-verified</text:p>
            <text:p>https://ether.direct/2017/08/22/ethereum-beginners-guide-create-a-simple-cryptocurrency/</text:p>
            <text:p>https://medium.com/simple-token/simple-token-prepares-flying-start-to-2018-12154670dae9</text:p>
            <text:p>https://simpletoken.org/</text:p>
            <text:p>https://hashnode.com/post/how-to-build-your-own-ethereum-based-erc20-token-and-launch-an-ico-in-next-20-minutes-cjbcpwzec01c93awtbij90uzn</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1-19 20:06:10</text:p>
          </table:table-cell>
          <table:table-cell office:value-type="string" calcext:value-type="string">
            <text:p>cryptocurrency, price prediction, crypto currency, cryptocurrency news, price predictions, simple token, simple token review, simple token deutsch, what is simple token</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450" calcext:value-type="float">
            <text:p>450</text:p>
          </table:table-cell>
          <table:table-cell office:value-type="float" office:value="23959" calcext:value-type="float">
            <text:p>23959</text:p>
          </table:table-cell>
          <table:table-cell office:value-type="float" office:value="695" calcext:value-type="float">
            <text:p>695</text:p>
          </table:table-cell>
          <table:table-cell office:value-type="float" office:value="36" calcext:value-type="float">
            <text:p>36</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6</text:p>
          </table:table-cell>
          <table:table-cell table:formula="of:=YEAR([.E43])" office:value-type="float" office:value="2018" calcext:value-type="float">
            <text:p>2018</text:p>
          </table:table-cell>
          <table:table-cell table:formula="of:=MONTH([.E43])" office:value-type="float" office:value="1" calcext:value-type="float">
            <text:p>1</text:p>
          </table:table-cell>
          <table:table-cell/>
          <table:table-cell table:style-name="ce3" office:value-type="date" office:date-value="2017-06-01" calcext:value-type="date">
            <text:p>2017-06-01</text:p>
          </table:table-cell>
          <table:table-cell table:formula="of:=COUNTIFS([.$S$2:.$S$146];YEAR([.V43]);[.$T$2:.$T$146];MONTH([.V43]))" office:value-type="float" office:value="0" calcext:value-type="float">
            <text:p>0</text:p>
          </table:table-cell>
          <table:table-cell table:formula="of:=SUMIFS([.K$2:.K$146];[.$S$2:.$S$146];YEAR([.$V43]);[.$T$2:.$T$146];MONTH([.$V43]))" office:value-type="float" office:value="0" calcext:value-type="float">
            <text:p>0</text:p>
          </table:table-cell>
          <table:table-cell table:formula="of:=SUMIFS([.L$2:.L$146];[.$S$2:.$S$146];YEAR([.$V43]);[.$T$2:.$T$146];MONTH([.$V43]))/10000" office:value-type="float" office:value="0" calcext:value-type="float">
            <text:p>0</text:p>
          </table:table-cell>
          <table:table-cell table:formula="of:=SUMIFS([.M$2:.M$146];[.$S$2:.$S$146];YEAR([.$V43]);[.$T$2:.$T$146];MONTH([.$V43]))/1000" office:value-type="float" office:value="0" calcext:value-type="float">
            <text:p>0</text:p>
          </table:table-cell>
          <table:table-cell table:formula="of:=SUMIFS([.N$2:.N$146];[.$S$2:.$S$146];YEAR([.$V43]);[.$T$2:.$T$146];MONTH([.$V43]))" office:value-type="float" office:value="0" calcext:value-type="float">
            <text:p>0</text:p>
          </table:table-cell>
          <table:table-cell table:formula="of:=SUMIFS([.O$2:.O$146];[.$S$2:.$S$146];YEAR([.$V43]);[.$T$2:.$T$146];MONTH([.$V43]))/100" office:value-type="float" office:value="0" calcext:value-type="float">
            <text:p>0</text:p>
          </table:table-cell>
        </table:table-row>
        <table:table-row table:style-name="ro1">
          <table:table-cell office:value-type="float" office:value="441" calcext:value-type="float">
            <text:p>441</text:p>
          </table:table-cell>
          <table:table-cell office:value-type="string" calcext:value-type="string">
            <text:p>JrA3SVwVaMg</text:p>
          </table:table-cell>
          <table:table-cell office:value-type="string" calcext:value-type="string">
            <text:p>Interview - A Linear-Time Kernel Goodness-of-Fit Test - NIPS Best Paper '17</text:p>
          </table:table-cell>
          <table:table-cell office:value-type="string" calcext:value-type="string">
            <text:p>In this episode, I speak with Arthur Gretton, Wittawat Jitkrittum, Zoltan Szabo and Kenji Fukumizu, who, alongside Wenkai Xu authored the 2017 NIPS Best Paper Award winner A Linear-Time Kernel Goodness-of-Fit Test. In our discussion, we cover what exactly a goodness of fit test is, and how it can be used to determine how well a statistical model applies to a given real-world scenario. The group and I the discuss this particular test, the applications of this work, as well as how this work fits in with other research the group has recently published. Enjoy!</text:p>
            <text:p/>
            <text:p>In our discussion, we cover what exactly a goodness of fit test is, and how it can be used to determine how well a statistical model applies to a given real-world scenario. The group and I the discuss this particular test, the applications of this work, as well as how this work fits in with other research the group has recently published. Enjoy!</text:p>
            <text:p/>
            <text:p>This is your last chance to register for the REWORK Deep Learning and AI Assistant Summits in San Francisco, which are this Thursday and Friday, January 25th and 26th. These events feature leading researchers and technologists like the ones you heard in our Deep Learning Summit series last week. The San Francisco will event is headlined by Ian Goodfellow of Google Brain, Daphne Koller of Calico Labs, and more! Definitely check it out and use the code TWIMLAI for 20% off of registration.</text:p>
          </table:table-cell>
          <table:table-cell table:style-name="ce2" office:value-type="string" calcext:value-type="string">
            <text:p>2018-01-24 17:09:43</text:p>
          </table:table-cell>
          <table:table-cell table:number-columns-repeated="3"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1422" calcext:value-type="float">
            <text:p>1422</text:p>
          </table:table-cell>
          <table:table-cell office:value-type="float" office:value="308" calcext:value-type="float">
            <text:p>308</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24</text:p>
          </table:table-cell>
          <table:table-cell table:formula="of:=YEAR([.E44])" office:value-type="float" office:value="2018" calcext:value-type="float">
            <text:p>2018</text:p>
          </table:table-cell>
          <table:table-cell table:formula="of:=MONTH([.E44])" office:value-type="float" office:value="1" calcext:value-type="float">
            <text:p>1</text:p>
          </table:table-cell>
          <table:table-cell/>
          <table:table-cell table:style-name="ce3" office:value-type="date" office:date-value="2017-07-01" calcext:value-type="date">
            <text:p>2017-07-01</text:p>
          </table:table-cell>
          <table:table-cell table:formula="of:=COUNTIFS([.$S$2:.$S$146];YEAR([.V44]);[.$T$2:.$T$146];MONTH([.V44]))" office:value-type="float" office:value="0" calcext:value-type="float">
            <text:p>0</text:p>
          </table:table-cell>
          <table:table-cell table:formula="of:=SUMIFS([.K$2:.K$146];[.$S$2:.$S$146];YEAR([.$V44]);[.$T$2:.$T$146];MONTH([.$V44]))" office:value-type="float" office:value="0" calcext:value-type="float">
            <text:p>0</text:p>
          </table:table-cell>
          <table:table-cell table:formula="of:=SUMIFS([.L$2:.L$146];[.$S$2:.$S$146];YEAR([.$V44]);[.$T$2:.$T$146];MONTH([.$V44]))/10000" office:value-type="float" office:value="0" calcext:value-type="float">
            <text:p>0</text:p>
          </table:table-cell>
          <table:table-cell table:formula="of:=SUMIFS([.M$2:.M$146];[.$S$2:.$S$146];YEAR([.$V44]);[.$T$2:.$T$146];MONTH([.$V44]))/1000" office:value-type="float" office:value="0" calcext:value-type="float">
            <text:p>0</text:p>
          </table:table-cell>
          <table:table-cell table:formula="of:=SUMIFS([.N$2:.N$146];[.$S$2:.$S$146];YEAR([.$V44]);[.$T$2:.$T$146];MONTH([.$V44]))" office:value-type="float" office:value="0" calcext:value-type="float">
            <text:p>0</text:p>
          </table:table-cell>
          <table:table-cell table:formula="of:=SUMIFS([.O$2:.O$146];[.$S$2:.$S$146];YEAR([.$V44]);[.$T$2:.$T$146];MONTH([.$V44]))/100" office:value-type="float" office:value="0" calcext:value-type="float">
            <text:p>0</text:p>
          </table:table-cell>
        </table:table-row>
        <table:table-row table:style-name="ro1">
          <table:table-cell office:value-type="float" office:value="382" calcext:value-type="float">
            <text:p>382</text:p>
          </table:table-cell>
          <table:table-cell office:value-type="string" calcext:value-type="string">
            <text:p>H1AllrJ-_30</text:p>
          </table:table-cell>
          <table:table-cell office:value-type="string" calcext:value-type="string">
            <text:p>Autoencoder Explained</text:p>
          </table:table-cell>
          <table:table-cell office:value-type="string" calcext:value-type="string">
            <text:p>How does an autoencoder work? Autoencoders are a type of neural network that reconstructs the input data its given. But we don't care about the output, we care about the hidden representation its learned. Its a lower dimensional compression of the input that preserves its features. We can use this learned representation for tasks like image colorization, dialogue generation, and anomaly detection. </text:p>
            <text:p/>
            <text:p>Code for this video (with Coding Challenge):</text:p>
            <text:p>https://github.com/llSourcell/autoencoder_explained</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ufldl.stanford.edu/tutorial/unsupervised/Autoencoders/</text:p>
            <text:p>http://ai.stanford.edu/~quocle/tutorial2.pdf</text:p>
            <text:p>https://lazyprogrammer.me/a-tutorial-on-autoencoders/</text:p>
            <text:p>https://blog.keras.io/building-autoencoders-in-keras.html</text:p>
            <text:p>https://jaan.io/what-is-variational-autoencoder-vae-tutorial/</text:p>
            <text:p>https://hackernoon.com/autoencoders-deep-learning-bits-1-11731e200694</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1-27 13:16:58</text:p>
          </table:table-cell>
          <table:table-cell office:value-type="string" calcext:value-type="string">
            <text:p>autoencoder, keras, c++, tensorflow tutorial, java, ai, ml, object detection, machine learning, programming, pooling, coding, data, deep learning, unsupervised learning, python, course, tensor, ruby, code, artificial intelligence, siraj rava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22" calcext:value-type="float">
            <text:p>522</text:p>
          </table:table-cell>
          <table:table-cell office:value-type="float" office:value="130979" calcext:value-type="float">
            <text:p>130979</text:p>
          </table:table-cell>
          <table:table-cell office:value-type="float" office:value="2810" calcext:value-type="float">
            <text:p>2810</text:p>
          </table:table-cell>
          <table:table-cell office:value-type="float" office:value="191" calcext:value-type="float">
            <text:p>191</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2</text:p>
          </table:table-cell>
          <table:table-cell table:formula="of:=YEAR([.E45])" office:value-type="float" office:value="2018" calcext:value-type="float">
            <text:p>2018</text:p>
          </table:table-cell>
          <table:table-cell table:formula="of:=MONTH([.E45])" office:value-type="float" office:value="1" calcext:value-type="float">
            <text:p>1</text:p>
          </table:table-cell>
          <table:table-cell/>
          <table:table-cell table:style-name="ce3" office:value-type="date" office:date-value="2017-08-01" calcext:value-type="date">
            <text:p>2017-08-01</text:p>
          </table:table-cell>
          <table:table-cell table:formula="of:=COUNTIFS([.$S$2:.$S$146];YEAR([.V45]);[.$T$2:.$T$146];MONTH([.V45]))" office:value-type="float" office:value="2" calcext:value-type="float">
            <text:p>2</text:p>
          </table:table-cell>
          <table:table-cell table:formula="of:=SUMIFS([.K$2:.K$146];[.$S$2:.$S$146];YEAR([.$V45]);[.$T$2:.$T$146];MONTH([.$V45]))" office:value-type="float" office:value="3682" calcext:value-type="float">
            <text:p>3682</text:p>
          </table:table-cell>
          <table:table-cell table:formula="of:=SUMIFS([.L$2:.L$146];[.$S$2:.$S$146];YEAR([.$V45]);[.$T$2:.$T$146];MONTH([.$V45]))/10000" office:value-type="float" office:value="4.5969" calcext:value-type="float">
            <text:p>4.5969</text:p>
          </table:table-cell>
          <table:table-cell table:formula="of:=SUMIFS([.M$2:.M$146];[.$S$2:.$S$146];YEAR([.$V45]);[.$T$2:.$T$146];MONTH([.$V45]))/1000" office:value-type="float" office:value="0.814" calcext:value-type="float">
            <text:p>0.814</text:p>
          </table:table-cell>
          <table:table-cell table:formula="of:=SUMIFS([.N$2:.N$146];[.$S$2:.$S$146];YEAR([.$V45]);[.$T$2:.$T$146];MONTH([.$V45]))" office:value-type="float" office:value="33" calcext:value-type="float">
            <text:p>33</text:p>
          </table:table-cell>
          <table:table-cell table:formula="of:=SUMIFS([.O$2:.O$146];[.$S$2:.$S$146];YEAR([.$V45]);[.$T$2:.$T$146];MONTH([.$V45]))/100" office:value-type="float" office:value="0.88" calcext:value-type="float">
            <text:p>0.88</text:p>
          </table:table-cell>
        </table:table-row>
        <table:table-row table:style-name="ro1">
          <table:table-cell office:value-type="float" office:value="381" calcext:value-type="float">
            <text:p>381</text:p>
          </table:table-cell>
          <table:table-cell office:value-type="string" calcext:value-type="string">
            <text:p>7XchCsYtYMQ</text:p>
          </table:table-cell>
          <table:table-cell office:value-type="string" calcext:value-type="string">
            <text:p>DeepFakes Explained</text:p>
          </table:table-cell>
          <table:table-cell office:value-type="string" calcext:value-type="string">
            <text:p>Theres a new trend on the interwebs called 'Deepfakes', a machine learning system that can be trained to paste one person's face onto another person's body, complete with facial expressions. The effect isn't yet more convincing than conventional computer graphics techniques, but it could democratize Hollywood-level special effects fakery - and, potentially, lead to a flood of convincing hoaxes. I'll explain how DeepFakes works both programmatically and thoeretically in this video. It's essentially 2 autoencoders trained on 2 image datasets and then we reconstruct image A using image B's decoder. </text:p>
            <text:p/>
            <text:p>Code for this video (with coding challenge):</text:p>
            <text:p>https://github.com/llSourcell/deepfakes</text:p>
            <text:p/>
            <text:p>Challenge winner:</text:p>
            <text:p>https://github.com/ivanklimuk/DNA_to_RNA</text:p>
            <text:p/>
            <text:p/>
            <text:p>Runner-up (Paramdeep):</text:p>
            <text:p>https://github.com/ParmuSingh/autoencoder-mnist </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www.youtube.com/watch?v=Uivy6vnP2B0</text:p>
            <text:p>https://www.youtube.com/watch?v=yhvK_VFVfhw</text:p>
            <text:p>https://www.youtube.com/watch?v=8Pm4EDofw4c</text:p>
            <text:p>https://www.youtube.com/watch?v=nCSOLVw6gi8</text:p>
            <text:p>https://www.youtube.com/watch?v=RL-wyUEqXYM</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2-02 11:51:55</text:p>
          </table:table-cell>
          <table:table-cell office:value-type="string" calcext:value-type="string">
            <text:p>deepfakes github, deepfakes explained, what is deepfake, deepfake explained, what is deepfakes, deep fakes / motherboard, deep fakes explained, how deepfakes works, how deepfakes work, deepfakes, deepfake, deepfakes' algorithm, /r/deepfakes, deep fakes tutorial, deepfakes tutorial, deepfake tutorial, deepfakes guide, deep fakes, deep fake, deep fakes ai, deep fakes ai reddit, nic cage deepfakes</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522" calcext:value-type="float">
            <text:p>522</text:p>
          </table:table-cell>
          <table:table-cell office:value-type="float" office:value="203206" calcext:value-type="float">
            <text:p>203206</text:p>
          </table:table-cell>
          <table:table-cell office:value-type="float" office:value="3525" calcext:value-type="float">
            <text:p>3525</text:p>
          </table:table-cell>
          <table:table-cell office:value-type="float" office:value="188" calcext:value-type="float">
            <text:p>188</text:p>
          </table:table-cell>
          <table:table-cell office:value-type="float" office:value="318" calcext:value-type="float">
            <text:p>318</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0</text:p>
          </table:table-cell>
          <table:table-cell table:formula="of:=YEAR([.E46])" office:value-type="float" office:value="2018" calcext:value-type="float">
            <text:p>2018</text:p>
          </table:table-cell>
          <table:table-cell table:formula="of:=MONTH([.E46])" office:value-type="float" office:value="2" calcext:value-type="float">
            <text:p>2</text:p>
          </table:table-cell>
          <table:table-cell/>
          <table:table-cell table:style-name="ce3" office:value-type="date" office:date-value="2017-09-01" calcext:value-type="date">
            <text:p>2017-09-01</text:p>
          </table:table-cell>
          <table:table-cell table:formula="of:=COUNTIFS([.$S$2:.$S$146];YEAR([.V46]);[.$T$2:.$T$146];MONTH([.V46]))" office:value-type="float" office:value="3" calcext:value-type="float">
            <text:p>3</text:p>
          </table:table-cell>
          <table:table-cell table:formula="of:=SUMIFS([.K$2:.K$146];[.$S$2:.$S$146];YEAR([.$V46]);[.$T$2:.$T$146];MONTH([.$V46]))" office:value-type="float" office:value="808" calcext:value-type="float">
            <text:p>808</text:p>
          </table:table-cell>
          <table:table-cell table:formula="of:=SUMIFS([.L$2:.L$146];[.$S$2:.$S$146];YEAR([.$V46]);[.$T$2:.$T$146];MONTH([.$V46]))/10000" office:value-type="float" office:value="28.3816" calcext:value-type="float">
            <text:p>28.3816</text:p>
          </table:table-cell>
          <table:table-cell table:formula="of:=SUMIFS([.M$2:.M$146];[.$S$2:.$S$146];YEAR([.$V46]);[.$T$2:.$T$146];MONTH([.$V46]))/1000" office:value-type="float" office:value="9.273" calcext:value-type="float">
            <text:p>9.273</text:p>
          </table:table-cell>
          <table:table-cell table:formula="of:=SUMIFS([.N$2:.N$146];[.$S$2:.$S$146];YEAR([.$V46]);[.$T$2:.$T$146];MONTH([.$V46]))" office:value-type="float" office:value="151" calcext:value-type="float">
            <text:p>151</text:p>
          </table:table-cell>
          <table:table-cell table:formula="of:=SUMIFS([.O$2:.O$146];[.$S$2:.$S$146];YEAR([.$V46]);[.$T$2:.$T$146];MONTH([.$V46]))/100" office:value-type="float" office:value="5.09" calcext:value-type="float">
            <text:p>5.09</text:p>
          </table:table-cell>
        </table:table-row>
        <table:table-row table:style-name="ro1">
          <table:table-cell office:value-type="float" office:value="373" calcext:value-type="float">
            <text:p>373</text:p>
          </table:table-cell>
          <table:table-cell office:value-type="string" calcext:value-type="string">
            <text:p>PhCM3qoRZHE</text:p>
          </table:table-cell>
          <table:table-cell office:value-type="string" calcext:value-type="string">
            <text:p>Generative Artificial Intelligence</text:p>
          </table:table-cell>
          <table:table-cell office:value-type="string" calcext:value-type="string">
            <text:p>Nvidia published a recent paper that detailed a system able to progressively grow the architecture of a generative adversarial network during the training phase. This network was able to produce images nearing photorealism at a faster pace than previous models, pretty exciting stuff! I'll explain how it works both in theory and code in this video. </text:p>
            <text:p/>
            <text:p>Code for this video:</text:p>
            <text:p>https://github.com/llSourcell/Progressive_GANs/tree/master</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www.youtube.com/watch?v=yz6dNf7X7SA</text:p>
            <text:p>https://www.youtube.com/watch?v=Sw9r8CL98N0</text:p>
            <text:p>https://www.youtube.com/watch?v=HN9NRhm9waY</text:p>
            <text:p>https://www.youtube.com/watch?v=deyOX6Mt_As</text:p>
            <text:p>https://www.youtube.com/watch?v=5WoItGTWV54</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2-23 22:27:08</text:p>
          </table:table-cell>
          <table:table-cell office:value-type="string" calcext:value-type="string">
            <text:p>generative artificial intelligence, generative ai, generative intelligence, nvidia generative adversarial networks, generative model deep learning, artificial intelligence, generative adversarial network, artificial intelligence 2018, generative intelligence definition, convolutional neural network, generative adversarial networks, adversarial networks, generative model, adversarial neural network</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57" calcext:value-type="float">
            <text:p>557</text:p>
          </table:table-cell>
          <table:table-cell office:value-type="float" office:value="39405" calcext:value-type="float">
            <text:p>39405</text:p>
          </table:table-cell>
          <table:table-cell office:value-type="float" office:value="1348" calcext:value-type="float">
            <text:p>1348</text:p>
          </table:table-cell>
          <table:table-cell office:value-type="float" office:value="26" calcext:value-type="float">
            <text:p>26</text:p>
          </table:table-cell>
          <table:table-cell office:value-type="float" office:value="132" calcext:value-type="float">
            <text:p>13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06</text:p>
          </table:table-cell>
          <table:table-cell table:formula="of:=YEAR([.E47])" office:value-type="float" office:value="2018" calcext:value-type="float">
            <text:p>2018</text:p>
          </table:table-cell>
          <table:table-cell table:formula="of:=MONTH([.E47])" office:value-type="float" office:value="2" calcext:value-type="float">
            <text:p>2</text:p>
          </table:table-cell>
          <table:table-cell/>
          <table:table-cell table:style-name="ce3" office:value-type="date" office:date-value="2017-10-01" calcext:value-type="date">
            <text:p>2017-10-01</text:p>
          </table:table-cell>
          <table:table-cell table:formula="of:=COUNTIFS([.$S$2:.$S$146];YEAR([.V47]);[.$T$2:.$T$146];MONTH([.V47]))" office:value-type="float" office:value="2" calcext:value-type="float">
            <text:p>2</text:p>
          </table:table-cell>
          <table:table-cell table:formula="of:=SUMIFS([.K$2:.K$146];[.$S$2:.$S$146];YEAR([.$V47]);[.$T$2:.$T$146];MONTH([.$V47]))" office:value-type="float" office:value="1684" calcext:value-type="float">
            <text:p>1684</text:p>
          </table:table-cell>
          <table:table-cell table:formula="of:=SUMIFS([.L$2:.L$146];[.$S$2:.$S$146];YEAR([.$V47]);[.$T$2:.$T$146];MONTH([.$V47]))/10000" office:value-type="float" office:value="16.4905" calcext:value-type="float">
            <text:p>16.4905</text:p>
          </table:table-cell>
          <table:table-cell table:formula="of:=SUMIFS([.M$2:.M$146];[.$S$2:.$S$146];YEAR([.$V47]);[.$T$2:.$T$146];MONTH([.$V47]))/1000" office:value-type="float" office:value="5.557" calcext:value-type="float">
            <text:p>5.557</text:p>
          </table:table-cell>
          <table:table-cell table:formula="of:=SUMIFS([.N$2:.N$146];[.$S$2:.$S$146];YEAR([.$V47]);[.$T$2:.$T$146];MONTH([.$V47]))" office:value-type="float" office:value="190" calcext:value-type="float">
            <text:p>190</text:p>
          </table:table-cell>
          <table:table-cell table:formula="of:=SUMIFS([.O$2:.O$146];[.$S$2:.$S$146];YEAR([.$V47]);[.$T$2:.$T$146];MONTH([.$V47]))/100" office:value-type="float" office:value="4.16" calcext:value-type="float">
            <text:p>4.16</text:p>
          </table:table-cell>
        </table:table-row>
        <table:table-row table:style-name="ro1">
          <table:table-cell office:value-type="float" office:value="361" calcext:value-type="float">
            <text:p>361</text:p>
          </table:table-cell>
          <table:table-cell office:value-type="string" calcext:value-type="string">
            <text:p>9zKuYvjFFS8</text:p>
          </table:table-cell>
          <table:table-cell office:value-type="string" calcext:value-type="string">
            <text:p>Variational Autoencoders</text:p>
          </table:table-cell>
          <table:table-cell office:value-type="string" calcext:value-type="string">
            <text:p>In this episode, we dive into Variational Autoencoders, a class of neural networks that can learn to compress data completely unsupervised!</text:p>
            <text:p/>
            <text:p>VAE's are a very hot topic right now in unsupervised modelling of latent variables and provide a unique solution to the curse of dimensionality.</text:p>
            <text:p/>
            <text:p>This video starts with a quick intro into normal autoencoders and then goes into VAE's and disentangled beta-VAE's.</text:p>
            <text:p>I aslo touch upon related topics like learning causal, latent representations, image segmentation and the reparameterization trick!</text:p>
            <text:p/>
            <text:p>Get ready for a pretty technical episode!</text:p>
            <text:p/>
            <text:p>Paper references:</text:p>
            <text:p>- Disentangled VAE's (DeepMind 2016): https://arxiv.org/abs/1606.05579</text:p>
            <text:p>- Applying disentangled VAE's to RL: DARLA (DeepMind 2017): https://arxiv.org/abs/1707.08475</text:p>
            <text:p>- Original VAE paper (2013): https://arxiv.org/abs/1312.6114</text:p>
            <text:p/>
            <text:p>If you want to support this channel, here is my patreon link:</text:p>
            <text:p>https://patreon.com/ArxivInsights --- You are amazing!! ;)</text:p>
            <text:p/>
            <text:p>If you have questions you would like to discuss with me personally, you can book a 1-on-1 video call through Pensight: https://pensight.com/x/xander-steenbrugge</text:p>
          </table:table-cell>
          <table:table-cell table:style-name="ce2" office:value-type="string" calcext:value-type="string">
            <text:p>2018-02-25 16:21:11</text:p>
          </table:table-cell>
          <table:table-cell office:value-type="string" calcext:value-type="string">
            <text:p>variational autoencoder, variational auto encoder, autoencoder, convolutional neural network, reparameterization trick, reparametrization trick, image compression, generative adversarial network, generative network</text:p>
          </table:table-cell>
          <table:table-cell table:number-columns-repeated="2" office:value-type="string" calcext:value-type="string">
            <text:p>en</text:p>
          </table:table-cell>
          <table:table-cell office:value-type="string" calcext:value-type="string">
            <text:p>Arxiv Insights</text:p>
          </table:table-cell>
          <table:table-cell office:value-type="string" calcext:value-type="string">
            <text:p>UCNIkB2IeJ-6AmZv7bQ1oBYg</text:p>
          </table:table-cell>
          <table:table-cell office:value-type="float" office:value="905" calcext:value-type="float">
            <text:p>905</text:p>
          </table:table-cell>
          <table:table-cell office:value-type="float" office:value="151192" calcext:value-type="float">
            <text:p>151192</text:p>
          </table:table-cell>
          <table:table-cell office:value-type="float" office:value="5734" calcext:value-type="float">
            <text:p>5734</text:p>
          </table:table-cell>
          <table:table-cell office:value-type="float" office:value="57" calcext:value-type="float">
            <text:p>57</text:p>
          </table:table-cell>
          <table:table-cell office:value-type="float" office:value="334" calcext:value-type="float">
            <text:p>334</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5:48</text:p>
          </table:table-cell>
          <table:table-cell table:formula="of:=YEAR([.E48])" office:value-type="float" office:value="2018" calcext:value-type="float">
            <text:p>2018</text:p>
          </table:table-cell>
          <table:table-cell table:formula="of:=MONTH([.E48])" office:value-type="float" office:value="2" calcext:value-type="float">
            <text:p>2</text:p>
          </table:table-cell>
          <table:table-cell/>
          <table:table-cell table:style-name="ce3" office:value-type="date" office:date-value="2017-11-01" calcext:value-type="date">
            <text:p>2017-11-01</text:p>
          </table:table-cell>
          <table:table-cell table:formula="of:=COUNTIFS([.$S$2:.$S$146];YEAR([.V48]);[.$T$2:.$T$146];MONTH([.V48]))" office:value-type="float" office:value="6" calcext:value-type="float">
            <text:p>6</text:p>
          </table:table-cell>
          <table:table-cell table:formula="of:=SUMIFS([.K$2:.K$146];[.$S$2:.$S$146];YEAR([.$V48]);[.$T$2:.$T$146];MONTH([.$V48]))" office:value-type="float" office:value="9106" calcext:value-type="float">
            <text:p>9106</text:p>
          </table:table-cell>
          <table:table-cell table:formula="of:=SUMIFS([.L$2:.L$146];[.$S$2:.$S$146];YEAR([.$V48]);[.$T$2:.$T$146];MONTH([.$V48]))/10000" office:value-type="float" office:value="126.7948" calcext:value-type="float">
            <text:p>126.7948</text:p>
          </table:table-cell>
          <table:table-cell table:formula="of:=SUMIFS([.M$2:.M$146];[.$S$2:.$S$146];YEAR([.$V48]);[.$T$2:.$T$146];MONTH([.$V48]))/1000" office:value-type="float" office:value="26.089" calcext:value-type="float">
            <text:p>26.089</text:p>
          </table:table-cell>
          <table:table-cell table:formula="of:=SUMIFS([.N$2:.N$146];[.$S$2:.$S$146];YEAR([.$V48]);[.$T$2:.$T$146];MONTH([.$V48]))" office:value-type="float" office:value="1159" calcext:value-type="float">
            <text:p>1159</text:p>
          </table:table-cell>
          <table:table-cell table:formula="of:=SUMIFS([.O$2:.O$146];[.$S$2:.$S$146];YEAR([.$V48]);[.$T$2:.$T$146];MONTH([.$V48]))/100" office:value-type="float" office:value="15.17" calcext:value-type="float">
            <text:p>15.17</text:p>
          </table:table-cell>
        </table:table-row>
        <table:table-row table:style-name="ro1">
          <table:table-cell office:value-type="float" office:value="393" calcext:value-type="float">
            <text:p>393</text:p>
          </table:table-cell>
          <table:table-cell office:value-type="string" calcext:value-type="string">
            <text:p>6KHSPiYlZ-U</text:p>
          </table:table-cell>
          <table:table-cell office:value-type="string" calcext:value-type="string">
            <text:p>Neural Network Voices</text:p>
          </table:table-cell>
          <table:table-cell office:value-type="string" calcext:value-type="string">
            <text:p>5 days left to enroll, learn more and signup here -</text:p>
            <text:p> https://www.theschool.ai/courses/decentralized-applications</text:p>
            <text:p/>
            <text:p>Baidu has released some really impressive research that enables them to generate a voice in the style of anyone after having been trained on only a few examples. Few-shot generative learning is something i'm particularly interested in, and in this video I'll go over what their progress has looked like in this field over the past 2 years. We'll go over a web demo of audio generation, try and understand how DeepMind's WaveNet (similar) works, and then look at some Tensorflow code to get a deeper understanding of how this model plays out programmatically. </text:p>
            <text:p/>
            <text:p>Code for this video:</text:p>
            <text:p>https://github.com/llSourcell/Neural_Network_Voices</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github.com/baidu-research/deep-voice</text:p>
            <text:p>https://thenextweb.com/artificial-intelligence/2018/02/26/baidus-ai-can-clone-your-voice-and-give-it-a-different-gender-or-accent/</text:p>
            <text:p>http://research.baidu.com/deep-voice-3-2000-speaker-neural-text-speech/</text:p>
            <text:p>http://research.baidu.com/neural-voice-cloning-samples/</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3-08 20:39:36</text:p>
          </table:table-cell>
          <table:table-cell office:value-type="string" calcext:value-type="string">
            <text:p>baidu voice, neural network voice, neural network learns to generate voice, neural network voice generation, neural network, baidu, machine learning, programming, coding, code, python, google, tensorflow, neural net, AI, artificial intelligence, chinese AI, deep learning, wavenet, deepmind, ai in china, few shot learning, neural network python, neural networks and deep learning, baidu voice recognitio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262" calcext:value-type="float">
            <text:p>1262</text:p>
          </table:table-cell>
          <table:table-cell office:value-type="float" office:value="53200" calcext:value-type="float">
            <text:p>53200</text:p>
          </table:table-cell>
          <table:table-cell office:value-type="float" office:value="1283" calcext:value-type="float">
            <text:p>1283</text:p>
          </table:table-cell>
          <table:table-cell office:value-type="float" office:value="54" calcext:value-type="float">
            <text:p>54</text:p>
          </table:table-cell>
          <table:table-cell office:value-type="float" office:value="137" calcext:value-type="float">
            <text:p>137</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54</text:p>
          </table:table-cell>
          <table:table-cell table:formula="of:=YEAR([.E49])" office:value-type="float" office:value="2018" calcext:value-type="float">
            <text:p>2018</text:p>
          </table:table-cell>
          <table:table-cell table:formula="of:=MONTH([.E49])" office:value-type="float" office:value="3" calcext:value-type="float">
            <text:p>3</text:p>
          </table:table-cell>
          <table:table-cell/>
          <table:table-cell table:style-name="ce3" office:value-type="date" office:date-value="2017-12-01" calcext:value-type="date">
            <text:p>2017-12-01</text:p>
          </table:table-cell>
          <table:table-cell table:formula="of:=COUNTIFS([.$S$2:.$S$146];YEAR([.V49]);[.$T$2:.$T$146];MONTH([.V49]))" office:value-type="float" office:value="1" calcext:value-type="float">
            <text:p>1</text:p>
          </table:table-cell>
          <table:table-cell table:formula="of:=SUMIFS([.K$2:.K$146];[.$S$2:.$S$146];YEAR([.$V49]);[.$T$2:.$T$146];MONTH([.$V49]))" office:value-type="float" office:value="266" calcext:value-type="float">
            <text:p>266</text:p>
          </table:table-cell>
          <table:table-cell table:formula="of:=SUMIFS([.L$2:.L$146];[.$S$2:.$S$146];YEAR([.$V49]);[.$T$2:.$T$146];MONTH([.$V49]))/10000" office:value-type="float" office:value="3.2651" calcext:value-type="float">
            <text:p>3.2651</text:p>
          </table:table-cell>
          <table:table-cell table:formula="of:=SUMIFS([.M$2:.M$146];[.$S$2:.$S$146];YEAR([.$V49]);[.$T$2:.$T$146];MONTH([.$V49]))/1000" office:value-type="float" office:value="1.568" calcext:value-type="float">
            <text:p>1.568</text:p>
          </table:table-cell>
          <table:table-cell table:formula="of:=SUMIFS([.N$2:.N$146];[.$S$2:.$S$146];YEAR([.$V49]);[.$T$2:.$T$146];MONTH([.$V49]))" office:value-type="float" office:value="10" calcext:value-type="float">
            <text:p>10</text:p>
          </table:table-cell>
          <table:table-cell table:formula="of:=SUMIFS([.O$2:.O$146];[.$S$2:.$S$146];YEAR([.$V49]);[.$T$2:.$T$146];MONTH([.$V49]))/100" office:value-type="float" office:value="0.73" calcext:value-type="float">
            <text:p>0.73</text:p>
          </table:table-cell>
        </table:table-row>
        <table:table-row table:style-name="ro1">
          <table:table-cell office:value-type="float" office:value="319" calcext:value-type="float">
            <text:p>319</text:p>
          </table:table-cell>
          <table:table-cell office:value-type="string" calcext:value-type="string">
            <text:p>ni6P5KU3SDU</text:p>
          </table:table-cell>
          <table:table-cell office:value-type="string" calcext:value-type="string">
            <text:p>Evolving Generative Adversarial Networks | Two Minute Papers #242</text:p>
          </table:table-cell>
          <table:table-cell office:value-type="string" calcext:value-type="string">
            <text:p>The paper "Evolutionary Generative Adversarial Networks" is available here:</text:p>
            <text:p>https://arxiv.org/abs/1803.00657</text:p>
            <text:p/>
            <text:p>Our Patreon page: https://www.patreon.com/TwoMinutePapers</text:p>
            <text:p/>
            <text:p>Recommended for you:</text:p>
            <text:p>Video game to reality conversion: https://www.youtube.com/watch?v=dqxqbvyOnMY</text:p>
            <text:p/>
            <text:p>We would like to thank our generous Patreon supporters who make Two Minute Papers possible:</text:p>
            <text:p>Andrew Melnychuk, Brian Gilman, Christian Ahlin, Christoph Jadanowski, Dennis Abts, Emmanuel, Eric Haddad, Esa Turkulainen, Lorin Atzberger, Malek Cellier, Marten Rauschenberg, Michael Albrecht, Michael Jensen, Nader Shakerin, Raul Arajo da Silva, Rob Rowe, Robin Graham, Ryan Monsurate, Shawn Azman, Steef, Steve Messina, Sunil Kim, Torsten Reil.</text:p>
            <text:p>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LTC: LM8AUh5bGcNgzq6HaV1jeaJrFvmKxxgiXg</text:p>
            <text:p/>
            <text:p>Thumbnail background image credit: https://pixabay.com/photo-310078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4-12 15:24:01</text:p>
          </table:table-cell>
          <table:table-cell office:value-type="string" calcext:value-type="string">
            <text:p>two minute papers, deep learning, ai, evolving ai, ai evolution, image translation</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2" calcext:value-type="float">
            <text:p>212</text:p>
          </table:table-cell>
          <table:table-cell office:value-type="float" office:value="31798" calcext:value-type="float">
            <text:p>31798</text:p>
          </table:table-cell>
          <table:table-cell office:value-type="float" office:value="1117" calcext:value-type="float">
            <text:p>1117</text:p>
          </table:table-cell>
          <table:table-cell office:value-type="float" office:value="11" calcext:value-type="float">
            <text:p>11</text:p>
          </table:table-cell>
          <table:table-cell office:value-type="float" office:value="44" calcext:value-type="float">
            <text:p>44</text:p>
          </table:table-cell>
          <table:table-cell office:value-type="float" office:value="0" calcext:value-type="float">
            <text:p>0</text:p>
          </table:table-cell>
          <table:table-cell office:value-type="string" calcext:value-type="string">
            <text:p>attention, gan, arxiv.org/</text:p>
          </table:table-cell>
          <table:table-cell table:style-name="ce2" office:value-type="string" calcext:value-type="string">
            <text:p>2020-04-25 10:56:50</text:p>
          </table:table-cell>
          <table:table-cell table:formula="of:=YEAR([.E50])" office:value-type="float" office:value="2018" calcext:value-type="float">
            <text:p>2018</text:p>
          </table:table-cell>
          <table:table-cell table:formula="of:=MONTH([.E50])" office:value-type="float" office:value="4" calcext:value-type="float">
            <text:p>4</text:p>
          </table:table-cell>
          <table:table-cell/>
          <table:table-cell table:style-name="ce3" office:value-type="date" office:date-value="2018-01-01" calcext:value-type="date">
            <text:p>2018-01-01</text:p>
          </table:table-cell>
          <table:table-cell table:formula="of:=COUNTIFS([.$S$2:.$S$146];YEAR([.V50]);[.$T$2:.$T$146];MONTH([.V50]))" office:value-type="float" office:value="6" calcext:value-type="float">
            <text:p>6</text:p>
          </table:table-cell>
          <table:table-cell table:formula="of:=SUMIFS([.K$2:.K$146];[.$S$2:.$S$146];YEAR([.$V50]);[.$T$2:.$T$146];MONTH([.$V50]))" office:value-type="float" office:value="3846" calcext:value-type="float">
            <text:p>3846</text:p>
          </table:table-cell>
          <table:table-cell table:formula="of:=SUMIFS([.L$2:.L$146];[.$S$2:.$S$146];YEAR([.$V50]);[.$T$2:.$T$146];MONTH([.$V50]))/10000" office:value-type="float" office:value="22.9296" calcext:value-type="float">
            <text:p>22.9296</text:p>
          </table:table-cell>
          <table:table-cell table:formula="of:=SUMIFS([.M$2:.M$146];[.$S$2:.$S$146];YEAR([.$V50]);[.$T$2:.$T$146];MONTH([.$V50]))/1000" office:value-type="float" office:value="6.857" calcext:value-type="float">
            <text:p>6.857</text:p>
          </table:table-cell>
          <table:table-cell table:formula="of:=SUMIFS([.N$2:.N$146];[.$S$2:.$S$146];YEAR([.$V50]);[.$T$2:.$T$146];MONTH([.$V50]))" office:value-type="float" office:value="262" calcext:value-type="float">
            <text:p>262</text:p>
          </table:table-cell>
          <table:table-cell table:formula="of:=SUMIFS([.O$2:.O$146];[.$S$2:.$S$146];YEAR([.$V50]);[.$T$2:.$T$146];MONTH([.$V50]))/100" office:value-type="float" office:value="4.18" calcext:value-type="float">
            <text:p>4.18</text:p>
          </table:table-cell>
        </table:table-row>
        <table:table-row table:style-name="ro1">
          <table:table-cell office:value-type="float" office:value="452" calcext:value-type="float">
            <text:p>452</text:p>
          </table:table-cell>
          <table:table-cell office:value-type="string" calcext:value-type="string">
            <text:p>7tFBoxex4JE</text:p>
          </table:table-cell>
          <table:table-cell office:value-type="string" calcext:value-type="string">
            <text:p>Generative Adversarial Networks | Lecture 13</text:p>
          </table:table-cell>
          <table:table-cell office:value-type="string" calcext:value-type="string">
            <text:p>Earlier videos:</text:p>
            <text:p>https://www.youtube.com/playlist?list=PLWKotBjTDoLj3rXBL-nEIPRN9V3a9Cx07</text:p>
            <text:p/>
            <text:p>References and further reading:</text:p>
            <text:p/>
            <text:p>Deep Learning by Ian Goodfellow:</text:p>
            <text:p>http://www.deeplearningbook.org/</text:p>
            <text:p/>
            <text:p>Generative Adversarial Nets:</text:p>
            <text:p>http://papers.nips.cc/paper/5423-generative-adversarial-nets.pdf</text:p>
            <text:p/>
            <text:p>Progressive Growing of GANs for Improved Quality, Stability, and Variation (Generating Celebrities):</text:p>
            <text:p>http://research.nvidia.com/publication/2017-10_Progressive-Growing-of</text:p>
            <text:p/>
            <text:p>Generative Adversarial Text to Image Synthesis:</text:p>
            <text:p>https://arxiv.org/pdf/1605.05396.pdf</text:p>
            <text:p/>
            <text:p>Unpaired Image-to-Image Translation using Cycle-Consistent Adversarial Networks (CycleGAN):</text:p>
            <text:p>https://arxiv.org/pdf/1703.10593.pdf</text:p>
            <text:p/>
            <text:p>#deeplearning #machinelearning</text:p>
          </table:table-cell>
          <table:table-cell table:style-name="ce2" office:value-type="string" calcext:value-type="string">
            <text:p>2018-04-13 21:57:45</text:p>
          </table:table-cell>
          <table:table-cell office:value-type="string" calcext:value-type="string">
            <text:p>deep learning, machine learning, generative models, ai, deep learning crash course, generative adversarial networks, gan deep learning, ian goodfellow, cyclegan, this person does not exist</text:p>
          </table:table-cell>
          <table:table-cell table:number-columns-repeated="2" office:value-type="string" calcext:value-type="string">
            <text:p>en</text:p>
          </table:table-cell>
          <table:table-cell office:value-type="string" calcext:value-type="string">
            <text:p>Leo Isikdogan</text:p>
          </table:table-cell>
          <table:table-cell office:value-type="string" calcext:value-type="string">
            <text:p>UC-YAxUbpa1hvRyfJBKFNcJA</text:p>
          </table:table-cell>
          <table:table-cell office:value-type="float" office:value="364" calcext:value-type="float">
            <text:p>364</text:p>
          </table:table-cell>
          <table:table-cell office:value-type="float" office:value="3401" calcext:value-type="float">
            <text:p>3401</text:p>
          </table:table-cell>
          <table:table-cell office:value-type="float" office:value="85" calcext:value-type="float">
            <text:p>85</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03</text:p>
          </table:table-cell>
          <table:table-cell table:formula="of:=YEAR([.E51])" office:value-type="float" office:value="2018" calcext:value-type="float">
            <text:p>2018</text:p>
          </table:table-cell>
          <table:table-cell table:formula="of:=MONTH([.E51])" office:value-type="float" office:value="4" calcext:value-type="float">
            <text:p>4</text:p>
          </table:table-cell>
          <table:table-cell/>
          <table:table-cell table:style-name="ce3" office:value-type="date" office:date-value="2018-02-01" calcext:value-type="date">
            <text:p>2018-02-01</text:p>
          </table:table-cell>
          <table:table-cell table:formula="of:=COUNTIFS([.$S$2:.$S$146];YEAR([.V51]);[.$T$2:.$T$146];MONTH([.V51]))" office:value-type="float" office:value="3" calcext:value-type="float">
            <text:p>3</text:p>
          </table:table-cell>
          <table:table-cell table:formula="of:=SUMIFS([.K$2:.K$146];[.$S$2:.$S$146];YEAR([.$V51]);[.$T$2:.$T$146];MONTH([.$V51]))" office:value-type="float" office:value="1984" calcext:value-type="float">
            <text:p>1984</text:p>
          </table:table-cell>
          <table:table-cell table:formula="of:=SUMIFS([.L$2:.L$146];[.$S$2:.$S$146];YEAR([.$V51]);[.$T$2:.$T$146];MONTH([.$V51]))/10000" office:value-type="float" office:value="39.3803" calcext:value-type="float">
            <text:p>39.3803</text:p>
          </table:table-cell>
          <table:table-cell table:formula="of:=SUMIFS([.M$2:.M$146];[.$S$2:.$S$146];YEAR([.$V51]);[.$T$2:.$T$146];MONTH([.$V51]))/1000" office:value-type="float" office:value="10.607" calcext:value-type="float">
            <text:p>10.607</text:p>
          </table:table-cell>
          <table:table-cell table:formula="of:=SUMIFS([.N$2:.N$146];[.$S$2:.$S$146];YEAR([.$V51]);[.$T$2:.$T$146];MONTH([.$V51]))" office:value-type="float" office:value="271" calcext:value-type="float">
            <text:p>271</text:p>
          </table:table-cell>
          <table:table-cell table:formula="of:=SUMIFS([.O$2:.O$146];[.$S$2:.$S$146];YEAR([.$V51]);[.$T$2:.$T$146];MONTH([.$V51]))/100" office:value-type="float" office:value="7.84" calcext:value-type="float">
            <text:p>7.84</text:p>
          </table:table-cell>
        </table:table-row>
        <table:table-row table:style-name="ro1">
          <table:table-cell office:value-type="float" office:value="383" calcext:value-type="float">
            <text:p>383</text:p>
          </table:table-cell>
          <table:table-cell office:value-type="string" calcext:value-type="string">
            <text:p>hY9Bc3mtphs</text:p>
          </table:table-cell>
          <table:table-cell office:value-type="string" calcext:value-type="string">
            <text:p>AI in Medicine | Drug Discovery with GANs (TensorFlow Tutorial)</text:p>
          </table:table-cell>
          <table:table-cell office:value-type="string" calcext:value-type="string">
            <text:p>How do we use AI to cure drug discovery? This is apart of my AI for business series right here on Youtube. Subscribe to stay up to date! In this video I'm going to cover how the drug discovery process works in clinical labs and how AI can be used to speed up that process by orders of magnitude. We'll look at 3 different papers that used different types of neural networks, and the last one is what we'll focus on; the General Adversarial Network.</text:p>
            <text:p/>
            <text:p>Code for this video:</text:p>
            <text:p>https://github.com/llSourcell/AI_for_healthcare</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Curriculum:</text:p>
            <text:p>https://github.com/llSourcell/AI_For_Business_Curriculum</text:p>
            <text:p/>
            <text:p>More learning resources:</text:p>
            <text:p>https://github.com/plotly/dash-drug-discovery-demo</text:p>
            <text:p>https://www.youtube.com/watch?v=FTr3n7uBIuE&amp;t=25s</text:p>
            <text:p>https://www.youtube.com/watch?v=yz6dNf7X7SA</text:p>
            <text:p>https://www.youtube.com/watch?v=Sw9r8CL98N0</text:p>
            <text:p>http://www.healthcareitnews.com/slideshow/how-ai-transforming-healthcare-and-solving-problems-2017</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4-21 06:49:50</text:p>
          </table:table-cell>
          <table:table-cell office:value-type="string" calcext:value-type="string">
            <text:p>ai for healthcare, ai in medicine, generative adversarial nets tensorflow, ai in medical, generative adversarial networks tutorial tensorflow, ai in medical diagnosis, generative adversarial nets, generative adversarial nets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358" calcext:value-type="float">
            <text:p>1358</text:p>
          </table:table-cell>
          <table:table-cell office:value-type="float" office:value="49386" calcext:value-type="float">
            <text:p>49386</text:p>
          </table:table-cell>
          <table:table-cell office:value-type="float" office:value="1445" calcext:value-type="float">
            <text:p>1445</text:p>
          </table:table-cell>
          <table:table-cell office:value-type="float" office:value="41" calcext:value-type="float">
            <text:p>41</text:p>
          </table:table-cell>
          <table:table-cell office:value-type="float" office:value="176" calcext:value-type="float">
            <text:p>176</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4</text:p>
          </table:table-cell>
          <table:table-cell table:formula="of:=YEAR([.E52])" office:value-type="float" office:value="2018" calcext:value-type="float">
            <text:p>2018</text:p>
          </table:table-cell>
          <table:table-cell table:formula="of:=MONTH([.E52])" office:value-type="float" office:value="4" calcext:value-type="float">
            <text:p>4</text:p>
          </table:table-cell>
          <table:table-cell/>
          <table:table-cell table:style-name="ce3" office:value-type="date" office:date-value="2018-03-01" calcext:value-type="date">
            <text:p>2018-03-01</text:p>
          </table:table-cell>
          <table:table-cell table:formula="of:=COUNTIFS([.$S$2:.$S$146];YEAR([.V52]);[.$T$2:.$T$146];MONTH([.V52]))" office:value-type="float" office:value="1" calcext:value-type="float">
            <text:p>1</text:p>
          </table:table-cell>
          <table:table-cell table:formula="of:=SUMIFS([.K$2:.K$146];[.$S$2:.$S$146];YEAR([.$V52]);[.$T$2:.$T$146];MONTH([.$V52]))" office:value-type="float" office:value="1262" calcext:value-type="float">
            <text:p>1262</text:p>
          </table:table-cell>
          <table:table-cell table:formula="of:=SUMIFS([.L$2:.L$146];[.$S$2:.$S$146];YEAR([.$V52]);[.$T$2:.$T$146];MONTH([.$V52]))/10000" office:value-type="float" office:value="5.32" calcext:value-type="float">
            <text:p>5.32</text:p>
          </table:table-cell>
          <table:table-cell table:formula="of:=SUMIFS([.M$2:.M$146];[.$S$2:.$S$146];YEAR([.$V52]);[.$T$2:.$T$146];MONTH([.$V52]))/1000" office:value-type="float" office:value="1.283" calcext:value-type="float">
            <text:p>1.283</text:p>
          </table:table-cell>
          <table:table-cell table:formula="of:=SUMIFS([.N$2:.N$146];[.$S$2:.$S$146];YEAR([.$V52]);[.$T$2:.$T$146];MONTH([.$V52]))" office:value-type="float" office:value="54" calcext:value-type="float">
            <text:p>54</text:p>
          </table:table-cell>
          <table:table-cell table:formula="of:=SUMIFS([.O$2:.O$146];[.$S$2:.$S$146];YEAR([.$V52]);[.$T$2:.$T$146];MONTH([.$V52]))/100" office:value-type="float" office:value="1.37" calcext:value-type="float">
            <text:p>1.37</text:p>
          </table:table-cell>
        </table:table-row>
        <table:table-row table:style-name="ro1">
          <table:table-cell office:value-type="float" office:value="388" calcext:value-type="float">
            <text:p>388</text:p>
          </table:table-cell>
          <table:table-cell office:value-type="string" calcext:value-type="string">
            <text:p>7vunJlqLZok</text:p>
          </table:table-cell>
          <table:table-cell office:value-type="string" calcext:value-type="string">
            <text:p>Stock Price Prediction | AI in Finance</text:p>
          </table:table-cell>
          <table:table-cell office:value-type="string" calcext:value-type="string">
            <text:p>Can AI be used in the financial sector? Of course! In fact, finance was one of the pioneering industries that started using AI in the early 80s for market prediction. Since then, major financial firms and hedge funds have adopted AI technologies for everything from portfolio optimization, to credit lending, to stock betting. In this video, we'll go over all the different ways AI can be used in applied finance, then build a stock price prediction algorithm in python using Keras and Tensorflow.</text:p>
            <text:p/>
            <text:p>Code for this video:</text:p>
            <text:p>https://github.com/llSourcell/AI_in_Finance</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hackernoon.com/unsupervised-machine-learning-for-fun-profit-with-basket-clusters-17a1161e7aa1</text:p>
            <text:p>https://www.datacamp.com/community/tutorials/finance-python-trading</text:p>
            <text:p>http://www.cuelogic.com/blog/python-in-finance-analytics-artificial-intelligence/</text:p>
            <text:p>https://www.udacity.com/course/machine-learning-for-trading--ud501</text:p>
            <text:p>https://www.oreilly.com/learning/algorithmic-trading-in-less-than-100-lines-of-python-code</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4-28 14:08:18</text:p>
          </table:table-cell>
          <table:table-cell office:value-type="string" calcext:value-type="string">
            <text:p>finance, stock prediction, AI, stock prices, price prediction, artificial intelligence, machine learning, deep learning, applied AI, ML, python, numerai, market prediction, financial services, market analysis</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459" calcext:value-type="float">
            <text:p>1459</text:p>
          </table:table-cell>
          <table:table-cell office:value-type="float" office:value="255553" calcext:value-type="float">
            <text:p>255553</text:p>
          </table:table-cell>
          <table:table-cell office:value-type="float" office:value="5521" calcext:value-type="float">
            <text:p>5521</text:p>
          </table:table-cell>
          <table:table-cell office:value-type="float" office:value="315" calcext:value-type="float">
            <text:p>315</text:p>
          </table:table-cell>
          <table:table-cell office:value-type="float" office:value="410" calcext:value-type="float">
            <text:p>41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31</text:p>
          </table:table-cell>
          <table:table-cell table:formula="of:=YEAR([.E53])" office:value-type="float" office:value="2018" calcext:value-type="float">
            <text:p>2018</text:p>
          </table:table-cell>
          <table:table-cell table:formula="of:=MONTH([.E53])" office:value-type="float" office:value="4" calcext:value-type="float">
            <text:p>4</text:p>
          </table:table-cell>
          <table:table-cell/>
          <table:table-cell table:style-name="ce3" office:value-type="date" office:date-value="2018-04-01" calcext:value-type="date">
            <text:p>2018-04-01</text:p>
          </table:table-cell>
          <table:table-cell table:formula="of:=COUNTIFS([.$S$2:.$S$146];YEAR([.V53]);[.$T$2:.$T$146];MONTH([.V53]))" office:value-type="float" office:value="4" calcext:value-type="float">
            <text:p>4</text:p>
          </table:table-cell>
          <table:table-cell table:formula="of:=SUMIFS([.K$2:.K$146];[.$S$2:.$S$146];YEAR([.$V53]);[.$T$2:.$T$146];MONTH([.$V53]))" office:value-type="float" office:value="3393" calcext:value-type="float">
            <text:p>3393</text:p>
          </table:table-cell>
          <table:table-cell table:formula="of:=SUMIFS([.L$2:.L$146];[.$S$2:.$S$146];YEAR([.$V53]);[.$T$2:.$T$146];MONTH([.$V53]))/10000" office:value-type="float" office:value="34.0138" calcext:value-type="float">
            <text:p>34.0138</text:p>
          </table:table-cell>
          <table:table-cell table:formula="of:=SUMIFS([.M$2:.M$146];[.$S$2:.$S$146];YEAR([.$V53]);[.$T$2:.$T$146];MONTH([.$V53]))/1000" office:value-type="float" office:value="8.168" calcext:value-type="float">
            <text:p>8.168</text:p>
          </table:table-cell>
          <table:table-cell table:formula="of:=SUMIFS([.N$2:.N$146];[.$S$2:.$S$146];YEAR([.$V53]);[.$T$2:.$T$146];MONTH([.$V53]))" office:value-type="float" office:value="370" calcext:value-type="float">
            <text:p>370</text:p>
          </table:table-cell>
          <table:table-cell table:formula="of:=SUMIFS([.O$2:.O$146];[.$S$2:.$S$146];YEAR([.$V53]);[.$T$2:.$T$146];MONTH([.$V53]))/100" office:value-type="float" office:value="6.38" calcext:value-type="float">
            <text:p>6.38</text:p>
          </table:table-cell>
        </table:table-row>
        <table:table-row table:style-name="ro1">
          <table:table-cell office:value-type="float" office:value="444" calcext:value-type="float">
            <text:p>444</text:p>
          </table:table-cell>
          <table:table-cell office:value-type="string" calcext:value-type="string">
            <text:p>eFju_KlMT3U</text:p>
          </table:table-cell>
          <table:table-cell office:value-type="string" calcext:value-type="string">
            <text:p>Taryn Southern Interview - Exploring AI-Generated Music</text:p>
          </table:table-cell>
          <table:table-cell office:value-type="string" calcext:value-type="string">
            <text:p>In this episode Im joined by Taryn Southern - a singer, digital storyteller and Youtuber, whose upcoming album I AM AI will be produced completely with AI based tools.</text:p>
            <text:p/>
            <text:p>Taryn and I explore all aspects of what it means to create music with modern AI-based tools, and the different processes shes used to create her singles Break Free, Voices in My Head, and more. She also provides a rundown of the many tools shes used in this space, including Google Magenta, Watson Beat, AMPer, Landr and more. This was a super fun interview that I think youll get a kick out of.</text:p>
            <text:p/>
            <text:p>The notes for this show can be found at twimlai.com/talk/139.</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able:table-cell>
          <table:table-cell table:style-name="ce2" office:value-type="string" calcext:value-type="string">
            <text:p>2018-05-17 17:01:54</text:p>
          </table:table-cell>
          <table:table-cell office:value-type="string" calcext:value-type="string">
            <text:p>TWiML &amp; AI, Podcast, Tech, Technology, ML, AI, Machine Learning, Artificial Intelligence, Sam Charrington, data, science, Taryn Southern, ai generated music, i am ai</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051" calcext:value-type="float">
            <text:p>2051</text:p>
          </table:table-cell>
          <table:table-cell office:value-type="float" office:value="239" calcext:value-type="float">
            <text:p>239</text:p>
          </table:table-cell>
          <table:table-cell office:value-type="float" office:value="4" calcext:value-type="float">
            <text:p>4</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33</text:p>
          </table:table-cell>
          <table:table-cell table:formula="of:=YEAR([.E54])" office:value-type="float" office:value="2018" calcext:value-type="float">
            <text:p>2018</text:p>
          </table:table-cell>
          <table:table-cell table:formula="of:=MONTH([.E54])" office:value-type="float" office:value="5" calcext:value-type="float">
            <text:p>5</text:p>
          </table:table-cell>
          <table:table-cell/>
          <table:table-cell table:style-name="ce3" office:value-type="date" office:date-value="2018-05-01" calcext:value-type="date">
            <text:p>2018-05-01</text:p>
          </table:table-cell>
          <table:table-cell table:formula="of:=COUNTIFS([.$S$2:.$S$146];YEAR([.V54]);[.$T$2:.$T$146];MONTH([.V54]))" office:value-type="float" office:value="3" calcext:value-type="float">
            <text:p>3</text:p>
          </table:table-cell>
          <table:table-cell table:formula="of:=SUMIFS([.K$2:.K$146];[.$S$2:.$S$146];YEAR([.$V54]);[.$T$2:.$T$146];MONTH([.$V54]))" office:value-type="float" office:value="3564" calcext:value-type="float">
            <text:p>3564</text:p>
          </table:table-cell>
          <table:table-cell table:formula="of:=SUMIFS([.L$2:.L$146];[.$S$2:.$S$146];YEAR([.$V54]);[.$T$2:.$T$146];MONTH([.$V54]))/10000" office:value-type="float" office:value="6.7706" calcext:value-type="float">
            <text:p>6.7706</text:p>
          </table:table-cell>
          <table:table-cell table:formula="of:=SUMIFS([.M$2:.M$146];[.$S$2:.$S$146];YEAR([.$V54]);[.$T$2:.$T$146];MONTH([.$V54]))/1000" office:value-type="float" office:value="2.445" calcext:value-type="float">
            <text:p>2.445</text:p>
          </table:table-cell>
          <table:table-cell table:formula="of:=SUMIFS([.N$2:.N$146];[.$S$2:.$S$146];YEAR([.$V54]);[.$T$2:.$T$146];MONTH([.$V54]))" office:value-type="float" office:value="51" calcext:value-type="float">
            <text:p>51</text:p>
          </table:table-cell>
          <table:table-cell table:formula="of:=SUMIFS([.O$2:.O$146];[.$S$2:.$S$146];YEAR([.$V54]);[.$T$2:.$T$146];MONTH([.$V54]))/100" office:value-type="float" office:value="1.88" calcext:value-type="float">
            <text:p>1.88</text:p>
          </table:table-cell>
        </table:table-row>
        <table:table-row table:style-name="ro1">
          <table:table-cell office:value-type="float" office:value="391" calcext:value-type="float">
            <text:p>391</text:p>
          </table:table-cell>
          <table:table-cell office:value-type="string" calcext:value-type="string">
            <text:p>NS2eqVsnJKo</text:p>
          </table:table-cell>
          <table:table-cell office:value-type="string" calcext:value-type="string">
            <text:p>AI for Music Composition</text:p>
          </table:table-cell>
          <table:table-cell office:value-type="string" calcext:value-type="string">
            <text:p>Machine learning algorithms make predictions based on a dataset. If that dataset is a collection of musical notes, the prediction would be a new collection of musical notes. We can consider that prediction the AI's unique composition. The question is, can an AI really compose music as well as humans can? In this video i'll go over some really popular models that have been used to generate music, from hidden markov models, to recurrent networks (with their variations), to the modern generative adversarial network. Code, theory, and demos included in this video. Enjoy! </text:p>
            <text:p/>
            <text:p>Code for this video:</text:p>
            <text:p>https://github.com/llSourcell/AI_For_Music_Composition</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medium.com/artists-and-machine-intelligence/neural-nets-for-generating-music-f46dffac21c0</text:p>
            <text:p>http://www.asimovinstitute.org/analyzing-deep-learning-tools-music/</text:p>
            <text:p>https://magenta.tensorflow.org/</text:p>
            <text:p>https://www.ampermusic.com/</text:p>
            <text:p>https://blogs.technet.microsoft.com/machinelearning/2017/12/06/music-generation-with-azure-machine-learning/</text:p>
            <text:p>https://salu133445.github.io/musegan/</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5-25 20:25:30</text:p>
          </table:table-cell>
          <table:table-cell office:value-type="string" calcext:value-type="string">
            <text:p>music, ai music, music generation, algorithmic music, tensorflow, tensor flow, generative adversarial network, markov model, recurrent network, LSTM network, deep learning, neural network, programming, google, magenta, AI, artificial intelligence, machine learning, ML, model, prediction, neural net, python, coding,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310" calcext:value-type="float">
            <text:p>1310</text:p>
          </table:table-cell>
          <table:table-cell office:value-type="float" office:value="43052" calcext:value-type="float">
            <text:p>43052</text:p>
          </table:table-cell>
          <table:table-cell office:value-type="float" office:value="1084" calcext:value-type="float">
            <text:p>1084</text:p>
          </table:table-cell>
          <table:table-cell office:value-type="float" office:value="44" calcext:value-type="float">
            <text:p>44</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41</text:p>
          </table:table-cell>
          <table:table-cell table:formula="of:=YEAR([.E55])" office:value-type="float" office:value="2018" calcext:value-type="float">
            <text:p>2018</text:p>
          </table:table-cell>
          <table:table-cell table:formula="of:=MONTH([.E55])" office:value-type="float" office:value="5" calcext:value-type="float">
            <text:p>5</text:p>
          </table:table-cell>
          <table:table-cell/>
          <table:table-cell table:style-name="ce3" office:value-type="date" office:date-value="2018-06-01" calcext:value-type="date">
            <text:p>2018-06-01</text:p>
          </table:table-cell>
          <table:table-cell table:formula="of:=COUNTIFS([.$S$2:.$S$146];YEAR([.V55]);[.$T$2:.$T$146];MONTH([.V55]))" office:value-type="float" office:value="1" calcext:value-type="float">
            <text:p>1</text:p>
          </table:table-cell>
          <table:table-cell table:formula="of:=SUMIFS([.K$2:.K$146];[.$S$2:.$S$146];YEAR([.$V55]);[.$T$2:.$T$146];MONTH([.$V55]))" office:value-type="float" office:value="1030" calcext:value-type="float">
            <text:p>1030</text:p>
          </table:table-cell>
          <table:table-cell table:formula="of:=SUMIFS([.L$2:.L$146];[.$S$2:.$S$146];YEAR([.$V55]);[.$T$2:.$T$146];MONTH([.$V55]))/10000" office:value-type="float" office:value="1.3419" calcext:value-type="float">
            <text:p>1.3419</text:p>
          </table:table-cell>
          <table:table-cell table:formula="of:=SUMIFS([.M$2:.M$146];[.$S$2:.$S$146];YEAR([.$V55]);[.$T$2:.$T$146];MONTH([.$V55]))/1000" office:value-type="float" office:value="0.199" calcext:value-type="float">
            <text:p>0.199</text:p>
          </table:table-cell>
          <table:table-cell table:formula="of:=SUMIFS([.N$2:.N$146];[.$S$2:.$S$146];YEAR([.$V55]);[.$T$2:.$T$146];MONTH([.$V55]))" office:value-type="float" office:value="1" calcext:value-type="float">
            <text:p>1</text:p>
          </table:table-cell>
          <table:table-cell table:formula="of:=SUMIFS([.O$2:.O$146];[.$S$2:.$S$146];YEAR([.$V55]);[.$T$2:.$T$146];MONTH([.$V55]))/100" office:value-type="float" office:value="0.11" calcext:value-type="float">
            <text:p>0.11</text:p>
          </table:table-cell>
        </table:table-row>
        <table:table-row table:style-name="ro1">
          <table:table-cell office:value-type="float" office:value="421" calcext:value-type="float">
            <text:p>421</text:p>
          </table:table-cell>
          <table:table-cell office:value-type="string" calcext:value-type="string">
            <text:p>KL6U6iasUxs</text:p>
          </table:table-cell>
          <table:table-cell office:value-type="string" calcext:value-type="string">
            <text:p>AI-Based Large-Scale Texture Synthesis | Two Minute Papers #252</text:p>
          </table:table-cell>
          <table:table-cell office:value-type="string" calcext:value-type="string">
            <text:p>The paper "Non-stationary Texture Synthesis by Adversarial Expansion" and its source code is available here:</text:p>
            <text:p>http://vcc.szu.edu.cn/research/2018/TexSyn</text:p>
            <text:p>https://github.com/jessemelpolio/non-stationary_texture_syn</text:p>
            <text:p/>
            <text:p>Errata: please note that the image at the start of the video is of a wrong paper. Apologies! </text:p>
            <text:p/>
            <text:p>Pick up cool perks on our Patreon page: https://www.patreon.com/TwoMinutePapers</text:p>
            <text:p/>
            <text:p>One-time payment links and crypto addresses are available below. Thank you very much for your generous support!</text:p>
            <text:p>PayPal: https://www.paypal.me/TwoMinutePapers</text:p>
            <text:p>Bitcoin: 13hhmJnLEzwXgmgJN7RB6bWVdT7WkrFAHh</text:p>
            <text:p>Ethereum: 0x002BB163DfE89B7aD0712846F1a1E53ba6136b5A</text:p>
            <text:p>LTC: LM8AUh5bGcNgzq6HaV1jeaJrFvmKxxgiXg</text:p>
            <text:p/>
            <text:p>We would like to thank our generous Patreon supporters who make Two Minute Papers possible:</text:p>
            <text:p>Andrew Melnychuk, Brian Gilman, Christian Ahlin, Christoph Jadanowski, Dennis Abts, Emmanuel, Eric Haddad, Esa Turkulainen, Geronimo Moralez, Kjartan Olason, Lorin Atzberger, Malek Cellier, Marten Rauschenberg, Michael Albrecht, Michael Jensen, Nader Shakerin, Raul Arajo da Silva, Rob Rowe, Robin Graham, Ryan Monsurate, Shawn Azman, Steef, Steve Messina, Sunil Kim, Torsten Reil.</text:p>
            <text:p>https://www.patreon.com/TwoMinutePapers</text:p>
            <text:p/>
            <text:p>Thumbnail background image credit: https://pixabay.com/photo-3013486/</text:p>
            <text:p>Texture tiling image credit: https://commons.wikimedia.org/wiki/File:In-game-view-doom.png</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5-26 14:53:57</text:p>
          </table:table-cell>
          <table:table-cell office:value-type="string" calcext:value-type="string">
            <text:p>two minute papers, deep learning, ai, ai texture synthesis</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3" calcext:value-type="float">
            <text:p>203</text:p>
          </table:table-cell>
          <table:table-cell office:value-type="float" office:value="24415" calcext:value-type="float">
            <text:p>24415</text:p>
          </table:table-cell>
          <table:table-cell office:value-type="float" office:value="1357" calcext:value-type="float">
            <text:p>1357</text:p>
          </table:table-cell>
          <table:table-cell office:value-type="float" office:value="7" calcext:value-type="float">
            <text:p>7</text:p>
          </table:table-cell>
          <table:table-cell office:value-type="float" office:value="63" calcext:value-type="float">
            <text:p>6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46</text:p>
          </table:table-cell>
          <table:table-cell table:formula="of:=YEAR([.E56])" office:value-type="float" office:value="2018" calcext:value-type="float">
            <text:p>2018</text:p>
          </table:table-cell>
          <table:table-cell table:formula="of:=MONTH([.E56])" office:value-type="float" office:value="5" calcext:value-type="float">
            <text:p>5</text:p>
          </table:table-cell>
          <table:table-cell/>
          <table:table-cell table:style-name="ce3" office:value-type="date" office:date-value="2018-07-01" calcext:value-type="date">
            <text:p>2018-07-01</text:p>
          </table:table-cell>
          <table:table-cell table:formula="of:=COUNTIFS([.$S$2:.$S$146];YEAR([.V56]);[.$T$2:.$T$146];MONTH([.V56]))" office:value-type="float" office:value="3" calcext:value-type="float">
            <text:p>3</text:p>
          </table:table-cell>
          <table:table-cell table:formula="of:=SUMIFS([.K$2:.K$146];[.$S$2:.$S$146];YEAR([.$V56]);[.$T$2:.$T$146];MONTH([.$V56]))" office:value-type="float" office:value="4303" calcext:value-type="float">
            <text:p>4303</text:p>
          </table:table-cell>
          <table:table-cell table:formula="of:=SUMIFS([.L$2:.L$146];[.$S$2:.$S$146];YEAR([.$V56]);[.$T$2:.$T$146];MONTH([.$V56]))/10000" office:value-type="float" office:value="15.3399" calcext:value-type="float">
            <text:p>15.3399</text:p>
          </table:table-cell>
          <table:table-cell table:formula="of:=SUMIFS([.M$2:.M$146];[.$S$2:.$S$146];YEAR([.$V56]);[.$T$2:.$T$146];MONTH([.$V56]))/1000" office:value-type="float" office:value="3.583" calcext:value-type="float">
            <text:p>3.583</text:p>
          </table:table-cell>
          <table:table-cell table:formula="of:=SUMIFS([.N$2:.N$146];[.$S$2:.$S$146];YEAR([.$V56]);[.$T$2:.$T$146];MONTH([.$V56]))" office:value-type="float" office:value="231" calcext:value-type="float">
            <text:p>231</text:p>
          </table:table-cell>
          <table:table-cell table:formula="of:=SUMIFS([.O$2:.O$146];[.$S$2:.$S$146];YEAR([.$V56]);[.$T$2:.$T$146];MONTH([.$V56]))/100" office:value-type="float" office:value="3.14" calcext:value-type="float">
            <text:p>3.14</text:p>
          </table:table-cell>
        </table:table-row>
        <table:table-row table:style-name="ro1">
          <table:table-cell office:value-type="float" office:value="185" calcext:value-type="float">
            <text:p>185</text:p>
          </table:table-cell>
          <table:table-cell office:value-type="string" calcext:value-type="string">
            <text:p>9mdCWMVAMLg</text:p>
          </table:table-cell>
          <table:table-cell office:value-type="string" calcext:value-type="string">
            <text:p>Best Paper CVPR2018 - Taskonomy - Disentangling Task Transfer Learning</text:p>
          </table:table-cell>
          <table:table-cell office:value-type="string" calcext:value-type="string">
            <text:p>June 20th, 2018 CVPR2018 </text:p>
            <text:p/>
            <text:p>"Do visual tasks have a relationship, or are they unrelated? For instance, could having surface normals simplify estimating the depth of an image? Intuition answers these questions positively, implying existence of a "structure" among visual tasks. Knowing this structure has notable values; it is the concept underlying transfer learning and provides a principled way for identifying redundancies across tasks, e.g., to seamlessly reuse supervision among related tasks or solve many tasks in one system without piling up the complexity. "</text:p>
            <text:p>http://taskonomy.stanford.edu/</text:p>
            <text:p/>
            <text:p>Amir R. Zamir, Alexander Sax*, William B. Shen* </text:p>
            <text:p>Leonidas Guibas, Jitendra Malik, Silvio Savarese</text:p>
          </table:table-cell>
          <table:table-cell table:style-name="ce2" office:value-type="string" calcext:value-type="string">
            <text:p>2018-06-22 00:03:01</text:p>
          </table:table-cell>
          <table:table-cell office:value-type="string" calcext:value-type="string">
            <text:p>singularity, ai, artificial intelligence, deep learning, machine learning, deepmind, robots, robotics, self-driving cars, driverless cars, CVPR2018, transfer learning</text:p>
          </table:table-cell>
          <table:table-cell office:value-type="string" calcext:value-type="string">
            <text:p>NULL</text:p>
          </table:table-cell>
          <table:table-cell office:value-type="string" calcext:value-type="string">
            <text:p>en</text:p>
          </table:table-cell>
          <table:table-cell office:value-type="string" calcext:value-type="string">
            <text:p>The Artificial Intelligence Channel</text:p>
          </table:table-cell>
          <table:table-cell office:value-type="string" calcext:value-type="string">
            <text:p>UC5g-f-g4EVRkqL8Xs888BLA</text:p>
          </table:table-cell>
          <table:table-cell office:value-type="float" office:value="1030" calcext:value-type="float">
            <text:p>1030</text:p>
          </table:table-cell>
          <table:table-cell office:value-type="float" office:value="13419" calcext:value-type="float">
            <text:p>13419</text:p>
          </table:table-cell>
          <table:table-cell office:value-type="float" office:value="199" calcext:value-type="float">
            <text:p>199</text:p>
          </table:table-cell>
          <table:table-cell office:value-type="float" office:value="1" calcext:value-type="float">
            <text:p>1</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50:18</text:p>
          </table:table-cell>
          <table:table-cell table:formula="of:=YEAR([.E57])" office:value-type="float" office:value="2018" calcext:value-type="float">
            <text:p>2018</text:p>
          </table:table-cell>
          <table:table-cell table:formula="of:=MONTH([.E57])" office:value-type="float" office:value="6" calcext:value-type="float">
            <text:p>6</text:p>
          </table:table-cell>
          <table:table-cell/>
          <table:table-cell table:style-name="ce3" office:value-type="date" office:date-value="2018-08-01" calcext:value-type="date">
            <text:p>2018-08-01</text:p>
          </table:table-cell>
          <table:table-cell table:formula="of:=COUNTIFS([.$S$2:.$S$146];YEAR([.V57]);[.$T$2:.$T$146];MONTH([.V57]))" office:value-type="float" office:value="2" calcext:value-type="float">
            <text:p>2</text:p>
          </table:table-cell>
          <table:table-cell table:formula="of:=SUMIFS([.K$2:.K$146];[.$S$2:.$S$146];YEAR([.$V57]);[.$T$2:.$T$146];MONTH([.$V57]))" office:value-type="float" office:value="2522" calcext:value-type="float">
            <text:p>2522</text:p>
          </table:table-cell>
          <table:table-cell table:formula="of:=SUMIFS([.L$2:.L$146];[.$S$2:.$S$146];YEAR([.$V57]);[.$T$2:.$T$146];MONTH([.$V57]))/10000" office:value-type="float" office:value="10.0693" calcext:value-type="float">
            <text:p>10.0693</text:p>
          </table:table-cell>
          <table:table-cell table:formula="of:=SUMIFS([.M$2:.M$146];[.$S$2:.$S$146];YEAR([.$V57]);[.$T$2:.$T$146];MONTH([.$V57]))/1000" office:value-type="float" office:value="3.606" calcext:value-type="float">
            <text:p>3.606</text:p>
          </table:table-cell>
          <table:table-cell table:formula="of:=SUMIFS([.N$2:.N$146];[.$S$2:.$S$146];YEAR([.$V57]);[.$T$2:.$T$146];MONTH([.$V57]))" office:value-type="float" office:value="47" calcext:value-type="float">
            <text:p>47</text:p>
          </table:table-cell>
          <table:table-cell table:formula="of:=SUMIFS([.O$2:.O$146];[.$S$2:.$S$146];YEAR([.$V57]);[.$T$2:.$T$146];MONTH([.$V57]))/100" office:value-type="float" office:value="2.25" calcext:value-type="float">
            <text:p>2.25</text:p>
          </table:table-cell>
        </table:table-row>
        <table:table-row table:style-name="ro1">
          <table:table-cell office:value-type="float" office:value="447" calcext:value-type="float">
            <text:p>447</text:p>
          </table:table-cell>
          <table:table-cell office:value-type="string" calcext:value-type="string">
            <text:p>pnJ-NondCfY</text:p>
          </table:table-cell>
          <table:table-cell office:value-type="string" calcext:value-type="string">
            <text:p>Amir Zamir: Taskonomy: Disentangling Transfer Learning for Perception (CVPR 2018 Best Paper Winner)</text:p>
          </table:table-cell>
          <table:table-cell office:value-type="string" calcext:value-type="string">
            <text:p>In this episode I'm joined by Amir Zamir, Postdoctoral researcher at both Stanford &amp; UC Berkeley.</text:p>
            <text:p/>
            <text:p> Amir joins us fresh off of winning the 2018 CVPR Best Paper Award for co-authoring "Taskonomy: Disentangling Task Transfer Learning." In this work, Amir and his coauthors explore the relationships between different types of visual tasks and use this structure to better understand the types of transfer learning that will be most effective for each, resulting in what they call a computational taxonomic map for task transfer learning.</text:p>
            <text:p/>
            <text:p> In our conversation, we discuss the nature and consequences of the relationships that Amir and his team discovered, and how they can be used to build more effective visual systems with machine learning. Along the way Amir provides a ton of great examples and explains the various tools his team has created to illustrate these concepts.</text:p>
          </table:table-cell>
          <table:table-cell table:style-name="ce2" office:value-type="string" calcext:value-type="string">
            <text:p>2018-07-16 21:02:00</text:p>
          </table:table-cell>
          <table:table-cell office:value-type="string" calcext:value-type="string">
            <text:p>2018, ai, amir, artificial, berkeley, best, cvpr, in, intelligence, learning, machine, ml, paper, podcast, stanford, taskonomy, taxonomy, tech, technology, this, transfer, uc, week, zamir</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958" calcext:value-type="float">
            <text:p>2958</text:p>
          </table:table-cell>
          <table:table-cell office:value-type="float" office:value="600" calcext:value-type="float">
            <text:p>600</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5:42</text:p>
          </table:table-cell>
          <table:table-cell table:formula="of:=YEAR([.E58])" office:value-type="float" office:value="2018" calcext:value-type="float">
            <text:p>2018</text:p>
          </table:table-cell>
          <table:table-cell table:formula="of:=MONTH([.E58])" office:value-type="float" office:value="7" calcext:value-type="float">
            <text:p>7</text:p>
          </table:table-cell>
          <table:table-cell/>
          <table:table-cell table:style-name="ce3" office:value-type="date" office:date-value="2018-09-01" calcext:value-type="date">
            <text:p>2018-09-01</text:p>
          </table:table-cell>
          <table:table-cell table:formula="of:=COUNTIFS([.$S$2:.$S$146];YEAR([.V58]);[.$T$2:.$T$146];MONTH([.V58]))" office:value-type="float" office:value="4" calcext:value-type="float">
            <text:p>4</text:p>
          </table:table-cell>
          <table:table-cell table:formula="of:=SUMIFS([.K$2:.K$146];[.$S$2:.$S$146];YEAR([.$V58]);[.$T$2:.$T$146];MONTH([.$V58]))" office:value-type="float" office:value="1223" calcext:value-type="float">
            <text:p>1223</text:p>
          </table:table-cell>
          <table:table-cell table:formula="of:=SUMIFS([.L$2:.L$146];[.$S$2:.$S$146];YEAR([.$V58]);[.$T$2:.$T$146];MONTH([.$V58]))/10000" office:value-type="float" office:value="31.8574" calcext:value-type="float">
            <text:p>31.8574</text:p>
          </table:table-cell>
          <table:table-cell table:formula="of:=SUMIFS([.M$2:.M$146];[.$S$2:.$S$146];YEAR([.$V58]);[.$T$2:.$T$146];MONTH([.$V58]))/1000" office:value-type="float" office:value="9.9" calcext:value-type="float">
            <text:p>9.9</text:p>
          </table:table-cell>
          <table:table-cell table:formula="of:=SUMIFS([.N$2:.N$146];[.$S$2:.$S$146];YEAR([.$V58]);[.$T$2:.$T$146];MONTH([.$V58]))" office:value-type="float" office:value="102" calcext:value-type="float">
            <text:p>102</text:p>
          </table:table-cell>
          <table:table-cell table:formula="of:=SUMIFS([.O$2:.O$146];[.$S$2:.$S$146];YEAR([.$V58]);[.$T$2:.$T$146];MONTH([.$V58]))/100" office:value-type="float" office:value="9.15" calcext:value-type="float">
            <text:p>9.15</text:p>
          </table:table-cell>
        </table:table-row>
        <table:table-row table:style-name="ro1">
          <table:table-cell office:value-type="float" office:value="387" calcext:value-type="float">
            <text:p>387</text:p>
          </table:table-cell>
          <table:table-cell office:value-type="string" calcext:value-type="string">
            <text:p>05NqKJ0v7EE</text:p>
          </table:table-cell>
          <table:table-cell office:value-type="string" calcext:value-type="string">
            <text:p>Reinforcement Learning for Stock Prediction</text:p>
          </table:table-cell>
          <table:table-cell office:value-type="string" calcext:value-type="string">
            <text:p>Can we actually predict the price of Google stock based on a dataset of price history? Ill answer that question by building a Python demo that uses an underutilized technique in financial market prediction, reinforcement learning. The specific technique we'll use in this video is a subset of RL called Q learning. Using a combination of code, animations, and theory i'll explain how we can let our AI learn a policy for when to buy and sell google stock to maximize profit. </text:p>
            <text:p/>
            <text:p>Code for this video:</text:p>
            <text:p>https://github.com/llSourcell/Reinforcement_Learning_for_Stock_Prediction</text:p>
            <text:p/>
            <text:p>Please Subscribe! And like. And comment. That's what keeps me going. </text:p>
            <text:p/>
            <text:p>Want more education? Connect with me here:</text:p>
            <text:p>Twitter: https://twitter.com/sirajraval</text:p>
            <text:p>instagram: https://www.instagram.com/sirajraval</text:p>
            <text:p>Facebook: https://www.facebook.com/sirajology</text:p>
            <text:p/>
            <text:p>This video is apart of my Machine Learning Journey course:</text:p>
            <text:p>https://github.com/llSourcell/Machine_Learning_Journey</text:p>
            <text:p/>
            <text:p>More Learning Resources:</text:p>
            <text:p>http://cs229.stanford.edu/proj2006/Molina-StockTradingWithRecurrentReinforcementLearning.pdf</text:p>
            <text:p>http://www.wildml.com/2018/02/introduction-to-learning-to-trade-with-reinforcement-learning/</text:p>
            <text:p>https://medium.com/@ranko.mosic/predicting-price-movement-and-trading-using-reinforcement-learning-kearns-nevmyvaka-2013-b5a64daa34f0</text:p>
            <text:p>https://hub.packtpub.com/develop-stock-price-predictive-model-using-reinforcement-learning-tensorflow/</text:p>
            <text:p>https://iknowfirst.com/deep-reinforcement-learning-part-2-the-game-of-stock-trading</text:p>
            <text:p>https://www.youtube.com/watch?v=v_L9jR8P-54&amp;list=PLQVvvaa0QuDe6ZBtkCNWNUbdaBo2vA4RO</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7-17 00:58:25</text:p>
          </table:table-cell>
          <table:table-cell office:value-type="string" calcext:value-type="string">
            <text:p>reinforcement learning, stock prediction, stock price prediction, financla forecasting, market analysis, AI for finance, AI stock prediction, AI, artificial intelligence, machine learning, deep learning, q learning, siraj raval, python, algorithmic trading, tensorflow, tensor flow, deep reinforcement learning, google</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69" calcext:value-type="float">
            <text:p>569</text:p>
          </table:table-cell>
          <table:table-cell office:value-type="float" office:value="74008" calcext:value-type="float">
            <text:p>74008</text:p>
          </table:table-cell>
          <table:table-cell office:value-type="float" office:value="1726" calcext:value-type="float">
            <text:p>1726</text:p>
          </table:table-cell>
          <table:table-cell office:value-type="float" office:value="67" calcext:value-type="float">
            <text:p>67</text:p>
          </table:table-cell>
          <table:table-cell office:value-type="float" office:value="172" calcext:value-type="float">
            <text:p>17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30</text:p>
          </table:table-cell>
          <table:table-cell table:formula="of:=YEAR([.E59])" office:value-type="float" office:value="2018" calcext:value-type="float">
            <text:p>2018</text:p>
          </table:table-cell>
          <table:table-cell table:formula="of:=MONTH([.E59])" office:value-type="float" office:value="7" calcext:value-type="float">
            <text:p>7</text:p>
          </table:table-cell>
          <table:table-cell/>
          <table:table-cell table:style-name="ce3" office:value-type="date" office:date-value="2018-10-01" calcext:value-type="date">
            <text:p>2018-10-01</text:p>
          </table:table-cell>
          <table:table-cell table:formula="of:=COUNTIFS([.$S$2:.$S$146];YEAR([.V59]);[.$T$2:.$T$146];MONTH([.V59]))" office:value-type="float" office:value="1" calcext:value-type="float">
            <text:p>1</text:p>
          </table:table-cell>
          <table:table-cell table:formula="of:=SUMIFS([.K$2:.K$146];[.$S$2:.$S$146];YEAR([.$V59]);[.$T$2:.$T$146];MONTH([.$V59]))" office:value-type="float" office:value="3666" calcext:value-type="float">
            <text:p>3666</text:p>
          </table:table-cell>
          <table:table-cell table:formula="of:=SUMIFS([.L$2:.L$146];[.$S$2:.$S$146];YEAR([.$V59]);[.$T$2:.$T$146];MONTH([.$V59]))/10000" office:value-type="float" office:value="0.0259" calcext:value-type="float">
            <text:p>0.0259</text:p>
          </table:table-cell>
          <table:table-cell table:formula="of:=SUMIFS([.M$2:.M$146];[.$S$2:.$S$146];YEAR([.$V59]);[.$T$2:.$T$146];MONTH([.$V59]))/1000" office:value-type="float" office:value="0.003" calcext:value-type="float">
            <text:p>0.003</text:p>
          </table:table-cell>
          <table:table-cell table:formula="of:=SUMIFS([.N$2:.N$146];[.$S$2:.$S$146];YEAR([.$V59]);[.$T$2:.$T$146];MONTH([.$V59]))" office:value-type="float" office:value="0" calcext:value-type="float">
            <text:p>0</text:p>
          </table:table-cell>
          <table:table-cell table:formula="of:=SUMIFS([.O$2:.O$146];[.$S$2:.$S$146];YEAR([.$V59]);[.$T$2:.$T$146];MONTH([.$V59]))/100" office:value-type="float" office:value="0" calcext:value-type="float">
            <text:p>0</text:p>
          </table:table-cell>
        </table:table-row>
        <table:table-row table:style-name="ro1">
          <table:table-cell office:value-type="float" office:value="397" calcext:value-type="float">
            <text:p>397</text:p>
          </table:table-cell>
          <table:table-cell office:value-type="string" calcext:value-type="string">
            <text:p>IVVVjBSk9N0</text:p>
          </table:table-cell>
          <table:table-cell office:value-type="string" calcext:value-type="string">
            <text:p>Loss Functions Explained</text:p>
          </table:table-cell>
          <table:table-cell office:value-type="string" calcext:value-type="string">
            <text:p>Which loss function should you use to train your machine learning model? The huber loss? Cross entropy loss? How about mean squared error? If all of those seem confusing, this video will help. I'm going to explain the origin of the loss function concept from information theory, then explain how several popular loss functions for both regression and classification work. Using a combination of mathematical notation, animations, and code, we'll see how and when to use certain loss functions for certain types of problems. </text:p>
            <text:p/>
            <text:p>Code for this video:</text:p>
            <text:p>https://github.com/llSourcell/loss_functions_explained</text:p>
            <text:p/>
            <text:p>Please Subscribe! And like. And comment. That's what keeps me going. </text:p>
            <text:p/>
            <text:p>Want more education? Connect with me here:</text:p>
            <text:p>Twitter: https://twitter.com/sirajraval</text:p>
            <text:p>instagram: https://www.instagram.com/sirajraval</text:p>
            <text:p>Facebook: https://www.facebook.com/sirajology</text:p>
            <text:p/>
            <text:p>This video is apart of my Machine Learning Journey course:</text:p>
            <text:p>https://github.com/llSourcell/Machine_Learning_Journey</text:p>
            <text:p/>
            <text:p>More Learning Resources:</text:p>
            <text:p>http://www.informit.com/articles/article.aspx?p=2447200&amp;seqNum=2</text:p>
            <text:p>https://medium.com/data-science-group-iitr/loss-functions-and-optimization-algorithms-demystified-bb92daff331c</text:p>
            <text:p>http://ml-cheatsheet.readthedocs.io/en/latest/loss_functions.html</text:p>
            <text:p>https://blog.algorithmia.com/introduction-to-loss-functions/</text:p>
            <text:p>http://yeephycho.github.io/2017/09/16/Loss-Functions-In-Deep-Learning/</text:p>
            <text:p>https://stackoverflow.com/questions/42877989/what-is-a-loss-function-in-simple-words</text:p>
            <text:p>http://rohanvarma.me/Loss-Functions/</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7-24 16:17:31</text:p>
          </table:table-cell>
          <table:table-cell office:value-type="string" calcext:value-type="string">
            <text:p>loss function, cross entropy, information theory, neural network, deep learning, machine learning, optimization, math, mathematics, world cup, siraj raval, neural net, artificial intelligence, python, programming, education, statistics, probability, cost function, gradient descent</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76" calcext:value-type="float">
            <text:p>776</text:p>
          </table:table-cell>
          <table:table-cell office:value-type="float" office:value="78791" calcext:value-type="float">
            <text:p>78791</text:p>
          </table:table-cell>
          <table:table-cell office:value-type="float" office:value="1849" calcext:value-type="float">
            <text:p>1849</text:p>
          </table:table-cell>
          <table:table-cell office:value-type="float" office:value="164" calcext:value-type="float">
            <text:p>164</text:p>
          </table:table-cell>
          <table:table-cell office:value-type="float" office:value="141" calcext:value-type="float">
            <text:p>14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20</text:p>
          </table:table-cell>
          <table:table-cell table:formula="of:=YEAR([.E60])" office:value-type="float" office:value="2018" calcext:value-type="float">
            <text:p>2018</text:p>
          </table:table-cell>
          <table:table-cell table:formula="of:=MONTH([.E60])" office:value-type="float" office:value="7" calcext:value-type="float">
            <text:p>7</text:p>
          </table:table-cell>
          <table:table-cell/>
          <table:table-cell table:style-name="ce3" office:value-type="date" office:date-value="2018-11-01" calcext:value-type="date">
            <text:p>2018-11-01</text:p>
          </table:table-cell>
          <table:table-cell table:formula="of:=COUNTIFS([.$S$2:.$S$146];YEAR([.V60]);[.$T$2:.$T$146];MONTH([.V60]))" office:value-type="float" office:value="5" calcext:value-type="float">
            <text:p>5</text:p>
          </table:table-cell>
          <table:table-cell table:formula="of:=SUMIFS([.K$2:.K$146];[.$S$2:.$S$146];YEAR([.$V60]);[.$T$2:.$T$146];MONTH([.$V60]))" office:value-type="float" office:value="17124" calcext:value-type="float">
            <text:p>17124</text:p>
          </table:table-cell>
          <table:table-cell table:formula="of:=SUMIFS([.L$2:.L$146];[.$S$2:.$S$146];YEAR([.$V60]);[.$T$2:.$T$146];MONTH([.$V60]))/10000" office:value-type="float" office:value="24.8924" calcext:value-type="float">
            <text:p>24.8924</text:p>
          </table:table-cell>
          <table:table-cell table:formula="of:=SUMIFS([.M$2:.M$146];[.$S$2:.$S$146];YEAR([.$V60]);[.$T$2:.$T$146];MONTH([.$V60]))/1000" office:value-type="float" office:value="7.689" calcext:value-type="float">
            <text:p>7.689</text:p>
          </table:table-cell>
          <table:table-cell table:formula="of:=SUMIFS([.N$2:.N$146];[.$S$2:.$S$146];YEAR([.$V60]);[.$T$2:.$T$146];MONTH([.$V60]))" office:value-type="float" office:value="331" calcext:value-type="float">
            <text:p>331</text:p>
          </table:table-cell>
          <table:table-cell table:formula="of:=SUMIFS([.O$2:.O$146];[.$S$2:.$S$146];YEAR([.$V60]);[.$T$2:.$T$146];MONTH([.$V60]))/100" office:value-type="float" office:value="9.87" calcext:value-type="float">
            <text:p>9.87</text:p>
          </table:table-cell>
        </table:table-row>
        <table:table-row table:style-name="ro1">
          <table:table-cell office:value-type="float" office:value="440" calcext:value-type="float">
            <text:p>440</text:p>
          </table:table-cell>
          <table:table-cell office:value-type="string" calcext:value-type="string">
            <text:p>-AOPZhIeWrU</text:p>
          </table:table-cell>
          <table:table-cell office:value-type="string" calcext:value-type="string">
            <text:p>Generating Ground-Level Images From Overhead Imagery Using GANs with Yi Zhu - TWiML Talk #172</text:p>
          </table:table-cell>
          <table:table-cell office:value-type="string" calcext:value-type="string">
            <text:p>Today were joined by Yi Zhu, a PhD candidate at UC Merced focused on geospatial image analysis.</text:p>
            <text:p/>
            <text:p> In our conversation, Yi and I take a look at his recent paper What Is It Like Down There? Generating Dense Ground-Level Views and Image Features From Overhead Imagery Using Conditional Generative Adversarial Networks. Yi and I discuss the goal of this research, which is to train effective land-use classifiers on proximate, or ground-level, images, and how he uses conditional GANs along with images sourced from social media to generate artificial ground-level images for this task. We also explore future research directions such as the use of reversible generative networks as proposed in the recently released OpenAI Glow paper to producing higher resolution images.</text:p>
            <text:p/>
            <text:p> The notes for this episode can be found at https://twimlai.com/talk/172.</text:p>
          </table:table-cell>
          <table:table-cell table:style-name="ce2" office:value-type="string" calcext:value-type="string">
            <text:p>2018-08-13 22:17:46</text:p>
          </table:table-cell>
          <table:table-cell office:value-type="string" calcext:value-type="string">
            <text:p>adversarial, ai, analysis, artificial, data, gan, gans, generative, geospatial, glow, image, in, intelligence, learning, machine, merced, ml, networks, openai, podcast, science, tech, technology, this, twiml, uc, week, yi, zhu</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321" calcext:value-type="float">
            <text:p>2321</text:p>
          </table:table-cell>
          <table:table-cell office:value-type="float" office:value="86" calcext:value-type="float">
            <text:p>86</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18</text:p>
          </table:table-cell>
          <table:table-cell table:formula="of:=YEAR([.E61])" office:value-type="float" office:value="2018" calcext:value-type="float">
            <text:p>2018</text:p>
          </table:table-cell>
          <table:table-cell table:formula="of:=MONTH([.E61])" office:value-type="float" office:value="8" calcext:value-type="float">
            <text:p>8</text:p>
          </table:table-cell>
          <table:table-cell/>
          <table:table-cell table:style-name="ce3" office:value-type="date" office:date-value="2018-12-01" calcext:value-type="date">
            <text:p>2018-12-01</text:p>
          </table:table-cell>
          <table:table-cell table:formula="of:=COUNTIFS([.$S$2:.$S$146];YEAR([.V61]);[.$T$2:.$T$146];MONTH([.V61]))" office:value-type="float" office:value="5" calcext:value-type="float">
            <text:p>5</text:p>
          </table:table-cell>
          <table:table-cell table:formula="of:=SUMIFS([.K$2:.K$146];[.$S$2:.$S$146];YEAR([.$V61]);[.$T$2:.$T$146];MONTH([.$V61]))" office:value-type="float" office:value="11997" calcext:value-type="float">
            <text:p>11997</text:p>
          </table:table-cell>
          <table:table-cell table:formula="of:=SUMIFS([.L$2:.L$146];[.$S$2:.$S$146];YEAR([.$V61]);[.$T$2:.$T$146];MONTH([.$V61]))/10000" office:value-type="float" office:value="9.6473" calcext:value-type="float">
            <text:p>9.6473</text:p>
          </table:table-cell>
          <table:table-cell table:formula="of:=SUMIFS([.M$2:.M$146];[.$S$2:.$S$146];YEAR([.$V61]);[.$T$2:.$T$146];MONTH([.$V61]))/1000" office:value-type="float" office:value="4.156" calcext:value-type="float">
            <text:p>4.156</text:p>
          </table:table-cell>
          <table:table-cell table:formula="of:=SUMIFS([.N$2:.N$146];[.$S$2:.$S$146];YEAR([.$V61]);[.$T$2:.$T$146];MONTH([.$V61]))" office:value-type="float" office:value="57" calcext:value-type="float">
            <text:p>57</text:p>
          </table:table-cell>
          <table:table-cell table:formula="of:=SUMIFS([.O$2:.O$146];[.$S$2:.$S$146];YEAR([.$V61]);[.$T$2:.$T$146];MONTH([.$V61]))/100" office:value-type="float" office:value="2.87" calcext:value-type="float">
            <text:p>2.87</text:p>
          </table:table-cell>
        </table:table-row>
        <table:table-row table:style-name="ro1">
          <table:table-cell office:value-type="float" office:value="416" calcext:value-type="float">
            <text:p>416</text:p>
          </table:table-cell>
          <table:table-cell office:value-type="string" calcext:value-type="string">
            <text:p>P0fMwA3X5KI</text:p>
          </table:table-cell>
          <table:table-cell office:value-type="string" calcext:value-type="string">
            <text:p>NVIDIA's Image Restoration AI: Almost Perfect</text:p>
          </table:table-cell>
          <table:table-cell office:value-type="string" calcext:value-type="string">
            <text:p>The paper "Noise2Noise: Learning Image Restoration without Clean Data" and its source code are available here:</text:p>
            <text:p>1. https://arxiv.org/abs/1803.04189</text:p>
            <text:p>2. https://github.com/NVlabs/noise2noise</text:p>
            <text:p>3. https://news.developer.nvidia.com/ai-can-now-fix-your-grainy-photos-by-only-looking-at-grainy-photos/</text:p>
            <text:p/>
            <text:p>Have a look at this too, some materials are now available for download! - https://developer.nvidia.com/rtx/ngx</text:p>
            <text:p/>
            <text:p>Unofficial implementation: https://github.com/yu4u/noise2noise</text:p>
            <text:p/>
            <text:p>Pick up cool perks on our Patreon page: https://www.patreon.com/TwoMinutePapers</text:p>
            <text:p/>
            <text:p>We would like to thank our generous Patreon supporters who make Two Minute Papers possible:</text:p>
            <text:p>313V, Andrew Melnychuk, Angelos Evripiotis, Brian Gilman, Christian Ahlin, Christoph Jadanowski, Dennis Abts, Emmanuel, Eric Haddad, Esa Turkulainen, Geronimo Moralez, Kjartan Olason, Lorin Atzberger, Marten Rauschenberg, Michael Albrecht, Michael Jensen, Milan Lajto, Morten Punnerud Engelstad, Nader Shakerin, Owen Skarpness, Rafael Harutyuynyan, Raul Arajo da Silva, Rob Rowe, Robin Graham, Ryan Monsurate, Shawn Azman, Steef, Steve Messina, Sunil Kim, Thomas Krcmar, Torsten Reil, Zach Boldyga.</text:p>
            <text:p>https://www.patreon.com/TwoMinutePapers</text:p>
            <text:p/>
            <text:p>Two Minute Papers Merch:</text:p>
            <text:p>US: http://twominutepapers.com/</text:p>
            <text:p>EU/Worldwide: https://shop.spreadshirt.net/TwoMinutePapers/</text:p>
            <text:p/>
            <text:p>Thumbnail background image credit: https://pixabay.com/photo-226279/</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8-22 16:13:49</text:p>
          </table:table-cell>
          <table:table-cell office:value-type="string" calcext:value-type="string">
            <text:p>two minute papers, deep learning, ai, nvidia image restoration, nvidia ai, ai denoising, nvidia denoising ai, nvidia image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1" calcext:value-type="float">
            <text:p>201</text:p>
          </table:table-cell>
          <table:table-cell office:value-type="float" office:value="100607" calcext:value-type="float">
            <text:p>100607</text:p>
          </table:table-cell>
          <table:table-cell office:value-type="float" office:value="3601" calcext:value-type="float">
            <text:p>3601</text:p>
          </table:table-cell>
          <table:table-cell office:value-type="float" office:value="47" calcext:value-type="float">
            <text:p>47</text:p>
          </table:table-cell>
          <table:table-cell office:value-type="float" office:value="225" calcext:value-type="float">
            <text:p>225</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15</text:p>
          </table:table-cell>
          <table:table-cell table:formula="of:=YEAR([.E62])" office:value-type="float" office:value="2018" calcext:value-type="float">
            <text:p>2018</text:p>
          </table:table-cell>
          <table:table-cell table:formula="of:=MONTH([.E62])" office:value-type="float" office:value="8" calcext:value-type="float">
            <text:p>8</text:p>
          </table:table-cell>
          <table:table-cell/>
          <table:table-cell table:style-name="ce3" office:value-type="date" office:date-value="2019-01-01" calcext:value-type="date">
            <text:p>2019-01-01</text:p>
          </table:table-cell>
          <table:table-cell table:formula="of:=COUNTIFS([.$S$2:.$S$146];YEAR([.V62]);[.$T$2:.$T$146];MONTH([.V62]))" office:value-type="float" office:value="4" calcext:value-type="float">
            <text:p>4</text:p>
          </table:table-cell>
          <table:table-cell table:formula="of:=SUMIFS([.K$2:.K$146];[.$S$2:.$S$146];YEAR([.$V62]);[.$T$2:.$T$146];MONTH([.$V62]))" office:value-type="float" office:value="3912" calcext:value-type="float">
            <text:p>3912</text:p>
          </table:table-cell>
          <table:table-cell table:formula="of:=SUMIFS([.L$2:.L$146];[.$S$2:.$S$146];YEAR([.$V62]);[.$T$2:.$T$146];MONTH([.$V62]))/10000" office:value-type="float" office:value="25.3986" calcext:value-type="float">
            <text:p>25.3986</text:p>
          </table:table-cell>
          <table:table-cell table:formula="of:=SUMIFS([.M$2:.M$146];[.$S$2:.$S$146];YEAR([.$V62]);[.$T$2:.$T$146];MONTH([.$V62]))/1000" office:value-type="float" office:value="7.286" calcext:value-type="float">
            <text:p>7.286</text:p>
          </table:table-cell>
          <table:table-cell table:formula="of:=SUMIFS([.N$2:.N$146];[.$S$2:.$S$146];YEAR([.$V62]);[.$T$2:.$T$146];MONTH([.$V62]))" office:value-type="float" office:value="130" calcext:value-type="float">
            <text:p>130</text:p>
          </table:table-cell>
          <table:table-cell table:formula="of:=SUMIFS([.O$2:.O$146];[.$S$2:.$S$146];YEAR([.$V62]);[.$T$2:.$T$146];MONTH([.$V62]))/100" office:value-type="float" office:value="4.82" calcext:value-type="float">
            <text:p>4.82</text:p>
          </table:table-cell>
        </table:table-row>
        <table:table-row table:style-name="ro1">
          <table:table-cell office:value-type="float" office:value="420" calcext:value-type="float">
            <text:p>420</text:p>
          </table:table-cell>
          <table:table-cell office:value-type="string" calcext:value-type="string">
            <text:p>cEBgi6QYDhQ</text:p>
          </table:table-cell>
          <table:table-cell office:value-type="string" calcext:value-type="string">
            <text:p>Everybody Dance Now! - AI-Based Motion Transfer</text:p>
          </table:table-cell>
          <table:table-cell office:value-type="string" calcext:value-type="string">
            <text:p>Pick up cool perks on our Patreon page: https://www.patreon.com/TwoMinutePapers</text:p>
            <text:p/>
            <text:p>The paper "Everybody Dance Now" is available here:</text:p>
            <text:p>https://arxiv.org/abs/1808.07371</text:p>
            <text:p/>
            <text:p>We would like to thank our generous Patreon supporters who make Two Minute Papers possible:</text:p>
            <text:p>313V, Andrew Melnychuk, Angelos Evripiotis, Brian Gilman, Christian Ahlin, Christoph Jadanowski, Dennis Abts, Emmanuel, Eric Haddad, Eric Martel, Esa Turkulainen, Geronimo Moralez, Kjartan Olason, Lorin Atzberger, Marten Rauschenberg, Michael Albrecht, Michael Jensen, Milan Lajto, Morten Punnerud Engelstad, Nader Shakerin, Owen Skarpness, Raul Arajo da Silva, Rob Rowe, Robin Graham, Ryan Monsurate, Shawn Azman, Steef, Steve Messina, Sunil Kim, Thomas Krcmar, Torsten Reil, Zach Boldyga.</text:p>
            <text:p>https://www.patreon.com/TwoMinutePapers</text:p>
            <text:p/>
            <text:p>Crypto and PayPal links are available below. Thank you very much for your generous support!</text:p>
            <text:p>Bitcoin: 13hhmJnLEzwXgmgJN7RB6bWVdT7WkrFAHh</text:p>
            <text:p>PayPal: https://www.paypal.me/TwoMinutePapers</text:p>
            <text:p>Ethereum: 0x002BB163DfE89B7aD0712846F1a1E53ba6136b5A</text:p>
            <text:p>LTC: LM8AUh5bGcNgzq6HaV1jeaJrFvmKxxgiXg</text:p>
            <text:p/>
            <text:p>Thumbnail background image credit: https://pixabay.com/photo-212247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9-02 15:19:50</text:p>
          </table:table-cell>
          <table:table-cell office:value-type="string" calcext:value-type="string">
            <text:p>two minute papers, deep learning, ai, everybody dance now, ai motion transfer, motion transfer, machine learning dance, ai danc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55" calcext:value-type="float">
            <text:p>155</text:p>
          </table:table-cell>
          <table:table-cell office:value-type="float" office:value="74147" calcext:value-type="float">
            <text:p>74147</text:p>
          </table:table-cell>
          <table:table-cell office:value-type="float" office:value="2495" calcext:value-type="float">
            <text:p>2495</text:p>
          </table:table-cell>
          <table:table-cell office:value-type="float" office:value="15" calcext:value-type="float">
            <text:p>15</text:p>
          </table:table-cell>
          <table:table-cell office:value-type="float" office:value="176" calcext:value-type="float">
            <text:p>176</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11</text:p>
          </table:table-cell>
          <table:table-cell table:formula="of:=YEAR([.E63])" office:value-type="float" office:value="2018" calcext:value-type="float">
            <text:p>2018</text:p>
          </table:table-cell>
          <table:table-cell table:formula="of:=MONTH([.E63])" office:value-type="float" office:value="9" calcext:value-type="float">
            <text:p>9</text:p>
          </table:table-cell>
          <table:table-cell/>
          <table:table-cell table:style-name="ce3" office:value-type="date" office:date-value="2019-02-01" calcext:value-type="date">
            <text:p>2019-02-01</text:p>
          </table:table-cell>
          <table:table-cell table:formula="of:=COUNTIFS([.$S$2:.$S$146];YEAR([.V63]);[.$T$2:.$T$146];MONTH([.V63]))" office:value-type="float" office:value="2" calcext:value-type="float">
            <text:p>2</text:p>
          </table:table-cell>
          <table:table-cell table:formula="of:=SUMIFS([.K$2:.K$146];[.$S$2:.$S$146];YEAR([.$V63]);[.$T$2:.$T$146];MONTH([.$V63]))" office:value-type="float" office:value="8485" calcext:value-type="float">
            <text:p>8485</text:p>
          </table:table-cell>
          <table:table-cell table:formula="of:=SUMIFS([.L$2:.L$146];[.$S$2:.$S$146];YEAR([.$V63]);[.$T$2:.$T$146];MONTH([.$V63]))/10000" office:value-type="float" office:value="0.6144" calcext:value-type="float">
            <text:p>0.6144</text:p>
          </table:table-cell>
          <table:table-cell table:formula="of:=SUMIFS([.M$2:.M$146];[.$S$2:.$S$146];YEAR([.$V63]);[.$T$2:.$T$146];MONTH([.$V63]))/1000" office:value-type="float" office:value="0.125" calcext:value-type="float">
            <text:p>0.125</text:p>
          </table:table-cell>
          <table:table-cell table:formula="of:=SUMIFS([.N$2:.N$146];[.$S$2:.$S$146];YEAR([.$V63]);[.$T$2:.$T$146];MONTH([.$V63]))" office:value-type="float" office:value="7" calcext:value-type="float">
            <text:p>7</text:p>
          </table:table-cell>
          <table:table-cell table:formula="of:=SUMIFS([.O$2:.O$146];[.$S$2:.$S$146];YEAR([.$V63]);[.$T$2:.$T$146];MONTH([.$V63]))/100" office:value-type="float" office:value="0.17" calcext:value-type="float">
            <text:p>0.17</text:p>
          </table:table-cell>
        </table:table-row>
        <table:table-row table:style-name="ro1">
          <table:table-cell office:value-type="float" office:value="385" calcext:value-type="float">
            <text:p>385</text:p>
          </table:table-cell>
          <table:table-cell office:value-type="string" calcext:value-type="string">
            <text:p>WzRonX_bs34</text:p>
          </table:table-cell>
          <table:table-cell office:value-type="string" calcext:value-type="string">
            <text:p>Everybody Dance Now! Explained</text:p>
          </table:table-cell>
          <table:table-cell office:value-type="string" calcext:value-type="string">
            <text:p>Everybody Dance Now is a new paper out of UC Berkeley thats able to create photorealistic video of someone dancing in the style of another, more professional dancer. Its like autotune for dance! They trained their model on a source subject (a trained dancer), then were able to transfer that dancing ability onto a target subject. In the video that was generated, the target subject takes on the source subjects dance moves as if it was their own! Incredible work, and it has huge implications for society as a whole. In this video, i'll explain the generative model they used using code and animations, as well as applications of this technology. Enjoy!</text:p>
            <text:p/>
            <text:p>Code for this video:</text:p>
            <text:p>https://github.com/llSourcell/Everybody_Dance_Now</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This video is apart of my Machine Learning Journey course:</text:p>
            <text:p>https://github.com/llSourcell/Machine_Learning_Journey</text:p>
            <text:p/>
            <text:p>More learning resources:</text:p>
            <text:p>https://www.reddit.com/r/MachineLearning/comments/99qkrk/ruc_berkeley_everybody_dance_now/</text:p>
            <text:p>https://www.digitaltrends.com/cool-tech/uc-berkeley-deepfake-ai-dance/</text:p>
            <text:p>https://www.youtube.com/watch?v=PCBTZh41Ris</text:p>
            <text:p>https://www.youtube.com/watch?v=cEBgi6QYDhQ</text:p>
            <text:p/>
            <text:p>Join us in the Wizards Slack channel:</text:p>
            <text:p>http://wizards.herokuapp.com/</text:p>
            <text:p/>
            <text:p>Learn more about the School of AI:</text:p>
            <text:p>https://www.theschool.ai</text:p>
            <text:p/>
            <text:p>And please support me on Patreon:</text:p>
            <text:p>https://www.patreon.com/user?u=3191693</text:p>
            <text:p/>
            <text:p>#DancingAI #SirajRaval #UCBerkeley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9-04 16:03:06</text:p>
          </table:table-cell>
          <table:table-cell office:value-type="string" calcext:value-type="string">
            <text:p>everybody dance now!, everybody dance now, UC berkeley, programming, coding, artificial intelligence, machine learning, training data, deep learning, GAN, generative adversarial network, python, encoder, decoder, skip connections, neural network, facial detection, dancing AI, AI Dance, siraj raval, ai, computer science, unsupervised learning, uc berkeley ai, ai motion transfer</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625" calcext:value-type="float">
            <text:p>625</text:p>
          </table:table-cell>
          <table:table-cell office:value-type="float" office:value="28661" calcext:value-type="float">
            <text:p>28661</text:p>
          </table:table-cell>
          <table:table-cell office:value-type="float" office:value="1143" calcext:value-type="float">
            <text:p>1143</text:p>
          </table:table-cell>
          <table:table-cell office:value-type="float" office:value="26" calcext:value-type="float">
            <text:p>26</text:p>
          </table:table-cell>
          <table:table-cell office:value-type="float" office:value="93" calcext:value-type="float">
            <text:p>9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7</text:p>
          </table:table-cell>
          <table:table-cell table:formula="of:=YEAR([.E64])" office:value-type="float" office:value="2018" calcext:value-type="float">
            <text:p>2018</text:p>
          </table:table-cell>
          <table:table-cell table:formula="of:=MONTH([.E64])" office:value-type="float" office:value="9" calcext:value-type="float">
            <text:p>9</text:p>
          </table:table-cell>
          <table:table-cell/>
          <table:table-cell table:style-name="ce3" office:value-type="date" office:date-value="2019-03-01" calcext:value-type="date">
            <text:p>2019-03-01</text:p>
          </table:table-cell>
          <table:table-cell table:formula="of:=COUNTIFS([.$S$2:.$S$146];YEAR([.V64]);[.$T$2:.$T$146];MONTH([.V64]))" office:value-type="float" office:value="4" calcext:value-type="float">
            <text:p>4</text:p>
          </table:table-cell>
          <table:table-cell table:formula="of:=SUMIFS([.K$2:.K$146];[.$S$2:.$S$146];YEAR([.$V64]);[.$T$2:.$T$146];MONTH([.$V64]))" office:value-type="float" office:value="6863" calcext:value-type="float">
            <text:p>6863</text:p>
          </table:table-cell>
          <table:table-cell table:formula="of:=SUMIFS([.L$2:.L$146];[.$S$2:.$S$146];YEAR([.$V64]);[.$T$2:.$T$146];MONTH([.$V64]))/10000" office:value-type="float" office:value="4.3554" calcext:value-type="float">
            <text:p>4.3554</text:p>
          </table:table-cell>
          <table:table-cell table:formula="of:=SUMIFS([.M$2:.M$146];[.$S$2:.$S$146];YEAR([.$V64]);[.$T$2:.$T$146];MONTH([.$V64]))/1000" office:value-type="float" office:value="1.901" calcext:value-type="float">
            <text:p>1.901</text:p>
          </table:table-cell>
          <table:table-cell table:formula="of:=SUMIFS([.N$2:.N$146];[.$S$2:.$S$146];YEAR([.$V64]);[.$T$2:.$T$146];MONTH([.$V64]))" office:value-type="float" office:value="10" calcext:value-type="float">
            <text:p>10</text:p>
          </table:table-cell>
          <table:table-cell table:formula="of:=SUMIFS([.O$2:.O$146];[.$S$2:.$S$146];YEAR([.$V64]);[.$T$2:.$T$146];MONTH([.$V64]))/100" office:value-type="float" office:value="0.78" calcext:value-type="float">
            <text:p>0.78</text:p>
          </table:table-cell>
        </table:table-row>
        <table:table-row table:style-name="ro1">
          <table:table-cell office:value-type="float" office:value="423" calcext:value-type="float">
            <text:p>423</text:p>
          </table:table-cell>
          <table:table-cell office:value-type="string" calcext:value-type="string">
            <text:p>HvH0b9K_Iro</text:p>
          </table:table-cell>
          <table:table-cell office:value-type="string" calcext:value-type="string">
            <text:p>This AI Performs Super Resolution in Less Than a Second</text:p>
          </table:table-cell>
          <table:table-cell office:value-type="string" calcext:value-type="string">
            <text:p>The paper "A Fully Progressive Approach to Single-Image Super-Resolution" is available here:</text:p>
            <text:p>http://igl.ethz.ch/projects/prosr/</text:p>
            <text:p/>
            <text:p>A-Man's Caustic scene: http://www.luxrender.net/forum/gallery2.php?g2_itemId=27260</text:p>
            <text:p/>
            <text:p>Corresponding paper with Vlad Miller's spheres scene:</text:p>
            <text:p>https://users.cg.tuwien.ac.at/zsolnai/gfx/adaptive_metropolis/</text:p>
            <text:p/>
            <text:p>Pick up cool perks on our Patreon page: https://www.patreon.com/TwoMinutePapers</text:p>
            <text:p/>
            <text:p>We would like to thank our generous Patreon supporters who make Two Minute Papers possible:</text:p>
            <text:p>313V, Andrew Melnychuk, Angelos Evripiotis, Brian Gilman, Christian Ahlin, Christoph Jadanowski, Dennis Abts, Emmanuel, Eric Haddad, Eric Martel, Esa Turkulainen, Evan Breznyik, Geronimo Moralez, Kjartan Olason, Lorin Atzberger, Marten Rauschenberg, Michael Albrecht, Michael Jensen, Milan Lajto, Morten Punnerud Engelstad, Nader Shakerin, Owen Skarpness, Raul Arajo da Silva, Rob Rowe, Robin Graham, Ryan Monsurate, Shawn Azman, Steef, Steve Messina, Sunil Kim, Thomas Krcmar, Torsten Reil, Zach Boldyga.</text:p>
            <text:p>https://www.patreon.com/TwoMinutePapers</text:p>
            <text:p/>
            <text:p>Two Minute Papers Merch:</text:p>
            <text:p>US: http://twominutepapers.com/</text:p>
            <text:p>EU/Worldwide: https://shop.spreadshirt.net/TwoMinutePapers/</text:p>
            <text:p/>
            <text:p>Thumbnail background image credit: https://pixabay.com/photo-1822544/</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9-06 15:51:36</text:p>
          </table:table-cell>
          <table:table-cell office:value-type="string" calcext:value-type="string">
            <text:p>two minute papers, deep learning, ai, super resolution, super resolution ai, machine learning super resolution, single image super resolution, interactive super resolutio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26" calcext:value-type="float">
            <text:p>226</text:p>
          </table:table-cell>
          <table:table-cell office:value-type="float" office:value="87810" calcext:value-type="float">
            <text:p>87810</text:p>
          </table:table-cell>
          <table:table-cell office:value-type="float" office:value="3089" calcext:value-type="float">
            <text:p>3089</text:p>
          </table:table-cell>
          <table:table-cell office:value-type="float" office:value="42" calcext:value-type="float">
            <text:p>42</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49</text:p>
          </table:table-cell>
          <table:table-cell table:formula="of:=YEAR([.E65])" office:value-type="float" office:value="2018" calcext:value-type="float">
            <text:p>2018</text:p>
          </table:table-cell>
          <table:table-cell table:formula="of:=MONTH([.E65])" office:value-type="float" office:value="9" calcext:value-type="float">
            <text:p>9</text:p>
          </table:table-cell>
          <table:table-cell/>
          <table:table-cell table:style-name="ce3" office:value-type="date" office:date-value="2019-04-01" calcext:value-type="date">
            <text:p>2019-04-01</text:p>
          </table:table-cell>
          <table:table-cell table:formula="of:=COUNTIFS([.$S$2:.$S$146];YEAR([.V65]);[.$T$2:.$T$146];MONTH([.V65]))" office:value-type="float" office:value="10" calcext:value-type="float">
            <text:p>10</text:p>
          </table:table-cell>
          <table:table-cell table:formula="of:=SUMIFS([.K$2:.K$146];[.$S$2:.$S$146];YEAR([.$V65]);[.$T$2:.$T$146];MONTH([.$V65]))" office:value-type="float" office:value="6768" calcext:value-type="float">
            <text:p>6768</text:p>
          </table:table-cell>
          <table:table-cell table:formula="of:=SUMIFS([.L$2:.L$146];[.$S$2:.$S$146];YEAR([.$V65]);[.$T$2:.$T$146];MONTH([.$V65]))/10000" office:value-type="float" office:value="61.4386" calcext:value-type="float">
            <text:p>61.4386</text:p>
          </table:table-cell>
          <table:table-cell table:formula="of:=SUMIFS([.M$2:.M$146];[.$S$2:.$S$146];YEAR([.$V65]);[.$T$2:.$T$146];MONTH([.$V65]))/1000" office:value-type="float" office:value="23.208" calcext:value-type="float">
            <text:p>23.208</text:p>
          </table:table-cell>
          <table:table-cell table:formula="of:=SUMIFS([.N$2:.N$146];[.$S$2:.$S$146];YEAR([.$V65]);[.$T$2:.$T$146];MONTH([.$V65]))" office:value-type="float" office:value="328" calcext:value-type="float">
            <text:p>328</text:p>
          </table:table-cell>
          <table:table-cell table:formula="of:=SUMIFS([.O$2:.O$146];[.$S$2:.$S$146];YEAR([.$V65]);[.$T$2:.$T$146];MONTH([.$V65]))/100" office:value-type="float" office:value="13.43" calcext:value-type="float">
            <text:p>13.43</text:p>
          </table:table-cell>
        </table:table-row>
        <table:table-row table:style-name="ro1">
          <table:table-cell office:value-type="float" office:value="409" calcext:value-type="float">
            <text:p>409</text:p>
          </table:table-cell>
          <table:table-cell office:value-type="string" calcext:value-type="string">
            <text:p>GRQuRcpf5Gc</text:p>
          </table:table-cell>
          <table:table-cell office:value-type="string" calcext:value-type="string">
            <text:p>AI-Based Video-to-Video Synthesis</text:p>
          </table:table-cell>
          <table:table-cell office:value-type="string" calcext:value-type="string">
            <text:p>The paper "Video-to-Video Synthesis" and its source code is available here:</text:p>
            <text:p>https://tcwang0509.github.io/vid2vid/</text:p>
            <text:p>https://github.com/NVIDIA/vid2vid</text:p>
            <text:p/>
            <text:p>Pick up cool perks on our Patreon page: https://www.patreon.com/TwoMinutePapers</text:p>
            <text:p/>
            <text:p>We would like to thank our generous Patreon supporters who make Two Minute Papers possible:</text:p>
            <text:p>313V, Andrew Melnychuk, Angelos Evripiotis, Brian Gilman, Christian Ahlin, Christoph Jadanowski, Dennis Abts, Emmanuel, Eric Haddad, Eric Martel, Esa Turkulainen, Evan Breznyik, Geronimo Moralez, Kjartan Olason, Lorin Atzberger, Marten Rauschenberg, Michael Albrecht, Michael Jensen, Milan Lajto, Morten Punnerud Engelstad, Nader Shakerin, Owen Skarpness, Raul Arajo da Silva, Rob Rowe, Robin Graham, Ryan Monsurate, Shawn Azman, Steef, Steve Messina, Sunil Kim, Thomas Krcmar, Torsten Reil, Zach Boldyga.</text:p>
            <text:p>https://www.patreon.com/TwoMinutePapers</text:p>
            <text:p/>
            <text:p>Crypto and PayPal links are available below. Thank you very much for your generous support!</text:p>
            <text:p>Bitcoin: 13hhmJnLEzwXgmgJN7RB6bWVdT7WkrFAHh</text:p>
            <text:p>PayPal: https://www.paypal.me/TwoMinutePapers</text:p>
            <text:p>Ethereum: 0x002BB163DfE89B7aD0712846F1a1E53ba6136b5A</text:p>
            <text:p>LTC: LM8AUh5bGcNgzq6HaV1jeaJrFvmKxxgiXg</text:p>
            <text:p/>
            <text:p>Two Minute Papers Merch:</text:p>
            <text:p>US: http://twominutepapers.com/</text:p>
            <text:p>EU/Worldwide: https://shop.spreadshirt.net/TwoMinutePapers/</text:p>
            <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9-09 12:19:07</text:p>
          </table:table-cell>
          <table:table-cell office:value-type="string" calcext:value-type="string">
            <text:p>two minute papers,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7" calcext:value-type="float">
            <text:p>217</text:p>
          </table:table-cell>
          <table:table-cell office:value-type="float" office:value="127956" calcext:value-type="float">
            <text:p>127956</text:p>
          </table:table-cell>
          <table:table-cell office:value-type="float" office:value="3173" calcext:value-type="float">
            <text:p>3173</text:p>
          </table:table-cell>
          <table:table-cell office:value-type="float" office:value="19" calcext:value-type="float">
            <text:p>19</text:p>
          </table:table-cell>
          <table:table-cell office:value-type="float" office:value="296" calcext:value-type="float">
            <text:p>296</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53</text:p>
          </table:table-cell>
          <table:table-cell table:formula="of:=YEAR([.E66])" office:value-type="float" office:value="2018" calcext:value-type="float">
            <text:p>2018</text:p>
          </table:table-cell>
          <table:table-cell table:formula="of:=MONTH([.E66])" office:value-type="float" office:value="9" calcext:value-type="float">
            <text:p>9</text:p>
          </table:table-cell>
          <table:table-cell/>
          <table:table-cell table:style-name="ce3" office:value-type="date" office:date-value="2019-05-01" calcext:value-type="date">
            <text:p>2019-05-01</text:p>
          </table:table-cell>
          <table:table-cell table:formula="of:=COUNTIFS([.$S$2:.$S$146];YEAR([.V66]);[.$T$2:.$T$146];MONTH([.V66]))" office:value-type="float" office:value="6" calcext:value-type="float">
            <text:p>6</text:p>
          </table:table-cell>
          <table:table-cell table:formula="of:=SUMIFS([.K$2:.K$146];[.$S$2:.$S$146];YEAR([.$V66]);[.$T$2:.$T$146];MONTH([.$V66]))" office:value-type="float" office:value="5506" calcext:value-type="float">
            <text:p>5506</text:p>
          </table:table-cell>
          <table:table-cell table:formula="of:=SUMIFS([.L$2:.L$146];[.$S$2:.$S$146];YEAR([.$V66]);[.$T$2:.$T$146];MONTH([.$V66]))/10000" office:value-type="float" office:value="0.7049" calcext:value-type="float">
            <text:p>0.7049</text:p>
          </table:table-cell>
          <table:table-cell table:formula="of:=SUMIFS([.M$2:.M$146];[.$S$2:.$S$146];YEAR([.$V66]);[.$T$2:.$T$146];MONTH([.$V66]))/1000" office:value-type="float" office:value="0.131" calcext:value-type="float">
            <text:p>0.131</text:p>
          </table:table-cell>
          <table:table-cell table:formula="of:=SUMIFS([.N$2:.N$146];[.$S$2:.$S$146];YEAR([.$V66]);[.$T$2:.$T$146];MONTH([.$V66]))" office:value-type="float" office:value="5" calcext:value-type="float">
            <text:p>5</text:p>
          </table:table-cell>
          <table:table-cell table:formula="of:=SUMIFS([.O$2:.O$146];[.$S$2:.$S$146];YEAR([.$V66]);[.$T$2:.$T$146];MONTH([.$V66]))/100" office:value-type="float" office:value="0.14" calcext:value-type="float">
            <text:p>0.14</text:p>
          </table:table-cell>
        </table:table-row>
        <table:table-row table:style-name="ro1">
          <table:table-cell office:value-type="float" office:value="442" calcext:value-type="float">
            <text:p>442</text:p>
          </table:table-cell>
          <table:table-cell office:value-type="string" calcext:value-type="string">
            <text:p>IiRBY7gP0II</text:p>
          </table:table-cell>
          <table:table-cell office:value-type="string" calcext:value-type="string">
            <text:p>Learning Active Learning from Data <text:s/>Meetup #13 <text:s/>October 2018</text:p>
          </table:table-cell>
          <table:table-cell office:value-type="string" calcext:value-type="string">
            <text:p>**SUBSCRIBE AND TURN ON NOTIFICATIONS** **twimlai.com**</text:p>
            <text:p/>
            <text:p>This video is a recap of our October 2018 Americas TWiML Online Meetup. </text:p>
            <text:p/>
            <text:p>In this month's community segment we briefly discuss Entity Embeddings, the topic of the next months meetup, along with the recent announcement that MIT made a $1 billion commitment to address the global opportunities and challenges presented by the prevalence of computing and the rise of artificial intelligence (AI).In our presentation segment, Mark Meketon joins us to cover TWiML Talk  veteran Ksenia Konyushkova's paper Learning Active Learning from Data." </text:p>
            <text:p/>
            <text:p>For links to the papers, podcasts, and more mentioned above or during this meetup, for more information on previous meetups, or to get registered for upcoming meetups, visit twimlai.com/meetup! </text:p>
            <text:p/>
            <text:p>Subscribe!</text:p>
            <text:p>iTunes  https://itunes.apple.com/us/podcast/this-week-in-machine-learning/id1116303051?mt=2</text:p>
            <text:p>Spotify  https://open.spotify.com/show/2sp5EL7s7EqxttxwwoJ3i7?si=yUsyiRLeR62Mz0bNOUW3qw </text:p>
            <text:p>Soundcloud  https://soundcloud.com/twiml</text:p>
            <text:p>Google Play  http://bit.ly/2lrWlJZ</text:p>
            <text:p>Stitcher  http://www.stitcher.com/s?fid=92079&amp;refid=stpr</text:p>
            <text:p>RSS  http://twimlai.libsyn.com/rss</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ext:p/>
            <text:p>**SUBSCRIBE AND TURN ON NOTIFICATIONS**</text:p>
          </table:table-cell>
          <table:table-cell table:style-name="ce2" office:value-type="string" calcext:value-type="string">
            <text:p>2018-10-24 18:56:19</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666" calcext:value-type="float">
            <text:p>3666</text:p>
          </table:table-cell>
          <table:table-cell office:value-type="float" office:value="259" calcext:value-type="float">
            <text:p>259</text:p>
          </table:table-cell>
          <table:table-cell office:value-type="float" office:value="3" calcext:value-type="float">
            <text:p>3</text:p>
          </table:table-cell>
          <table:table-cell table:number-columns-repeated="3" office:value-type="float" office:value="0" calcext:value-type="float">
            <text:p>0</text:p>
          </table:table-cell>
          <table:table-cell office:value-type="string" calcext:value-type="string">
            <text:p>gan, transformer</text:p>
          </table:table-cell>
          <table:table-cell table:style-name="ce2" office:value-type="string" calcext:value-type="string">
            <text:p>2020-04-22 23:12:45</text:p>
          </table:table-cell>
          <table:table-cell table:formula="of:=YEAR([.E67])" office:value-type="float" office:value="2018" calcext:value-type="float">
            <text:p>2018</text:p>
          </table:table-cell>
          <table:table-cell table:formula="of:=MONTH([.E67])" office:value-type="float" office:value="10" calcext:value-type="float">
            <text:p>10</text:p>
          </table:table-cell>
          <table:table-cell/>
          <table:table-cell table:style-name="ce3" office:value-type="date" office:date-value="2019-06-01" calcext:value-type="date">
            <text:p>2019-06-01</text:p>
          </table:table-cell>
          <table:table-cell table:formula="of:=COUNTIFS([.$S$2:.$S$146];YEAR([.V67]);[.$T$2:.$T$146];MONTH([.V67]))" office:value-type="float" office:value="5" calcext:value-type="float">
            <text:p>5</text:p>
          </table:table-cell>
          <table:table-cell table:formula="of:=SUMIFS([.K$2:.K$146];[.$S$2:.$S$146];YEAR([.$V67]);[.$T$2:.$T$146];MONTH([.$V67]))" office:value-type="float" office:value="8426" calcext:value-type="float">
            <text:p>8426</text:p>
          </table:table-cell>
          <table:table-cell table:formula="of:=SUMIFS([.L$2:.L$146];[.$S$2:.$S$146];YEAR([.$V67]);[.$T$2:.$T$146];MONTH([.$V67]))/10000" office:value-type="float" office:value="1.6601" calcext:value-type="float">
            <text:p>1.6601</text:p>
          </table:table-cell>
          <table:table-cell table:formula="of:=SUMIFS([.M$2:.M$146];[.$S$2:.$S$146];YEAR([.$V67]);[.$T$2:.$T$146];MONTH([.$V67]))/1000" office:value-type="float" office:value="0.501" calcext:value-type="float">
            <text:p>0.501</text:p>
          </table:table-cell>
          <table:table-cell table:formula="of:=SUMIFS([.N$2:.N$146];[.$S$2:.$S$146];YEAR([.$V67]);[.$T$2:.$T$146];MONTH([.$V67]))" office:value-type="float" office:value="21" calcext:value-type="float">
            <text:p>21</text:p>
          </table:table-cell>
          <table:table-cell table:formula="of:=SUMIFS([.O$2:.O$146];[.$S$2:.$S$146];YEAR([.$V67]);[.$T$2:.$T$146];MONTH([.$V67]))/100" office:value-type="float" office:value="0.21" calcext:value-type="float">
            <text:p>0.21</text:p>
          </table:table-cell>
        </table:table-row>
        <table:table-row table:style-name="ro1">
          <table:table-cell office:value-type="float" office:value="396" calcext:value-type="float">
            <text:p>396</text:p>
          </table:table-cell>
          <table:table-cell office:value-type="string" calcext:value-type="string">
            <text:p>d4Sn6ny_5LI</text:p>
          </table:table-cell>
          <table:table-cell office:value-type="string" calcext:value-type="string">
            <text:p>Time Series Prediction</text:p>
          </table:table-cell>
          <table:table-cell office:value-type="string" calcext:value-type="string">
            <text:p>Time series is the fastest growing category of data out there! It's a series of data points indexed in time order. Often, a time series is a sequence taken at successive equally spaced points in time. In this video, I'll cover 8 different time series techniques that will help us predict the price of gold over a period of 3 years. We'll compare the results of each technique, and even consider using a learning technique. From Holts Winter Method to Vector Auto Regression to Reinforcement Learning, we've got a lot to cover here. Enjoy! </text:p>
            <text:p/>
            <text:p>Code for this video:</text:p>
            <text:p>https://github.com/llSourcell/Time_Series_Prediction</text:p>
            <text:p/>
            <text:p>Please Subscribe! And Like. And comment. Thats what keeps me going.</text:p>
            <text:p/>
            <text:p>Want more education? Connect with me here:</text:p>
            <text:p>Twitter: https://twitter.com/sirajraval</text:p>
            <text:p>Facebook: https://www.facebook.com/sirajology</text:p>
            <text:p>instagram: https://www.instagram.com/sirajraval</text:p>
            <text:p/>
            <text:p>More learning resources:</text:p>
            <text:p>https://www.altumintelligence.com/articles/a/Time-Series-Prediction-Using-LSTM-Deep-Neural-Networks</text:p>
            <text:p>https://blog.statsbot.co/time-series-prediction-using-recurrent-neural-networks-lstms-807fa6ca7f</text:p>
            <text:p>https://towardsdatascience.com/bitcoin-price-prediction-using-time-series-forecasting-9f468f7174d3</text:p>
            <text:p>https://www.datascience.com/blog/time-series-forecasting-machine-learning-differences</text:p>
            <text:p>https://www.analyticsvidhya.com/blog/2018/02/time-series-forecasting-methods/</text:p>
            <text:p>https://www.youtube.com/watch?v=hhJIztWR_vo</text:p>
            <text:p/>
            <text:p>Join us at School of AI:</text:p>
            <text:p>https://theschool.ai/</text:p>
            <text:p/>
            <text:p>Join us in the Wizards Slack channel:</text:p>
            <text:p>http://wizards.herokuapp.com/</text:p>
            <text:p/>
            <text:p>Please support me on Patreon:</text:p>
            <text:p>https://www.patreon.com/user?u=3191693</text:p>
            <text:p/>
            <text:p>Signup for my newsletter for exciting updates in the field of AI:</text:p>
            <text:p>https://goo.gl/FZzJ5w</text:p>
            <text:p/>
            <text:p>Hiring? Need a Job? See our job board!:</text:p>
            <text:p>www.theschool.ai/jobs/</text:p>
            <text:p/>
            <text:p>Need help on a project? See our consulting group:</text:p>
            <text:p>www.theschool.ai/consulting-group/</text:p>
            <text:p>Hit the Join button above to sign up to become a member of my channel for access to exclusive content!</text:p>
          </table:table-cell>
          <table:table-cell table:style-name="ce2" office:value-type="string" calcext:value-type="string">
            <text:p>2018-11-13 16:33:14</text:p>
          </table:table-cell>
          <table:table-cell office:value-type="string" calcext:value-type="string">
            <text:p>time series, time series prediction, multivariate time series, univariate time series, siraj raval, machine learning, deep learning, reinforcement learning, holts linear trend, statistics, math, mathematics, forecasting, time series database, lstm networks, recurrent networks</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662" calcext:value-type="float">
            <text:p>662</text:p>
          </table:table-cell>
          <table:table-cell office:value-type="float" office:value="111162" calcext:value-type="float">
            <text:p>111162</text:p>
          </table:table-cell>
          <table:table-cell office:value-type="float" office:value="3219" calcext:value-type="float">
            <text:p>3219</text:p>
          </table:table-cell>
          <table:table-cell office:value-type="float" office:value="112" calcext:value-type="float">
            <text:p>112</text:p>
          </table:table-cell>
          <table:table-cell office:value-type="float" office:value="162" calcext:value-type="float">
            <text:p>162</text:p>
          </table:table-cell>
          <table:table-cell office:value-type="float" office:value="0" calcext:value-type="float">
            <text:p>0</text:p>
          </table:table-cell>
          <table:table-cell office:value-type="string" calcext:value-type="string">
            <text:p>gan, transformer</text:p>
          </table:table-cell>
          <table:table-cell table:style-name="ce2" office:value-type="string" calcext:value-type="string">
            <text:p>2020-04-22 23:13:50</text:p>
          </table:table-cell>
          <table:table-cell table:formula="of:=YEAR([.E68])" office:value-type="float" office:value="2018" calcext:value-type="float">
            <text:p>2018</text:p>
          </table:table-cell>
          <table:table-cell table:formula="of:=MONTH([.E68])" office:value-type="float" office:value="11" calcext:value-type="float">
            <text:p>11</text:p>
          </table:table-cell>
          <table:table-cell/>
          <table:table-cell table:style-name="ce3" office:value-type="date" office:date-value="2019-07-01" calcext:value-type="date">
            <text:p>2019-07-01</text:p>
          </table:table-cell>
          <table:table-cell table:formula="of:=COUNTIFS([.$S$2:.$S$146];YEAR([.V68]);[.$T$2:.$T$146];MONTH([.V68]))" office:value-type="float" office:value="8" calcext:value-type="float">
            <text:p>8</text:p>
          </table:table-cell>
          <table:table-cell table:formula="of:=SUMIFS([.K$2:.K$146];[.$S$2:.$S$146];YEAR([.$V68]);[.$T$2:.$T$146];MONTH([.$V68]))" office:value-type="float" office:value="8389" calcext:value-type="float">
            <text:p>8389</text:p>
          </table:table-cell>
          <table:table-cell table:formula="of:=SUMIFS([.L$2:.L$146];[.$S$2:.$S$146];YEAR([.$V68]);[.$T$2:.$T$146];MONTH([.$V68]))/10000" office:value-type="float" office:value="20.7873" calcext:value-type="float">
            <text:p>20.7873</text:p>
          </table:table-cell>
          <table:table-cell table:formula="of:=SUMIFS([.M$2:.M$146];[.$S$2:.$S$146];YEAR([.$V68]);[.$T$2:.$T$146];MONTH([.$V68]))/1000" office:value-type="float" office:value="7.328" calcext:value-type="float">
            <text:p>7.328</text:p>
          </table:table-cell>
          <table:table-cell table:formula="of:=SUMIFS([.N$2:.N$146];[.$S$2:.$S$146];YEAR([.$V68]);[.$T$2:.$T$146];MONTH([.$V68]))" office:value-type="float" office:value="100" calcext:value-type="float">
            <text:p>100</text:p>
          </table:table-cell>
          <table:table-cell table:formula="of:=SUMIFS([.O$2:.O$146];[.$S$2:.$S$146];YEAR([.$V68]);[.$T$2:.$T$146];MONTH([.$V68]))/100" office:value-type="float" office:value="4.58" calcext:value-type="float">
            <text:p>4.58</text:p>
          </table:table-cell>
        </table:table-row>
        <table:table-row table:style-name="ro1">
          <table:table-cell office:value-type="float" office:value="390" calcext:value-type="float">
            <text:p>390</text:p>
          </table:table-cell>
          <table:table-cell office:value-type="string" calcext:value-type="string">
            <text:p>4Gk6mxKXKTk</text:p>
          </table:table-cell>
          <table:table-cell office:value-type="string" calcext:value-type="string">
            <text:p>AI in China</text:p>
          </table:table-cell>
          <table:table-cell office:value-type="string" calcext:value-type="string">
            <text:p>The Chinese state run news agency Xinhua recently revealed the first Artificial Intelligence news anchor. They're now able to generate video of a newscaster using a model trained on real newscaster data and use it to disseminate information 24/7. When I saw this, I knew it was time to start studying China's role in the AI revolution in-depth. In this video, I'll cover China's power structure, generative adversarial networks, its startup scene, Confucianism, the social credit scoring system, algorithmic policing, surveillance, privacy, autonomous weapons, and convolutional neural networks. A lot of different topics to cover, but I hope this video provides a coherent narrative around the use of AI in China and how it plays into the global AI community. Enjoy! </text:p>
            <text:p/>
            <text:p>Code for this video:</text:p>
            <text:p>https://github.com/llSourcell/Talking-Face-Generation-DAVS</text:p>
            <text:p/>
            <text:p>Please Subscribe! And Like. And comment. Thats what keeps me going.</text:p>
            <text:p/>
            <text:p>Want more education? Connect with me here:</text:p>
            <text:p>Twitter: https://twitter.com/sirajraval</text:p>
            <text:p>instagram: https://www.instagram.com/sirajraval</text:p>
            <text:p>Facebook: https://www.facebook.com/sirajology</text:p>
            <text:p/>
            <text:p>More learning resources:</text:p>
            <text:p>https://www.npr.org/2018/10/31/662436265/china-tests-a-social-credit-score</text:p>
            <text:p>https://www.theverge.com/2018/11/8/18074806/ai-news-anchor-china-xinhua-digital-composite</text:p>
            <text:p>https://skymind.ai/wiki/generative-adversarial-network-gan</text:p>
            <text:p>https://towardsdatascience.com/build-your-own-convolution-neural-network-in-5-mins-4217c2cf964f</text:p>
            <text:p>https://machinelearningmastery.com/multi-class-classification-tutorial-keras-deep-learning-library/</text:p>
            <text:p>https://www.youtube.com/watch?v=PhCM3qoRZHE</text:p>
            <text:p>https://www.youtube.com/watch?v=yz6dNf7X7SA</text:p>
            <text:p/>
            <text:p>Join us at the School of AI:</text:p>
            <text:p>https://theschool.ai/</text:p>
            <text:p/>
            <text:p>Join us in the Wizards Slack channel:</text:p>
            <text:p>http://wizards.herokuapp.com/</text:p>
            <text:p/>
            <text:p>Please support me on Patreon:</text:p>
            <text:p>https://www.patreon.com/user?u=3191693</text:p>
            <text:p/>
            <text:p>Signup for my newsletter for exciting updates in the field of AI:</text:p>
            <text:p>https://goo.gl/FZzJ5w</text:p>
            <text:p/>
            <text:p>Hiring? Need a Job? See our job board!:</text:p>
            <text:p>https://www.theschool.ai/jobs/</text:p>
            <text:p/>
            <text:p>Need help on a project? See our consulting group:</text:p>
            <text:p>https://www.theschool.ai/consulting-group/</text:p>
            <text:p>Hit the Join button above to sign up to become a member of my channel for access to exclusive content!</text:p>
          </table:table-cell>
          <table:table-cell table:style-name="ce2" office:value-type="string" calcext:value-type="string">
            <text:p>2018-11-20 07:20:55</text:p>
          </table:table-cell>
          <table:table-cell office:value-type="string" calcext:value-type="string">
            <text:p>AI in China, Xinhua, Generative adversarial network, deep learning, social credit score, credit scoring system, chinese government, surveillance, privacy, GDPR, data security, confucianism, machine learning, artificial intelligence, siraj raval, neural network, convolutional neural network</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68" calcext:value-type="float">
            <text:p>768</text:p>
          </table:table-cell>
          <table:table-cell office:value-type="float" office:value="109299" calcext:value-type="float">
            <text:p>109299</text:p>
          </table:table-cell>
          <table:table-cell office:value-type="float" office:value="4009" calcext:value-type="float">
            <text:p>4009</text:p>
          </table:table-cell>
          <table:table-cell office:value-type="float" office:value="205" calcext:value-type="float">
            <text:p>205</text:p>
          </table:table-cell>
          <table:table-cell office:value-type="float" office:value="825" calcext:value-type="float">
            <text:p>82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35</text:p>
          </table:table-cell>
          <table:table-cell table:formula="of:=YEAR([.E69])" office:value-type="float" office:value="2018" calcext:value-type="float">
            <text:p>2018</text:p>
          </table:table-cell>
          <table:table-cell table:formula="of:=MONTH([.E69])" office:value-type="float" office:value="11" calcext:value-type="float">
            <text:p>11</text:p>
          </table:table-cell>
          <table:table-cell/>
          <table:table-cell table:style-name="ce3" office:value-type="date" office:date-value="2019-08-01" calcext:value-type="date">
            <text:p>2019-08-01</text:p>
          </table:table-cell>
          <table:table-cell table:formula="of:=COUNTIFS([.$S$2:.$S$146];YEAR([.V69]);[.$T$2:.$T$146];MONTH([.V69]))" office:value-type="float" office:value="7" calcext:value-type="float">
            <text:p>7</text:p>
          </table:table-cell>
          <table:table-cell table:formula="of:=SUMIFS([.K$2:.K$146];[.$S$2:.$S$146];YEAR([.$V69]);[.$T$2:.$T$146];MONTH([.$V69]))" office:value-type="float" office:value="4884" calcext:value-type="float">
            <text:p>4884</text:p>
          </table:table-cell>
          <table:table-cell table:formula="of:=SUMIFS([.L$2:.L$146];[.$S$2:.$S$146];YEAR([.$V69]);[.$T$2:.$T$146];MONTH([.$V69]))/10000" office:value-type="float" office:value="21.9222" calcext:value-type="float">
            <text:p>21.9222</text:p>
          </table:table-cell>
          <table:table-cell table:formula="of:=SUMIFS([.M$2:.M$146];[.$S$2:.$S$146];YEAR([.$V69]);[.$T$2:.$T$146];MONTH([.$V69]))/1000" office:value-type="float" office:value="13.145" calcext:value-type="float">
            <text:p>13.145</text:p>
          </table:table-cell>
          <table:table-cell table:formula="of:=SUMIFS([.N$2:.N$146];[.$S$2:.$S$146];YEAR([.$V69]);[.$T$2:.$T$146];MONTH([.$V69]))" office:value-type="float" office:value="103" calcext:value-type="float">
            <text:p>103</text:p>
          </table:table-cell>
          <table:table-cell table:formula="of:=SUMIFS([.O$2:.O$146];[.$S$2:.$S$146];YEAR([.$V69]);[.$T$2:.$T$146];MONTH([.$V69]))/100" office:value-type="float" office:value="7.21" calcext:value-type="float">
            <text:p>7.21</text:p>
          </table:table-cell>
        </table:table-row>
        <table:table-row table:style-name="ro1">
          <table:table-cell office:value-type="float" office:value="449" calcext:value-type="float">
            <text:p>449</text:p>
          </table:table-cell>
          <table:table-cell office:value-type="string" calcext:value-type="string">
            <text:p>ZDij-10Yruo</text:p>
          </table:table-cell>
          <table:table-cell office:value-type="string" calcext:value-type="string">
            <text:p>TWiML &amp; AI x Fast.ai Deep Learning v3 2018 Study Group <text:s/>Session 4 <text:s/>November 17, 2018</text:p>
          </table:table-cell>
          <table:table-cell office:value-type="string" calcext:value-type="string">
            <text:p>**SUBSCRIBE AND TURN ON NOTIFICATIONS** **twimlai.com**</text:p>
            <text:p/>
            <text:p>This video is a recap of our Fast.ai x TWiML Online Study Group.</text:p>
            <text:p/>
            <text:p>In this session, we review lesson four, Structured, time series, &amp; language models.</text:p>
            <text:p/>
            <text:p>Its not too late to join the study group. Just follow these simple steps:</text:p>
            <text:p/>
            <text:p>1. Head over to twimlai.com/meetup, and sign up for the programs you're interested in, including either of the Fast.ai study groups or our Monthly Meetup groups.</text:p>
            <text:p/>
            <text:p>2. Use the email invitation youll receive to join our Slack group. If you dont receive it within a few minutes, check your spam folder.</text:p>
            <text:p/>
            <text:p>3. Once youre in Slack, join the #fast_ai channel and hop over to #intros as well and introduce yourself.</text:p>
            <text:p/>
            <text:p>4. Use the link posted in the #meetup slack channel to add our events to your calendar.</text:p>
            <text:p/>
            <text:p>Subscribe!</text:p>
            <text:p>iTunes  https://itunes.apple.com/us/podcast/t...</text:p>
            <text:p>Soundcloud  https://soundcloud.com/twiml</text:p>
            <text:p>Google Play  http://bit.ly/2lrWlJZ</text:p>
            <text:p>Stitcher  http://www.stitcher.com/s?fid=92079&am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text:p>
            <text:p/>
            <text:p>**SUBSCRIBE AND TURN ON NOTIFICATIONS**</text:p>
          </table:table-cell>
          <table:table-cell table:style-name="ce2" office:value-type="string" calcext:value-type="string">
            <text:p>2018-11-21 20:16:41</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978" calcext:value-type="float">
            <text:p>3978</text:p>
          </table:table-cell>
          <table:table-cell office:value-type="float" office:value="101" calcext:value-type="float">
            <text:p>1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55:51</text:p>
          </table:table-cell>
          <table:table-cell table:formula="of:=YEAR([.E70])" office:value-type="float" office:value="2018" calcext:value-type="float">
            <text:p>2018</text:p>
          </table:table-cell>
          <table:table-cell table:formula="of:=MONTH([.E70])" office:value-type="float" office:value="11" calcext:value-type="float">
            <text:p>11</text:p>
          </table:table-cell>
          <table:table-cell/>
          <table:table-cell table:style-name="ce3" office:value-type="date" office:date-value="2019-09-01" calcext:value-type="date">
            <text:p>2019-09-01</text:p>
          </table:table-cell>
          <table:table-cell table:formula="of:=COUNTIFS([.$S$2:.$S$146];YEAR([.V70]);[.$T$2:.$T$146];MONTH([.V70]))" office:value-type="float" office:value="6" calcext:value-type="float">
            <text:p>6</text:p>
          </table:table-cell>
          <table:table-cell table:formula="of:=SUMIFS([.K$2:.K$146];[.$S$2:.$S$146];YEAR([.$V70]);[.$T$2:.$T$146];MONTH([.$V70]))" office:value-type="float" office:value="6450" calcext:value-type="float">
            <text:p>6450</text:p>
          </table:table-cell>
          <table:table-cell table:formula="of:=SUMIFS([.L$2:.L$146];[.$S$2:.$S$146];YEAR([.$V70]);[.$T$2:.$T$146];MONTH([.$V70]))/10000" office:value-type="float" office:value="17.2126" calcext:value-type="float">
            <text:p>17.2126</text:p>
          </table:table-cell>
          <table:table-cell table:formula="of:=SUMIFS([.M$2:.M$146];[.$S$2:.$S$146];YEAR([.$V70]);[.$T$2:.$T$146];MONTH([.$V70]))/1000" office:value-type="float" office:value="6.811" calcext:value-type="float">
            <text:p>6.811</text:p>
          </table:table-cell>
          <table:table-cell table:formula="of:=SUMIFS([.N$2:.N$146];[.$S$2:.$S$146];YEAR([.$V70]);[.$T$2:.$T$146];MONTH([.$V70]))" office:value-type="float" office:value="433" calcext:value-type="float">
            <text:p>433</text:p>
          </table:table-cell>
          <table:table-cell table:formula="of:=SUMIFS([.O$2:.O$146];[.$S$2:.$S$146];YEAR([.$V70]);[.$T$2:.$T$146];MONTH([.$V70]))/100" office:value-type="float" office:value="5.02" calcext:value-type="float">
            <text:p>5.02</text:p>
          </table:table-cell>
        </table:table-row>
        <table:table-row table:style-name="ro1">
          <table:table-cell office:value-type="float" office:value="404" calcext:value-type="float">
            <text:p>404</text:p>
          </table:table-cell>
          <table:table-cell office:value-type="string" calcext:value-type="string">
            <text:p>H4VGSYGvJiA</text:p>
          </table:table-cell>
          <table:table-cell office:value-type="string" calcext:value-type="string">
            <text:p>Deep Learning 8: Unsupervised learning and generative models</text:p>
          </table:table-cell>
          <table:table-cell office:value-type="string" calcext:value-type="string">
            <text:p>Shakir Mohamed, Research Scientist, discusses unsupervised learning and generative models as part of the Advanced Deep Learning &amp; Reinforcement Learning Lectures.</text:p>
          </table:table-cell>
          <table:table-cell table:style-name="ce2" office:value-type="string" calcext:value-type="string">
            <text:p>2018-11-23 11:25:52</text:p>
          </table:table-cell>
          <table:table-cell table:number-columns-repeated="2" office:value-type="string" calcext:value-type="string">
            <text:p>NULL</text:p>
          </table:table-cell>
          <table:table-cell office:value-type="string" calcext:value-type="string">
            <text:p>en-GB</text:p>
          </table:table-cell>
          <table:table-cell office:value-type="string" calcext:value-type="string">
            <text:p>DeepMind</text:p>
          </table:table-cell>
          <table:table-cell office:value-type="string" calcext:value-type="string">
            <text:p>UCP7jMXSY2xbc3KCAE0MHQ-A</text:p>
          </table:table-cell>
          <table:table-cell office:value-type="float" office:value="5697" calcext:value-type="float">
            <text:p>5697</text:p>
          </table:table-cell>
          <table:table-cell office:value-type="float" office:value="8593" calcext:value-type="float">
            <text:p>8593</text:p>
          </table:table-cell>
          <table:table-cell office:value-type="float" office:value="112" calcext:value-type="float">
            <text:p>112</text:p>
          </table:table-cell>
          <table:table-cell office:value-type="float" office:value="6" calcext:value-type="float">
            <text:p>6</text:p>
          </table:table-cell>
          <table:table-cell office:value-type="string" calcext:value-type="string">
            <text:p>NULL</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40</text:p>
          </table:table-cell>
          <table:table-cell table:formula="of:=YEAR([.E71])" office:value-type="float" office:value="2018" calcext:value-type="float">
            <text:p>2018</text:p>
          </table:table-cell>
          <table:table-cell table:formula="of:=MONTH([.E71])" office:value-type="float" office:value="11" calcext:value-type="float">
            <text:p>11</text:p>
          </table:table-cell>
          <table:table-cell/>
          <table:table-cell table:style-name="ce3" office:value-type="date" office:date-value="2019-10-01" calcext:value-type="date">
            <text:p>2019-10-01</text:p>
          </table:table-cell>
          <table:table-cell table:formula="of:=COUNTIFS([.$S$2:.$S$146];YEAR([.V71]);[.$T$2:.$T$146];MONTH([.V71]))" office:value-type="float" office:value="5" calcext:value-type="float">
            <text:p>5</text:p>
          </table:table-cell>
          <table:table-cell table:formula="of:=SUMIFS([.K$2:.K$146];[.$S$2:.$S$146];YEAR([.$V71]);[.$T$2:.$T$146];MONTH([.$V71]))" office:value-type="float" office:value="5531" calcext:value-type="float">
            <text:p>5531</text:p>
          </table:table-cell>
          <table:table-cell table:formula="of:=SUMIFS([.L$2:.L$146];[.$S$2:.$S$146];YEAR([.$V71]);[.$T$2:.$T$146];MONTH([.$V71]))/10000" office:value-type="float" office:value="267.9811" calcext:value-type="float">
            <text:p>267.9811</text:p>
          </table:table-cell>
          <table:table-cell table:formula="of:=SUMIFS([.M$2:.M$146];[.$S$2:.$S$146];YEAR([.$V71]);[.$T$2:.$T$146];MONTH([.$V71]))/1000" office:value-type="float" office:value="129.214" calcext:value-type="float">
            <text:p>129.214</text:p>
          </table:table-cell>
          <table:table-cell table:formula="of:=SUMIFS([.N$2:.N$146];[.$S$2:.$S$146];YEAR([.$V71]);[.$T$2:.$T$146];MONTH([.$V71]))" office:value-type="float" office:value="2143" calcext:value-type="float">
            <text:p>2143</text:p>
          </table:table-cell>
          <table:table-cell table:formula="of:=SUMIFS([.O$2:.O$146];[.$S$2:.$S$146];YEAR([.$V71]);[.$T$2:.$T$146];MONTH([.$V71]))/100" office:value-type="float" office:value="40.01" calcext:value-type="float">
            <text:p>40.01</text:p>
          </table:table-cell>
        </table:table-row>
        <table:table-row table:style-name="ro1">
          <table:table-cell office:value-type="float" office:value="310" calcext:value-type="float">
            <text:p>310</text:p>
          </table:table-cell>
          <table:table-cell office:value-type="string" calcext:value-type="string">
            <text:p>Q57rzaHHO0k</text:p>
          </table:table-cell>
          <table:table-cell office:value-type="string" calcext:value-type="string">
            <text:p>Deep Learning 7. Attention and Memory in Deep Learning</text:p>
          </table:table-cell>
          <table:table-cell office:value-type="string" calcext:value-type="string">
            <text:p>Alex Graves, Research Scientist, discusses attention and memory in deep learning as part of the Advanced Deep Learning &amp; Reinforcement Learning Lectures.</text:p>
          </table:table-cell>
          <table:table-cell table:style-name="ce2" office:value-type="string" calcext:value-type="string">
            <text:p>2018-11-23 11:25:53</text:p>
          </table:table-cell>
          <table:table-cell table:number-columns-repeated="3" office:value-type="string" calcext:value-type="string">
            <text:p>NULL</text:p>
          </table:table-cell>
          <table:table-cell office:value-type="string" calcext:value-type="string">
            <text:p>DeepMind</text:p>
          </table:table-cell>
          <table:table-cell office:value-type="string" calcext:value-type="string">
            <text:p>UCP7jMXSY2xbc3KCAE0MHQ-A</text:p>
          </table:table-cell>
          <table:table-cell office:value-type="float" office:value="6019" calcext:value-type="float">
            <text:p>6019</text:p>
          </table:table-cell>
          <table:table-cell office:value-type="float" office:value="19769" calcext:value-type="float">
            <text:p>19769</text:p>
          </table:table-cell>
          <table:table-cell office:value-type="float" office:value="348" calcext:value-type="float">
            <text:p>348</text:p>
          </table:table-cell>
          <table:table-cell office:value-type="float" office:value="7" calcext:value-type="float">
            <text:p>7</text:p>
          </table:table-cell>
          <table:table-cell office:value-type="string" calcext:value-type="string">
            <text:p>NULL</text:p>
          </table:table-cell>
          <table:table-cell office:value-type="float" office:value="0" calcext:value-type="float">
            <text:p>0</text:p>
          </table:table-cell>
          <table:table-cell office:value-type="string" calcext:value-type="string">
            <text:p>attention, gan, transformer</text:p>
          </table:table-cell>
          <table:table-cell table:style-name="ce2" office:value-type="string" calcext:value-type="string">
            <text:p>2020-04-22 23:14:19</text:p>
          </table:table-cell>
          <table:table-cell table:formula="of:=YEAR([.E72])" office:value-type="float" office:value="2018" calcext:value-type="float">
            <text:p>2018</text:p>
          </table:table-cell>
          <table:table-cell table:formula="of:=MONTH([.E72])" office:value-type="float" office:value="11" calcext:value-type="float">
            <text:p>11</text:p>
          </table:table-cell>
          <table:table-cell/>
          <table:table-cell table:style-name="ce3" office:value-type="date" office:date-value="2019-11-01" calcext:value-type="date">
            <text:p>2019-11-01</text:p>
          </table:table-cell>
          <table:table-cell table:formula="of:=COUNTIFS([.$S$2:.$S$146];YEAR([.V72]);[.$T$2:.$T$146];MONTH([.V72]))" office:value-type="float" office:value="4" calcext:value-type="float">
            <text:p>4</text:p>
          </table:table-cell>
          <table:table-cell table:formula="of:=SUMIFS([.K$2:.K$146];[.$S$2:.$S$146];YEAR([.$V72]);[.$T$2:.$T$146];MONTH([.$V72]))" office:value-type="float" office:value="2749" calcext:value-type="float">
            <text:p>2749</text:p>
          </table:table-cell>
          <table:table-cell table:formula="of:=SUMIFS([.L$2:.L$146];[.$S$2:.$S$146];YEAR([.$V72]);[.$T$2:.$T$146];MONTH([.$V72]))/10000" office:value-type="float" office:value="4.5914" calcext:value-type="float">
            <text:p>4.5914</text:p>
          </table:table-cell>
          <table:table-cell table:formula="of:=SUMIFS([.M$2:.M$146];[.$S$2:.$S$146];YEAR([.$V72]);[.$T$2:.$T$146];MONTH([.$V72]))/1000" office:value-type="float" office:value="2.218" calcext:value-type="float">
            <text:p>2.218</text:p>
          </table:table-cell>
          <table:table-cell table:formula="of:=SUMIFS([.N$2:.N$146];[.$S$2:.$S$146];YEAR([.$V72]);[.$T$2:.$T$146];MONTH([.$V72]))" office:value-type="float" office:value="23" calcext:value-type="float">
            <text:p>23</text:p>
          </table:table-cell>
          <table:table-cell table:formula="of:=SUMIFS([.O$2:.O$146];[.$S$2:.$S$146];YEAR([.$V72]);[.$T$2:.$T$146];MONTH([.$V72]))/100" office:value-type="float" office:value="1.55" calcext:value-type="float">
            <text:p>1.55</text:p>
          </table:table-cell>
        </table:table-row>
        <table:table-row table:style-name="ro1">
          <table:table-cell office:value-type="float" office:value="359" calcext:value-type="float">
            <text:p>359</text:p>
          </table:table-cell>
          <table:table-cell office:value-type="string" calcext:value-type="string">
            <text:p>0HXpnG_WnlI</text:p>
          </table:table-cell>
          <table:table-cell office:value-type="string" calcext:value-type="string">
            <text:p>Scalable Bayesian Inference - NeurIPS 2018</text:p>
          </table:table-cell>
          <table:table-cell office:value-type="string" calcext:value-type="string">
            <text:p>Recorded Dec 3rd, 2018</text:p>
            <text:p/>
            <text:p>This tutorial will provide a practical overview of state-of-the-art approaches for analyzing massive data sets using Bayesian statistical methods. </text:p>
            <text:p/>
            <text:p>Prof. David Dunson</text:p>
            <text:p/>
            <text:p>Prof. David Dunson is a statistician who is Arts and Sciences Distinguished Professor of Statistical Science, Mathematics and Electrical &amp; Computer Engineering at Duke University. His research focuses on developing innovative statistical methods for complex and high-dimensional data.</text:p>
          </table:table-cell>
          <table:table-cell table:style-name="ce2" office:value-type="string" calcext:value-type="string">
            <text:p>2018-12-03 23:27:22</text:p>
          </table:table-cell>
          <table:table-cell office:value-type="string" calcext:value-type="string">
            <text:p>singularity, ai, artificial intelligence, deep learning, machine learning, deepmind, robots, robotics, self-driving cars, driverless cars, NIPS2018, Neural Information Processing Systems, NeurIPS 2018</text:p>
          </table:table-cell>
          <table:table-cell office:value-type="string" calcext:value-type="string">
            <text:p>NULL</text:p>
          </table:table-cell>
          <table:table-cell office:value-type="string" calcext:value-type="string">
            <text:p>en</text:p>
          </table:table-cell>
          <table:table-cell office:value-type="string" calcext:value-type="string">
            <text:p>The Artificial Intelligence Channel</text:p>
          </table:table-cell>
          <table:table-cell office:value-type="string" calcext:value-type="string">
            <text:p>UC5g-f-g4EVRkqL8Xs888BLA</text:p>
          </table:table-cell>
          <table:table-cell office:value-type="float" office:value="6783" calcext:value-type="float">
            <text:p>6783</text:p>
          </table:table-cell>
          <table:table-cell office:value-type="float" office:value="6659" calcext:value-type="float">
            <text:p>6659</text:p>
          </table:table-cell>
          <table:table-cell office:value-type="float" office:value="126" calcext:value-type="float">
            <text:p>126</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20</text:p>
          </table:table-cell>
          <table:table-cell table:formula="of:=YEAR([.E73])" office:value-type="float" office:value="2018" calcext:value-type="float">
            <text:p>2018</text:p>
          </table:table-cell>
          <table:table-cell table:formula="of:=MONTH([.E73])" office:value-type="float" office:value="12" calcext:value-type="float">
            <text:p>12</text:p>
          </table:table-cell>
          <table:table-cell/>
          <table:table-cell table:style-name="ce3" office:value-type="date" office:date-value="2019-12-01" calcext:value-type="date">
            <text:p>2019-12-01</text:p>
          </table:table-cell>
          <table:table-cell table:formula="of:=COUNTIFS([.$S$2:.$S$146];YEAR([.V73]);[.$T$2:.$T$146];MONTH([.V73]))" office:value-type="float" office:value="2" calcext:value-type="float">
            <text:p>2</text:p>
          </table:table-cell>
          <table:table-cell table:formula="of:=SUMIFS([.K$2:.K$146];[.$S$2:.$S$146];YEAR([.$V73]);[.$T$2:.$T$146];MONTH([.$V73]))" office:value-type="float" office:value="1774" calcext:value-type="float">
            <text:p>1774</text:p>
          </table:table-cell>
          <table:table-cell table:formula="of:=SUMIFS([.L$2:.L$146];[.$S$2:.$S$146];YEAR([.$V73]);[.$T$2:.$T$146];MONTH([.$V73]))/10000" office:value-type="float" office:value="12.1965" calcext:value-type="float">
            <text:p>12.1965</text:p>
          </table:table-cell>
          <table:table-cell table:formula="of:=SUMIFS([.M$2:.M$146];[.$S$2:.$S$146];YEAR([.$V73]);[.$T$2:.$T$146];MONTH([.$V73]))/1000" office:value-type="float" office:value="0.981" calcext:value-type="float">
            <text:p>0.981</text:p>
          </table:table-cell>
          <table:table-cell table:formula="of:=SUMIFS([.N$2:.N$146];[.$S$2:.$S$146];YEAR([.$V73]);[.$T$2:.$T$146];MONTH([.$V73]))" office:value-type="float" office:value="20" calcext:value-type="float">
            <text:p>20</text:p>
          </table:table-cell>
          <table:table-cell table:formula="of:=SUMIFS([.O$2:.O$146];[.$S$2:.$S$146];YEAR([.$V73]);[.$T$2:.$T$146];MONTH([.$V73]))/100" office:value-type="float" office:value="1.94" calcext:value-type="float">
            <text:p>1.94</text:p>
          </table:table-cell>
        </table:table-row>
        <table:table-row table:style-name="ro1">
          <table:table-cell office:value-type="float" office:value="425" calcext:value-type="float">
            <text:p>425</text:p>
          </table:table-cell>
          <table:table-cell office:value-type="string" calcext:value-type="string">
            <text:p>V6G717ewUuw</text:p>
          </table:table-cell>
          <table:table-cell office:value-type="string" calcext:value-type="string">
            <text:p>Can an AI Learn To Draw a Caricature?</text:p>
          </table:table-cell>
          <table:table-cell office:value-type="string" calcext:value-type="string">
            <text:p>Pick up cool perks on our Patreon page:</text:p>
            <text:p> https://www.patreon.com/TwoMinutePapers</text:p>
            <text:p/>
            <text:p>The paper "CariGANs: Unpaired Photo-to-Caricature Translation" is available here:</text:p>
            <text:p>https://cari-gan.github.io/</text:p>
            <text:p/>
            <text:p>We would like to thank our generous Patreon supporters who make Two Minute Papers possible:</text:p>
            <text:p>313V, Alex Haro, Andrew Melnychuk, Angelos Evripiotis, Anthony Vdovitchenko, Brian Gilman, Christian Ahlin, Christoph Jadanowski, Dennis Abts, Emmanuel, Eric Haddad, Eric Martel, Evan Breznyik, Geronimo Moralez, Javier Bustamante, John De Witt, Kaiesh Vohra, Kjartan Olason, Lorin Atzberger, Marcin Dukaczewski, Marten Rauschenberg, Maurits van Mastrigt, Michael Albrecht, Michael Jensen, Morten Punnerud Engelstad, Nader Shakerin, Owen Skarpness, Raul Arajo da Silva, Rob Rowe, Robin Graham, Ryan Monsurate, Shawn Azman, Steef, Steve Messina, Sunil Kim, Thomas Krcmar, Torsten Reil, Zach Boldyga, Zach Doty.</text:p>
            <text:p>https://www.patreon.com/TwoMinutePapers</text:p>
            <text:p/>
            <text:p>Thumbnail background image credit: https://pixabay.com/photo-116221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12-11 18:11:21</text:p>
          </table:table-cell>
          <table:table-cell office:value-type="string" calcext:value-type="string">
            <text:p>two minute papers, deep learning, ai, gan style transfer, ai style transfer, neural style transfer, style transfer caricature, carigan, gan, ai caricatur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31" calcext:value-type="float">
            <text:p>231</text:p>
          </table:table-cell>
          <table:table-cell office:value-type="float" office:value="38729" calcext:value-type="float">
            <text:p>38729</text:p>
          </table:table-cell>
          <table:table-cell office:value-type="float" office:value="1812" calcext:value-type="float">
            <text:p>1812</text:p>
          </table:table-cell>
          <table:table-cell office:value-type="float" office:value="27" calcext:value-type="float">
            <text:p>27</text:p>
          </table:table-cell>
          <table:table-cell office:value-type="float" office:value="157" calcext:value-type="float">
            <text:p>157</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07</text:p>
          </table:table-cell>
          <table:table-cell table:formula="of:=YEAR([.E74])" office:value-type="float" office:value="2018" calcext:value-type="float">
            <text:p>2018</text:p>
          </table:table-cell>
          <table:table-cell table:formula="of:=MONTH([.E74])" office:value-type="float" office:value="12" calcext:value-type="float">
            <text:p>12</text:p>
          </table:table-cell>
          <table:table-cell/>
          <table:table-cell table:style-name="ce3" office:value-type="date" office:date-value="2020-01-01" calcext:value-type="date">
            <text:p>2020-01-01</text:p>
          </table:table-cell>
          <table:table-cell table:formula="of:=COUNTIFS([.$S$2:.$S$146];YEAR([.V74]);[.$T$2:.$T$146];MONTH([.V74]))" office:value-type="float" office:value="1" calcext:value-type="float">
            <text:p>1</text:p>
          </table:table-cell>
          <table:table-cell table:formula="of:=SUMIFS([.K$2:.K$146];[.$S$2:.$S$146];YEAR([.$V74]);[.$T$2:.$T$146];MONTH([.$V74]))" office:value-type="float" office:value="2896" calcext:value-type="float">
            <text:p>2896</text:p>
          </table:table-cell>
          <table:table-cell table:formula="of:=SUMIFS([.L$2:.L$146];[.$S$2:.$S$146];YEAR([.$V74]);[.$T$2:.$T$146];MONTH([.$V74]))/10000" office:value-type="float" office:value="1.7496" calcext:value-type="float">
            <text:p>1.7496</text:p>
          </table:table-cell>
          <table:table-cell table:formula="of:=SUMIFS([.M$2:.M$146];[.$S$2:.$S$146];YEAR([.$V74]);[.$T$2:.$T$146];MONTH([.$V74]))/1000" office:value-type="float" office:value="0.612" calcext:value-type="float">
            <text:p>0.612</text:p>
          </table:table-cell>
          <table:table-cell table:formula="of:=SUMIFS([.N$2:.N$146];[.$S$2:.$S$146];YEAR([.$V74]);[.$T$2:.$T$146];MONTH([.$V74]))" office:value-type="float" office:value="396" calcext:value-type="float">
            <text:p>396</text:p>
          </table:table-cell>
          <table:table-cell table:formula="of:=SUMIFS([.O$2:.O$146];[.$S$2:.$S$146];YEAR([.$V74]);[.$T$2:.$T$146];MONTH([.$V74]))/100" office:value-type="float" office:value="1.1" calcext:value-type="float">
            <text:p>1.1</text:p>
          </table:table-cell>
        </table:table-row>
        <table:table-row table:style-name="ro1">
          <table:table-cell office:value-type="float" office:value="407" calcext:value-type="float">
            <text:p>407</text:p>
          </table:table-cell>
          <table:table-cell office:value-type="string" calcext:value-type="string">
            <text:p>ZKQp28OqwNQ</text:p>
          </table:table-cell>
          <table:table-cell office:value-type="string" calcext:value-type="string">
            <text:p>BigGANs: AI-Based High-Fidelity Image Synthesis</text:p>
          </table:table-cell>
          <table:table-cell office:value-type="string" calcext:value-type="string">
            <text:p>This episode was supported by insilico.com. "Anything outside life extension is a complete waste of time". See their papers:</text:p>
            <text:p>- Papers: https://www.ncbi.nlm.nih.gov/pubmed/?term=Zhavoronkov%2Ba</text:p>
            <text:p>- Website: http://insilico.com/</text:p>
            <text:p/>
            <text:p>The paper "Large Scale GAN Training for High Fidelity Natural Image Synthesis" is available here:</text:p>
            <text:p>- Paper: https://arxiv.org/abs/1809.11096</text:p>
            <text:p>- Try it here: https://colab.research.google.com/github/tensorflow/hub/blob/master/examples/colab/biggan_generation_with_tf_hub.ipynb</text:p>
            <text:p/>
            <text:p>We would like to thank our generous Patreon supporters who make Two Minute Papers possible:</text:p>
            <text:p>313V, Alex Haro, Andrew Melnychuk, Angelos Evripiotis, Anthony Vdovitchenko, Brian Gilman, Christian Ahlin, Christoph Jadanowski, Dennis Abts, Emmanuel, Eric Haddad, Eric Martel, Evan Breznyik, Geronimo Moralez, Javier Bustamante, John De Witt, Kaiesh Vohra, Kjartan Olason, Lorin Atzberger, Marcin Dukaczewski, Marten Rauschenberg, Maurits van Mastrigt, Michael Albrecht, Michael Jensen, Morten Punnerud Engelstad, Nader Shakerin, Owen Skarpness, Raul Arajo da Silva, Rob Rowe, Robin Graham, Ryan Monsurate, Shawn Azman, Steef, Steve Messina, Sunil Kim, Thomas Krcmar, Torsten Reil, Zach Boldyga, Zach Doty.</text:p>
            <text:p>https://www.patreon.com/TwoMinutePapers</text:p>
            <text:p/>
            <text:p>Thumbnail background image credit: https://pixabay.com/photo-49470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12-15 16:50:58</text:p>
          </table:table-cell>
          <table:table-cell office:value-type="string" calcext:value-type="string">
            <text:p>two minute papers, deep learning, ai, biggan, gan image synthesis, gan, generative adversarial network</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98" calcext:value-type="float">
            <text:p>198</text:p>
          </table:table-cell>
          <table:table-cell office:value-type="float" office:value="48267" calcext:value-type="float">
            <text:p>48267</text:p>
          </table:table-cell>
          <table:table-cell office:value-type="float" office:value="2144" calcext:value-type="float">
            <text:p>2144</text:p>
          </table:table-cell>
          <table:table-cell office:value-type="float" office:value="21" calcext:value-type="float">
            <text:p>21</text:p>
          </table:table-cell>
          <table:table-cell office:value-type="float" office:value="111" calcext:value-type="float">
            <text:p>111</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57</text:p>
          </table:table-cell>
          <table:table-cell table:formula="of:=YEAR([.E75])" office:value-type="float" office:value="2018" calcext:value-type="float">
            <text:p>2018</text:p>
          </table:table-cell>
          <table:table-cell table:formula="of:=MONTH([.E75])" office:value-type="float" office:value="12" calcext:value-type="float">
            <text:p>12</text:p>
          </table:table-cell>
          <table:table-cell/>
          <table:table-cell table:style-name="ce3" office:value-type="date" office:date-value="2020-02-01" calcext:value-type="date">
            <text:p>2020-02-01</text:p>
          </table:table-cell>
          <table:table-cell table:formula="of:=COUNTIFS([.$S$2:.$S$146];YEAR([.V75]);[.$T$2:.$T$146];MONTH([.V75]))" office:value-type="float" office:value="2" calcext:value-type="float">
            <text:p>2</text:p>
          </table:table-cell>
          <table:table-cell table:formula="of:=SUMIFS([.K$2:.K$146];[.$S$2:.$S$146];YEAR([.$V75]);[.$T$2:.$T$146];MONTH([.$V75]))" office:value-type="float" office:value="1540" calcext:value-type="float">
            <text:p>1540</text:p>
          </table:table-cell>
          <table:table-cell table:formula="of:=SUMIFS([.L$2:.L$146];[.$S$2:.$S$146];YEAR([.$V75]);[.$T$2:.$T$146];MONTH([.$V75]))/10000" office:value-type="float" office:value="0.2152" calcext:value-type="float">
            <text:p>0.2152</text:p>
          </table:table-cell>
          <table:table-cell table:formula="of:=SUMIFS([.M$2:.M$146];[.$S$2:.$S$146];YEAR([.$V75]);[.$T$2:.$T$146];MONTH([.$V75]))/1000" office:value-type="float" office:value="0.084" calcext:value-type="float">
            <text:p>0.084</text:p>
          </table:table-cell>
          <table:table-cell table:formula="of:=SUMIFS([.N$2:.N$146];[.$S$2:.$S$146];YEAR([.$V75]);[.$T$2:.$T$146];MONTH([.$V75]))" office:value-type="float" office:value="1" calcext:value-type="float">
            <text:p>1</text:p>
          </table:table-cell>
          <table:table-cell table:formula="of:=SUMIFS([.O$2:.O$146];[.$S$2:.$S$146];YEAR([.$V75]);[.$T$2:.$T$146];MONTH([.$V75]))/100" office:value-type="float" office:value="0.06" calcext:value-type="float">
            <text:p>0.06</text:p>
          </table:table-cell>
        </table:table-row>
        <table:table-row table:style-name="ro1">
          <table:table-cell office:value-type="float" office:value="403" calcext:value-type="float">
            <text:p>403</text:p>
          </table:table-cell>
          <table:table-cell office:value-type="string" calcext:value-type="string">
            <text:p>WYrvh50yu6s</text:p>
          </table:table-cell>
          <table:table-cell office:value-type="string" calcext:value-type="string">
            <text:p>Challenging Common Assumptions in the Unsupervised Learning of Disentangled Representations</text:p>
          </table:table-cell>
          <table:table-cell office:value-type="string" calcext:value-type="string">
            <text:p>https://arxiv.org/abs/1811.12359</text:p>
            <text:p/>
            <text:p>Abstract:</text:p>
            <text:p>In recent years, the interest in unsupervised learning of disentangled representations has significantly increased. The key assumption is that real-world data is generated by a few explanatory factors of variation and that these factors can be recovered by unsupervised learning algorithms. A large number of unsupervised learning approaches based on auto-encoding and quantitative evaluation metrics of disentanglement have been proposed; yet, the efficacy of the proposed approaches and utility of proposed notions of disentanglement has not been challenged in prior work. In this paper, we provide a sober look on recent progress in the field and challenge some common assumptions. </text:p>
            <text:p>We first theoretically show that the unsupervised learning of disentangled representations is fundamentally impossible without inductive biases on both the models and the data. Then, we train more than 12000 models covering the six most prominent methods, and evaluate them across six disentanglement metrics in a reproducible large-scale experimental study on seven different data sets. On the positive side, we observe that different methods successfully enforce properties "encouraged" by the corresponding losses. On the negative side, we observe in our study that well-disentangled models seemingly cannot be identified without access to ground-truth labels even if we are allowed to transfer hyperparameters across data sets. Furthermore, increased disentanglement does not seem to lead to a decreased sample complexity of learning for downstream tasks. </text:p>
            <text:p>These results suggest that future work on disentanglement learning should be explicit about the role of inductive biases and (implicit) supervision, investigate concrete benefits of enforcing disentanglement of the learned representations, and consider a reproducible experimental setup covering several data sets.</text:p>
            <text:p/>
            <text:p>Authors:</text:p>
            <text:p>Francesco Locatello, Stefan Bauer, Mario Lucic, Sylvain Gelly, Bernhard Schlkopf, Olivier Bachem</text:p>
          </table:table-cell>
          <table:table-cell table:style-name="ce2" office:value-type="string" calcext:value-type="string">
            <text:p>2018-12-18 09:18:47</text:p>
          </table:table-cell>
          <table:table-cell office:value-type="string" calcext:value-type="string">
            <text:p>ai, deep learning, variational, autoencoders, vae, disentanglement, representation learning, machine learning, unsupervised, arxiv, google, google ai, mpi, eth, eth zurich, ethz</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1665" calcext:value-type="float">
            <text:p>1665</text:p>
          </table:table-cell>
          <table:table-cell office:value-type="float" office:value="2568" calcext:value-type="float">
            <text:p>2568</text:p>
          </table:table-cell>
          <table:table-cell office:value-type="float" office:value="68" calcext:value-type="float">
            <text:p>68</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16</text:p>
          </table:table-cell>
          <table:table-cell table:formula="of:=YEAR([.E76])" office:value-type="float" office:value="2018" calcext:value-type="float">
            <text:p>2018</text:p>
          </table:table-cell>
          <table:table-cell table:formula="of:=MONTH([.E76])" office:value-type="float" office:value="12" calcext:value-type="float">
            <text:p>12</text:p>
          </table:table-cell>
          <table:table-cell/>
          <table:table-cell table:style-name="ce3" office:value-type="date" office:date-value="2020-03-01" calcext:value-type="date">
            <text:p>2020-03-01</text:p>
          </table:table-cell>
          <table:table-cell table:formula="of:=COUNTIFS([.$S$2:.$S$146];YEAR([.V76]);[.$T$2:.$T$146];MONTH([.V76]))" office:value-type="float" office:value="3" calcext:value-type="float">
            <text:p>3</text:p>
          </table:table-cell>
          <table:table-cell table:formula="of:=SUMIFS([.K$2:.K$146];[.$S$2:.$S$146];YEAR([.$V76]);[.$T$2:.$T$146];MONTH([.$V76]))" office:value-type="float" office:value="3065" calcext:value-type="float">
            <text:p>3065</text:p>
          </table:table-cell>
          <table:table-cell table:formula="of:=SUMIFS([.L$2:.L$146];[.$S$2:.$S$146];YEAR([.$V76]);[.$T$2:.$T$146];MONTH([.$V76]))/10000" office:value-type="float" office:value="0.3963" calcext:value-type="float">
            <text:p>0.3963</text:p>
          </table:table-cell>
          <table:table-cell table:formula="of:=SUMIFS([.M$2:.M$146];[.$S$2:.$S$146];YEAR([.$V76]);[.$T$2:.$T$146];MONTH([.$V76]))/1000" office:value-type="float" office:value="0.18" calcext:value-type="float">
            <text:p>0.18</text:p>
          </table:table-cell>
          <table:table-cell table:formula="of:=SUMIFS([.N$2:.N$146];[.$S$2:.$S$146];YEAR([.$V76]);[.$T$2:.$T$146];MONTH([.$V76]))" office:value-type="float" office:value="1" calcext:value-type="float">
            <text:p>1</text:p>
          </table:table-cell>
          <table:table-cell table:formula="of:=SUMIFS([.O$2:.O$146];[.$S$2:.$S$146];YEAR([.$V76]);[.$T$2:.$T$146];MONTH([.$V76]))/100" office:value-type="float" office:value="0.33" calcext:value-type="float">
            <text:p>0.33</text:p>
          </table:table-cell>
        </table:table-row>
        <table:table-row table:style-name="ro1">
          <table:table-cell office:value-type="float" office:value="445" calcext:value-type="float">
            <text:p>445</text:p>
          </table:table-cell>
          <table:table-cell office:value-type="string" calcext:value-type="string">
            <text:p>8WubgZZB3cY</text:p>
          </table:table-cell>
          <table:table-cell office:value-type="string" calcext:value-type="string">
            <text:p>Trends in Machine Learning with Anima Anandkumar - TWiML Talk #215</text:p>
          </table:table-cell>
          <table:table-cell office:value-type="string" calcext:value-type="string">
            <text:p>In this episode of our AI Rewind series, were back with Anima Anandkumar, Bren Professor at Caltech and now Director of Machine Learning Research at NVIDIA.</text:p>
            <text:p/>
            <text:p> Anima joins us to discuss her take on trends in the broader Machine Learning field in 2018 and beyond. In our conversation, we cover not only technical breakthroughs in the field but also those around inclusivity and diversity.</text:p>
            <text:p/>
            <text:p> For this episode's complete show notes, visit twimlai.com/talk/215.</text:p>
            <text:p/>
            <text:p> For more information on the AI Rewind series, visit twimlai.com/rewind18.</text:p>
          </table:table-cell>
          <table:table-cell table:style-name="ce2" office:value-type="string" calcext:value-type="string">
            <text:p>2018-12-27 15:59:07</text:p>
          </table:table-cell>
          <table:table-cell office:value-type="string" calcext:value-type="string">
            <text:p>ai, anandkumar, anima, artificial, arxiv, data, in, intelligence, learning, machine, ml, nvidia, papers, podcast, predictions, review, science, tech, technology, tools, trends, twiml, year</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120" calcext:value-type="float">
            <text:p>3120</text:p>
          </table:table-cell>
          <table:table-cell office:value-type="float" office:value="250" calcext:value-type="float">
            <text:p>250</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39</text:p>
          </table:table-cell>
          <table:table-cell table:formula="of:=YEAR([.E77])" office:value-type="float" office:value="2018" calcext:value-type="float">
            <text:p>2018</text:p>
          </table:table-cell>
          <table:table-cell table:formula="of:=MONTH([.E77])" office:value-type="float" office:value="12" calcext:value-type="float">
            <text:p>12</text:p>
          </table:table-cell>
          <table:table-cell/>
          <table:table-cell table:style-name="ce3" office:value-type="date" office:date-value="2020-04-01" calcext:value-type="date">
            <text:p>2020-04-01</text:p>
          </table:table-cell>
          <table:table-cell table:formula="of:=COUNTIFS([.$S$2:.$S$146];YEAR([.V77]);[.$T$2:.$T$146];MONTH([.V77]))" office:value-type="float" office:value="0" calcext:value-type="float">
            <text:p>0</text:p>
          </table:table-cell>
          <table:table-cell table:formula="of:=SUMIFS([.K$2:.K$146];[.$S$2:.$S$146];YEAR([.$V77]);[.$T$2:.$T$146];MONTH([.$V77]))" office:value-type="float" office:value="0" calcext:value-type="float">
            <text:p>0</text:p>
          </table:table-cell>
          <table:table-cell table:formula="of:=SUMIFS([.L$2:.L$146];[.$S$2:.$S$146];YEAR([.$V77]);[.$T$2:.$T$146];MONTH([.$V77]))/10000" office:value-type="float" office:value="0" calcext:value-type="float">
            <text:p>0</text:p>
          </table:table-cell>
          <table:table-cell table:formula="of:=SUMIFS([.M$2:.M$146];[.$S$2:.$S$146];YEAR([.$V77]);[.$T$2:.$T$146];MONTH([.$V77]))/1000" office:value-type="float" office:value="0" calcext:value-type="float">
            <text:p>0</text:p>
          </table:table-cell>
          <table:table-cell table:formula="of:=SUMIFS([.N$2:.N$146];[.$S$2:.$S$146];YEAR([.$V77]);[.$T$2:.$T$146];MONTH([.$V77]))" office:value-type="float" office:value="0" calcext:value-type="float">
            <text:p>0</text:p>
          </table:table-cell>
          <table:table-cell table:formula="of:=SUMIFS([.O$2:.O$146];[.$S$2:.$S$146];YEAR([.$V77]);[.$T$2:.$T$146];MONTH([.$V77]))/100"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53YvP6gdD7U</text:p>
          </table:table-cell>
          <table:table-cell office:value-type="string" calcext:value-type="string">
            <text:p>Deep Learning State of the Art (2019) - MIT</text:p>
          </table:table-cell>
          <table:table-cell office:value-type="string" calcext:value-type="string">
            <text:p>New lecture on recent developments in deep learning that are defining the state of the art in our field (algorithms, applications, and tools). This is not a complete list, but hopefully includes a good sampling of new exciting ideas. For more lecture videos visit our website or follow code tutorials on our GitHub repo.</text:p>
            <text:p/>
            <text:p>INFO:</text:p>
            <text:p>Website: https://deeplearning.mit.edu</text:p>
            <text:p>GitHub: https://github.com/lexfridman/mit-deep-learning</text:p>
            <text:p>Slides: http://bit.ly/2HiZyvP</text:p>
            <text:p>Playlist: http://bit.ly/deep-learning-playlist</text:p>
            <text:p/>
            <text:p>OUTLINE:</text:p>
            <text:p>0:00 - Introduction</text:p>
            <text:p>2:00 - BERT and Natural Language Processing</text:p>
            <text:p>14:00 - Tesla Autopilot Hardware v2+: Neural Networks at Scale</text:p>
            <text:p>16:25 - AdaNet: AutoML with Ensembles</text:p>
            <text:p>18:32 - AutoAugment: Deep RL Data Augmentation</text:p>
            <text:p>22:53 - Training Deep Networks with Synthetic Data</text:p>
            <text:p>24:37 - Segmentation Annotation with Polygon-RNN++</text:p>
            <text:p>26:39 - DAWNBench: Training Fast and Cheap</text:p>
            <text:p>29:06 - BigGAN: State of the Art in Image Synthesis</text:p>
            <text:p>30:14 - Video-to-Video Synthesis</text:p>
            <text:p>32:12 - Semantic Segmentation</text:p>
            <text:p>36:03 - AlphaZero &amp; OpenAI Five</text:p>
            <text:p>43:34 - Deep Learning Frameworks</text:p>
            <text:p>44:40 - 2019 and beyond</text:p>
            <text:p/>
            <text:p>CONNECT:</text:p>
            <text:p>- If you enjoyed this video, please subscribe to this channel.</text:p>
            <text:p>- Twitter: https://twitter.com/lexfridman</text:p>
            <text:p>- LinkedIn: https://www.linkedin.com/in/lexfridman</text:p>
            <text:p>- Facebook: https://www.facebook.com/lexfridman</text:p>
            <text:p>- Instagram: https://www.instagram.com/lexfridman</text:p>
          </table:table-cell>
          <table:table-cell table:style-name="ce2" office:value-type="string" calcext:value-type="string">
            <text:p>2019-01-17 16:50:41</text:p>
          </table:table-cell>
          <table:table-cell office:value-type="string" calcext:value-type="string">
            <text:p>deep learning, mit, machine learning, bert, nvidia, tesla, autopilot, gan, openai, deepmind, nlp, dawnbench, fastai, automl, augmentation, neural networks</text:p>
          </table:table-cell>
          <table:table-cell office:value-type="string" calcext:value-type="string">
            <text:p>NULL</text:p>
          </table:table-cell>
          <table:table-cell office:value-type="string" calcext:value-type="string">
            <text:p>en</text:p>
          </table:table-cell>
          <table:table-cell office:value-type="string" calcext:value-type="string">
            <text:p>Lex Fridman</text:p>
          </table:table-cell>
          <table:table-cell office:value-type="string" calcext:value-type="string">
            <text:p>UCSHZKyawb77ixDdsGog4iWA</text:p>
          </table:table-cell>
          <table:table-cell office:value-type="float" office:value="2785" calcext:value-type="float">
            <text:p>2785</text:p>
          </table:table-cell>
          <table:table-cell office:value-type="float" office:value="119432" calcext:value-type="float">
            <text:p>119432</text:p>
          </table:table-cell>
          <table:table-cell office:value-type="float" office:value="2425" calcext:value-type="float">
            <text:p>2425</text:p>
          </table:table-cell>
          <table:table-cell office:value-type="float" office:value="39" calcext:value-type="float">
            <text:p>39</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2:57</text:p>
          </table:table-cell>
          <table:table-cell table:formula="of:=YEAR([.E78])" office:value-type="float" office:value="2019" calcext:value-type="float">
            <text:p>2019</text:p>
          </table:table-cell>
          <table:table-cell table:formula="of:=MONTH([.E78])" office:value-type="float" office:value="1" calcext:value-type="float">
            <text:p>1</text:p>
          </table:table-cell>
          <table:table-cell/>
          <table:table-cell table:style-name="ce3" office:value-type="date" office:date-value="2020-05-01" calcext:value-type="date">
            <text:p>2020-05-01</text:p>
          </table:table-cell>
          <table:table-cell table:formula="of:=COUNTIFS([.$S$2:.$S$146];YEAR([.V78]);[.$T$2:.$T$146];MONTH([.V78]))" office:value-type="float" office:value="0" calcext:value-type="float">
            <text:p>0</text:p>
          </table:table-cell>
          <table:table-cell table:formula="of:=SUMIFS([.K$2:.K$146];[.$S$2:.$S$146];YEAR([.$V78]);[.$T$2:.$T$146];MONTH([.$V78]))" office:value-type="float" office:value="0" calcext:value-type="float">
            <text:p>0</text:p>
          </table:table-cell>
          <table:table-cell table:formula="of:=SUMIFS([.L$2:.L$146];[.$S$2:.$S$146];YEAR([.$V78]);[.$T$2:.$T$146];MONTH([.$V78]))/10000" office:value-type="float" office:value="0" calcext:value-type="float">
            <text:p>0</text:p>
          </table:table-cell>
          <table:table-cell table:formula="of:=SUMIFS([.M$2:.M$146];[.$S$2:.$S$146];YEAR([.$V78]);[.$T$2:.$T$146];MONTH([.$V78]))/1000" office:value-type="float" office:value="0" calcext:value-type="float">
            <text:p>0</text:p>
          </table:table-cell>
          <table:table-cell table:formula="of:=SUMIFS([.N$2:.N$146];[.$S$2:.$S$146];YEAR([.$V78]);[.$T$2:.$T$146];MONTH([.$V78]))" office:value-type="float" office:value="0" calcext:value-type="float">
            <text:p>0</text:p>
          </table:table-cell>
          <table:table-cell table:formula="of:=SUMIFS([.O$2:.O$146];[.$S$2:.$S$146];YEAR([.$V78]);[.$T$2:.$T$146];MONTH([.$V78]))/100" office:value-type="float" office:value="0" calcext:value-type="float">
            <text:p>0</text:p>
          </table:table-cell>
        </table:table-row>
        <table:table-row table:style-name="ro1">
          <table:table-cell office:value-type="float" office:value="408" calcext:value-type="float">
            <text:p>408</text:p>
          </table:table-cell>
          <table:table-cell office:value-type="string" calcext:value-type="string">
            <text:p>1ct_P3IZow0</text:p>
          </table:table-cell>
          <table:table-cell office:value-type="string" calcext:value-type="string">
            <text:p>What Makes a Good Image Generator AI?</text:p>
          </table:table-cell>
          <table:table-cell office:value-type="string" calcext:value-type="string">
            <text:p>Three paper recommendations this time: </text:p>
            <text:p>- Inception score - "Improved Techniques for Training GANs" - https://arxiv.org/abs/1606.03498</text:p>
            <text:p>- "Progressive Growing of GANs for Improved Quality" - https://arxiv.org/abs/1710.10196</text:p>
            <text:p>- Inception score criticism - "A Note on the Inception Score" - https://arxiv.org/abs/1801.01973</text:p>
            <text:p/>
            <text:p>Pick up cool perks on our Patreon page:</text:p>
            <text:p> https://www.patreon.com/TwoMinutePapers</text:p>
            <text:p/>
            <text:p>We would like to thank our generous Patreon supporters who make Two Minute Papers possible:</text:p>
            <text:p>313V, Alex Haro, Andrew Melnychuk, Angelos Evripiotis, Anthony Vdovitchenko, Brian Gilman, Christian Ahlin, Christoph Jadanowski, Dennis Abts, Eric Haddad, Eric Martel, Evan Breznyik, Geronimo Moralez, Jason Rollins, Javier Bustamante, John De Witt, Kaiesh Vohra, Kjartan Olason,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Thumbnail background image credit: https://pixabay.com/photo-384016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9-01-23 20:12:17</text:p>
          </table:table-cell>
          <table:table-cell office:value-type="string" calcext:value-type="string">
            <text:p>two minute papers, deep learning, ai, ai celebrity, gan image generation, biggan, gan celebrity</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341" calcext:value-type="float">
            <text:p>341</text:p>
          </table:table-cell>
          <table:table-cell office:value-type="float" office:value="31519" calcext:value-type="float">
            <text:p>31519</text:p>
          </table:table-cell>
          <table:table-cell office:value-type="float" office:value="1200" calcext:value-type="float">
            <text:p>1200</text:p>
          </table:table-cell>
          <table:table-cell office:value-type="float" office:value="26" calcext:value-type="float">
            <text:p>26</text:p>
          </table:table-cell>
          <table:table-cell office:value-type="float" office:value="78" calcext:value-type="float">
            <text:p>78</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19</text:p>
          </table:table-cell>
          <table:table-cell table:formula="of:=YEAR([.E79])" office:value-type="float" office:value="2019" calcext:value-type="float">
            <text:p>2019</text:p>
          </table:table-cell>
          <table:table-cell table:formula="of:=MONTH([.E79])" office:value-type="float" office:value="1" calcext:value-type="float">
            <text:p>1</text:p>
          </table:table-cell>
          <table:table-cell/>
          <table:table-cell table:style-name="ce3" office:value-type="date" office:date-value="2020-06-01" calcext:value-type="date">
            <text:p>2020-06-01</text:p>
          </table:table-cell>
          <table:table-cell table:formula="of:=COUNTIFS([.$S$2:.$S$146];YEAR([.V79]);[.$T$2:.$T$146];MONTH([.V79]))" office:value-type="float" office:value="0" calcext:value-type="float">
            <text:p>0</text:p>
          </table:table-cell>
          <table:table-cell table:formula="of:=SUMIFS([.K$2:.K$146];[.$S$2:.$S$146];YEAR([.$V79]);[.$T$2:.$T$146];MONTH([.$V79]))" office:value-type="float" office:value="0" calcext:value-type="float">
            <text:p>0</text:p>
          </table:table-cell>
          <table:table-cell table:formula="of:=SUMIFS([.L$2:.L$146];[.$S$2:.$S$146];YEAR([.$V79]);[.$T$2:.$T$146];MONTH([.$V79]))/10000" office:value-type="float" office:value="0" calcext:value-type="float">
            <text:p>0</text:p>
          </table:table-cell>
          <table:table-cell table:formula="of:=SUMIFS([.M$2:.M$146];[.$S$2:.$S$146];YEAR([.$V79]);[.$T$2:.$T$146];MONTH([.$V79]))/1000" office:value-type="float" office:value="0" calcext:value-type="float">
            <text:p>0</text:p>
          </table:table-cell>
          <table:table-cell table:formula="of:=SUMIFS([.N$2:.N$146];[.$S$2:.$S$146];YEAR([.$V79]);[.$T$2:.$T$146];MONTH([.$V79]))" office:value-type="float" office:value="0" calcext:value-type="float">
            <text:p>0</text:p>
          </table:table-cell>
          <table:table-cell table:formula="of:=SUMIFS([.O$2:.O$146];[.$S$2:.$S$146];YEAR([.$V79]);[.$T$2:.$T$146];MONTH([.$V79]))/100" office:value-type="float" office:value="0" calcext:value-type="float">
            <text:p>0</text:p>
          </table:table-cell>
        </table:table-row>
        <table:table-row table:style-name="ro1">
          <table:table-cell office:value-type="float" office:value="412" calcext:value-type="float">
            <text:p>412</text:p>
          </table:table-cell>
          <table:table-cell office:value-type="string" calcext:value-type="string">
            <text:p>-cOYwZ2XcAc</text:p>
          </table:table-cell>
          <table:table-cell office:value-type="string" calcext:value-type="string">
            <text:p>None of These Faces Are Real</text:p>
          </table:table-cell>
          <table:table-cell office:value-type="string" calcext:value-type="string">
            <text:p>The paper "A Style-Based Generator Architecture for Generative Adversarial Networks", i.e., #StyleGAN and its video available here:</text:p>
            <text:p>https://arxiv.org/abs/1812.04948</text:p>
            <text:p>https://www.youtube.com/watch?v=kSLJriaOumA</text:p>
            <text:p/>
            <text:p>Our material synthesis paper is available here:</text:p>
            <text:p>https://users.cg.tuwien.ac.at/zsolnai/gfx/gaussian-material-synthesis/</text:p>
            <text:p/>
            <text:p>Pick up cool perks on our Patreon page:</text:p>
            <text:p> https://www.patreon.com/TwoMinutePapers</text:p>
            <text:p/>
            <text:p>We would like to thank our generous Patreon supporters who make Two Minute Papers possible:</text:p>
            <text:p>313V, Alex Haro, Andrew Melnychuk, Angelos Evripiotis, Anthony Vdovitchenko, Brian Gilman, Christian Ahlin, Christoph Jadanowski, Dennis Abts, Eric Haddad, Eric Martel, Evan Breznyik, Geronimo Moralez, Jason Rollins, Javier Bustamante, John De Witt, Kaiesh Vohra, Kjartan Olason,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NVIDIA</text:p>
          </table:table-cell>
          <table:table-cell table:style-name="ce2" office:value-type="string" calcext:value-type="string">
            <text:p>2019-01-27 17:05:36</text:p>
          </table:table-cell>
          <table:table-cell office:value-type="string" calcext:value-type="string">
            <text:p>two minute papers, deep learning, ai, nvidia celebrity, ai celebrity, celebrity generator, ai celeb, stylega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77" calcext:value-type="float">
            <text:p>277</text:p>
          </table:table-cell>
          <table:table-cell office:value-type="float" office:value="72326" calcext:value-type="float">
            <text:p>72326</text:p>
          </table:table-cell>
          <table:table-cell office:value-type="float" office:value="3057" calcext:value-type="float">
            <text:p>3057</text:p>
          </table:table-cell>
          <table:table-cell office:value-type="float" office:value="30" calcext:value-type="float">
            <text:p>30</text:p>
          </table:table-cell>
          <table:table-cell office:value-type="float" office:value="235" calcext:value-type="float">
            <text:p>235</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09</text:p>
          </table:table-cell>
          <table:table-cell table:formula="of:=YEAR([.E80])" office:value-type="float" office:value="2019" calcext:value-type="float">
            <text:p>2019</text:p>
          </table:table-cell>
          <table:table-cell table:formula="of:=MONTH([.E80])" office:value-type="float" office:value="1" calcext:value-type="float">
            <text:p>1</text:p>
          </table:table-cell>
          <table:table-cell/>
          <table:table-cell table:style-name="ce3" office:value-type="date" office:date-value="2020-07-01" calcext:value-type="date">
            <text:p>2020-07-01</text:p>
          </table:table-cell>
          <table:table-cell table:formula="of:=COUNTIFS([.$S$2:.$S$146];YEAR([.V80]);[.$T$2:.$T$146];MONTH([.V80]))" office:value-type="float" office:value="0" calcext:value-type="float">
            <text:p>0</text:p>
          </table:table-cell>
          <table:table-cell table:formula="of:=SUMIFS([.K$2:.K$146];[.$S$2:.$S$146];YEAR([.$V80]);[.$T$2:.$T$146];MONTH([.$V80]))" office:value-type="float" office:value="0" calcext:value-type="float">
            <text:p>0</text:p>
          </table:table-cell>
          <table:table-cell table:formula="of:=SUMIFS([.L$2:.L$146];[.$S$2:.$S$146];YEAR([.$V80]);[.$T$2:.$T$146];MONTH([.$V80]))/10000" office:value-type="float" office:value="0" calcext:value-type="float">
            <text:p>0</text:p>
          </table:table-cell>
          <table:table-cell table:formula="of:=SUMIFS([.M$2:.M$146];[.$S$2:.$S$146];YEAR([.$V80]);[.$T$2:.$T$146];MONTH([.$V80]))/1000" office:value-type="float" office:value="0" calcext:value-type="float">
            <text:p>0</text:p>
          </table:table-cell>
          <table:table-cell table:formula="of:=SUMIFS([.N$2:.N$146];[.$S$2:.$S$146];YEAR([.$V80]);[.$T$2:.$T$146];MONTH([.$V80]))" office:value-type="float" office:value="0" calcext:value-type="float">
            <text:p>0</text:p>
          </table:table-cell>
          <table:table-cell table:formula="of:=SUMIFS([.O$2:.O$146];[.$S$2:.$S$146];YEAR([.$V80]);[.$T$2:.$T$146];MONTH([.$V80]))/100" office:value-type="float" office:value="0" calcext:value-type="float">
            <text:p>0</text:p>
          </table:table-cell>
        </table:table-row>
        <table:table-row table:style-name="ro1">
          <table:table-cell office:value-type="float" office:value="367" calcext:value-type="float">
            <text:p>367</text:p>
          </table:table-cell>
          <table:table-cell office:value-type="string" calcext:value-type="string">
            <text:p>p5FYy4HDYBg</text:p>
          </table:table-cell>
          <table:table-cell office:value-type="string" calcext:value-type="string">
            <text:p>Announcing 70+ hours of live sessions for our registered students | Applied AI Course</text:p>
          </table:table-cell>
          <table:table-cell office:value-type="string" calcext:value-type="string">
            <text:p>We would be conducting regular LIVE sessions for our registered  students to cover topics based on student feedback and industry needs. We would cover topics to prepare our students better for real world problem solving and interviews.</text:p>
            <text:p>#ArtificialIntelligence,#MachineLearning,#DeepLearning,#DataScience,#NLP,#AI,#ML</text:p>
          </table:table-cell>
          <table:table-cell table:style-name="ce2" office:value-type="string" calcext:value-type="string">
            <text:p>2019-01-28 08:01:16</text:p>
          </table:table-cell>
          <table:table-cell office:value-type="string" calcext:value-type="string">
            <text:p>AI, ML, Data science, Machine Learning, Artificial intellegence, NLP</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509" calcext:value-type="float">
            <text:p>509</text:p>
          </table:table-cell>
          <table:table-cell office:value-type="float" office:value="30709" calcext:value-type="float">
            <text:p>30709</text:p>
          </table:table-cell>
          <table:table-cell office:value-type="float" office:value="604" calcext:value-type="float">
            <text:p>604</text:p>
          </table:table-cell>
          <table:table-cell office:value-type="float" office:value="35" calcext:value-type="float">
            <text:p>35</text:p>
          </table:table-cell>
          <table:table-cell office:value-type="float" office:value="87" calcext:value-type="float">
            <text:p>87</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42</text:p>
          </table:table-cell>
          <table:table-cell table:formula="of:=YEAR([.E81])" office:value-type="float" office:value="2019" calcext:value-type="float">
            <text:p>2019</text:p>
          </table:table-cell>
          <table:table-cell table:formula="of:=MONTH([.E81])" office:value-type="float" office:value="1" calcext:value-type="float">
            <text:p>1</text:p>
          </table:table-cell>
          <table:table-cell/>
          <table:table-cell table:style-name="ce3" office:value-type="date" office:date-value="2020-08-01" calcext:value-type="date">
            <text:p>2020-08-01</text:p>
          </table:table-cell>
          <table:table-cell table:formula="of:=COUNTIFS([.$S$2:.$S$146];YEAR([.V81]);[.$T$2:.$T$146];MONTH([.V81]))" office:value-type="float" office:value="0" calcext:value-type="float">
            <text:p>0</text:p>
          </table:table-cell>
          <table:table-cell table:formula="of:=SUMIFS([.K$2:.K$146];[.$S$2:.$S$146];YEAR([.$V81]);[.$T$2:.$T$146];MONTH([.$V81]))" office:value-type="float" office:value="0" calcext:value-type="float">
            <text:p>0</text:p>
          </table:table-cell>
          <table:table-cell table:formula="of:=SUMIFS([.L$2:.L$146];[.$S$2:.$S$146];YEAR([.$V81]);[.$T$2:.$T$146];MONTH([.$V81]))/10000" office:value-type="float" office:value="0" calcext:value-type="float">
            <text:p>0</text:p>
          </table:table-cell>
          <table:table-cell table:formula="of:=SUMIFS([.M$2:.M$146];[.$S$2:.$S$146];YEAR([.$V81]);[.$T$2:.$T$146];MONTH([.$V81]))/1000" office:value-type="float" office:value="0" calcext:value-type="float">
            <text:p>0</text:p>
          </table:table-cell>
          <table:table-cell table:formula="of:=SUMIFS([.N$2:.N$146];[.$S$2:.$S$146];YEAR([.$V81]);[.$T$2:.$T$146];MONTH([.$V81]))" office:value-type="float" office:value="0" calcext:value-type="float">
            <text:p>0</text:p>
          </table:table-cell>
          <table:table-cell table:formula="of:=SUMIFS([.O$2:.O$146];[.$S$2:.$S$146];YEAR([.$V81]);[.$T$2:.$T$146];MONTH([.$V81]))/100" office:value-type="float" office:value="0" calcext:value-type="float">
            <text:p>0</text:p>
          </table:table-cell>
        </table:table-row>
        <table:table-row table:style-name="ro1">
          <table:table-cell office:value-type="float" office:value="446" calcext:value-type="float">
            <text:p>446</text:p>
          </table:table-cell>
          <table:table-cell office:value-type="string" calcext:value-type="string">
            <text:p>TCyeQB--vZQ</text:p>
          </table:table-cell>
          <table:table-cell office:value-type="string" calcext:value-type="string">
            <text:p>TWiML x Fast.ai Deep Learning Part 1 Review Study Group Winter 2019 - Lesson 2</text:p>
          </table:table-cell>
          <table:table-cell office:value-type="string" calcext:value-type="string">
            <text:p>**SUBSCRIBE AND TURN ON NOTIFICATIONS** **twimlai.com**</text:p>
            <text:p/>
            <text:p>This video is a recap of our TWiML Online Fast.ai Deep Learning Part 1 Review Study Group.</text:p>
            <text:p/>
            <text:p>In this session, we review Lesson 2 Part of the Fast.ai v3 Deep Learning course, Leather defect identification, and review of a Machine Learning paper.</text:p>
            <text:p/>
            <text:p>Its not too late to join the study group. Just follow these simple steps:</text:p>
            <text:p/>
            <text:p>1. Head over to twimlai.com/meetup, and sign up for the programs you're interested in, including either of the Fast.ai study groups or our Monthly Meetup groups.</text:p>
            <text:p/>
            <text:p>2. Use the email invitation youll receive to join our Slack group. If you dont receive it within a few minutes, check your spam folder.</text:p>
            <text:p/>
            <text:p>3. Once youre in Slack, join the #fast_ai channel and hop over to #intros as well and introduce yourself.</text:p>
            <text:p/>
            <text:p>4. Use the link posted in the #meetup slack channel to add our events to your calendar.</text:p>
            <text:p/>
            <text:p>Subscribe!</text:p>
            <text:p/>
            <text:p>iTunes  https://itunes.apple.com/us/podcast/t...</text:p>
            <text:p>Soundcloud  https://soundcloud.com/twiml</text:p>
            <text:p>Google Play  http://bit.ly/2lrWlJZ</text:p>
            <text:p>Stitcher  http://www.stitcher.com/s?fid=92079&am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text:p>
            <text:p/>
            <text:p>**SUBSCRIBE AND TURN ON NOTIFICATIONS**</text:p>
          </table:table-cell>
          <table:table-cell table:style-name="ce2" office:value-type="string" calcext:value-type="string">
            <text:p>2019-02-12 18:40:53</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458" calcext:value-type="float">
            <text:p>4458</text:p>
          </table:table-cell>
          <table:table-cell office:value-type="float" office:value="308" calcext:value-type="float">
            <text:p>308</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41</text:p>
          </table:table-cell>
          <table:table-cell table:formula="of:=YEAR([.E82])" office:value-type="float" office:value="2019" calcext:value-type="float">
            <text:p>2019</text:p>
          </table:table-cell>
          <table:table-cell table:formula="of:=MONTH([.E82])" office:value-type="float" office:value="2" calcext:value-type="float">
            <text:p>2</text:p>
          </table:table-cell>
          <table:table-cell/>
          <table:table-cell table:style-name="ce3" office:value-type="date" office:date-value="2020-09-01" calcext:value-type="date">
            <text:p>2020-09-01</text:p>
          </table:table-cell>
          <table:table-cell table:formula="of:=COUNTIFS([.$S$2:.$S$146];YEAR([.V82]);[.$T$2:.$T$146];MONTH([.V82]))" office:value-type="float" office:value="0" calcext:value-type="float">
            <text:p>0</text:p>
          </table:table-cell>
          <table:table-cell table:formula="of:=SUMIFS([.K$2:.K$146];[.$S$2:.$S$146];YEAR([.$V82]);[.$T$2:.$T$146];MONTH([.$V82]))" office:value-type="float" office:value="0" calcext:value-type="float">
            <text:p>0</text:p>
          </table:table-cell>
          <table:table-cell table:formula="of:=SUMIFS([.L$2:.L$146];[.$S$2:.$S$146];YEAR([.$V82]);[.$T$2:.$T$146];MONTH([.$V82]))/10000" office:value-type="float" office:value="0" calcext:value-type="float">
            <text:p>0</text:p>
          </table:table-cell>
          <table:table-cell table:formula="of:=SUMIFS([.M$2:.M$146];[.$S$2:.$S$146];YEAR([.$V82]);[.$T$2:.$T$146];MONTH([.$V82]))/1000" office:value-type="float" office:value="0" calcext:value-type="float">
            <text:p>0</text:p>
          </table:table-cell>
          <table:table-cell table:formula="of:=SUMIFS([.N$2:.N$146];[.$S$2:.$S$146];YEAR([.$V82]);[.$T$2:.$T$146];MONTH([.$V82]))" office:value-type="float" office:value="0" calcext:value-type="float">
            <text:p>0</text:p>
          </table:table-cell>
          <table:table-cell table:formula="of:=SUMIFS([.O$2:.O$146];[.$S$2:.$S$146];YEAR([.$V82]);[.$T$2:.$T$146];MONTH([.$V82]))/100" office:value-type="float" office:value="0" calcext:value-type="float">
            <text:p>0</text:p>
          </table:table-cell>
        </table:table-row>
        <table:table-row table:style-name="ro1">
          <table:table-cell office:value-type="float" office:value="148" calcext:value-type="float">
            <text:p>148</text:p>
          </table:table-cell>
          <table:table-cell office:value-type="string" calcext:value-type="string">
            <text:p>LWDbAoPyQAk</text:p>
          </table:table-cell>
          <table:table-cell office:value-type="string" calcext:value-type="string">
            <text:p>Dissecting the Controversy around OpenAI's New Language Model</text:p>
          </table:table-cell>
          <table:table-cell office:value-type="string" calcext:value-type="string">
            <text:p>In the inaugural TWiML Live, Sam Charrington is joined by Amanda Askell (OpenAI), Anima Anandkumar (NVIDIA/CalTech), Miles Bundage (OpenAI), Robert Munro (Lilt), and Stephen Merity to discuss the controversial recent release of the OpenAI GPT-2 Language Model.</text:p>
            <text:p/>
            <text:p>** SUBSCRIBE FOR MORE GREAT DISCUSSIONS LIKE THIS ONE **</text:p>
            <text:p/>
            <text:p>According to OpenAI, GPT-2 is "a large-scale unsupervised language model which generates coherent paragraphs of text, achieves state-of-the-art performance on many language modeling benchmarks, and performs rudimentary reading comprehension, machine translation, question answering, and summarization  all without task-specific training."</text:p>
            <text:p/>
            <text:p>GPT-2 is a deep neural network trained on 40GB of internet data (about 8 million web pages) to create a machine learning model with about 1.5 billion parameters, however due to concerns about misuse, only a limited model with 117M parameters was released to the public.</text:p>
            <text:p/>
            <text:p>Check out the recap to learn:</text:p>
            <text:p>- What is a language model? Where does GPT-2 fit in the broader Natural Language Processing (NLP) landscape? What types of tasks is it good for? Why are language models important?</text:p>
            <text:p>- What's special about the language model OpenAI recently released?</text:p>
            <text:p>- Why did the announcement create such a stir?</text:p>
            <text:p>- Why is it a problem that they didn't release the full model?</text:p>
            <text:p>- What are the true capabilities of this new model?</text:p>
            <text:p>- What should OpenAI have done differently?</text:p>
            <text:p>- How can you quantitatively evaluate the negative impacts that your software might have?</text:p>
            <text:p>- What can the machine learning and artificial intelligence (AI) communities do differently? What conversations need to take place and where?</text:p>
            <text:p>- What are best practices in honest reporting of new results?</text:p>
            <text:p/>
            <text:p>Subscribe!</text:p>
            <text:p/>
            <text:p>iTunes/Apple Podcasts  http://itunes.apple.com/us/podcast/this-week-in-machine-learning/id1116303051?mt=2</text:p>
            <text:p>Google Podcasts  https://www.google.com/podcasts?feed=aHR0cDovL2ZlZWRzLmZlZWRidXJuZXIuY29tL3R3aW1sYWk%3D</text:p>
            <text:p>Spotify  https://open.spotify.com/show/2sp5EL7s7EqxttxwwoJ3i7</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able:table-cell>
          <table:table-cell table:style-name="ce2" office:value-type="string" calcext:value-type="string">
            <text:p>2019-02-20 03:46:29</text:p>
          </table:table-cell>
          <table:table-cell office:value-type="string" calcext:value-type="string">
            <text:p>machine learning, podcast, tech, technology, artificial intelligence, openai, gpt2, gpt-2, this week in machine learning, ml, AI, natural language processing, nlp, language modeling, controversia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027" calcext:value-type="float">
            <text:p>4027</text:p>
          </table:table-cell>
          <table:table-cell office:value-type="float" office:value="5836" calcext:value-type="float">
            <text:p>5836</text:p>
          </table:table-cell>
          <table:table-cell office:value-type="float" office:value="120" calcext:value-type="float">
            <text:p>120</text:p>
          </table:table-cell>
          <table:table-cell office:value-type="float" office:value="7" calcext:value-type="float">
            <text:p>7</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ert, attention, gan</text:p>
          </table:table-cell>
          <table:table-cell table:style-name="ce2" office:value-type="string" calcext:value-type="string">
            <text:p>2020-04-22 22:55:51</text:p>
          </table:table-cell>
          <table:table-cell table:formula="of:=YEAR([.E83])" office:value-type="float" office:value="2019" calcext:value-type="float">
            <text:p>2019</text:p>
          </table:table-cell>
          <table:table-cell table:formula="of:=MONTH([.E83])" office:value-type="float" office:value="2" calcext:value-type="float">
            <text:p>2</text:p>
          </table:table-cell>
          <table:table-cell/>
          <table:table-cell table:style-name="ce3" office:value-type="date" office:date-value="2020-10-01" calcext:value-type="date">
            <text:p>2020-10-01</text:p>
          </table:table-cell>
          <table:table-cell table:formula="of:=COUNTIFS([.$S$2:.$S$146];YEAR([.V83]);[.$T$2:.$T$146];MONTH([.V83]))" office:value-type="float" office:value="0" calcext:value-type="float">
            <text:p>0</text:p>
          </table:table-cell>
          <table:table-cell table:formula="of:=SUMIFS([.K$2:.K$146];[.$S$2:.$S$146];YEAR([.$V83]);[.$T$2:.$T$146];MONTH([.$V83]))" office:value-type="float" office:value="0" calcext:value-type="float">
            <text:p>0</text:p>
          </table:table-cell>
          <table:table-cell table:formula="of:=SUMIFS([.L$2:.L$146];[.$S$2:.$S$146];YEAR([.$V83]);[.$T$2:.$T$146];MONTH([.$V83]))/10000" office:value-type="float" office:value="0" calcext:value-type="float">
            <text:p>0</text:p>
          </table:table-cell>
          <table:table-cell table:formula="of:=SUMIFS([.M$2:.M$146];[.$S$2:.$S$146];YEAR([.$V83]);[.$T$2:.$T$146];MONTH([.$V83]))/1000" office:value-type="float" office:value="0" calcext:value-type="float">
            <text:p>0</text:p>
          </table:table-cell>
          <table:table-cell table:formula="of:=SUMIFS([.N$2:.N$146];[.$S$2:.$S$146];YEAR([.$V83]);[.$T$2:.$T$146];MONTH([.$V83]))" office:value-type="float" office:value="0" calcext:value-type="float">
            <text:p>0</text:p>
          </table:table-cell>
          <table:table-cell table:formula="of:=SUMIFS([.O$2:.O$146];[.$S$2:.$S$146];YEAR([.$V83]);[.$T$2:.$T$146];MONTH([.$V83]))/100" office:value-type="float" office:value="0" calcext:value-type="float">
            <text:p>0</text:p>
          </table:table-cell>
        </table:table-row>
        <table:table-row table:style-name="ro1">
          <table:table-cell office:value-type="float" office:value="90" calcext:value-type="float">
            <text:p>90</text:p>
          </table:table-cell>
          <table:table-cell office:value-type="string" calcext:value-type="string">
            <text:p>Rbs55YaK7EU</text:p>
          </table:table-cell>
          <table:table-cell office:value-type="string" calcext:value-type="string">
            <text:p>Kaggle Reading Group: Language Models are Unsupervised Multitask Learners (GPT-2, Part 3) | Kaggle</text:p>
          </table:table-cell>
          <table:table-cell office:value-type="string" calcext:value-type="string">
            <text:p>Join Kaggle Data Scientist Rachael as she reads through an NLP paper! Today's paper is "Language Models are Unsupervised Multitask Learners" (Radford et al, unpublished). You can find a copy here: https://d4mucfpksywv.cloudfront.net/better-language-models/language-models.pdf </text:p>
            <text:p/>
            <text:p>SUBSCRIBE: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www.youtube.com/user/kaggledotcom</text:p>
          </table:table-cell>
          <table:table-cell table:style-name="ce2" office:value-type="string" calcext:value-type="string">
            <text:p>2019-03-06 18:38:01</text:p>
          </table:table-cell>
          <table:table-cell office:value-type="string" calcext:value-type="string">
            <text:p>data science, kaggle, networks, coding, programming, rstats, python, technology</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891" calcext:value-type="float">
            <text:p>3891</text:p>
          </table:table-cell>
          <table:table-cell office:value-type="float" office:value="1985" calcext:value-type="float">
            <text:p>1985</text:p>
          </table:table-cell>
          <table:table-cell office:value-type="float" office:value="40" calcext:value-type="float">
            <text:p>4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gan, transformer</text:p>
          </table:table-cell>
          <table:table-cell table:style-name="ce2" office:value-type="string" calcext:value-type="string">
            <text:p>2020-04-22 23:13:34</text:p>
          </table:table-cell>
          <table:table-cell table:formula="of:=YEAR([.E84])" office:value-type="float" office:value="2019" calcext:value-type="float">
            <text:p>2019</text:p>
          </table:table-cell>
          <table:table-cell table:formula="of:=MONTH([.E84])" office:value-type="float" office:value="3" calcext:value-type="float">
            <text:p>3</text:p>
          </table:table-cell>
          <table:table-cell/>
          <table:table-cell table:style-name="ce3" office:value-type="date" office:date-value="2020-11-01" calcext:value-type="date">
            <text:p>2020-11-01</text:p>
          </table:table-cell>
          <table:table-cell table:formula="of:=COUNTIFS([.$S$2:.$S$146];YEAR([.V84]);[.$T$2:.$T$146];MONTH([.V84]))" office:value-type="float" office:value="0" calcext:value-type="float">
            <text:p>0</text:p>
          </table:table-cell>
          <table:table-cell table:formula="of:=SUMIFS([.K$2:.K$146];[.$S$2:.$S$146];YEAR([.$V84]);[.$T$2:.$T$146];MONTH([.$V84]))" office:value-type="float" office:value="0" calcext:value-type="float">
            <text:p>0</text:p>
          </table:table-cell>
          <table:table-cell table:formula="of:=SUMIFS([.L$2:.L$146];[.$S$2:.$S$146];YEAR([.$V84]);[.$T$2:.$T$146];MONTH([.$V84]))/10000" office:value-type="float" office:value="0" calcext:value-type="float">
            <text:p>0</text:p>
          </table:table-cell>
          <table:table-cell table:formula="of:=SUMIFS([.M$2:.M$146];[.$S$2:.$S$146];YEAR([.$V84]);[.$T$2:.$T$146];MONTH([.$V84]))/1000" office:value-type="float" office:value="0" calcext:value-type="float">
            <text:p>0</text:p>
          </table:table-cell>
          <table:table-cell table:formula="of:=SUMIFS([.N$2:.N$146];[.$S$2:.$S$146];YEAR([.$V84]);[.$T$2:.$T$146];MONTH([.$V84]))" office:value-type="float" office:value="0" calcext:value-type="float">
            <text:p>0</text:p>
          </table:table-cell>
          <table:table-cell table:formula="of:=SUMIFS([.O$2:.O$146];[.$S$2:.$S$146];YEAR([.$V84]);[.$T$2:.$T$146];MONTH([.$V84]))/100" office:value-type="float" office:value="0" calcext:value-type="float">
            <text:p>0</text:p>
          </table:table-cell>
        </table:table-row>
        <table:table-row table:style-name="ro1">
          <table:table-cell office:value-type="float" office:value="405" calcext:value-type="float">
            <text:p>405</text:p>
          </table:table-cell>
          <table:table-cell office:value-type="string" calcext:value-type="string">
            <text:p>iM4PPGDQry0</text:p>
          </table:table-cell>
          <table:table-cell office:value-type="string" calcext:value-type="string">
            <text:p>GANPaint: An Extraordinary Image Editor AI</text:p>
          </table:table-cell>
          <table:table-cell office:value-type="string" calcext:value-type="string">
            <text:p> The paper " GAN Dissection: Visualizing and Understanding Generative Adversarial Networks " and its web demo is available here:</text:p>
            <text:p>https://gandissect.csail.mit.edu</text:p>
            <text:p>http://gandissect.res.ibm.com/ganpaint.html</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Christian Ahlin, Christoph Jadanowski, Claudio Fernandes, Dennis Abts, Eric Haddad, Eric Martel, Evan Breznyik, Geronimo Moralez,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GANPaint</text:p>
          </table:table-cell>
          <table:table-cell table:style-name="ce2" office:value-type="string" calcext:value-type="string">
            <text:p>2019-03-12 16:23:49</text:p>
          </table:table-cell>
          <table:table-cell office:value-type="string" calcext:value-type="string">
            <text:p>two minute papers, deep learning, ai, ganpaint, gan dissection, GAN Dissection: Visualizing and Understanding Generative Adversarial Networks</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6" calcext:value-type="float">
            <text:p>216</text:p>
          </table:table-cell>
          <table:table-cell office:value-type="float" office:value="40319" calcext:value-type="float">
            <text:p>40319</text:p>
          </table:table-cell>
          <table:table-cell office:value-type="float" office:value="1837" calcext:value-type="float">
            <text:p>1837</text:p>
          </table:table-cell>
          <table:table-cell office:value-type="float" office:value="9" calcext:value-type="float">
            <text:p>9</text:p>
          </table:table-cell>
          <table:table-cell office:value-type="float" office:value="74" calcext:value-type="float">
            <text:p>74</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42</text:p>
          </table:table-cell>
          <table:table-cell table:formula="of:=YEAR([.E85])" office:value-type="float" office:value="2019" calcext:value-type="float">
            <text:p>2019</text:p>
          </table:table-cell>
          <table:table-cell table:formula="of:=MONTH([.E85])" office:value-type="float" office:value="3" calcext:value-type="float">
            <text:p>3</text:p>
          </table:table-cell>
          <table:table-cell/>
          <table:table-cell table:style-name="ce3" office:value-type="date" office:date-value="2020-12-01" calcext:value-type="date">
            <text:p>2020-12-01</text:p>
          </table:table-cell>
          <table:table-cell table:formula="of:=COUNTIFS([.$S$2:.$S$146];YEAR([.V85]);[.$T$2:.$T$146];MONTH([.V85]))" office:value-type="float" office:value="0" calcext:value-type="float">
            <text:p>0</text:p>
          </table:table-cell>
          <table:table-cell table:formula="of:=SUMIFS([.K$2:.K$146];[.$S$2:.$S$146];YEAR([.$V85]);[.$T$2:.$T$146];MONTH([.$V85]))" office:value-type="float" office:value="0" calcext:value-type="float">
            <text:p>0</text:p>
          </table:table-cell>
          <table:table-cell table:formula="of:=SUMIFS([.L$2:.L$146];[.$S$2:.$S$146];YEAR([.$V85]);[.$T$2:.$T$146];MONTH([.$V85]))/10000" office:value-type="float" office:value="0" calcext:value-type="float">
            <text:p>0</text:p>
          </table:table-cell>
          <table:table-cell table:formula="of:=SUMIFS([.M$2:.M$146];[.$S$2:.$S$146];YEAR([.$V85]);[.$T$2:.$T$146];MONTH([.$V85]))/1000" office:value-type="float" office:value="0" calcext:value-type="float">
            <text:p>0</text:p>
          </table:table-cell>
          <table:table-cell table:formula="of:=SUMIFS([.N$2:.N$146];[.$S$2:.$S$146];YEAR([.$V85]);[.$T$2:.$T$146];MONTH([.$V85]))" office:value-type="float" office:value="0" calcext:value-type="float">
            <text:p>0</text:p>
          </table:table-cell>
          <table:table-cell table:formula="of:=SUMIFS([.O$2:.O$146];[.$S$2:.$S$146];YEAR([.$V85]);[.$T$2:.$T$146];MONTH([.$V85]))/100" office:value-type="float" office:value="0" calcext:value-type="float">
            <text:p>0</text:p>
          </table:table-cell>
        </table:table-row>
        <table:table-row table:style-name="ro1">
          <table:table-cell office:value-type="float" office:value="448" calcext:value-type="float">
            <text:p>448</text:p>
          </table:table-cell>
          <table:table-cell office:value-type="string" calcext:value-type="string">
            <text:p>WpSJC1oIbE8</text:p>
          </table:table-cell>
          <table:table-cell office:value-type="string" calcext:value-type="string">
            <text:p>Exploring TensorFlow 2.0 with Paige Bailey - TWiML Talk #242</text:p>
          </table:table-cell>
          <table:table-cell office:value-type="string" calcext:value-type="string">
            <text:p>Today we're joined by Paige Bailey, a TensorFlow developer advocate at Google to discuss the TensorFlow 2.0 alpha release.</text:p>
            <text:p/>
            <text:p> Paige and I sat down to talk through the latest TensorFlow updates, and we cover a lot of ground, including the evolution of the TensorFlow APIs and the role of eager mode, tf.keras and tf.function, the evolution of TensorFlow for Swift and its inclusion in the new fast.ai course, new updates to TFX (or TensorFlow Extended), Googles end-to-end machine learning platform, the emphasis on community collaboration with TF 2.0, and a bunch more. The complete show notes for this episode can be found at https://twimlai.com/talk/242. </text:p>
            <text:p/>
            <text:p> Id like to send a huge thanks to the TensorFlow team for helping us bring you this podcast series and giveaway. With all the great announcements coming out of the TensorFlow Dev Summit, including the 2.0 alpha, you should definitely check out the latest and greatest at https://tensorflow.org where you can also download and start building with the framework.</text:p>
            <text:p/>
            <text:p> In conjunction with the TensorFlow 2.0 alpha release, and our TensorFlow Dev Summit series, we invite you to enter our TensorFlow Edge Kit Giveaway. Winners will receive a gift box from Google that includes some fun toys including the new Coral Edge TPU device and the SparkFun Edge development board powered by TensorFlow. Find out more at https://twimlai.com/tfgiveaway.</text:p>
          </table:table-cell>
          <table:table-cell table:style-name="ce2" office:value-type="string" calcext:value-type="string">
            <text:p>2019-03-25 21:17:32</text:p>
          </table:table-cell>
          <table:table-cell office:value-type="string" calcext:value-type="string">
            <text:p>20, ai, artificial, bailey, cubeflow, data, google, intelligence, learning, machine, ml, paige, podcast, science, swift, tech, technology, tensorflow, tf,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482" calcext:value-type="float">
            <text:p>2482</text:p>
          </table:table-cell>
          <table:table-cell office:value-type="float" office:value="724" calcext:value-type="float">
            <text:p>724</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5:48</text:p>
          </table:table-cell>
          <table:table-cell table:formula="of:=YEAR([.E86])" office:value-type="float" office:value="2019" calcext:value-type="float">
            <text:p>2019</text:p>
          </table:table-cell>
          <table:table-cell table:formula="of:=MONTH([.E86])" office:value-type="float" office:value="3" calcext:value-type="float">
            <text:p>3</text:p>
          </table:table-cell>
          <table:table-cell table:number-columns-repeated="8"/>
        </table:table-row>
        <table:table-row table:style-name="ro1">
          <table:table-cell office:value-type="float" office:value="246" calcext:value-type="float">
            <text:p>246</text:p>
          </table:table-cell>
          <table:table-cell office:value-type="string" calcext:value-type="string">
            <text:p>s7OIHukdD0o</text:p>
          </table:table-cell>
          <table:table-cell office:value-type="string" calcext:value-type="string">
            <text:p>StackGAN</text:p>
          </table:table-cell>
          <table:table-cell office:value-type="string" calcext:value-type="string">
            <text:p>Using GANs to convert Text descriptions to 256x256 Images! This video explains the contributions of StackGAN model such as Multi-Scale 64x64 to 256x256 architectures and Conditioning Augmentation. Henryailabs.com</text:p>
          </table:table-cell>
          <table:table-cell table:style-name="ce2" office:value-type="string" calcext:value-type="string">
            <text:p>2019-03-28 23:56:06</text:p>
          </table:table-cell>
          <table:table-cell office:value-type="string" calcext:value-type="string">
            <text:p>Deep Learning, StackGAN, GANs,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74" calcext:value-type="float">
            <text:p>274</text:p>
          </table:table-cell>
          <table:table-cell office:value-type="float" office:value="526" calcext:value-type="float">
            <text:p>52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49:32</text:p>
          </table:table-cell>
          <table:table-cell table:formula="of:=YEAR([.E87])" office:value-type="float" office:value="2019" calcext:value-type="float">
            <text:p>2019</text:p>
          </table:table-cell>
          <table:table-cell table:formula="of:=MONTH([.E87])" office:value-type="float" office:value="3" calcext:value-type="float">
            <text:p>3</text:p>
          </table:table-cell>
          <table:table-cell table:number-columns-repeated="8"/>
        </table:table-row>
        <table:table-row table:style-name="ro1">
          <table:table-cell office:value-type="float" office:value="352" calcext:value-type="float">
            <text:p>352</text:p>
          </table:table-cell>
          <table:table-cell office:value-type="string" calcext:value-type="string">
            <text:p>AQBti_wN414</text:p>
          </table:table-cell>
          <table:table-cell office:value-type="string" calcext:value-type="string">
            <text:p>StyleGAN</text:p>
          </table:table-cell>
          <table:table-cell office:value-type="string" calcext:value-type="string">
            <text:p>Explaining how Adaptive Instance Normalization is used to advance Generative Adversarial Networks in the StyleGAN model!</text:p>
          </table:table-cell>
          <table:table-cell table:style-name="ce2" office:value-type="string" calcext:value-type="string">
            <text:p>2019-04-04 17:32:22</text:p>
          </table:table-cell>
          <table:table-cell office:value-type="string" calcext:value-type="string">
            <text:p>Deep Learning, Generative Adversarial Networks, StyleGA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31" calcext:value-type="float">
            <text:p>331</text:p>
          </table:table-cell>
          <table:table-cell office:value-type="float" office:value="980" calcext:value-type="float">
            <text:p>980</text:p>
          </table:table-cell>
          <table:table-cell office:value-type="float" office:value="30" calcext:value-type="float">
            <text:p>3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49:53</text:p>
          </table:table-cell>
          <table:table-cell table:formula="of:=YEAR([.E88])" office:value-type="float" office:value="2019" calcext:value-type="float">
            <text:p>2019</text:p>
          </table:table-cell>
          <table:table-cell table:formula="of:=MONTH([.E88])" office:value-type="float" office:value="4" calcext:value-type="float">
            <text:p>4</text:p>
          </table:table-cell>
          <table:table-cell table:number-columns-repeated="8"/>
        </table:table-row>
        <table:table-row table:style-name="ro1">
          <table:table-cell office:value-type="float" office:value="241" calcext:value-type="float">
            <text:p>241</text:p>
          </table:table-cell>
          <table:table-cell office:value-type="string" calcext:value-type="string">
            <text:p>t640zZzIRBY</text:p>
          </table:table-cell>
          <table:table-cell office:value-type="string" calcext:value-type="string">
            <text:p>Progressive Growing of GANs Explained</text:p>
          </table:table-cell>
          <table:table-cell office:value-type="string" calcext:value-type="string">
            <text:p>Video explanation of "Progressive Growing of GANs for Improved Quality, Stability, and Variation" from Karras et al. This is one of the state-of-the-art GAN models for high-resolution image synthesis.</text:p>
          </table:table-cell>
          <table:table-cell table:style-name="ce2" office:value-type="string" calcext:value-type="string">
            <text:p>2019-04-13 23:04:43</text:p>
          </table:table-cell>
          <table:table-cell office:value-type="string" calcext:value-type="string">
            <text:p>Deep Learning, Artificial Intelligence, Machine Learning, Progressive Growing of GANs, Progressively Growing GANs, Progressive Growing GANs, GANs,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66" calcext:value-type="float">
            <text:p>366</text:p>
          </table:table-cell>
          <table:table-cell office:value-type="float" office:value="407" calcext:value-type="float">
            <text:p>407</text:p>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49:07</text:p>
          </table:table-cell>
          <table:table-cell table:formula="of:=YEAR([.E89])" office:value-type="float" office:value="2019" calcext:value-type="float">
            <text:p>2019</text:p>
          </table:table-cell>
          <table:table-cell table:formula="of:=MONTH([.E89])" office:value-type="float" office:value="4" calcext:value-type="float">
            <text:p>4</text:p>
          </table:table-cell>
          <table:table-cell table:number-columns-repeated="8"/>
        </table:table-row>
        <table:table-row table:style-name="ro1">
          <table:table-cell office:value-type="float" office:value="353" calcext:value-type="float">
            <text:p>353</text:p>
          </table:table-cell>
          <table:table-cell office:value-type="string" calcext:value-type="string">
            <text:p>bThj0t703v4</text:p>
          </table:table-cell>
          <table:table-cell office:value-type="string" calcext:value-type="string">
            <text:p>Improved Techniques for Training GANs</text:p>
          </table:table-cell>
          <table:table-cell office:value-type="string" calcext:value-type="string">
            <text:p>Video paper summary of "Improved Techniques for Training GANs" from Salimans et al. This paper provides many interesting extensions to the Deep Convolutional Generative Adversarial Network model from Radford et al.</text:p>
          </table:table-cell>
          <table:table-cell table:style-name="ce2" office:value-type="string" calcext:value-type="string">
            <text:p>2019-04-13 23:05:44</text:p>
          </table:table-cell>
          <table:table-cell office:value-type="string" calcext:value-type="string">
            <text:p>Deep Learning, Artificial Intelligence, Machine Learning, Generative Adversarial Networks, GAN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18" calcext:value-type="float">
            <text:p>318</text:p>
          </table:table-cell>
          <table:table-cell office:value-type="float" office:value="326" calcext:value-type="float">
            <text:p>326</text:p>
          </table:table-cell>
          <table:table-cell office:value-type="float" office:value="7" calcext:value-type="float">
            <text:p>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49:59</text:p>
          </table:table-cell>
          <table:table-cell table:formula="of:=YEAR([.E90])" office:value-type="float" office:value="2019" calcext:value-type="float">
            <text:p>2019</text:p>
          </table:table-cell>
          <table:table-cell table:formula="of:=MONTH([.E90])" office:value-type="float" office:value="4" calcext:value-type="float">
            <text:p>4</text:p>
          </table:table-cell>
          <table:table-cell table:number-columns-repeated="8"/>
        </table:table-row>
        <table:table-row table:style-name="ro1">
          <table:table-cell office:value-type="float" office:value="354" calcext:value-type="float">
            <text:p>354</text:p>
          </table:table-cell>
          <table:table-cell office:value-type="string" calcext:value-type="string">
            <text:p>ehDrG98ZgPQ</text:p>
          </table:table-cell>
          <table:table-cell office:value-type="string" calcext:value-type="string">
            <text:p>Must Read Papers on GANs</text:p>
          </table:table-cell>
          <table:table-cell office:value-type="string" calcext:value-type="string">
            <text:p>Generative Adversarial Networks are one of the most popular ideas in Deep Learning! This video will explain some of the most worthwhile papers to check out on GANs. Thanks for watching!</text:p>
          </table:table-cell>
          <table:table-cell table:style-name="ce2" office:value-type="string" calcext:value-type="string">
            <text:p>2019-04-14 20:42:39</text:p>
          </table:table-cell>
          <table:table-cell office:value-type="string" calcext:value-type="string">
            <text:p>Deep Learning, Generative Adversarial Networks, GANs,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17" calcext:value-type="float">
            <text:p>317</text:p>
          </table:table-cell>
          <table:table-cell office:value-type="float" office:value="718" calcext:value-type="float">
            <text:p>718</text:p>
          </table:table-cell>
          <table:table-cell office:value-type="float" office:value="15" calcext:value-type="float">
            <text:p>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50:06</text:p>
          </table:table-cell>
          <table:table-cell table:formula="of:=YEAR([.E91])" office:value-type="float" office:value="2019" calcext:value-type="float">
            <text:p>2019</text:p>
          </table:table-cell>
          <table:table-cell table:formula="of:=MONTH([.E91])" office:value-type="float" office:value="4" calcext:value-type="float">
            <text:p>4</text:p>
          </table:table-cell>
          <table:table-cell table:number-columns-repeated="8"/>
        </table:table-row>
        <table:table-row table:style-name="ro1">
          <table:table-cell office:value-type="float" office:value="358" calcext:value-type="float">
            <text:p>358</text:p>
          </table:table-cell>
          <table:table-cell office:value-type="string" calcext:value-type="string">
            <text:p>YniWmMxlKvY</text:p>
          </table:table-cell>
          <table:table-cell office:value-type="string" calcext:value-type="string">
            <text:p>Unsupervised Feature Learning</text:p>
          </table:table-cell>
          <table:table-cell office:value-type="string" calcext:value-type="string">
            <text:p>This Deep Learning video explains how exemplar classes can be formed through data augmentation. Predicting membership in these classes can be used for representation learning without class labels. Thanks for watching!</text:p>
          </table:table-cell>
          <table:table-cell table:style-name="ce2" office:value-type="string" calcext:value-type="string">
            <text:p>2019-04-14 20:46:35</text:p>
          </table:table-cell>
          <table:table-cell office:value-type="string" calcext:value-type="string">
            <text:p>Deep Learning, Unsupervised Learning, Representation Learning,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49" calcext:value-type="float">
            <text:p>149</text:p>
          </table:table-cell>
          <table:table-cell office:value-type="float" office:value="451" calcext:value-type="float">
            <text:p>451</text:p>
          </table:table-cell>
          <table:table-cell office:value-type="float" office:value="4" calcext:value-type="float">
            <text:p>4</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0:18</text:p>
          </table:table-cell>
          <table:table-cell table:formula="of:=YEAR([.E92])" office:value-type="float" office:value="2019" calcext:value-type="float">
            <text:p>2019</text:p>
          </table:table-cell>
          <table:table-cell table:formula="of:=MONTH([.E92])" office:value-type="float" office:value="4" calcext:value-type="float">
            <text:p>4</text:p>
          </table:table-cell>
          <table:table-cell table:number-columns-repeated="8"/>
        </table:table-row>
        <table:table-row table:style-name="ro1">
          <table:table-cell office:value-type="float" office:value="348" calcext:value-type="float">
            <text:p>348</text:p>
          </table:table-cell>
          <table:table-cell office:value-type="string" calcext:value-type="string">
            <text:p>aauxnPBzFJg</text:p>
          </table:table-cell>
          <table:table-cell office:value-type="string" calcext:value-type="string">
            <text:p>Self-Supervised GANs</text:p>
          </table:table-cell>
          <table:table-cell office:value-type="string" calcext:value-type="string">
            <text:p>One of the reasons training Generative Adversarial Networks is difficult is due to the notoriously hard problem of learning from non-stationary distributions and catastrophic forgetting. This paper presents a solution through the use of an auxiliary rotation classification task. Thanks for watching!</text:p>
          </table:table-cell>
          <table:table-cell table:style-name="ce2" office:value-type="string" calcext:value-type="string">
            <text:p>2019-04-14 20:48:18</text:p>
          </table:table-cell>
          <table:table-cell office:value-type="string" calcext:value-type="string">
            <text:p>Deep Learning, Self-Supervised Learning, Generative Adversarial Networks,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82" calcext:value-type="float">
            <text:p>182</text:p>
          </table:table-cell>
          <table:table-cell office:value-type="float" office:value="571" calcext:value-type="float">
            <text:p>571</text:p>
          </table:table-cell>
          <table:table-cell office:value-type="float" office:value="12" calcext:value-type="float">
            <text:p>12</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49:41</text:p>
          </table:table-cell>
          <table:table-cell table:formula="of:=YEAR([.E93])" office:value-type="float" office:value="2019" calcext:value-type="float">
            <text:p>2019</text:p>
          </table:table-cell>
          <table:table-cell table:formula="of:=MONTH([.E93])" office:value-type="float" office:value="4" calcext:value-type="float">
            <text:p>4</text:p>
          </table:table-cell>
          <table:table-cell table:number-columns-repeated="8"/>
        </table:table-row>
        <table:table-row table:style-name="ro1">
          <table:table-cell office:value-type="float" office:value="122" calcext:value-type="float">
            <text:p>122</text:p>
          </table:table-cell>
          <table:table-cell office:value-type="string" calcext:value-type="string">
            <text:p>8ypnLjwpzK8</text:p>
          </table:table-cell>
          <table:table-cell office:value-type="string" calcext:value-type="string">
            <text:p>OpenAI GPT-2: An Almost Too Good Text Generator</text:p>
          </table:table-cell>
          <table:table-cell office:value-type="string" calcext:value-type="string">
            <text:p> Support the show and pick up cool perks on our Patreon page: https://www.patreon.com/TwoMinutePapers</text:p>
            <text:p/>
            <text:p> The paper "Better Language Models and Their Implications" is available here:</text:p>
            <text:p>https://openai.com/blog/better-language-models/</text:p>
            <text:p/>
            <text:p>GPT-2 Reddit bot:</text:p>
            <text:p>https://old.reddit.com/r/MachineLearning/comments/b3zlha/p_openais_gpt2based_reddit_bot_is_live/</text:p>
            <text:p/>
            <text:p>Criticism:</text:p>
            <text:p>https://medium.com/@lowe.ryan.t/openais-gpt-2-the-model-the-hype-and-the-controversy-1109f4bfd5e8?sk=bc319cebc22fe0459574544828c84c6d</text:p>
            <text:p/>
            <text:p>The Bitter Lesson video:</text:p>
            <text:p>https://www.youtube.com/watch?v=wEgq6sT1uq8</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ennis Abts, Eric Haddad, Eric Martel, Evan Breznyik, Geronimo Moralez,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OpenAI #GPT</text:p>
          </table:table-cell>
          <table:table-cell table:style-name="ce2" office:value-type="string" calcext:value-type="string">
            <text:p>2019-04-16 14:16:45</text:p>
          </table:table-cell>
          <table:table-cell office:value-type="string" calcext:value-type="string">
            <text:p>two minute papers, deep learning, ai, openai, openai gpt-2, gpt-2, text generation, gpt 2</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453" calcext:value-type="float">
            <text:p>453</text:p>
          </table:table-cell>
          <table:table-cell office:value-type="float" office:value="120726" calcext:value-type="float">
            <text:p>120726</text:p>
          </table:table-cell>
          <table:table-cell office:value-type="float" office:value="4703" calcext:value-type="float">
            <text:p>4703</text:p>
          </table:table-cell>
          <table:table-cell office:value-type="float" office:value="59" calcext:value-type="float">
            <text:p>59</text:p>
          </table:table-cell>
          <table:table-cell office:value-type="float" office:value="352" calcext:value-type="float">
            <text:p>352</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4:19</text:p>
          </table:table-cell>
          <table:table-cell table:formula="of:=YEAR([.E94])" office:value-type="float" office:value="2019" calcext:value-type="float">
            <text:p>2019</text:p>
          </table:table-cell>
          <table:table-cell table:formula="of:=MONTH([.E94])" office:value-type="float" office:value="4" calcext:value-type="float">
            <text:p>4</text:p>
          </table:table-cell>
          <table:table-cell table:number-columns-repeated="8"/>
        </table:table-row>
        <table:table-row table:style-name="ro1">
          <table:table-cell office:value-type="float" office:value="400" calcext:value-type="float">
            <text:p>400</text:p>
          </table:table-cell>
          <table:table-cell office:value-type="string" calcext:value-type="string">
            <text:p>Z6rxFNMGdn0</text:p>
          </table:table-cell>
          <table:table-cell office:value-type="string" calcext:value-type="string">
            <text:p>Ian Goodfellow: Generative Adversarial Networks (GANs) | Artificial Intelligence (AI) Podcast</text:p>
          </table:table-cell>
          <table:table-cell office:value-type="string" calcext:value-type="string">
            <text:p>Ian Goodfellow is an author of the popular textbook on deep learning (simply titled "Deep Learning"). He invented Generative Adversarial Networks (GANs) and with his 2014 paper is responsible for launching the incredible growth of research on GANs. He got his BS and MS at Stanford, his PhD at University of Montreal with Yoshua Bengio and Aaron Courville. He held several research positions including at OpenAI, Google Brain, and now at Apple as director of machine learning. This recording happened while Ian was still at Google Brain. This conversation is part of the Artificial Intelligence podcast at MIT and beyond. Audio podcast version is available on https://lexfridman.com/ai/</text:p>
            <text:p/>
            <text:p>INFO:</text:p>
            <text:p>Podcast website:</text:p>
            <text:p>https://lexfridman.com/ai</text:p>
            <text:p>iTunes:</text:p>
            <text:p>https://apple.co/2lwqZIr</text:p>
            <text:p>Spotify:</text:p>
            <text:p>https://spoti.fi/2nEwCF8</text:p>
            <text:p>RSS:</text:p>
            <text:p>https://lexfridman.com/category/ai/feed/</text:p>
            <text:p>Full episodes playlist:</text:p>
            <text:p>https://www.youtube.com/playlist?list=PLrAXtmErZgOdP_8GztsuKi9nrraNbKKp4</text:p>
            <text:p>Clips playlist:</text:p>
            <text:p>https://www.youtube.com/playlist?list=PLrAXtmErZgOeciFP3CBCIEElOJeitOr41</text:p>
            <text:p/>
            <text:p>CONNECT:</text:p>
            <text:p>- Subscribe to this YouTube channel</text:p>
            <text:p>- Twitter: https://twitter.com/lexfridman</text:p>
            <text:p>- LinkedIn: https://www.linkedin.com/in/lexfridman</text:p>
            <text:p>- Facebook: https://www.facebook.com/lexfridman</text:p>
            <text:p>- Instagram: https://www.instagram.com/lexfridman</text:p>
            <text:p>- Medium: https://medium.com/@lexfridman</text:p>
          </table:table-cell>
          <table:table-cell table:style-name="ce2" office:value-type="string" calcext:value-type="string">
            <text:p>2019-04-18 16:34:19</text:p>
          </table:table-cell>
          <table:table-cell office:value-type="string" calcext:value-type="string">
            <text:p>deep learning, generative adversarial networks, machine learning, artificial intelligence, neural networks, ian goodfellow, neural network, google brain, apple, gans, ml fairness, ml security, machine learning fairness, machine learning security, mit, lex, podcast, andrew ng deep learning, andrew ng, andrew ng heroes of deep learning, generative adversarial network, neural net, generative model, discriminative model, adversarial, adversarial machine learning, data science, openai</text:p>
          </table:table-cell>
          <table:table-cell table:number-columns-repeated="2" office:value-type="string" calcext:value-type="string">
            <text:p>NULL</text:p>
          </table:table-cell>
          <table:table-cell office:value-type="string" calcext:value-type="string">
            <text:p>Lex Fridman</text:p>
          </table:table-cell>
          <table:table-cell office:value-type="string" calcext:value-type="string">
            <text:p>UCSHZKyawb77ixDdsGog4iWA</text:p>
          </table:table-cell>
          <table:table-cell office:value-type="float" office:value="4117" calcext:value-type="float">
            <text:p>4117</text:p>
          </table:table-cell>
          <table:table-cell office:value-type="float" office:value="116546" calcext:value-type="float">
            <text:p>116546</text:p>
          </table:table-cell>
          <table:table-cell office:value-type="float" office:value="3531" calcext:value-type="float">
            <text:p>3531</text:p>
          </table:table-cell>
          <table:table-cell office:value-type="float" office:value="47" calcext:value-type="float">
            <text:p>47</text:p>
          </table:table-cell>
          <table:table-cell office:value-type="float" office:value="209" calcext:value-type="float">
            <text:p>20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27</text:p>
          </table:table-cell>
          <table:table-cell table:formula="of:=YEAR([.E95])" office:value-type="float" office:value="2019" calcext:value-type="float">
            <text:p>2019</text:p>
          </table:table-cell>
          <table:table-cell table:formula="of:=MONTH([.E95])" office:value-type="float" office:value="4" calcext:value-type="float">
            <text:p>4</text:p>
          </table:table-cell>
          <table:table-cell table:number-columns-repeated="8"/>
        </table:table-row>
        <table:table-row table:style-name="ro1">
          <table:table-cell office:value-type="float" office:value="431" calcext:value-type="float">
            <text:p>431</text:p>
          </table:table-cell>
          <table:table-cell office:value-type="string" calcext:value-type="string">
            <text:p>hW1_Sidq3m8</text:p>
          </table:table-cell>
          <table:table-cell office:value-type="string" calcext:value-type="string">
            <text:p>NVIDIA's AI Creates Beautiful Images From Your Sketches</text:p>
          </table:table-cell>
          <table:table-cell office:value-type="string" calcext:value-type="string">
            <text:p>If you feel like it, buy anything through this Amazon link - you don't lose anything and we get a small kickback.</text:p>
            <text:p>US: https://amzn.to/2FQHPcs</text:p>
            <text:p>EU: https://amzn.to/2UnB2yF</text:p>
            <text:p/>
            <text:p> The paper "Semantic Image Synthesis with Spatially-Adaptive Normalization" and its source code is available here:</text:p>
            <text:p>https://nvlabs.github.io/SPADE/</text:p>
            <text:p>https://github.com/NVlabs/SPADE</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ennis Abts, Eric Haddad, Eric Martel, Evan Breznyik, Geronimo Moralez, James Watt,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9-04-23 14:35:20</text:p>
          </table:table-cell>
          <table:table-cell office:value-type="string" calcext:value-type="string">
            <text:p>two minute papers, deep learning, ai, nvidia spad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50" calcext:value-type="float">
            <text:p>250</text:p>
          </table:table-cell>
          <table:table-cell office:value-type="float" office:value="373048" calcext:value-type="float">
            <text:p>373048</text:p>
          </table:table-cell>
          <table:table-cell office:value-type="float" office:value="14877" calcext:value-type="float">
            <text:p>14877</text:p>
          </table:table-cell>
          <table:table-cell office:value-type="float" office:value="218" calcext:value-type="float">
            <text:p>218</text:p>
          </table:table-cell>
          <table:table-cell office:value-type="float" office:value="778" calcext:value-type="float">
            <text:p>778</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26</text:p>
          </table:table-cell>
          <table:table-cell table:formula="of:=YEAR([.E96])" office:value-type="float" office:value="2019" calcext:value-type="float">
            <text:p>2019</text:p>
          </table:table-cell>
          <table:table-cell table:formula="of:=MONTH([.E96])" office:value-type="float" office:value="4" calcext:value-type="float">
            <text:p>4</text:p>
          </table:table-cell>
          <table:table-cell table:number-columns-repeated="8"/>
        </table:table-row>
        <table:table-row table:style-name="ro1">
          <table:table-cell office:value-type="float" office:value="229" calcext:value-type="float">
            <text:p>229</text:p>
          </table:table-cell>
          <table:table-cell office:value-type="string" calcext:value-type="string">
            <text:p>LzD-czp7lcs</text:p>
          </table:table-cell>
          <table:table-cell office:value-type="string" calcext:value-type="string">
            <text:p>Transfer Learning in GANs</text:p>
          </table:table-cell>
          <table:table-cell office:value-type="string" calcext:value-type="string">
            <text:p>This video explains how Transfer Learning can be applied to Generative Modeling! Thanks for watching, please subscribe!</text:p>
          </table:table-cell>
          <table:table-cell table:style-name="ce2" office:value-type="string" calcext:value-type="string">
            <text:p>2019-04-29 15:31:54</text:p>
          </table:table-cell>
          <table:table-cell office:value-type="string" calcext:value-type="string">
            <text:p>Deep Learning, Transfer Learning, GANs,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85" calcext:value-type="float">
            <text:p>285</text:p>
          </table:table-cell>
          <table:table-cell office:value-type="float" office:value="613" calcext:value-type="float">
            <text:p>613</text:p>
          </table:table-cell>
          <table:table-cell office:value-type="float" office:value="19" calcext:value-type="float">
            <text:p>19</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49:09</text:p>
          </table:table-cell>
          <table:table-cell table:formula="of:=YEAR([.E97])" office:value-type="float" office:value="2019" calcext:value-type="float">
            <text:p>2019</text:p>
          </table:table-cell>
          <table:table-cell table:formula="of:=MONTH([.E97])" office:value-type="float" office:value="4" calcext:value-type="float">
            <text:p>4</text:p>
          </table:table-cell>
          <table:table-cell table:number-columns-repeated="8"/>
        </table:table-row>
        <table:table-row table:style-name="ro1">
          <table:table-cell office:value-type="float" office:value="337" calcext:value-type="float">
            <text:p>337</text:p>
          </table:table-cell>
          <table:table-cell office:value-type="string" calcext:value-type="string">
            <text:p>fD5cW2epfgE</text:p>
          </table:table-cell>
          <table:table-cell office:value-type="string" calcext:value-type="string">
            <text:p>AC-GAN Explained</text:p>
          </table:table-cell>
          <table:table-cell office:value-type="string" calcext:value-type="string">
            <text:p>This video explains the AC-GAN model! Please subscribe for more Deep Learning videos!</text:p>
          </table:table-cell>
          <table:table-cell table:style-name="ce2" office:value-type="string" calcext:value-type="string">
            <text:p>2019-05-05 16:45:11</text:p>
          </table:table-cell>
          <table:table-cell office:value-type="string" calcext:value-type="string">
            <text:p>Deep Learning, AC-GAN, AC GAN, GAN, Generative Adversarial Networks, GAN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32" calcext:value-type="float">
            <text:p>232</text:p>
          </table:table-cell>
          <table:table-cell office:value-type="float" office:value="406" calcext:value-type="float">
            <text:p>406</text:p>
          </table:table-cell>
          <table:table-cell office:value-type="float" office:value="14" calcext:value-type="float">
            <text:p>14</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49:07</text:p>
          </table:table-cell>
          <table:table-cell table:formula="of:=YEAR([.E98])" office:value-type="float" office:value="2019" calcext:value-type="float">
            <text:p>2019</text:p>
          </table:table-cell>
          <table:table-cell table:formula="of:=MONTH([.E98])" office:value-type="float" office:value="5" calcext:value-type="float">
            <text:p>5</text:p>
          </table:table-cell>
          <table:table-cell table:number-columns-repeated="8"/>
        </table:table-row>
        <table:table-row table:style-name="ro1">
          <table:table-cell office:value-type="float" office:value="345" calcext:value-type="float">
            <text:p>345</text:p>
          </table:table-cell>
          <table:table-cell office:value-type="string" calcext:value-type="string">
            <text:p>ZFwcJfnvTTM</text:p>
          </table:table-cell>
          <table:table-cell office:value-type="string" calcext:value-type="string">
            <text:p>SimGAN Explained</text:p>
          </table:table-cell>
          <table:table-cell office:value-type="string" calcext:value-type="string">
            <text:p>This video explains the SimGAN model, using GANs to bridge the gap between simulated and real data! Please subscribe for more Deep Learning videos!</text:p>
          </table:table-cell>
          <table:table-cell table:style-name="ce2" office:value-type="string" calcext:value-type="string">
            <text:p>2019-05-05 16:49:45</text:p>
          </table:table-cell>
          <table:table-cell office:value-type="string" calcext:value-type="string">
            <text:p>Deep Learning, SimGAN, Simulated Data, GANs, GAN,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94" calcext:value-type="float">
            <text:p>194</text:p>
          </table:table-cell>
          <table:table-cell office:value-type="float" office:value="727" calcext:value-type="float">
            <text:p>727</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49:32</text:p>
          </table:table-cell>
          <table:table-cell table:formula="of:=YEAR([.E99])" office:value-type="float" office:value="2019" calcext:value-type="float">
            <text:p>2019</text:p>
          </table:table-cell>
          <table:table-cell table:formula="of:=MONTH([.E99])" office:value-type="float" office:value="5" calcext:value-type="float">
            <text:p>5</text:p>
          </table:table-cell>
          <table:table-cell table:number-columns-repeated="8"/>
        </table:table-row>
        <table:table-row table:style-name="ro1">
          <table:table-cell office:value-type="float" office:value="244" calcext:value-type="float">
            <text:p>244</text:p>
          </table:table-cell>
          <table:table-cell office:value-type="string" calcext:value-type="string">
            <text:p>EYrt7fGyA08</text:p>
          </table:table-cell>
          <table:table-cell office:value-type="string" calcext:value-type="string">
            <text:p>DC-GAN Explained!</text:p>
          </table:table-cell>
          <table:table-cell office:value-type="string" calcext:value-type="string">
            <text:p>This video explains the paper presenting Deep Convolutional Generative Adversarial Networks! Thanks for watching, Please Subscribe!</text:p>
          </table:table-cell>
          <table:table-cell table:style-name="ce2" office:value-type="string" calcext:value-type="string">
            <text:p>2019-05-09 19:02:09</text:p>
          </table:table-cell>
          <table:table-cell office:value-type="string" calcext:value-type="string">
            <text:p>DCGAN, DCGANs, Deep Convolutional Generative Adversarial Network, Deep Learning, GAN, Generative Adversarial Network</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44" calcext:value-type="float">
            <text:p>344</text:p>
          </table:table-cell>
          <table:table-cell office:value-type="float" office:value="5109" calcext:value-type="float">
            <text:p>5109</text:p>
          </table:table-cell>
          <table:table-cell office:value-type="float" office:value="74" calcext:value-type="float">
            <text:p>74</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49:06</text:p>
          </table:table-cell>
          <table:table-cell table:formula="of:=YEAR([.E100])" office:value-type="float" office:value="2019" calcext:value-type="float">
            <text:p>2019</text:p>
          </table:table-cell>
          <table:table-cell table:formula="of:=MONTH([.E100])" office:value-type="float" office:value="5" calcext:value-type="float">
            <text:p>5</text:p>
          </table:table-cell>
          <table:table-cell table:number-columns-repeated="8"/>
        </table:table-row>
        <table:table-row table:style-name="ro1">
          <table:table-cell office:value-type="float" office:value="438" calcext:value-type="float">
            <text:p>438</text:p>
          </table:table-cell>
          <table:table-cell office:value-type="string" calcext:value-type="string">
            <text:p>IatH1Oi4ajQ</text:p>
          </table:table-cell>
          <table:table-cell office:value-type="string" calcext:value-type="string">
            <text:p>Creative Adversarial Networks for Art Generation with Ahmed Elgammal - TWiML Talk #265</text:p>
          </table:table-cell>
          <table:table-cell office:value-type="string" calcext:value-type="string">
            <text:p>Today were joined by Ahmed Elgammal, a professor in the department of computer science at Rutgers, and director of The Art and Artificial Intelligence Lab. In my conversation with Ahmed, we discuss:</text:p>
            <text:p/>
            <text:p>  His work on AICAN, a creative adversarial network that produces original portraits, trained with over 500 years of European canonical art.</text:p>
            <text:p/>
            <text:p>  How complex the computational representations of the art actually are, and how he simplifies them.</text:p>
            <text:p/>
            <text:p>  Specifics of the training process, including the various types of artwork used, and the constraints applied to the model.</text:p>
            <text:p/>
            <text:p> The complete show notes for this episode can be found at twimlai.com/talk/265.</text:p>
          </table:table-cell>
          <table:table-cell table:style-name="ce2" office:value-type="string" calcext:value-type="string">
            <text:p>2019-05-13 20:24:43</text:p>
          </table:table-cell>
          <table:table-cell office:value-type="string" calcext:value-type="string">
            <text:p>adversarial, ahmed, ai, art, artificial, cans, creative, data, elgammal, gan, gans, intelligence, learning, machine, ml, networks, podcast, rutgers, science, tech, technology,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238" calcext:value-type="float">
            <text:p>2238</text:p>
          </table:table-cell>
          <table:table-cell office:value-type="float" office:value="194" calcext:value-type="float">
            <text:p>194</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06</text:p>
          </table:table-cell>
          <table:table-cell table:formula="of:=YEAR([.E101])" office:value-type="float" office:value="2019" calcext:value-type="float">
            <text:p>2019</text:p>
          </table:table-cell>
          <table:table-cell table:formula="of:=MONTH([.E101])" office:value-type="float" office:value="5" calcext:value-type="float">
            <text:p>5</text:p>
          </table:table-cell>
          <table:table-cell table:number-columns-repeated="8"/>
        </table:table-row>
        <table:table-row table:style-name="ro1">
          <table:table-cell office:value-type="float" office:value="450" calcext:value-type="float">
            <text:p>450</text:p>
          </table:table-cell>
          <table:table-cell office:value-type="string" calcext:value-type="string">
            <text:p>XCkwm3VbK4U</text:p>
          </table:table-cell>
          <table:table-cell office:value-type="string" calcext:value-type="string">
            <text:p>Brief Moments of the AI Gold Rush | by Bing Xu | Kaggle Days SF</text:p>
          </table:table-cell>
          <table:table-cell office:value-type="string" calcext:value-type="string">
            <text:p>Bing Xu</text:p>
            <text:p>"Brief Moments of the AI Gold Rush"</text:p>
            <text:p/>
            <text:p>Kaggle Days San Francisco held in April 2019 gathered over 300 participants to meet, learn and code with Kaggle Grandmasters, and compete in our traditional offline competition. </text:p>
            <text:p>This edition is presented by LogicAI with sponsorship from Kaggle and Google Cloud.</text:p>
            <text:p>Kaggle Days are a global series of offline events for seasoned data scientists and Kagglers created by LogicAI and Kaggle.</text:p>
            <text:p/>
            <text:p>About the presenter:</text:p>
            <text:p>Bing is currently an Applied Research Scientist at Facebook AI. He was a Kaggle Grandmaster (2012  2015). He was early contributor of XGBoost and creator of XGBoost.jl (2014), co-creator of CXXNet (2013), MXNet (2015), creator of MXNet-Mobile (2015) and MXNet.js (2015). In deep learning research, his major contribution includes: the original Generative Adversary Net (GAN) and some studies on neural network activations.</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le-days/</text:p>
            <text:p/>
            <text:p/>
            <text:p>About LogicAI:</text:p>
            <text:p>LogicAI as a creator of Kaggle Days is a sole partner of Kaggle to build global offline community. </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54915962100/</text:p>
            <text:p>Check out our BLOG: https://logicai.io/blog/</text:p>
            <text:p>Connect with us on LINKEDIN: https://www.linkedin.com/company/logicai/</text:p>
            <text:p/>
            <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2" office:value-type="string" calcext:value-type="string">
            <text:p>2019-05-16 22:05:23</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kaggle day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297" calcext:value-type="float">
            <text:p>2297</text:p>
          </table:table-cell>
          <table:table-cell office:value-type="float" office:value="190" calcext:value-type="float">
            <text:p>190</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5:53</text:p>
          </table:table-cell>
          <table:table-cell table:formula="of:=YEAR([.E102])" office:value-type="float" office:value="2019" calcext:value-type="float">
            <text:p>2019</text:p>
          </table:table-cell>
          <table:table-cell table:formula="of:=MONTH([.E102])" office:value-type="float" office:value="5" calcext:value-type="float">
            <text:p>5</text:p>
          </table:table-cell>
          <table:table-cell table:number-columns-repeated="8"/>
        </table:table-row>
        <table:table-row table:style-name="ro1">
          <table:table-cell office:value-type="float" office:value="338" calcext:value-type="float">
            <text:p>338</text:p>
          </table:table-cell>
          <table:table-cell office:value-type="string" calcext:value-type="string">
            <text:p>eu7LUwbRyrk</text:p>
          </table:table-cell>
          <table:table-cell office:value-type="string" calcext:value-type="string">
            <text:p>BigGANs in Data Augmentation</text:p>
          </table:table-cell>
          <table:table-cell office:value-type="string" calcext:value-type="string">
            <text:p>This video presents a very interesting study on using GAN-generated data, (specifically from the impressive BigGAN model), as a tool for augmenting the ImageNet training set and training better Image Classifiers. Thanks for watching, please Subscribe!</text:p>
            <text:p/>
            <text:p>Paper Link:</text:p>
            <text:p>https://openreview.net/pdf?id=rJMw747l_4</text:p>
          </table:table-cell>
          <table:table-cell table:style-name="ce2" office:value-type="string" calcext:value-type="string">
            <text:p>2019-05-24 18:08:02</text:p>
          </table:table-cell>
          <table:table-cell office:value-type="string" calcext:value-type="string">
            <text:p>Deep Learning, BigGAN, Data Augmentation, GAN Data Augmentation, Generative Adversarial Networks, GAN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01" calcext:value-type="float">
            <text:p>201</text:p>
          </table:table-cell>
          <table:table-cell office:value-type="float" office:value="423" calcext:value-type="float">
            <text:p>423</text:p>
          </table:table-cell>
          <table:table-cell office:value-type="float" office:value="17" calcext:value-type="float">
            <text:p>17</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49:09</text:p>
          </table:table-cell>
          <table:table-cell table:formula="of:=YEAR([.E103])" office:value-type="float" office:value="2019" calcext:value-type="float">
            <text:p>2019</text:p>
          </table:table-cell>
          <table:table-cell table:formula="of:=MONTH([.E103])" office:value-type="float" office:value="5" calcext:value-type="float">
            <text:p>5</text:p>
          </table:table-cell>
          <table:table-cell table:number-columns-repeated="8"/>
        </table:table-row>
        <table:table-row table:style-name="ro1">
          <table:table-cell office:value-type="float" office:value="227" calcext:value-type="float">
            <text:p>227</text:p>
          </table:table-cell>
          <table:table-cell office:value-type="string" calcext:value-type="string">
            <text:p>OVeGatovZ7Y</text:p>
          </table:table-cell>
          <table:table-cell office:value-type="string" calcext:value-type="string">
            <text:p>Self-Attention GAN</text:p>
          </table:table-cell>
          <table:table-cell office:value-type="string" calcext:value-type="string">
            <text:p>This video will explain how the Self-Attention layer is integrated into the Generative Adversarial Network. This mechanism is powering many of the current state of the arts in GANs and across Deep Learning applications such as Neural Machine Translation.</text:p>
            <text:p/>
            <text:p>Paper Link: https://arxiv.org/pdf/1805.08318.pdf</text:p>
            <text:p/>
            <text:p>Thanks for watching! Please Subscribe!</text:p>
          </table:table-cell>
          <table:table-cell table:style-name="ce2" office:value-type="string" calcext:value-type="string">
            <text:p>2019-06-03 20:39:22</text:p>
          </table:table-cell>
          <table:table-cell office:value-type="string" calcext:value-type="string">
            <text:p>Self Attention GAN, Self-Attention GAN, Self-Attention GANs, SAGAN, Deep Learning, Generative Adversarial Networks, GANs, GA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90" calcext:value-type="float">
            <text:p>390</text:p>
          </table:table-cell>
          <table:table-cell office:value-type="float" office:value="2681" calcext:value-type="float">
            <text:p>2681</text:p>
          </table:table-cell>
          <table:table-cell office:value-type="float" office:value="69" calcext:value-type="float">
            <text:p>69</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ttention, gan, transformer, arxiv.org/</text:p>
          </table:table-cell>
          <table:table-cell table:style-name="ce2" office:value-type="string" calcext:value-type="string">
            <text:p>2020-04-25 10:58:08</text:p>
          </table:table-cell>
          <table:table-cell table:formula="of:=YEAR([.E104])" office:value-type="float" office:value="2019" calcext:value-type="float">
            <text:p>2019</text:p>
          </table:table-cell>
          <table:table-cell table:formula="of:=MONTH([.E104])" office:value-type="float" office:value="6" calcext:value-type="float">
            <text:p>6</text:p>
          </table:table-cell>
          <table:table-cell table:number-columns-repeated="8"/>
        </table:table-row>
        <table:table-row table:style-name="ro1">
          <table:table-cell office:value-type="float" office:value="127" calcext:value-type="float">
            <text:p>127</text:p>
          </table:table-cell>
          <table:table-cell office:value-type="string" calcext:value-type="string">
            <text:p>JxTR1LM4YSA</text:p>
          </table:table-cell>
          <table:table-cell office:value-type="string" calcext:value-type="string">
            <text:p>How to prepare for Machine Learning interviews- Part 2 | Applied AI Course</text:p>
          </table:table-cell>
          <table:table-cell office:value-type="string" calcext:value-type="string">
            <text:p>#ArtificialIntelligence,#MachineLearning,#DeepLearning,#DataScience,#NLP,#AI,#ML,#Interviews</text:p>
          </table:table-cell>
          <table:table-cell table:style-name="ce2" office:value-type="string" calcext:value-type="string">
            <text:p>2019-06-09 06:40:38</text:p>
          </table:table-cell>
          <table:table-cell office:value-type="string" calcext:value-type="string">
            <text:p>Data Science, Machine Learning, Deep Learning, NLP, AI, Big Data, livestream, Machine Learning Interview</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4506" calcext:value-type="float">
            <text:p>4506</text:p>
          </table:table-cell>
          <table:table-cell office:value-type="float" office:value="9389" calcext:value-type="float">
            <text:p>9389</text:p>
          </table:table-cell>
          <table:table-cell office:value-type="float" office:value="303" calcext:value-type="float">
            <text:p>303</text:p>
          </table:table-cell>
          <table:table-cell office:value-type="float" office:value="16" calcext:value-type="float">
            <text:p>1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2:57</text:p>
          </table:table-cell>
          <table:table-cell table:formula="of:=YEAR([.E105])" office:value-type="float" office:value="2019" calcext:value-type="float">
            <text:p>2019</text:p>
          </table:table-cell>
          <table:table-cell table:formula="of:=MONTH([.E105])" office:value-type="float" office:value="6" calcext:value-type="float">
            <text:p>6</text:p>
          </table:table-cell>
          <table:table-cell table:number-columns-repeated="8"/>
        </table:table-row>
        <table:table-row table:style-name="ro1">
          <table:table-cell office:value-type="float" office:value="139" calcext:value-type="float">
            <text:p>139</text:p>
          </table:table-cell>
          <table:table-cell office:value-type="string" calcext:value-type="string">
            <text:p>fIp9vuM8gu0</text:p>
          </table:table-cell>
          <table:table-cell office:value-type="string" calcext:value-type="string">
            <text:p>Supporting Rapid Model Development at Two Sigma with Matt Adereth &amp; Scott Clark - TWIML Talk #273</text:p>
          </table:table-cell>
          <table:table-cell office:value-type="string" calcext:value-type="string">
            <text:p>Today were joined by Matt Adereth, managing director of investments at Two Sigma, and return guest Scott Clark, co-founder and CEO of SigOpt, to discuss:</text:p>
            <text:p/>
            <text:p>  The end to end modeling platform at Two Sigma, who it serves, and challenges faced in production and modeling.</text:p>
            <text:p/>
            <text:p>  How Two Sigma has attacked the experimentation challenge with their platform.</text:p>
            <text:p/>
            <text:p>  The relationship between the optimization and infrastructure teams at SigOpt.</text:p>
            <text:p/>
            <text:p>  What motivates companies that arent already heavily invested in platforms, optimization or automation, to do so.</text:p>
            <text:p/>
            <text:p> The complete show notes can be found at twimlai.com/talk/273.</text:p>
            <text:p/>
            <text:p> Visit twimlcon.com to learn more about the TWIMLcon: AI Platforms conference! The first 10 listeners who register get their ticket for 75% off using the discount code TWIMLFIRST!</text:p>
            <text:p/>
            <text:p> Follow along with the entire AI Platforms Vol 2 series at twimlai.com/aiplatforms2.</text:p>
            <text:p/>
            <text:p> Thanks to SigOpt for their continued support of the podcast, and their sponsorship of this episode! Check out their machine learning experimentation and optimization suite, and get a free trial at twimlai.com/sigopt.</text:p>
          </table:table-cell>
          <table:table-cell table:style-name="ce2" office:value-type="string" calcext:value-type="string">
            <text:p>2019-06-11 17:45:22</text:p>
          </table:table-cell>
          <table:table-cell office:value-type="string" calcext:value-type="string">
            <text:p>adereth, ai, artificial, automation, clark, data, intelligence, learning, machine, matt, ml, opt, optimization, platform, podcast, production, science, scott, sig, sigma, tech, technology, twiml, two</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955" calcext:value-type="float">
            <text:p>2955</text:p>
          </table:table-cell>
          <table:table-cell office:value-type="float" office:value="281" calcext:value-type="float">
            <text:p>281</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bert, gan</text:p>
          </table:table-cell>
          <table:table-cell table:style-name="ce2" office:value-type="string" calcext:value-type="string">
            <text:p>2020-04-22 22:55:17</text:p>
          </table:table-cell>
          <table:table-cell table:formula="of:=YEAR([.E106])" office:value-type="float" office:value="2019" calcext:value-type="float">
            <text:p>2019</text:p>
          </table:table-cell>
          <table:table-cell table:formula="of:=MONTH([.E106])" office:value-type="float" office:value="6" calcext:value-type="float">
            <text:p>6</text:p>
          </table:table-cell>
          <table:table-cell table:number-columns-repeated="8"/>
        </table:table-row>
        <table:table-row table:style-name="ro1">
          <table:table-cell office:value-type="float" office:value="236" calcext:value-type="float">
            <text:p>236</text:p>
          </table:table-cell>
          <table:table-cell office:value-type="string" calcext:value-type="string">
            <text:p>ge_RT5wvHvY</text:p>
          </table:table-cell>
          <table:table-cell office:value-type="string" calcext:value-type="string">
            <text:p>SqueezeNet</text:p>
          </table:table-cell>
          <table:table-cell office:value-type="string" calcext:value-type="string">
            <text:p>This video explains the SqueezeNet architecture! This model is manually designed to reduce model size based on a set of heuristics. This results in AlexNet-level ImageNet classification accuracy with 0.5MB (further compressed with Deep Compression). Please Subscribe!</text:p>
            <text:p/>
            <text:p>Paper Link: https://arxiv.org/pdf/1602.07360.pdf</text:p>
          </table:table-cell>
          <table:table-cell table:style-name="ce2" office:value-type="string" calcext:value-type="string">
            <text:p>2019-06-19 20:35:34</text:p>
          </table:table-cell>
          <table:table-cell office:value-type="string" calcext:value-type="string">
            <text:p>SqueezeNet, Squeeze Net, Deep Learning, Convolutional Neur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93" calcext:value-type="float">
            <text:p>493</text:p>
          </table:table-cell>
          <table:table-cell office:value-type="float" office:value="2183" calcext:value-type="float">
            <text:p>2183</text:p>
          </table:table-cell>
          <table:table-cell office:value-type="float" office:value="52" calcext:value-type="float">
            <text:p>52</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ttention, gan, arxiv.org/</text:p>
          </table:table-cell>
          <table:table-cell table:style-name="ce2" office:value-type="string" calcext:value-type="string">
            <text:p>2020-04-25 10:58:15</text:p>
          </table:table-cell>
          <table:table-cell table:formula="of:=YEAR([.E107])" office:value-type="float" office:value="2019" calcext:value-type="float">
            <text:p>2019</text:p>
          </table:table-cell>
          <table:table-cell table:formula="of:=MONTH([.E107])" office:value-type="float" office:value="6" calcext:value-type="float">
            <text:p>6</text:p>
          </table:table-cell>
          <table:table-cell table:number-columns-repeated="8"/>
        </table:table-row>
        <table:table-row table:style-name="ro1">
          <table:table-cell office:value-type="float" office:value="366" calcext:value-type="float">
            <text:p>366</text:p>
          </table:table-cell>
          <table:table-cell office:value-type="string" calcext:value-type="string">
            <text:p>A1lIsgFvhqI</text:p>
          </table:table-cell>
          <table:table-cell office:value-type="string" calcext:value-type="string">
            <text:p>Interactive LIVE: Performance metrics deep dive on 23rd June 2019. | Applied AI Course</text:p>
          </table:table-cell>
          <table:table-cell office:value-type="string" calcext:value-type="string">
            <text:p>AppliedAICourse.com</text:p>
            <text:p>Date and time: LIVE on 23rd June 2019 at 10AM.</text:p>
            <text:p>Topic: Performance metrics dive deep.</text:p>
            <text:p>Location: Desktop App &amp; Official Slack group (Miscellaneous channel)</text:p>
            <text:p>#ArtificialIntelligence,#MachineLearning,#DeepLearning,#DataScience,#NLP,#AI,#ML</text:p>
          </table:table-cell>
          <table:table-cell table:style-name="ce2" office:value-type="string" calcext:value-type="string">
            <text:p>2019-06-21 11:56:41</text:p>
          </table:table-cell>
          <table:table-cell office:value-type="string" calcext:value-type="string">
            <text:p>Data Science, Machine Learning, Deep Learning, NLP, AI, Big Data, Performance metrics deep dive</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82" calcext:value-type="float">
            <text:p>82</text:p>
          </table:table-cell>
          <table:table-cell office:value-type="float" office:value="2067" calcext:value-type="float">
            <text:p>2067</text:p>
          </table:table-cell>
          <table:table-cell office:value-type="float" office:value="71" calcext:value-type="float">
            <text:p>71</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41</text:p>
          </table:table-cell>
          <table:table-cell table:formula="of:=YEAR([.E108])" office:value-type="float" office:value="2019" calcext:value-type="float">
            <text:p>2019</text:p>
          </table:table-cell>
          <table:table-cell table:formula="of:=MONTH([.E108])" office:value-type="float" office:value="6" calcext:value-type="float">
            <text:p>6</text:p>
          </table:table-cell>
          <table:table-cell table:number-columns-repeated="8"/>
        </table:table-row>
        <table:table-row table:style-name="ro1">
          <table:table-cell office:value-type="float" office:value="451" calcext:value-type="float">
            <text:p>451</text:p>
          </table:table-cell>
          <table:table-cell office:value-type="string" calcext:value-type="string">
            <text:p>YEfuuvLw9F4</text:p>
          </table:table-cell>
          <table:table-cell office:value-type="string" calcext:value-type="string">
            <text:p>Editing Images with Neural Networks</text:p>
          </table:table-cell>
          <table:table-cell office:value-type="string" calcext:value-type="string">
            <text:p>Try it at:</text:p>
            <text:p>ganpaint.io</text:p>
          </table:table-cell>
          <table:table-cell table:style-name="ce2" office:value-type="string" calcext:value-type="string">
            <text:p>2019-07-01 13:58:31</text:p>
          </table:table-cell>
          <table:table-cell office:value-type="string" calcext:value-type="string">
            <text:p>MIT, Massachusetts Institute of Technology, CSAIL, image editing, neural network, gan, photoshop, ibm, watson</text:p>
          </table:table-cell>
          <table:table-cell office:value-type="string" calcext:value-type="string">
            <text:p>NULL</text:p>
          </table:table-cell>
          <table:table-cell office:value-type="string" calcext:value-type="string">
            <text:p>en</text:p>
          </table:table-cell>
          <table:table-cell office:value-type="string" calcext:value-type="string">
            <text:p>MITCSAIL</text:p>
          </table:table-cell>
          <table:table-cell office:value-type="string" calcext:value-type="string">
            <text:p>UCBpxspUNl1Th33XbugiHJzw</text:p>
          </table:table-cell>
          <table:table-cell office:value-type="float" office:value="68" calcext:value-type="float">
            <text:p>68</text:p>
          </table:table-cell>
          <table:table-cell office:value-type="float" office:value="25831" calcext:value-type="float">
            <text:p>25831</text:p>
          </table:table-cell>
          <table:table-cell office:value-type="float" office:value="120" calcext:value-type="float">
            <text:p>12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5:55</text:p>
          </table:table-cell>
          <table:table-cell table:formula="of:=YEAR([.E109])" office:value-type="float" office:value="2019" calcext:value-type="float">
            <text:p>2019</text:p>
          </table:table-cell>
          <table:table-cell table:formula="of:=MONTH([.E109])" office:value-type="float" office:value="7" calcext:value-type="float">
            <text:p>7</text:p>
          </table:table-cell>
          <table:table-cell table:number-columns-repeated="8"/>
        </table:table-row>
        <table:table-row table:style-name="ro1">
          <table:table-cell office:value-type="float" office:value="415" calcext:value-type="float">
            <text:p>415</text:p>
          </table:table-cell>
          <table:table-cell office:value-type="string" calcext:value-type="string">
            <text:p>thQ7QjqNPlY</text:p>
          </table:table-cell>
          <table:table-cell office:value-type="string" calcext:value-type="string">
            <text:p>This AI Makes The Mona Lisa Come To Life</text:p>
          </table:table-cell>
          <table:table-cell office:value-type="string" calcext:value-type="string">
            <text:p> Check out Weights &amp; Biases here and sign up for a free demo:</text:p>
            <text:p>https://www.wandb.com/papers</text:p>
            <text:p/>
            <text:p> The paper "Few-Shot Adversarial Learning of Realistic Neural Talking Head Models" is available here:</text:p>
            <text:p>https://arxiv.org/abs/1905.08233v1</text:p>
            <text:p>https://www.youtube.com/watch?v=p1b5aiTrGzY</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aniel Hasegan, Dennis Abts, Eric Haddad, Eric Martel, Evan Breznyik, Geronimo Moralez, Ivelin Ivanov, James Watt, Javier Bustamante, John De Witt, Kaiesh Vohra, Kasia Hayden, Kjartan Olason, Levente Szabo, Lorin Atzberger, Lukas Biewald, Marcin Dukaczewski, Marten Rauschenberg, Maurits van Mastrigt, Michael Albrecht, Michael Jensen, Nader Shakerin, Owen Campbell-Moore, Owen Skarpness, Raul Arajo da Silva, Rob Rowe, Robin Graham, Ryan Monsurate, Shawn Azman, Steef, Steve Messina, Sunil Kim, Taras Bobrovytsky, Thomas Krcmar, Torsten Reil, Zach Boldyga.</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ext:p/>
            <text:p>#DeepFake</text:p>
          </table:table-cell>
          <table:table-cell table:style-name="ce2" office:value-type="string" calcext:value-type="string">
            <text:p>2019-07-04 14:47:16</text:p>
          </table:table-cell>
          <table:table-cell office:value-type="string" calcext:value-type="string">
            <text:p>two minute papers, deep learning, ai, Few-Shot Adversarial Learning of Realistic Neural Talking Head Models, mona lisa ai, deepfake, deepfakes, mona lisa deepfak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66" calcext:value-type="float">
            <text:p>266</text:p>
          </table:table-cell>
          <table:table-cell office:value-type="float" office:value="165842" calcext:value-type="float">
            <text:p>165842</text:p>
          </table:table-cell>
          <table:table-cell office:value-type="float" office:value="6632" calcext:value-type="float">
            <text:p>6632</text:p>
          </table:table-cell>
          <table:table-cell office:value-type="float" office:value="90" calcext:value-type="float">
            <text:p>90</text:p>
          </table:table-cell>
          <table:table-cell office:value-type="float" office:value="429" calcext:value-type="float">
            <text:p>429</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56</text:p>
          </table:table-cell>
          <table:table-cell table:formula="of:=YEAR([.E110])" office:value-type="float" office:value="2019" calcext:value-type="float">
            <text:p>2019</text:p>
          </table:table-cell>
          <table:table-cell table:formula="of:=MONTH([.E110])" office:value-type="float" office:value="7" calcext:value-type="float">
            <text:p>7</text:p>
          </table:table-cell>
          <table:table-cell table:number-columns-repeated="8"/>
        </table:table-row>
        <table:table-row table:style-name="ro1">
          <table:table-cell office:value-type="float" office:value="253" calcext:value-type="float">
            <text:p>253</text:p>
          </table:table-cell>
          <table:table-cell office:value-type="string" calcext:value-type="string">
            <text:p>lh3-kuGLQlE</text:p>
          </table:table-cell>
          <table:table-cell office:value-type="string" calcext:value-type="string">
            <text:p>LIVE on 14th July 2019: Generative Adversarial Networks (GAN) | Applied AI Course</text:p>
          </table:table-cell>
          <table:table-cell office:value-type="string" calcext:value-type="string">
            <text:p>AppliedAICourse.com</text:p>
            <text:p>#ArtificialIntelligence,#MachineLearning,#DeepLearning,#DataScience,#NLP,#AI,#ML</text:p>
          </table:table-cell>
          <table:table-cell table:style-name="ce2" office:value-type="string" calcext:value-type="string">
            <text:p>2019-07-11 20:17:17</text:p>
          </table:table-cell>
          <table:table-cell office:value-type="string" calcext:value-type="string">
            <text:p>Data Science, Machine Learning, Deep Learning, NLP, AI, Big Data, Generative Adversarial Networks (GAN)</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99" calcext:value-type="float">
            <text:p>99</text:p>
          </table:table-cell>
          <table:table-cell office:value-type="float" office:value="2358" calcext:value-type="float">
            <text:p>2358</text:p>
          </table:table-cell>
          <table:table-cell office:value-type="float" office:value="66" calcext:value-type="float">
            <text:p>66</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50:29</text:p>
          </table:table-cell>
          <table:table-cell table:formula="of:=YEAR([.E111])" office:value-type="float" office:value="2019" calcext:value-type="float">
            <text:p>2019</text:p>
          </table:table-cell>
          <table:table-cell table:formula="of:=MONTH([.E111])" office:value-type="float" office:value="7" calcext:value-type="float">
            <text:p>7</text:p>
          </table:table-cell>
          <table:table-cell table:number-columns-repeated="8"/>
        </table:table-row>
        <table:table-row table:style-name="ro1">
          <table:table-cell office:value-type="float" office:value="349" calcext:value-type="float">
            <text:p>349</text:p>
          </table:table-cell>
          <table:table-cell office:value-type="string" calcext:value-type="string">
            <text:p>-u8Mi57BDIY</text:p>
          </table:table-cell>
          <table:table-cell office:value-type="string" calcext:value-type="string">
            <text:p>Unsupervised Data Augmentation</text:p>
          </table:table-cell>
          <table:table-cell office:value-type="string" calcext:value-type="string">
            <text:p>Unsupervised Data Augmentation is able to achieve state-of-the-art Image Classification results using 4,000 out of the 50,000 available labels  for training from CIFAR-10!</text:p>
            <text:p>Paper Link: https://arxiv.org/pdf/1904.12848.pdf</text:p>
          </table:table-cell>
          <table:table-cell table:style-name="ce2" office:value-type="string" calcext:value-type="string">
            <text:p>2019-07-11 21:16:57</text:p>
          </table:table-cell>
          <table:table-cell office:value-type="string" calcext:value-type="string">
            <text:p>Unsupervised Data Augmentation, Data Augmentation, Computer Vision, Text Sentiment Classification, AutoAugment, Sentiment Classification, Deep Learning, Data Science, Machine Learning, Artificial Intelligence, Google AI</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518" calcext:value-type="float">
            <text:p>518</text:p>
          </table:table-cell>
          <table:table-cell office:value-type="float" office:value="513" calcext:value-type="float">
            <text:p>513</text:p>
          </table:table-cell>
          <table:table-cell office:value-type="float" office:value="32" calcext:value-type="float">
            <text:p>32</text:p>
          </table:table-cell>
          <table:table-cell table:number-columns-repeated="3" office:value-type="float" office:value="0" calcext:value-type="float">
            <text:p>0</text:p>
          </table:table-cell>
          <table:table-cell office:value-type="string" calcext:value-type="string">
            <text:p>gan, arxiv.org/</text:p>
          </table:table-cell>
          <table:table-cell table:style-name="ce2" office:value-type="string" calcext:value-type="string">
            <text:p>2020-04-25 10:58:16</text:p>
          </table:table-cell>
          <table:table-cell table:formula="of:=YEAR([.E112])" office:value-type="float" office:value="2019" calcext:value-type="float">
            <text:p>2019</text:p>
          </table:table-cell>
          <table:table-cell table:formula="of:=MONTH([.E112])" office:value-type="float" office:value="7" calcext:value-type="float">
            <text:p>7</text:p>
          </table:table-cell>
          <table:table-cell table:number-columns-repeated="8"/>
        </table:table-row>
        <table:table-row table:style-name="ro1">
          <table:table-cell office:value-type="float" office:value="365" calcext:value-type="float">
            <text:p>365</text:p>
          </table:table-cell>
          <table:table-cell office:value-type="string" calcext:value-type="string">
            <text:p>gNr66WddOMU</text:p>
          </table:table-cell>
          <table:table-cell office:value-type="string" calcext:value-type="string">
            <text:p>LIVE on 21/July/2019: How to build IoT+ AI systems end to end | Applied AI Course</text:p>
          </table:table-cell>
          <table:table-cell office:value-type="string" calcext:value-type="string">
            <text:p>AppliedAICourse.com</text:p>
            <text:p>You may watch the live session at https://youtu.be/7Pf23JJPzdA </text:p>
            <text:p/>
            <text:p>#ArtificialIntelligence,#MachineLearning,#DeepLearning,#DataScience,#NLP,#AI,#ML</text:p>
          </table:table-cell>
          <table:table-cell table:style-name="ce2" office:value-type="string" calcext:value-type="string">
            <text:p>2019-07-16 03:43:47</text:p>
          </table:table-cell>
          <table:table-cell office:value-type="string" calcext:value-type="string">
            <text:p>Data Science, Machine Learning, Deep Learning, NLP, AI, Big Data, How to build IoT+ AI systems end to end</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16" calcext:value-type="float">
            <text:p>216</text:p>
          </table:table-cell>
          <table:table-cell office:value-type="float" office:value="4888" calcext:value-type="float">
            <text:p>4888</text:p>
          </table:table-cell>
          <table:table-cell office:value-type="float" office:value="148" calcext:value-type="float">
            <text:p>148</text:p>
          </table:table-cell>
          <table:table-cell office:value-type="float" office:value="1" calcext:value-type="float">
            <text:p>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39</text:p>
          </table:table-cell>
          <table:table-cell table:formula="of:=YEAR([.E113])" office:value-type="float" office:value="2019" calcext:value-type="float">
            <text:p>2019</text:p>
          </table:table-cell>
          <table:table-cell table:formula="of:=MONTH([.E113])" office:value-type="float" office:value="7" calcext:value-type="float">
            <text:p>7</text:p>
          </table:table-cell>
          <table:table-cell table:number-columns-repeated="8"/>
        </table:table-row>
        <table:table-row table:style-name="ro1">
          <table:table-cell office:value-type="float" office:value="364" calcext:value-type="float">
            <text:p>364</text:p>
          </table:table-cell>
          <table:table-cell office:value-type="string" calcext:value-type="string">
            <text:p>7Pf23JJPzdA</text:p>
          </table:table-cell>
          <table:table-cell office:value-type="string" calcext:value-type="string">
            <text:p>LIVE on 21st July 2019: How to build IoT + AI systems. | Applied AI Course</text:p>
          </table:table-cell>
          <table:table-cell office:value-type="string" calcext:value-type="string">
            <text:p>appliedaicourse.com</text:p>
            <text:p/>
            <text:p>Link to the notes for this session: https://docs.google.com/document/d/1Z1WFg3RLCxwf6HW2XFqSDnPgJogcLnTj_B88s66fdd8/edit?usp=sharing</text:p>
            <text:p>#ArtificialIntelligence,#MachineLearning,#DeepLearning,#DataScience,#NLP,#AI,#ML,</text:p>
          </table:table-cell>
          <table:table-cell table:style-name="ce2" office:value-type="string" calcext:value-type="string">
            <text:p>2019-07-21 06:19:58</text:p>
          </table:table-cell>
          <table:table-cell office:value-type="string" calcext:value-type="string">
            <text:p>#hangoutsonair, Hangouts On Air, #hoa, Data Science, Machine Learning, Deep Learning, NLP, AI, Big Data, livestream</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6317" calcext:value-type="float">
            <text:p>6317</text:p>
          </table:table-cell>
          <table:table-cell office:value-type="float" office:value="7806" calcext:value-type="float">
            <text:p>7806</text:p>
          </table:table-cell>
          <table:table-cell office:value-type="float" office:value="285" calcext:value-type="float">
            <text:p>285</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37</text:p>
          </table:table-cell>
          <table:table-cell table:formula="of:=YEAR([.E114])" office:value-type="float" office:value="2019" calcext:value-type="float">
            <text:p>2019</text:p>
          </table:table-cell>
          <table:table-cell table:formula="of:=MONTH([.E114])" office:value-type="float" office:value="7" calcext:value-type="float">
            <text:p>7</text:p>
          </table:table-cell>
          <table:table-cell table:number-columns-repeated="8"/>
        </table:table-row>
        <table:table-row table:style-name="ro1">
          <table:table-cell office:value-type="float" office:value="344" calcext:value-type="float">
            <text:p>344</text:p>
          </table:table-cell>
          <table:table-cell office:value-type="string" calcext:value-type="string">
            <text:p>4VqV31TCsZk</text:p>
          </table:table-cell>
          <table:table-cell office:value-type="string" calcext:value-type="string">
            <text:p>GANs with Fewer Labels</text:p>
          </table:table-cell>
          <table:table-cell office:value-type="string" calcext:value-type="string">
            <text:p>State of the art GAN results using only 20% of the labels! This is a great technique utilizing semi-supervised learning and self-supervised learning to dramatically reduce the need for manual labeling in training Generative Adversarial Networks!</text:p>
            <text:p>Please Subscribe! Thanks for watching!</text:p>
            <text:p/>
            <text:p>Paper Link: https://arxiv.org/pdf/1903.02271.pdf</text:p>
            <text:p>"High-Fidelity Image Generation with Fewer Labels"</text:p>
          </table:table-cell>
          <table:table-cell table:style-name="ce2" office:value-type="string" calcext:value-type="string">
            <text:p>2019-07-22 20:43:10</text:p>
          </table:table-cell>
          <table:table-cell office:value-type="string" calcext:value-type="string">
            <text:p>GANs, High-Fidelity Image Generation With Fewer Labels, Deep Learning, Generative Adversarial Networks, Semi-Supervised Learning, Self-Supervised Learning, Machine Learning, Data Science, Artificial Intelligence, Computer Vision, ImageNet</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24" calcext:value-type="float">
            <text:p>424</text:p>
          </table:table-cell>
          <table:table-cell office:value-type="float" office:value="222" calcext:value-type="float">
            <text:p>222</text:p>
          </table:table-cell>
          <table:table-cell office:value-type="float" office:value="19" calcext:value-type="float">
            <text:p>19</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20</text:p>
          </table:table-cell>
          <table:table-cell table:formula="of:=YEAR([.E115])" office:value-type="float" office:value="2019" calcext:value-type="float">
            <text:p>2019</text:p>
          </table:table-cell>
          <table:table-cell table:formula="of:=MONTH([.E115])" office:value-type="float" office:value="7" calcext:value-type="float">
            <text:p>7</text:p>
          </table:table-cell>
          <table:table-cell table:number-columns-repeated="8"/>
        </table:table-row>
        <table:table-row table:style-name="ro1">
          <table:table-cell office:value-type="float" office:value="346" calcext:value-type="float">
            <text:p>346</text:p>
          </table:table-cell>
          <table:table-cell office:value-type="string" calcext:value-type="string">
            <text:p>Jo86d1jx960</text:p>
          </table:table-cell>
          <table:table-cell office:value-type="string" calcext:value-type="string">
            <text:p>BigBiGAN Unsupervised Learning!</text:p>
          </table:table-cell>
          <table:table-cell office:value-type="string" calcext:value-type="string">
            <text:p>This video explains a model from DeepMind to extract features in an unsupervised way from a Generative Adversarial Network. The key idea in this paper is the scaling up of a previously existing algorithm with an improved GAN model!</text:p>
            <text:p>Please Subscribe! Thanks for watching!</text:p>
            <text:p/>
            <text:p>Paper Link: https://arxiv.org/pdf/1907.02544.pdf</text:p>
          </table:table-cell>
          <table:table-cell table:style-name="ce2" office:value-type="string" calcext:value-type="string">
            <text:p>2019-07-23 20:14:31</text:p>
          </table:table-cell>
          <table:table-cell office:value-type="string" calcext:value-type="string">
            <text:p>BigBiGAN, DeepMind, BiGAN, ALI, Adversarially Learned Inference, Unsupervised Learning, Deep Learning, Machine Learning, Artificial Intelligence, Computer VIsio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81" calcext:value-type="float">
            <text:p>481</text:p>
          </table:table-cell>
          <table:table-cell office:value-type="float" office:value="413" calcext:value-type="float">
            <text:p>413</text:p>
          </table:table-cell>
          <table:table-cell office:value-type="float" office:value="26" calcext:value-type="float">
            <text:p>26</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6</text:p>
          </table:table-cell>
          <table:table-cell table:formula="of:=YEAR([.E116])" office:value-type="float" office:value="2019" calcext:value-type="float">
            <text:p>2019</text:p>
          </table:table-cell>
          <table:table-cell table:formula="of:=MONTH([.E116])" office:value-type="float" office:value="7" calcext:value-type="float">
            <text:p>7</text:p>
          </table:table-cell>
          <table:table-cell table:number-columns-repeated="8"/>
        </table:table-row>
        <table:table-row table:style-name="ro1">
          <table:table-cell office:value-type="float" office:value="340" calcext:value-type="float">
            <text:p>340</text:p>
          </table:table-cell>
          <table:table-cell office:value-type="string" calcext:value-type="string">
            <text:p>-oJWFcexolY</text:p>
          </table:table-cell>
          <table:table-cell office:value-type="string" calcext:value-type="string">
            <text:p>Self-Supervised GANs</text:p>
          </table:table-cell>
          <table:table-cell office:value-type="string" calcext:value-type="string">
            <text:p>Self-Supervised learning describes a set of tasks that can learn useful representations without manual tuning. This paper explores using self-supervision through rotation angle classification to stabilize GAN training and avoid cyclic collapse through catastrophic forgetting in the discriminator. Thanks for watching! Please Subscribe!</text:p>
            <text:p/>
            <text:p>Paper Link: https://arxiv.org/pdf/1811.11212.pdf</text:p>
          </table:table-cell>
          <table:table-cell table:style-name="ce2" office:value-type="string" calcext:value-type="string">
            <text:p>2019-08-01 19:57:06</text:p>
          </table:table-cell>
          <table:table-cell office:value-type="string" calcext:value-type="string">
            <text:p>Self-Supervised Learning, GANs, Generative Adversarial Networks, Self-Supervised GANs, Deep Learning, Machine Learning, Computer Vision, Artificial Intelligence, Data Science, Google AI</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81" calcext:value-type="float">
            <text:p>481</text:p>
          </table:table-cell>
          <table:table-cell office:value-type="float" office:value="518" calcext:value-type="float">
            <text:p>518</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8</text:p>
          </table:table-cell>
          <table:table-cell table:formula="of:=YEAR([.E117])" office:value-type="float" office:value="2019" calcext:value-type="float">
            <text:p>2019</text:p>
          </table:table-cell>
          <table:table-cell table:formula="of:=MONTH([.E117])" office:value-type="float" office:value="8" calcext:value-type="float">
            <text:p>8</text:p>
          </table:table-cell>
          <table:table-cell table:number-columns-repeated="8"/>
        </table:table-row>
        <table:table-row table:style-name="ro1">
          <table:table-cell office:value-type="float" office:value="426" calcext:value-type="float">
            <text:p>426</text:p>
          </table:table-cell>
          <table:table-cell office:value-type="string" calcext:value-type="string">
            <text:p>fcnjHmBcLNQ</text:p>
          </table:table-cell>
          <table:table-cell office:value-type="string" calcext:value-type="string">
            <text:p>3D Style Transfer For Video is Now Possible!</text:p>
          </table:table-cell>
          <table:table-cell office:value-type="string" calcext:value-type="string">
            <text:p> The paper "Stylizing Video by Example" is available here:</text:p>
            <text:p>https://dcgi.fel.cvut.cz/home/sykorad/ebsynth.html</text:p>
            <text:p/>
            <text:p>The app is available here: https://ebsynth.com</text:p>
            <text:p/>
            <text:p>Our earlier episode on StyLit:</text:p>
            <text:p>https://www.youtube.com/watch?v=S7HlxaMmWAU</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aniel Hasegan, Dennis Abts, Eric Haddad, Eric Martel, Evan Breznyik, Geronimo Moralez, James Watt, Javier Bustamante, John De Witt, Kaiesh Vohra, Kasia Hayden, Kjartan Olason, Levente Szabo, Lorin Atzberger, Lukas Biewald, Marcin Dukaczewski, Marten Rauschenberg, Maurits van Mastrigt, Michael Albrecht, Michael Jensen, Nader Shakerin, Owen Campbell-Moore, Owen Skarpness, Raul Arajo da Silva, Rob Rowe, Robin Graham, Ryan Monsurate, Shawn Azman, Steef, Steve Messina, Sunil Kim, Taras Bobrovytsky, Thomas Krcmar, Torsten Reil, Zach Boldyga.</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2" office:value-type="string" calcext:value-type="string">
            <text:p>2019-08-07 14:51:44</text:p>
          </table:table-cell>
          <table:table-cell office:value-type="string" calcext:value-type="string">
            <text:p>two minute papers, Stylizing Video by Example, style transfer, video style transfer, 3d style transfer</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69" calcext:value-type="float">
            <text:p>169</text:p>
          </table:table-cell>
          <table:table-cell office:value-type="float" office:value="143030" calcext:value-type="float">
            <text:p>143030</text:p>
          </table:table-cell>
          <table:table-cell office:value-type="float" office:value="9735" calcext:value-type="float">
            <text:p>9735</text:p>
          </table:table-cell>
          <table:table-cell office:value-type="float" office:value="49" calcext:value-type="float">
            <text:p>49</text:p>
          </table:table-cell>
          <table:table-cell office:value-type="float" office:value="419" calcext:value-type="float">
            <text:p>41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09</text:p>
          </table:table-cell>
          <table:table-cell table:formula="of:=YEAR([.E118])" office:value-type="float" office:value="2019" calcext:value-type="float">
            <text:p>2019</text:p>
          </table:table-cell>
          <table:table-cell table:formula="of:=MONTH([.E118])" office:value-type="float" office:value="8" calcext:value-type="float">
            <text:p>8</text:p>
          </table:table-cell>
          <table:table-cell table:number-columns-repeated="8"/>
        </table:table-row>
        <table:table-row table:style-name="ro1">
          <table:table-cell office:value-type="float" office:value="363" calcext:value-type="float">
            <text:p>363</text:p>
          </table:table-cell>
          <table:table-cell office:value-type="string" calcext:value-type="string">
            <text:p>_DCLNeeZbnw</text:p>
          </table:table-cell>
          <table:table-cell office:value-type="string" calcext:value-type="string">
            <text:p>LIVE on 11th Aug, 2019: How to Crack ML Competitions? | Applied AI Course</text:p>
          </table:table-cell>
          <table:table-cell office:value-type="string" calcext:value-type="string">
            <text:p>#ArtificialIntelligence,#MachineLearning,#DeepLearning,#DataScience,#NLP,#AI,#ML</text:p>
          </table:table-cell>
          <table:table-cell table:style-name="ce2" office:value-type="string" calcext:value-type="string">
            <text:p>2019-08-08 13:13:47</text:p>
          </table:table-cell>
          <table:table-cell office:value-type="string" calcext:value-type="string">
            <text:p>Data Science, Machine Learning, Deep Learning, NLP, AI, Big Data, How to Crack ML Competitions</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98" calcext:value-type="float">
            <text:p>298</text:p>
          </table:table-cell>
          <table:table-cell office:value-type="float" office:value="3058" calcext:value-type="float">
            <text:p>3058</text:p>
          </table:table-cell>
          <table:table-cell office:value-type="float" office:value="108" calcext:value-type="float">
            <text:p>108</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36</text:p>
          </table:table-cell>
          <table:table-cell table:formula="of:=YEAR([.E119])" office:value-type="float" office:value="2019" calcext:value-type="float">
            <text:p>2019</text:p>
          </table:table-cell>
          <table:table-cell table:formula="of:=MONTH([.E119])" office:value-type="float" office:value="8" calcext:value-type="float">
            <text:p>8</text:p>
          </table:table-cell>
          <table:table-cell table:number-columns-repeated="8"/>
        </table:table-row>
        <table:table-row table:style-name="ro1">
          <table:table-cell office:value-type="float" office:value="234" calcext:value-type="float">
            <text:p>234</text:p>
          </table:table-cell>
          <table:table-cell office:value-type="string" calcext:value-type="string">
            <text:p>BA-Z0KJIyJs</text:p>
          </table:table-cell>
          <table:table-cell office:value-type="string" calcext:value-type="string">
            <text:p>WaveGAN Explained!</text:p>
          </table:table-cell>
          <table:table-cell office:value-type="string" calcext:value-type="string">
            <text:p>This video explains how WaveGAN adapts Generative Adversarial Networks (More specifically the DCGAN architecture) to generate Audio data rather than heavily studied Image data.</text:p>
            <text:p>Thanks for watching! Please Subscribe!</text:p>
            <text:p/>
            <text:p>Paper Link: https://arxiv.org/abs/1802.04208</text:p>
            <text:p/>
            <text:p>(Book Recommendation) Generative Deep Learning: https://www.amzn.to/31tQCJc</text:p>
          </table:table-cell>
          <table:table-cell table:style-name="ce2" office:value-type="string" calcext:value-type="string">
            <text:p>2019-08-13 19:56:55</text:p>
          </table:table-cell>
          <table:table-cell office:value-type="string" calcext:value-type="string">
            <text:p>WaveGAN, Adversarial Audio Synthesis, GANs, GAN, Generative Adversarial Networks, AI Music, AI Audio, Deep Learning, Machine Learning, Data Science,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517" calcext:value-type="float">
            <text:p>517</text:p>
          </table:table-cell>
          <table:table-cell office:value-type="float" office:value="922" calcext:value-type="float">
            <text:p>922</text:p>
          </table:table-cell>
          <table:table-cell office:value-type="float" office:value="39" calcext:value-type="float">
            <text:p>39</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ttention, gan, arxiv.org/</text:p>
          </table:table-cell>
          <table:table-cell table:style-name="ce2" office:value-type="string" calcext:value-type="string">
            <text:p>2020-04-25 10:58:03</text:p>
          </table:table-cell>
          <table:table-cell table:formula="of:=YEAR([.E120])" office:value-type="float" office:value="2019" calcext:value-type="float">
            <text:p>2019</text:p>
          </table:table-cell>
          <table:table-cell table:formula="of:=MONTH([.E120])" office:value-type="float" office:value="8" calcext:value-type="float">
            <text:p>8</text:p>
          </table:table-cell>
          <table:table-cell table:number-columns-repeated="8"/>
        </table:table-row>
        <table:table-row table:style-name="ro1">
          <table:table-cell office:value-type="float" office:value="339" calcext:value-type="float">
            <text:p>339</text:p>
          </table:table-cell>
          <table:table-cell office:value-type="string" calcext:value-type="string">
            <text:p>yyqfZfnSzcw</text:p>
          </table:table-cell>
          <table:table-cell office:value-type="string" calcext:value-type="string">
            <text:p>VAE-GAN Explained!</text:p>
          </table:table-cell>
          <table:table-cell office:value-type="string" calcext:value-type="string">
            <text:p>This model explains how a GAN can be used to improve the results of a Variational Autoencoder. This example is a great way to understand different generative models such as VAEs and GANs. Thanks for watching! Please Subscribe!</text:p>
            <text:p/>
            <text:p>Paper Link: https://arxiv.org/pdf/1512.09300.pdf</text:p>
          </table:table-cell>
          <table:table-cell table:style-name="ce2" office:value-type="string" calcext:value-type="string">
            <text:p>2019-08-15 20:05:13</text:p>
          </table:table-cell>
          <table:table-cell office:value-type="string" calcext:value-type="string">
            <text:p>VAE-GAN, VAE, GAN, Variational Autoencoder, Generative Adversarial Network</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601" calcext:value-type="float">
            <text:p>601</text:p>
          </table:table-cell>
          <table:table-cell office:value-type="float" office:value="2489" calcext:value-type="float">
            <text:p>2489</text:p>
          </table:table-cell>
          <table:table-cell office:value-type="float" office:value="65" calcext:value-type="float">
            <text:p>6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8</text:p>
          </table:table-cell>
          <table:table-cell table:formula="of:=YEAR([.E121])" office:value-type="float" office:value="2019" calcext:value-type="float">
            <text:p>2019</text:p>
          </table:table-cell>
          <table:table-cell table:formula="of:=MONTH([.E121])" office:value-type="float" office:value="8" calcext:value-type="float">
            <text:p>8</text:p>
          </table:table-cell>
          <table:table-cell table:number-columns-repeated="8"/>
        </table:table-row>
        <table:table-row table:style-name="ro1">
          <table:table-cell office:value-type="float" office:value="145" calcext:value-type="float">
            <text:p>145</text:p>
          </table:table-cell>
          <table:table-cell office:value-type="string" calcext:value-type="string">
            <text:p>Gd1nL3WKucY</text:p>
          </table:table-cell>
          <table:table-cell office:value-type="string" calcext:value-type="string">
            <text:p>Disentangled Representations &amp; Google Research Football with Olivier Bachem - TWIML Talk #293</text:p>
          </table:table-cell>
          <table:table-cell office:value-type="string" calcext:value-type="string">
            <text:p>Today were joined by Olivier Bachem, a research scientist at Google AI on the Brain team.</text:p>
            <text:p/>
            <text:p> Initially, Olivier joined us to discuss his work on Googles research football project, their foray into building a novel reinforcement learning environment, but we spent a fair amount of time exploring his research in disentangled representations. Olivier and Sam also discuss what makes the football environment different than other available reinforcement learning environments like OpenAI Gym and PyGame, what other techniques they explored while using this environment, and whats on the horizon for their team and Football RLE.</text:p>
            <text:p/>
            <text:p> Check out the full show notes at twimlai.com/talk/293.</text:p>
          </table:table-cell>
          <table:table-cell table:style-name="ce2" office:value-type="string" calcext:value-type="string">
            <text:p>2019-08-22 19:12:20</text:p>
          </table:table-cell>
          <table:table-cell office:value-type="string" calcext:value-type="string">
            <text:p>ai, artificial, bachem, brain, data, disentangled, football, google, intelligence, learning, machine, ml, olivier, podcast, reinforcement, representations, research, science, soccer, tech, technology,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612" calcext:value-type="float">
            <text:p>2612</text:p>
          </table:table-cell>
          <table:table-cell office:value-type="float" office:value="312" calcext:value-type="float">
            <text:p>312</text:p>
          </table:table-cell>
          <table:table-cell office:value-type="float" office:value="7" calcext:value-type="float">
            <text:p>7</text:p>
          </table:table-cell>
          <table:table-cell table:number-columns-repeated="3" office:value-type="float" office:value="0" calcext:value-type="float">
            <text:p>0</text:p>
          </table:table-cell>
          <table:table-cell office:value-type="string" calcext:value-type="string">
            <text:p>bert, gan</text:p>
          </table:table-cell>
          <table:table-cell table:style-name="ce2" office:value-type="string" calcext:value-type="string">
            <text:p>2020-04-22 22:55:18</text:p>
          </table:table-cell>
          <table:table-cell table:formula="of:=YEAR([.E122])" office:value-type="float" office:value="2019" calcext:value-type="float">
            <text:p>2019</text:p>
          </table:table-cell>
          <table:table-cell table:formula="of:=MONTH([.E122])" office:value-type="float" office:value="8" calcext:value-type="float">
            <text:p>8</text:p>
          </table:table-cell>
          <table:table-cell table:number-columns-repeated="8"/>
        </table:table-row>
        <table:table-row table:style-name="ro1">
          <table:table-cell office:value-type="float" office:value="406" calcext:value-type="float">
            <text:p>406</text:p>
          </table:table-cell>
          <table:table-cell office:value-type="string" calcext:value-type="string">
            <text:p>IMZkLVBhcig</text:p>
          </table:table-cell>
          <table:table-cell office:value-type="string" calcext:value-type="string">
            <text:p>DeepMinds New AI Dreams Up Videos on Many Topics</text:p>
          </table:table-cell>
          <table:table-cell office:value-type="string" calcext:value-type="string">
            <text:p> The paper "Efficient Video Generation on Complex Datasets" is available here:</text:p>
            <text:p>https://arxiv.org/abs/1907.06571</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aniel Hasegan, Dennis Abts, Eric Haddad, Eric Martel, Evan Breznyik, Geronimo Moralez, James Watt, Javier Bustamante, John De Witt, Kaiesh Vohra, Kasia Hayden, Kjartan Olason, Levente Szabo, Lorin Atzberger, Lukas Biewald, Marcin Dukaczewski, Marten Rauschenberg, Maurits van Mastrigt, Michael Albrecht, Michael Jensen, Nader Shakerin, Owen Campbell-Moore, Owen Skarpness, Raul Arajo da Silva, Rob Rowe, Robin Graham, Ryan Monsurate, Shawn Azman, Steef, Steve Messina, Sunil Kim, Taras Bobrovytsky, Thomas Krcmar, Torsten Reil, Zach Boldyga.</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2" office:value-type="string" calcext:value-type="string">
            <text:p>2019-08-27 15:01:10</text:p>
          </table:table-cell>
          <table:table-cell office:value-type="string" calcext:value-type="string">
            <text:p>two minute papers, deep learning, ai, deepmind</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6" calcext:value-type="float">
            <text:p>206</text:p>
          </table:table-cell>
          <table:table-cell office:value-type="float" office:value="68893" calcext:value-type="float">
            <text:p>68893</text:p>
          </table:table-cell>
          <table:table-cell office:value-type="float" office:value="3166" calcext:value-type="float">
            <text:p>3166</text:p>
          </table:table-cell>
          <table:table-cell office:value-type="float" office:value="43" calcext:value-type="float">
            <text:p>43</text:p>
          </table:table-cell>
          <table:table-cell office:value-type="float" office:value="273" calcext:value-type="float">
            <text:p>27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05</text:p>
          </table:table-cell>
          <table:table-cell table:formula="of:=YEAR([.E123])" office:value-type="float" office:value="2019" calcext:value-type="float">
            <text:p>2019</text:p>
          </table:table-cell>
          <table:table-cell table:formula="of:=MONTH([.E123])" office:value-type="float" office:value="8" calcext:value-type="float">
            <text:p>8</text:p>
          </table:table-cell>
          <table:table-cell table:number-columns-repeated="8"/>
        </table:table-row>
        <table:table-row table:style-name="ro1">
          <table:table-cell office:value-type="float" office:value="419" calcext:value-type="float">
            <text:p>419</text:p>
          </table:table-cell>
          <table:table-cell office:value-type="string" calcext:value-type="string">
            <text:p>Jnj7OmmOm2Y</text:p>
          </table:table-cell>
          <table:table-cell office:value-type="string" calcext:value-type="string">
            <text:p>This AI Hallucinates Images For You</text:p>
          </table:table-cell>
          <table:table-cell office:value-type="string" calcext:value-type="string">
            <text:p> We are now available on Instagram: https://www.instagram.com/twominutepapers/</text:p>
            <text:p/>
            <text:p> The paper "On the steerability of generative adversarial networks" is available here:</text:p>
            <text:p>https://ali-design.github.io/gan_steerability/</text:p>
            <text:p/>
            <text:p>The paper "Learning a Manifold of Fonts" and its demo are available here:</text:p>
            <text:p>http://vecg.cs.ucl.ac.uk/Projects/projects_fonts/projects_fonts.html</text:p>
            <text:p/>
            <text:p>Our material synthesis paper is available here:</text:p>
            <text:p>https://users.cg.tuwien.ac.at/zsolnai/gfx/gaussian-material-synthesis/</text:p>
            <text:p/>
            <text:p> Pick up cool perks on our Patreon page: https://www.patreon.com/TwoMinutePapers</text:p>
            <text:p/>
            <text:p> We would like to thank our generous Patreon supporters who make Two Minute Papers possible:</text:p>
            <text:p>Alex Haro, Andrew Melnychuk, Angelos Evripiotis, Anthony Vdovitchenko, Brian Gilman, Bruno Brito, Bryan Learn, Christian Ahlin, Christoph Jadanowski, Claudio Fernandes, Daniel Hasegan, Dennis Abts, Eric Haddad, Eric Martel, Evan Breznyik, Geronimo Moralez, James Watt, Javier Bustamante, John De Witt, Kaiesh Vohra, Kasia Hayden, Kjartan Olason, Levente Szabo, Lorin Atzberger, Lukas Biewald, Marcin Dukaczewski, Marten Rauschenberg, Matthias Jost, Maurits van Mastrigt, Michael Albrecht, Michael Jensen, Nader Shakerin, Owen Campbell-Moore, Owen Skarpness, Raul Arajo da Silva, Rob Rowe, Robin Graham, Ryan Monsurate, Shawn Azman, Steef, Steve Messina, Sunil Kim, Taras Bobrovytsky, Thomas Krcmar, Torsten Reil.</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2" office:value-type="string" calcext:value-type="string">
            <text:p>2019-09-03 14:50:01</text:p>
          </table:table-cell>
          <table:table-cell office:value-type="string" calcext:value-type="string">
            <text:p>two minute papers,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21" calcext:value-type="float">
            <text:p>221</text:p>
          </table:table-cell>
          <table:table-cell office:value-type="float" office:value="50982" calcext:value-type="float">
            <text:p>50982</text:p>
          </table:table-cell>
          <table:table-cell office:value-type="float" office:value="2115" calcext:value-type="float">
            <text:p>2115</text:p>
          </table:table-cell>
          <table:table-cell office:value-type="float" office:value="37" calcext:value-type="float">
            <text:p>37</text:p>
          </table:table-cell>
          <table:table-cell office:value-type="float" office:value="83" calcext:value-type="float">
            <text:p>8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32</text:p>
          </table:table-cell>
          <table:table-cell table:formula="of:=YEAR([.E124])" office:value-type="float" office:value="2019" calcext:value-type="float">
            <text:p>2019</text:p>
          </table:table-cell>
          <table:table-cell table:formula="of:=MONTH([.E124])" office:value-type="float" office:value="9" calcext:value-type="float">
            <text:p>9</text:p>
          </table:table-cell>
          <table:table-cell table:number-columns-repeated="8"/>
        </table:table-row>
        <table:table-row table:style-name="ro1">
          <table:table-cell office:value-type="float" office:value="402" calcext:value-type="float">
            <text:p>402</text:p>
          </table:table-cell>
          <table:table-cell office:value-type="string" calcext:value-type="string">
            <text:p>nXGHJTtFYRU</text:p>
          </table:table-cell>
          <table:table-cell office:value-type="string" calcext:value-type="string">
            <text:p>Dynamic Routing Between Capsules</text:p>
          </table:table-cell>
          <table:table-cell office:value-type="string" calcext:value-type="string">
            <text:p>Geoff Hinton's next big idea! Capsule Networks are an alternative way of implementing neural networks by dividing each layer into capsules. Each capsule is responsible for detecting the presence and properties of one particular entity in the input sample. This information is then allocated dynamically to higher-level capsules in a novel and unconventional routing scheme. While Capsule Networks are still in their infancy, they are an exciting and promising new direction.</text:p>
            <text:p/>
            <text:p>Abstract:</text:p>
            <text:p>A capsule is a group of neurons whose activity vector represents the instantiation parameters of a specific type of entity such as an object or an object part. We use the length of the activity vector to represent the probability that the entity exists and its orientation to represent the instantiation parameters. Active capsules at one level make predictions, via transformation matrices, for the instantiation parameters of higher-level capsules. When multiple predictions agree, a higher level capsule becomes active. We show that a discrimininatively trained, multi-layer capsule system achieves state-of-the-art performance on MNIST and is considerably better than a convolutional net at recognizing highly overlapping digits. To achieve these results we use an iterative routing-by-agreement mechanism: A lower-level capsule prefers to send its output to higher level capsules whose activity vectors have a big scalar product with the prediction coming from the lower-level capsule.</text:p>
            <text:p/>
            <text:p>Authors: Sara Sabour, Nicholas Frosst, Geoffrey E Hinton</text:p>
            <text:p/>
            <text:p>https://arxiv.org/abs/1710.09829</text:p>
            <text:p/>
            <text:p/>
            <text:p>YouTube: https://www.youtube.com/c/yannickilcher</text:p>
            <text:p>Twitter: https://twitter.com/ykilcher</text:p>
            <text:p>Minds: https://www.minds.com/ykilcher</text:p>
            <text:p>BitChute: https://www.bitchute.com/channel/10a5ui845DOJ/</text:p>
          </table:table-cell>
          <table:table-cell table:style-name="ce2" office:value-type="string" calcext:value-type="string">
            <text:p>2019-09-04 14:02:31</text:p>
          </table:table-cell>
          <table:table-cell office:value-type="string" calcext:value-type="string">
            <text:p>machine learning, deep learning, capsules, capsule networks, google brain, hinton, jeff hinton, geoff hinton, routing, neural networks, convolution, convolutional neural networks, deep neural networks, cnns, mnist, multimnist, disentanglement, architecture, reconstruction, alternative, dnn, ml, ai, artificial intelligence, brain, visual system, classifier, image, nonlinearity, entities, objects, capsule, network</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2527" calcext:value-type="float">
            <text:p>2527</text:p>
          </table:table-cell>
          <table:table-cell office:value-type="float" office:value="1064" calcext:value-type="float">
            <text:p>1064</text:p>
          </table:table-cell>
          <table:table-cell office:value-type="float" office:value="49" calcext:value-type="float">
            <text:p>49</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24</text:p>
          </table:table-cell>
          <table:table-cell table:formula="of:=YEAR([.E125])" office:value-type="float" office:value="2019" calcext:value-type="float">
            <text:p>2019</text:p>
          </table:table-cell>
          <table:table-cell table:formula="of:=MONTH([.E125])" office:value-type="float" office:value="9" calcext:value-type="float">
            <text:p>9</text:p>
          </table:table-cell>
          <table:table-cell table:number-columns-repeated="8"/>
        </table:table-row>
        <table:table-row table:style-name="ro1">
          <table:table-cell office:value-type="float" office:value="17" calcext:value-type="float">
            <text:p>17</text:p>
          </table:table-cell>
          <table:table-cell office:value-type="string" calcext:value-type="string">
            <text:p>MIEA8azwu1k</text:p>
          </table:table-cell>
          <table:table-cell office:value-type="string" calcext:value-type="string">
            <text:p>DEEP LEARNING MEME REVIEW - Episode 1</text:p>
          </table:table-cell>
          <table:table-cell office:value-type="string" calcext:value-type="string">
            <text:p>The wait is finally over! Antonio and I discuss the best, funniest and dankest memes of the machine learning world. Join us for a laugh!</text:p>
          </table:table-cell>
          <table:table-cell table:style-name="ce2" office:value-type="string" calcext:value-type="string">
            <text:p>2019-09-05 14:30:00</text:p>
          </table:table-cell>
          <table:table-cell office:value-type="string" calcext:value-type="string">
            <text:p>deep learning, memes, meme review, artificial intelligence, review, discussion, reaction, ai, machine learning, ml, dnn, gpu, deep neural network, ml memes, deep learning memes, machine learning memes, funny, gpus, classifier, hinton, turing award, bert, xlnet, optimization, error rate, culture, community, research</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698" calcext:value-type="float">
            <text:p>698</text:p>
          </table:table-cell>
          <table:table-cell office:value-type="float" office:value="4273" calcext:value-type="float">
            <text:p>4273</text:p>
          </table:table-cell>
          <table:table-cell office:value-type="float" office:value="195" calcext:value-type="float">
            <text:p>195</text:p>
          </table:table-cell>
          <table:table-cell office:value-type="float" office:value="4" calcext:value-type="float">
            <text:p>4</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bert, gan</text:p>
          </table:table-cell>
          <table:table-cell table:style-name="ce2" office:value-type="string" calcext:value-type="string">
            <text:p>2020-04-22 22:52:30</text:p>
          </table:table-cell>
          <table:table-cell table:formula="of:=YEAR([.E126])" office:value-type="float" office:value="2019" calcext:value-type="float">
            <text:p>2019</text:p>
          </table:table-cell>
          <table:table-cell table:formula="of:=MONTH([.E126])" office:value-type="float" office:value="9" calcext:value-type="float">
            <text:p>9</text:p>
          </table:table-cell>
          <table:table-cell table:number-columns-repeated="8"/>
        </table:table-row>
        <table:table-row table:style-name="ro1">
          <table:table-cell office:value-type="float" office:value="357" calcext:value-type="float">
            <text:p>357</text:p>
          </table:table-cell>
          <table:table-cell office:value-type="string" calcext:value-type="string">
            <text:p>-mxpn95uxS4</text:p>
          </table:table-cell>
          <table:table-cell office:value-type="string" calcext:value-type="string">
            <text:p>Novelty Search for Neuroevolution!</text:p>
          </table:table-cell>
          <table:table-cell office:value-type="string" calcext:value-type="string">
            <text:p>This video explains an algorithm achieving much better results on control tasks like Maze Navigation and Biped Locomotion by evaluating members in an evolutionary algorithm based on novelty rather than fitness! The paper link is in the description below, as well as a link to a previous video on the NEAT algorithm in which the novelty search objective is implemented on top of! </text:p>
            <text:p>Thanks for watching! Please Subscribe!</text:p>
            <text:p/>
            <text:p>Paper Link: https://www.cs.swarthmore.edu/~meeden/DevelopmentalRobotics/lehman_ecj11.pdf</text:p>
            <text:p>NEAT explained: https://www.youtube.com/watch?v=b3D8jPmcw-g&amp;t=6s</text:p>
          </table:table-cell>
          <table:table-cell table:style-name="ce2" office:value-type="string" calcext:value-type="string">
            <text:p>2019-09-10 20:27:31</text:p>
          </table:table-cell>
          <table:table-cell office:value-type="string" calcext:value-type="string">
            <text:p>Novelty Search, Neuroevolution, Quality Diversity, Evolution, Deep Learning, Computational Evolution, Genetic algorithms, Evolutionary algorithms, Machine Learning, Artificial Intelligence, Data Science, Maze Navigation, Biped Locomotio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728" calcext:value-type="float">
            <text:p>728</text:p>
          </table:table-cell>
          <table:table-cell office:value-type="float" office:value="456" calcext:value-type="float">
            <text:p>456</text:p>
          </table:table-cell>
          <table:table-cell office:value-type="float" office:value="22" calcext:value-type="float">
            <text:p>2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16</text:p>
          </table:table-cell>
          <table:table-cell table:formula="of:=YEAR([.E127])" office:value-type="float" office:value="2019" calcext:value-type="float">
            <text:p>2019</text:p>
          </table:table-cell>
          <table:table-cell table:formula="of:=MONTH([.E127])" office:value-type="float" office:value="9" calcext:value-type="float">
            <text:p>9</text:p>
          </table:table-cell>
          <table:table-cell table:number-columns-repeated="8"/>
        </table:table-row>
        <table:table-row table:style-name="ro1">
          <table:table-cell office:value-type="float" office:value="360" calcext:value-type="float">
            <text:p>360</text:p>
          </table:table-cell>
          <table:table-cell office:value-type="string" calcext:value-type="string">
            <text:p>dCKbRCUyop8</text:p>
          </table:table-cell>
          <table:table-cell office:value-type="string" calcext:value-type="string">
            <text:p>Face editing with Generative Adversarial Networks</text:p>
          </table:table-cell>
          <table:table-cell office:value-type="string" calcext:value-type="string">
            <text:p>Link to Notebooks:</text:p>
            <text:p>https://drive.google.com/open?id=1LBWcmnUPoHDeaYlRiHokGyjywIdyhAQb</text:p>
            <text:p/>
            <text:p>Link to the StyleGAN paper: https://arxiv.org/abs/1812.04948</text:p>
            <text:p>Link to GAN blogpost: http://hunterheidenreich.com/blog/gan-objective-functions/</text:p>
            <text:p/>
            <text:p>If you want to support this channel, here is my patreon link:</text:p>
            <text:p>https://patreon.com/ArxivInsights --- You are amazing!! ;)</text:p>
            <text:p/>
            <text:p>If you have questions you would like to discuss with me personally, you can book a 1-on-1 video call through Pensight: https://pensight.com/x/xander-steenbrugge </text:p>
            <text:p/>
            <text:p>--------------------------------</text:p>
            <text:p/>
            <text:p>This episode covers one of the greatest ideas in Deep Learning of the past couple of years: Generative Adversarial Networks.</text:p>
            <text:p/>
            <text:p>I first explain how a generative adversarial network (GAN) really works. After this general overview, we go into the specific objective function that is optimized during training. We then dive into Nvidia's StyleGAN model and learn how we can manipulate it's latent space to morph arbitrary images of faces.</text:p>
            <text:p/>
            <text:p>This video comes with a complete Google Colab notebook to reproduce &amp; play with all the examples shown in the video!</text:p>
          </table:table-cell>
          <table:table-cell table:style-name="ce2" office:value-type="string" calcext:value-type="string">
            <text:p>2019-09-13 15:31:21</text:p>
          </table:table-cell>
          <table:table-cell office:value-type="string" calcext:value-type="string">
            <text:p>Generative Adversarial Network, GAN, Deep Learning, AI, Nvidia, Deep Generative model, generated faces, Artificial Intelligence, fake media, StyleGAN, Generative, Neural Networks, generative adversarial networks, GANs, face editing, face morphing, StyleGAN2</text:p>
          </table:table-cell>
          <table:table-cell office:value-type="string" calcext:value-type="string">
            <text:p>NULL</text:p>
          </table:table-cell>
          <table:table-cell office:value-type="string" calcext:value-type="string">
            <text:p>en</text:p>
          </table:table-cell>
          <table:table-cell office:value-type="string" calcext:value-type="string">
            <text:p>Arxiv Insights</text:p>
          </table:table-cell>
          <table:table-cell office:value-type="string" calcext:value-type="string">
            <text:p>UCNIkB2IeJ-6AmZv7bQ1oBYg</text:p>
          </table:table-cell>
          <table:table-cell office:value-type="float" office:value="1527" calcext:value-type="float">
            <text:p>1527</text:p>
          </table:table-cell>
          <table:table-cell office:value-type="float" office:value="96400" calcext:value-type="float">
            <text:p>96400</text:p>
          </table:table-cell>
          <table:table-cell office:value-type="float" office:value="3680" calcext:value-type="float">
            <text:p>3680</text:p>
          </table:table-cell>
          <table:table-cell office:value-type="float" office:value="23" calcext:value-type="float">
            <text:p>23</text:p>
          </table:table-cell>
          <table:table-cell office:value-type="float" office:value="258" calcext:value-type="float">
            <text:p>258</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5:49</text:p>
          </table:table-cell>
          <table:table-cell table:formula="of:=YEAR([.E128])" office:value-type="float" office:value="2019" calcext:value-type="float">
            <text:p>2019</text:p>
          </table:table-cell>
          <table:table-cell table:formula="of:=MONTH([.E128])" office:value-type="float" office:value="9" calcext:value-type="float">
            <text:p>9</text:p>
          </table:table-cell>
          <table:table-cell table:number-columns-repeated="8"/>
        </table:table-row>
        <table:table-row table:style-name="ro1">
          <table:table-cell office:value-type="float" office:value="394" calcext:value-type="float">
            <text:p>394</text:p>
          </table:table-cell>
          <table:table-cell office:value-type="string" calcext:value-type="string">
            <text:p>FZBFV7xfGaY</text:p>
          </table:table-cell>
          <table:table-cell office:value-type="string" calcext:value-type="string">
            <text:p>Generative Modeling Applications</text:p>
          </table:table-cell>
          <table:table-cell office:value-type="string" calcext:value-type="string">
            <text:p>Generative modeling technology is changing the face of the Internet as you read this. It's now possible to design automated systems that can write novels, act as talking heads in videos, and compose music. We are in an absolute renaissance for creativity, the tools are your disposal to tell stories and create new realities have never been so powerful. In this episode, I'll explain how generative modeling works by demoing 3 examples that you can try yourself in your web browser. We'll generate music, faces, and 3D objects, all without having to install any dependencies locally! Newcomers, rejoice. I'll explain how it works at a mathematical level (my favorite), enjoy! </text:p>
            <text:p/>
            <text:p>Demo 1 (Generating Music): </text:p>
            <text:p>https://colab.research.google.com/notebooks/magenta/piano_transformer/piano_transformer.ipynb</text:p>
            <text:p/>
            <text:p>Demo 2 (Generating Faces):</text:p>
            <text:p>https://colab.research.google.com/github/tensorflow/hub/blob/master/examples/colab/tf_hub_generative_image_module.ipynb</text:p>
            <text:p/>
            <text:p>Demo 3 (Generating 3D Objects):</text:p>
            <text:p>https://colab.research.google.com/github/tensorflow/lucid/blob/master/notebooks/differentiable-parameterizations/style_transfer_3d.ipynb</text:p>
            <text:p/>
            <text:p>Autoencoders explained:</text:p>
            <text:p>https://www.youtube.com/watch?v=H1AllrJ-_30</text:p>
            <text:p/>
            <text:p>Generative Adversarial Networks explained:</text:p>
            <text:p>https://www.youtube.com/watch?v=yz6dNf7X7SA</text:p>
            <text:p/>
            <text:p>Sequence Models explained:</text:p>
            <text:p>https://www.youtube.com/watch?v=ElmBrKyMXxs</text:p>
            <text:p/>
            <text:p>Generative Modeling explained:</text:p>
            <text:p>https://www.youtube.com/watch?v=PhCM3qoRZHE</text:p>
            <text:p/>
            <text:p>Are you a total beginner to machine learning? Watch this:</text:p>
            <text:p>https://www.youtube.com/watch?v=Cr6VqTRO1v0</text:p>
            <text:p/>
            <text:p>My AI Startup video:</text:p>
            <text:p>https://www.youtube.com/watch?v=NzmoPqte4V4</text:p>
            <text:p/>
            <text:p>Join us in the Wizards Slack channel:</text:p>
            <text:p>http://wizards.herokuapp.com/</text:p>
            <text:p/>
            <text:p>INSTAGRAM: https://bit.ly/312pLUb</text:p>
            <text:p>FACEBOOK: https://bit.ly/2OqOhx1</text:p>
            <text:p>TWITTER: https://bit.ly/2OHYLbB</text:p>
            <text:p>WEBSITE: https://bit.ly/2OoVPQF</text:p>
            <text:p/>
            <text:p>Hit the Join button above to sign up to become a member of my channel for access to exclusive live streams!</text:p>
            <text:p/>
            <text:p>Join us at the School of AI:</text:p>
            <text:p>https://theschool.ai/</text:p>
            <text:p/>
            <text:p>Signup for my newsletter for exciting updates in the field of AI:</text:p>
            <text:p>https://goo.gl/FZzJ5w</text:p>
            <text:p/>
            <text:p>And please support me on Patreon:</text:p>
            <text:p>https://www.patreon.com/user?u=3191693</text:p>
          </table:table-cell>
          <table:table-cell table:style-name="ce2" office:value-type="string" calcext:value-type="string">
            <text:p>2019-09-30 19:01:11</text:p>
          </table:table-cell>
          <table:table-cell office:value-type="string" calcext:value-type="string">
            <text:p>generative adversarial network, GAN, progan, nvidia, siraj raval, 3D Modeling, 3d Objects, autoencoder, neural network, deep learning, machine learning, artificial intelligence, software, engineering, code, coding, programming, colab, google, python, demo, tutorial, probability theory, probability, probability function, generative modeling, data, data distribution, discriminative modeling</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49" calcext:value-type="float">
            <text:p>749</text:p>
          </table:table-cell>
          <table:table-cell office:value-type="float" office:value="18951" calcext:value-type="float">
            <text:p>18951</text:p>
          </table:table-cell>
          <table:table-cell office:value-type="float" office:value="750" calcext:value-type="float">
            <text:p>750</text:p>
          </table:table-cell>
          <table:table-cell office:value-type="float" office:value="369" calcext:value-type="float">
            <text:p>369</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00</text:p>
          </table:table-cell>
          <table:table-cell table:formula="of:=YEAR([.E129])" office:value-type="float" office:value="2019" calcext:value-type="float">
            <text:p>2019</text:p>
          </table:table-cell>
          <table:table-cell table:formula="of:=MONTH([.E129])" office:value-type="float" office:value="9" calcext:value-type="float">
            <text:p>9</text:p>
          </table:table-cell>
          <table:table-cell table:number-columns-repeated="8"/>
        </table:table-row>
        <table:table-row table:style-name="ro1">
          <table:table-cell office:value-type="float" office:value="356" calcext:value-type="float">
            <text:p>356</text:p>
          </table:table-cell>
          <table:table-cell office:value-type="string" calcext:value-type="string">
            <text:p>rCpvXZSaNlQ</text:p>
          </table:table-cell>
          <table:table-cell office:value-type="string" calcext:value-type="string">
            <text:p>AI Weekly Update #7 October 6th, 2019</text:p>
          </table:table-cell>
          <table:table-cell office:value-type="string" calcext:value-type="string">
            <text:p>2:08 Tensorflow 2.0</text:p>
            <text:p>4:20 HuggingFace Transformers in Tensorflow 2.0</text:p>
            <text:p>5:06 Berkeley Deep Dynamics Models for Dexterous Manipulation</text:p>
            <text:p>7:10 Distill - The Paths Perspective on Value Learning</text:p>
            <text:p>8:56 Google Quantum Control with Reinforcement Learning</text:p>
            <text:p>9:40 Google Paraphrase Understanding Dataset</text:p>
            <text:p>11:10 Google Multilingual Speech Recognition</text:p>
            <text:p>12:05 DeepMind SPIRAL++</text:p>
            <text:p>14:25 Facebook Neural Code Search Dataset</text:p>
            <text:p>15:33 NVIDIA Jetson Project of the Month - ShAIdes</text:p>
            <text:p>17:12 NVIDIA GauGAN Artistic AI</text:p>
            <text:p>17:46 NVIDIA Skydio 2</text:p>
            <text:p>18:30 NVIDIA TensorRT Tensorflow 2.0</text:p>
            <text:p>19:08 Neurala TensorRT 7x Speedup</text:p>
            <text:p>19:30 Clinc Conversational AI Platform</text:p>
            <text:p>20:00 NVIDIA GAN-augmented datasets</text:p>
            <text:p>21:15 NVIDIA DRIVE AGX</text:p>
            <text:p>21:45 Deep Learning: Our Miraculous Year 1990-1991</text:p>
            <text:p>22:35 DeepMind Causal Bayesian Networks</text:p>
            <text:p>23:25 Toyota Research - Robots in the Home</text:p>
            <text:p>24:00 LossLandscape</text:p>
            <text:p>24:30 TheBatch</text:p>
            <text:p/>
            <text:p>https://distill.pub/2019/paths-perspective-on-value-learning/</text:p>
            <text:p>https://bair.berkeley.edu/blog/2019/09/30/deep-dynamics/</text:p>
            <text:p>https://sites.google.com/view/pddm/</text:p>
            <text:p>https://ai.googleblog.com/2019/10/improving-quantum-computation-with.html</text:p>
            <text:p>https://ai.googleblog.com/2019/10/releasing-paws-and-paws-x-two-new.html</text:p>
            <text:p>https://ai.googleblog.com/2019/09/large-scale-multilingual-speech.html</text:p>
            <text:p>https://ai.facebook.com/blog/neural-code-search-evaluation-dataset/</text:p>
            <text:p>https://learning-to-paint.github.io/</text:p>
            <text:p>https://medium.com/tensorflow/tensorflow-2-0-is-now-available-57d706c2a9ab</text:p>
            <text:p>https://colab.research.google.com/drive/1UCJt8EYjlzCs1H1d1X0iDGYJsHKwu-NO#scrollTo=zecO65f2Ph7O</text:p>
            <text:p>https://github.com/huggingface/transformers/releases/tag/v2.0.0</text:p>
            <text:p>https://developer.nvidia.com/embedded/community/jetson-projects?linkId=100000008347118#shaides</text:p>
            <text:p>https://blogs.nvidia.com/blog/2019/10/02/artist-ai-tools-sci-fi-modeling/</text:p>
            <text:p>https://blogs.nvidia.com/blog/2019/10/01/teen-developer-early-detection-ai-brain-disease/</text:p>
            <text:p>https://blogs.nvidia.com/blog/2019/09/30/clinc-gets-customer-traction-for-conversational-ai-research-nvidia-gpu/</text:p>
            <text:p>https://news.developer.nvidia.com/how-drive-agx-cuda-and-tensorrt-achieve-fast-accurate-autonomous-vehicle-perception/</text:p>
            <text:p>https://news.developer.nvidia.com/skydio-2-jetson-tx2-drone/</text:p>
            <text:p>https://news.developer.nvidia.com/tensorflow-2-0-with-tighter-tensorrt-integration-now-available/</text:p>
            <text:p>http://people.idsia.ch/~juergen/deep-learning-miraculous-year-1990-1991.html</text:p>
            <text:p>https://losslandscape.com/</text:p>
            <text:p>https://deepmind.com/blog/article/Causal_Bayesian_Networks</text:p>
            <text:p>https://info.deeplearning.ai/the-batch-google-achieves-quantum-supremacy-amazon-aims-to-sway-lawmakers-ai-predicts-basketball-plays-face-detector-preserves-privacy</text:p>
            <text:p/>
            <text:p>Thanks for watching the 7th episode of AI Research Weekly Update! </text:p>
            <text:p>Please Subscribe!</text:p>
          </table:table-cell>
          <table:table-cell table:style-name="ce2" office:value-type="string" calcext:value-type="string">
            <text:p>2019-10-06 19:58:30</text:p>
          </table:table-cell>
          <table:table-cell office:value-type="string" calcext:value-type="string">
            <text:p>Artificial Intelligence, AI, AI News, Artificial Intelligence News, AI Update, Artificial Intelligence Update, Deep Learning, Machine Learning, Data Sci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684" calcext:value-type="float">
            <text:p>1684</text:p>
          </table:table-cell>
          <table:table-cell office:value-type="float" office:value="661" calcext:value-type="float">
            <text:p>661</text:p>
          </table:table-cell>
          <table:table-cell office:value-type="float" office:value="45" calcext:value-type="float">
            <text:p>45</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gan, transformer</text:p>
          </table:table-cell>
          <table:table-cell table:style-name="ce2" office:value-type="string" calcext:value-type="string">
            <text:p>2020-04-22 23:12:38</text:p>
          </table:table-cell>
          <table:table-cell table:formula="of:=YEAR([.E130])" office:value-type="float" office:value="2019" calcext:value-type="float">
            <text:p>2019</text:p>
          </table:table-cell>
          <table:table-cell table:formula="of:=MONTH([.E130])" office:value-type="float" office:value="10" calcext:value-type="float">
            <text:p>10</text:p>
          </table:table-cell>
          <table:table-cell table:number-columns-repeated="8"/>
        </table:table-row>
        <table:table-row table:style-name="ro1">
          <table:table-cell office:value-type="float" office:value="248" calcext:value-type="float">
            <text:p>248</text:p>
          </table:table-cell>
          <table:table-cell office:value-type="string" calcext:value-type="string">
            <text:p>aiiThJyM7tU</text:p>
          </table:table-cell>
          <table:table-cell office:value-type="string" calcext:value-type="string">
            <text:p>LIVE on 20th Oct 2019: Encoder-Decoder-Models + Attention Models | Applied Ai Course</text:p>
          </table:table-cell>
          <table:table-cell office:value-type="string" calcext:value-type="string">
            <text:p>AppliedAICourse.com</text:p>
            <text:p/>
            <text:p>#ArtificialIntelligence,#MachineLearning,#DeepLearning,#DataScience,#NLP,#AI,#ML,#EncoderDecoder</text:p>
          </table:table-cell>
          <table:table-cell table:style-name="ce2" office:value-type="string" calcext:value-type="string">
            <text:p>2019-10-17 11:40:05</text:p>
          </table:table-cell>
          <table:table-cell office:value-type="string" calcext:value-type="string">
            <text:p>Data Science, Machine Learning, Deep Learning, NLP, AI, Big Data, Encoder Decoder Models</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36" calcext:value-type="float">
            <text:p>236</text:p>
          </table:table-cell>
          <table:table-cell office:value-type="float" office:value="2081" calcext:value-type="float">
            <text:p>2081</text:p>
          </table:table-cell>
          <table:table-cell office:value-type="float" office:value="78" calcext:value-type="float">
            <text:p>78</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attention, gan, transformer</text:p>
          </table:table-cell>
          <table:table-cell table:style-name="ce2" office:value-type="string" calcext:value-type="string">
            <text:p>2020-04-22 23:12:57</text:p>
          </table:table-cell>
          <table:table-cell table:formula="of:=YEAR([.E131])" office:value-type="float" office:value="2019" calcext:value-type="float">
            <text:p>2019</text:p>
          </table:table-cell>
          <table:table-cell table:formula="of:=MONTH([.E131])" office:value-type="float" office:value="10" calcext:value-type="float">
            <text:p>10</text:p>
          </table:table-cell>
          <table:table-cell table:number-columns-repeated="8"/>
        </table:table-row>
        <table:table-row table:style-name="ro1">
          <table:table-cell office:value-type="float" office:value="422" calcext:value-type="float">
            <text:p>422</text:p>
          </table:table-cell>
          <table:table-cell office:value-type="string" calcext:value-type="string">
            <text:p>Lu56xVlZ40M</text:p>
          </table:table-cell>
          <table:table-cell office:value-type="string" calcext:value-type="string">
            <text:p>OpenAI Plays Hide and Seekand Breaks The Game! </text:p>
          </table:table-cell>
          <table:table-cell office:value-type="string" calcext:value-type="string">
            <text:p> Check out Weights &amp; Biases here and sign up for a free demo: https://www.wandb.com/papers</text:p>
            <text:p/>
            <text:p>Their blog post is available here: https://www.wandb.com/articles/better-paths-through-idea-space</text:p>
            <text:p/>
            <text:p> The paper "Emergent Tool Use from Multi-Agent Interaction" is available here:</text:p>
            <text:p>https://openai.com/blog/emergent-tool-use/</text:p>
            <text:p/>
            <text:p> Watch these videos in early access on our Patreon page or join us here on YouTube: </text:p>
            <text:p>- https://www.patreon.com/TwoMinutePapers</text:p>
            <text:p>- https://www.youtube.com/channel/UCbfYPyITQ-7l4upoX8nvctg/join</text:p>
            <text:p/>
            <text:p> We would like to thank our generous Patreon supporters who make Two Minute Papers possible:</text:p>
            <text:p>Alex Haro, Andrew Melnychuk, Angelos Evripiotis, Anthony Vdovitchenko, Brian Gilman, Bryan Learn, Christian Ahlin, Claudio Fernandes, Daniel Hasegan, Dennis Abts, Eric Haddad, Eric Martel, Evan Breznyik, Geronimo Moralez, James Watt, Javier Bustamante, John De Witt, Kaiesh Vohra, Kasia Hayden, Kjartan Olason, Levente Szabo, Lorin Atzberger, Lukas Biewald, Marcin Dukaczewski, Marten Rauschenberg, Matthias Jost,, Maurits van Mastrigt, Michael Albrecht, Michael Jensen, Nader Shakerin, Owen Campbell-Moore, Owen Skarpness, Raul Arajo da Silva, Rob Rowe, Robin Graham, Ryan Monsurate, Shawn Azman, Steef, Steve Messina, Sunil Kim, Taras Bobrovytsky, Thomas Krcmar, Torsten Reil.</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ext:p/>
            <text:p>#OpenAI</text:p>
          </table:table-cell>
          <table:table-cell table:style-name="ce2" office:value-type="string" calcext:value-type="string">
            <text:p>2019-10-22 15:59:34</text:p>
          </table:table-cell>
          <table:table-cell office:value-type="string" calcext:value-type="string">
            <text:p>two minute papers, deep learning, ai, openai, openai hide and seek, hide and seek ai, hide and seek</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368" calcext:value-type="float">
            <text:p>368</text:p>
          </table:table-cell>
          <table:table-cell office:value-type="float" office:value="2668393" calcext:value-type="float">
            <text:p>2668393</text:p>
          </table:table-cell>
          <table:table-cell office:value-type="float" office:value="128830" calcext:value-type="float">
            <text:p>128830</text:p>
          </table:table-cell>
          <table:table-cell office:value-type="float" office:value="2141" calcext:value-type="float">
            <text:p>2141</text:p>
          </table:table-cell>
          <table:table-cell office:value-type="float" office:value="3933" calcext:value-type="float">
            <text:p>393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48</text:p>
          </table:table-cell>
          <table:table-cell table:formula="of:=YEAR([.E132])" office:value-type="float" office:value="2019" calcext:value-type="float">
            <text:p>2019</text:p>
          </table:table-cell>
          <table:table-cell table:formula="of:=MONTH([.E132])" office:value-type="float" office:value="10" calcext:value-type="float">
            <text:p>10</text:p>
          </table:table-cell>
          <table:table-cell table:number-columns-repeated="8"/>
        </table:table-row>
        <table:table-row table:style-name="ro1">
          <table:table-cell office:value-type="float" office:value="109" calcext:value-type="float">
            <text:p>109</text:p>
          </table:table-cell>
          <table:table-cell office:value-type="string" calcext:value-type="string">
            <text:p>S16YXORfZLg</text:p>
          </table:table-cell>
          <table:table-cell office:value-type="string" calcext:value-type="string">
            <text:p>AI Weekly Update #10 - October 28th, 2019</text:p>
          </table:table-cell>
          <table:table-cell office:value-type="string" calcext:value-type="string">
            <text:p>https://ai.googleblog.com/2019/10/audio-and-visual-quality-measurement.html</text:p>
            <text:p>https://arxiv.org/pdf/1910.09470.pdf</text:p>
            <text:p>https://ai.facebook.com/blog/facebook-research-at-iccv-2019/</text:p>
            <text:p>https://ai.facebook.com/blog/research-in-brief-training-ai-to-answer-questions-using-compressed-search-results/</text:p>
            <text:p>https://ai.facebook.com/blog/slowfast-video-recognition-through-dual-frame-rate-analysis/</text:p>
            <text:p>https://www.wandb.com/articles/aerial-segment-dronedeploy</text:p>
            <text:p>https://arxiv.org/pdf/1910.10683.pdf</text:p>
            <text:p>https://medium.com/tensorflow/build-and-deploy-tensorflow-js-models-with-the-power-of-automl-1985b8985083</text:p>
            <text:p>https://blogs.nvidia.com/blog/2019/10/23/deep-learning-brain-hemorrhages/</text:p>
            <text:p>https://nv-adlr.github.io/Mellotron</text:p>
            <text:p>https://bair.berkeley.edu/blog/2019/10/21/coordination/</text:p>
            <text:p>https://blogs.nvidia.com/blog/2019/10/23/drive-labs-panoptic-segmentation/</text:p>
            <text:p>https://www.microsoft.com/en-us/research/blog/getting-a-better-visual-reppoints-detect-objects-with-greater-accuracy-through-flexible-and-adaptive-object-modeling/</text:p>
            <text:p>https://blogs.nvidia.com/blog/2019/10/24/data-science-pc-ai/</text:p>
            <text:p>https://news.developer.nvidia.com/announcing-nvidia-jarvis/</text:p>
            <text:p>https://techcrunch.com/2019/10/23/ai2s-semantic-scholar-expands-to-cover-178-million-papers-in-all-scientific-disciplines/</text:p>
            <text:p>http://ai.stanford.edu/blog/answering-complex-questions/</text:p>
            <text:p>https://ai.facebook.com/blog/research-in-brief-grounded-human-object-interaction-hotspots/</text:p>
            <text:p>https://www.deeplearning.ai/thebatch/</text:p>
            <text:p>https://www.microsoft.com/en-us/research/blog/from-blank-canvas-unfolds-a-scene-gan-based-model-generates-and-modifies-images-based-on-continual-linguistic-instruction/</text:p>
            <text:p>http://newsletter.ruder.io/issues/deep-learning-indaba-eurnlp-ml-echo-chamber-pretrained-lms-reproducibility-papers-199557</text:p>
            <text:p>https://ai.googleblog.com/2019/10/learning-to-smell-using-deep-learning.html</text:p>
            <text:p>https://www.blog.google/products/search/search-language-understanding-bert</text:p>
            <text:p/>
            <text:p>Thanks for watching the 10th episode of AI Research Weekly Update! </text:p>
            <text:p>Please Subscribe!</text:p>
          </table:table-cell>
          <table:table-cell table:style-name="ce2" office:value-type="string" calcext:value-type="string">
            <text:p>2019-10-28 17:34:31</text:p>
          </table:table-cell>
          <table:table-cell office:value-type="string" calcext:value-type="string">
            <text:p>AI News, Artificial Intelligence News, AI Update, Artificila Intelligence Update, Deep Learning News, Deep Learning, Machine Learning News, Machine Learning, Data Science, Technology</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542" calcext:value-type="float">
            <text:p>2542</text:p>
          </table:table-cell>
          <table:table-cell office:value-type="float" office:value="761" calcext:value-type="float">
            <text:p>761</text:p>
          </table:table-cell>
          <table:table-cell office:value-type="float" office:value="41" calcext:value-type="float">
            <text:p>4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attention, gan, transformer, arxiv.org/</text:p>
          </table:table-cell>
          <table:table-cell table:style-name="ce2" office:value-type="string" calcext:value-type="string">
            <text:p>2020-04-25 10:58:11</text:p>
          </table:table-cell>
          <table:table-cell table:formula="of:=YEAR([.E133])" office:value-type="float" office:value="2019" calcext:value-type="float">
            <text:p>2019</text:p>
          </table:table-cell>
          <table:table-cell table:formula="of:=MONTH([.E133])" office:value-type="float" office:value="10" calcext:value-type="float">
            <text:p>10</text:p>
          </table:table-cell>
          <table:table-cell table:number-columns-repeated="8"/>
        </table:table-row>
        <table:table-row table:style-name="ro1">
          <table:table-cell office:value-type="float" office:value="342" calcext:value-type="float">
            <text:p>342</text:p>
          </table:table-cell>
          <table:table-cell office:value-type="string" calcext:value-type="string">
            <text:p>-f8sz8AExdc</text:p>
          </table:table-cell>
          <table:table-cell office:value-type="string" calcext:value-type="string">
            <text:p>SinGAN Explained! (ICCV '19 Best Paper)</text:p>
          </table:table-cell>
          <table:table-cell office:value-type="string" calcext:value-type="string">
            <text:p>Paper Link: https://arxiv.org/pdf/1905.01164.pdf</text:p>
            <text:p>Animations (Video): https://www.youtube.com/watch?v=xk8bWLZk4DU&amp;feature=youtu.be</text:p>
            <text:p>Pix2Pix (Markovian Discriminator): https://arxiv.org/pdf/1611.07004.pdf</text:p>
            <text:p/>
            <text:p>SinGAN demonstrates a remarkable ability to generate novel images from a single source image and transfer this ability for applications in paint-to-image, editing, animation, and more!</text:p>
            <text:p>Thanks for watching! Please Subscribe!</text:p>
          </table:table-cell>
          <table:table-cell table:style-name="ce2" office:value-type="string" calcext:value-type="string">
            <text:p>2019-10-31 19:20:07</text:p>
          </table:table-cell>
          <table:table-cell office:value-type="string" calcext:value-type="string">
            <text:p>SinGAN, ICCV Best Paper, ICCV, Google AI, Computer Vision, GAN, Generative Adversarial Networks, Deep Learning, Deep Computer Vision, Artificial Intelligence, Machine Learning, Data Sci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701" calcext:value-type="float">
            <text:p>701</text:p>
          </table:table-cell>
          <table:table-cell office:value-type="float" office:value="7915" calcext:value-type="float">
            <text:p>7915</text:p>
          </table:table-cell>
          <table:table-cell office:value-type="float" office:value="220" calcext:value-type="float">
            <text:p>220</text:p>
          </table:table-cell>
          <table:table-cell office:value-type="float" office:value="2" calcext:value-type="float">
            <text:p>2</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gan, transformer, arxiv.org/</text:p>
          </table:table-cell>
          <table:table-cell table:style-name="ce2" office:value-type="string" calcext:value-type="string">
            <text:p>2020-04-25 10:58:00</text:p>
          </table:table-cell>
          <table:table-cell table:formula="of:=YEAR([.E134])" office:value-type="float" office:value="2019" calcext:value-type="float">
            <text:p>2019</text:p>
          </table:table-cell>
          <table:table-cell table:formula="of:=MONTH([.E134])" office:value-type="float" office:value="10" calcext:value-type="float">
            <text:p>10</text:p>
          </table:table-cell>
          <table:table-cell table:number-columns-repeated="8"/>
        </table:table-row>
        <table:table-row table:style-name="ro1">
          <table:table-cell office:value-type="float" office:value="401" calcext:value-type="float">
            <text:p>401</text:p>
          </table:table-cell>
          <table:table-cell office:value-type="string" calcext:value-type="string">
            <text:p>Xc9Rkbg6IZA</text:p>
          </table:table-cell>
          <table:table-cell office:value-type="string" calcext:value-type="string">
            <text:p>SinGAN: Learning a Generative Model from a Single Natural Image</text:p>
          </table:table-cell>
          <table:table-cell office:value-type="string" calcext:value-type="string">
            <text:p>With just a single image as an input, this algorithm learns a generative model that matches the input image's patch distribution at multiple scales and resolutions. This enables sampling of extremely realistic looking variations on the original image and much more.</text:p>
            <text:p/>
            <text:p>Abstract:</text:p>
            <text:p>We introduce SinGAN, an unconditional generative model that can be learned from a single natural image. Our model is trained to capture the internal distribution of patches within the image, and is then able to generate high quality, diverse samples that carry the same visual content as the image. SinGAN contains a pyramid of fully convolutional GANs, each responsible for learning the patch distribution at a different scale of the image. This allows generating new samples of arbitrary size and aspect ratio, that have significant variability, yet maintain both the global structure and the fine textures of the training image. In contrast to previous single image GAN schemes, our approach is not limited to texture images, and is not conditional (i.e. it generates samples from noise). User studies confirm that the generated samples are commonly confused to be real images. We illustrate the utility of SinGAN in a wide range of image manipulation tasks.</text:p>
            <text:p/>
            <text:p>Authors: Tamar Rott Shaham, Tali Dekel, Tomer Michaeli</text:p>
            <text:p/>
            <text:p>https://arxiv.org/abs/1905.01164</text:p>
            <text:p>https://github.com/tamarott/SinGAN</text:p>
            <text:p/>
            <text:p>Links:</text:p>
            <text:p>YouTube: https://www.youtube.com/c/yannickilcher</text:p>
            <text:p>Twitter: https://twitter.com/ykilcher</text:p>
            <text:p>BitChute: https://www.bitchute.com/channel/yannic-kilcher</text:p>
            <text:p>Minds: https://www.minds.com/ykilcher</text:p>
          </table:table-cell>
          <table:table-cell table:style-name="ce2" office:value-type="string" calcext:value-type="string">
            <text:p>2019-11-03 13:23:12</text:p>
          </table:table-cell>
          <table:table-cell office:value-type="string" calcext:value-type="string">
            <text:p>ml, ai, machine learning, artificial ingelligence, gan, generative, image processing, deep learning, image editing, deep dream, style transfer, convolutional neural networks, generative adversarial networks, photoshop</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099" calcext:value-type="float">
            <text:p>1099</text:p>
          </table:table-cell>
          <table:table-cell office:value-type="float" office:value="3351" calcext:value-type="float">
            <text:p>3351</text:p>
          </table:table-cell>
          <table:table-cell office:value-type="float" office:value="118" calcext:value-type="float">
            <text:p>118</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24</text:p>
          </table:table-cell>
          <table:table-cell table:formula="of:=YEAR([.E135])" office:value-type="float" office:value="2019" calcext:value-type="float">
            <text:p>2019</text:p>
          </table:table-cell>
          <table:table-cell table:formula="of:=MONTH([.E135])" office:value-type="float" office:value="11" calcext:value-type="float">
            <text:p>11</text:p>
          </table:table-cell>
          <table:table-cell table:number-columns-repeated="8"/>
        </table:table-row>
        <table:table-row table:style-name="ro1">
          <table:table-cell office:value-type="float" office:value="410" calcext:value-type="float">
            <text:p>410</text:p>
          </table:table-cell>
          <table:table-cell office:value-type="string" calcext:value-type="string">
            <text:p>Z6iTo7KY7lw</text:p>
          </table:table-cell>
          <table:table-cell office:value-type="string" calcext:value-type="string">
            <text:p>Can an AI Learn The Concept of Pose And Appearance? </text:p>
          </table:table-cell>
          <table:table-cell office:value-type="string" calcext:value-type="string">
            <text:p> Check out Lambda here and sign up for their GPU Cloud: https://lambdalabs.com/papers</text:p>
            <text:p/>
            <text:p> The paper "HoloGAN: Unsupervised learning of 3D representations from natural images" is available here:</text:p>
            <text:p>https://www.monkeyoverflow.com/#/hologan-unsupervised-learning-of-3d-representations-from-natural-images/</text:p>
            <text:p/>
            <text:p> Pick up cool perks on our Patreon page: https://www.patreon.com/TwoMinutePapers</text:p>
            <text:p/>
            <text:p> We would like to thank our generous Patreon supporters who make Two Minute Papers possible:</text:p>
            <text:p>Alex Haro, Anastasia Marchenkova, Andrew Melnychuk, Angelos Evripiotis, Anthony Vdovitchenko, Brian Gilman, Bryan Learn, Christian Ahlin, Claudio Fernandes, Daniel Hasegan, Dennis Abts, Eric Haddad, Eric Martel, Evan Breznyik, Geronimo Moralez, James Watt, Javier Bustamante, John De Witt, Kaiesh Vohra, Kasia Hayden, Kjartan Olason, Levente Szabo, Lorin Atzberger, Lukas Biewald, Marcin Dukaczewski, Marten Rauschenberg, Matthias Jost,, Maurits van Mastrigt, Michael Albrecht, Michael Jensen, Nader Shakerin, Owen Campbell-Moore, Owen Skarpness, Raul Arajo da Silva, Rob Rowe, Robin Graham, Ryan Monsurate, Shawn Azman, Steef, Steve Messina, Sunil Kim, Taras Bobrovytsky, Thomas Krcmar, Torsten Reil.</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2" office:value-type="string" calcext:value-type="string">
            <text:p>2019-11-05 17:05:00</text:p>
          </table:table-cell>
          <table:table-cell office:value-type="string" calcext:value-type="string">
            <text:p>two minute papers, deep learning, ai, image synthesis, gan image synthesis, hologa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72" calcext:value-type="float">
            <text:p>272</text:p>
          </table:table-cell>
          <table:table-cell office:value-type="float" office:value="36369" calcext:value-type="float">
            <text:p>36369</text:p>
          </table:table-cell>
          <table:table-cell office:value-type="float" office:value="1783" calcext:value-type="float">
            <text:p>1783</text:p>
          </table:table-cell>
          <table:table-cell office:value-type="float" office:value="20" calcext:value-type="float">
            <text:p>20</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59</text:p>
          </table:table-cell>
          <table:table-cell table:formula="of:=YEAR([.E136])" office:value-type="float" office:value="2019" calcext:value-type="float">
            <text:p>2019</text:p>
          </table:table-cell>
          <table:table-cell table:formula="of:=MONTH([.E136])" office:value-type="float" office:value="11" calcext:value-type="float">
            <text:p>11</text:p>
          </table:table-cell>
          <table:table-cell table:number-columns-repeated="8"/>
        </table:table-row>
        <table:table-row table:style-name="ro1">
          <table:table-cell office:value-type="float" office:value="113" calcext:value-type="float">
            <text:p>113</text:p>
          </table:table-cell>
          <table:table-cell office:value-type="string" calcext:value-type="string">
            <text:p>ueUAtFLtukM</text:p>
          </table:table-cell>
          <table:table-cell office:value-type="string" calcext:value-type="string">
            <text:p>Knowledge Distillation with TAs</text:p>
          </table:table-cell>
          <table:table-cell office:value-type="string" calcext:value-type="string">
            <text:p>This video presents a paper exploring the effectiveness of introducing intermediate teaching networks (Teacher Assistants) to the knowledge distillation pipeline! Thanks for watching, please subscribe!</text:p>
            <text:p/>
            <text:p>Improved Knowledge Distillation via Teacher Assistant:</text:p>
            <text:p>https://arxiv.org/pdf/1902.03393.pdf</text:p>
            <text:p>On the Efficacy of Knowledge Distillation:</text:p>
            <text:p>https://arxiv.org/abs/1910.01348</text:p>
            <text:p>EfficientNet:</text:p>
            <text:p>https://arxiv.org/abs/1905.11946</text:p>
            <text:p>Self-Training with Noisy Student:</text:p>
            <text:p>https://arxiv.org/abs/1911.04252</text:p>
          </table:table-cell>
          <table:table-cell table:style-name="ce2" office:value-type="string" calcext:value-type="string">
            <text:p>2019-11-20 18:13:28</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809" calcext:value-type="float">
            <text:p>809</text:p>
          </table:table-cell>
          <table:table-cell office:value-type="float" office:value="1091" calcext:value-type="float">
            <text:p>1091</text:p>
          </table:table-cell>
          <table:table-cell office:value-type="float" office:value="69" calcext:value-type="float">
            <text:p>6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ert, attention, gan, transformer, arxiv.org/</text:p>
          </table:table-cell>
          <table:table-cell table:style-name="ce2" office:value-type="string" calcext:value-type="string">
            <text:p>2020-04-25 10:58:00</text:p>
          </table:table-cell>
          <table:table-cell table:formula="of:=YEAR([.E137])" office:value-type="float" office:value="2019" calcext:value-type="float">
            <text:p>2019</text:p>
          </table:table-cell>
          <table:table-cell table:formula="of:=MONTH([.E137])" office:value-type="float" office:value="11" calcext:value-type="float">
            <text:p>11</text:p>
          </table:table-cell>
          <table:table-cell table:number-columns-repeated="8"/>
        </table:table-row>
        <table:table-row table:style-name="ro1">
          <table:table-cell office:value-type="float" office:value="453" calcext:value-type="float">
            <text:p>453</text:p>
          </table:table-cell>
          <table:table-cell office:value-type="string" calcext:value-type="string">
            <text:p>KULkSwLk62I</text:p>
          </table:table-cell>
          <table:table-cell office:value-type="string" calcext:value-type="string">
            <text:p>How Super Resolution Works</text:p>
          </table:table-cell>
          <table:table-cell office:value-type="string" calcext:value-type="string">
            <text:p>Is it really possible to zoom and enhance images like in the CSI movies? Let's find out how image super-resolution works in the real world.</text:p>
            <text:p/>
            <text:p>References</text:p>
            <text:p>Image Super-Resolution Using Deep Convolutional Networks (SRCNN Paper)</text:p>
            <text:p>https://arxiv.org/pdf/1501.00092.pdf</text:p>
            <text:p/>
            <text:p>DIV2K dataset: DIVerse 2K resolution high quality images</text:p>
            <text:p>https://data.vision.ee.ethz.ch/cvl/DIV2K/</text:p>
            <text:p/>
            <text:p>Mean Squared Error: Love It or Leave It?</text:p>
            <text:p>https://ece.uwaterloo.ca/~z70wang/publications/SPM09.pdf</text:p>
            <text:p/>
            <text:p>Al Bovik Gives Primetime Emmy Award Acceptance Speech</text:p>
            <text:p>https://youtu.be/e5-LCFGdgMA</text:p>
            <text:p/>
            <text:p>Image quality assessment: from error visibility to structural similarity (SSIM Paper)</text:p>
            <text:p>https://ece.uwaterloo.ca/~z70wang/publications/ssim.pdf</text:p>
            <text:p/>
            <text:p>Loss Functions for Image Restoration with Neural Networks</text:p>
            <text:p>https://arxiv.org/pdf/1511.08861.pdf</text:p>
            <text:p/>
            <text:p>Photo-Realistic Single Image Super-Resolution Using a Generative Adversarial Network (SRGAN Paper)</text:p>
            <text:p>https://arxiv.org/pdf/1609.04802.pdf</text:p>
            <text:p/>
            <text:p>ESRGAN: Enhanced Super-Resolution Generative Adversarial Networks</text:p>
            <text:p>https://arxiv.org/pdf/1809.00219.pdf</text:p>
            <text:p/>
            <text:p>ESRGAN GitHub Repository</text:p>
            <text:p>https://github.com/xinntao/ESRGAN</text:p>
            <text:p/>
            <text:p>AI Neural Networks being used to generate HQ textures for older games</text:p>
            <text:p>https://www.resetera.com/threads/ai-neural-networks-being-used-to-generate-hq-textures-for-older-games-you-can-do-it-yourself.88272/</text:p>
            <text:p/>
            <text:p>Deep Network Interpolation for Continuous Imagery Effect Transition</text:p>
            <text:p>http://openaccess.thecvf.com/content_CVPR_2019/papers/Wang_Deep_Network_Interpolation_for_Continuous_Imagery_Effect_Transition_CVPR_2019_paper.pdf</text:p>
            <text:p/>
            <text:p>Zoom to Learn, Learn to Zoom</text:p>
            <text:p>http://vladlen.info/papers/zoom.pdf</text:p>
            <text:p/>
            <text:p>See Better and Further with Super Res Zoom on the Pixel 3</text:p>
            <text:p>https://ai.googleblog.com/2018/10/see-better-and-further-with-super-res.html</text:p>
            <text:p/>
            <text:p>Google Pixel Super Res Zoom</text:p>
            <text:p>https://youtu.be/z-ZJqd4eQrc</text:p>
            <text:p/>
            <text:p>Handheld Multi-Frame Super-Resolution</text:p>
            <text:p>https://arxiv.org/pdf/1905.03277.pdf</text:p>
            <text:p/>
            <text:p>Pixel Recursive Super Resolution</text:p>
            <text:p>https://arxiv.org/pdf/1702.00783.pdf</text:p>
            <text:p/>
            <text:p>Deep Learning Crash Course References</text:p>
            <text:p>Generative Adversarial Networks</text:p>
            <text:p>https://youtu.be/7tFBoxex4JE</text:p>
            <text:p/>
            <text:p>Optimization Tricks: momentum, batch-norm, and more</text:p>
            <text:p>https://youtu.be/kK8-jCCR4is</text:p>
          </table:table-cell>
          <table:table-cell table:style-name="ce2" office:value-type="string" calcext:value-type="string">
            <text:p>2019-11-26 06:00:19</text:p>
          </table:table-cell>
          <table:table-cell office:value-type="string" calcext:value-type="string">
            <text:p>super-resolution, superresolution, enhance super resolution, super resolution ai, machine learning super resolution, multi frame image resolution, single image super resolution, image enhancement, image processing, deep learning, machine learning, artificial intelligence, image analysis, neural networks, ai, image enhancing, enhance, image upsampling, image upscaling, csi zoom, super resolution, superresolution gan, super-resolution from a single image, esrgan, gigapixel</text:p>
          </table:table-cell>
          <table:table-cell table:number-columns-repeated="2" office:value-type="string" calcext:value-type="string">
            <text:p>en</text:p>
          </table:table-cell>
          <table:table-cell office:value-type="string" calcext:value-type="string">
            <text:p>Leo Isikdogan</text:p>
          </table:table-cell>
          <table:table-cell office:value-type="string" calcext:value-type="string">
            <text:p>UC-YAxUbpa1hvRyfJBKFNcJA</text:p>
          </table:table-cell>
          <table:table-cell office:value-type="float" office:value="569" calcext:value-type="float">
            <text:p>569</text:p>
          </table:table-cell>
          <table:table-cell office:value-type="float" office:value="5103" calcext:value-type="float">
            <text:p>5103</text:p>
          </table:table-cell>
          <table:table-cell office:value-type="float" office:value="248" calcext:value-type="float">
            <text:p>248</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02</text:p>
          </table:table-cell>
          <table:table-cell table:formula="of:=YEAR([.E138])" office:value-type="float" office:value="2019" calcext:value-type="float">
            <text:p>2019</text:p>
          </table:table-cell>
          <table:table-cell table:formula="of:=MONTH([.E138])" office:value-type="float" office:value="11" calcext:value-type="float">
            <text:p>11</text:p>
          </table:table-cell>
          <table:table-cell table:number-columns-repeated="8"/>
        </table:table-row>
        <table:table-row table:style-name="ro1">
          <table:table-cell office:value-type="float" office:value="343" calcext:value-type="float">
            <text:p>343</text:p>
          </table:table-cell>
          <table:table-cell office:value-type="string" calcext:value-type="string">
            <text:p>u8qPvzk0AfY</text:p>
          </table:table-cell>
          <table:table-cell office:value-type="string" calcext:value-type="string">
            <text:p>StyleGANv2 Explained!</text:p>
          </table:table-cell>
          <table:table-cell office:value-type="string" calcext:value-type="string">
            <text:p>This video explores changes to the StyleGAN architecture to remove certain artifacts, increase training speed, and achieve a much smoother latent space interpolation! This paper also presents an interesting Deepfake detection algorithm enabled by their improvements to latent space interpolation.</text:p>
            <text:p/>
            <text:p>Robert Luxemburg's StyleGAN2 Interpolation Loop: https://www.youtube.com/watch?v=6E1_dgYlifc&amp;feature=youtu.be</text:p>
            <text:p>Paper Link: https://arxiv.org/pdf/1912.04958.pdf</text:p>
            <text:p>Tero Karras StyleGAN Video: https://www.youtube.com/watch?v=c-NJtV9Jvp0&amp;feature=youtu.be</text:p>
            <text:p>NVIDIA StyleGAN Repository: https://github.com/NVlabs/stylegan2</text:p>
            <text:p/>
            <text:p>Thanks for watching! Please subscribe!</text:p>
          </table:table-cell>
          <table:table-cell table:style-name="ce2" office:value-type="string" calcext:value-type="string">
            <text:p>2019-12-13 22:15:33</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033" calcext:value-type="float">
            <text:p>1033</text:p>
          </table:table-cell>
          <table:table-cell office:value-type="float" office:value="119838" calcext:value-type="float">
            <text:p>119838</text:p>
          </table:table-cell>
          <table:table-cell office:value-type="float" office:value="885" calcext:value-type="float">
            <text:p>885</text:p>
          </table:table-cell>
          <table:table-cell office:value-type="float" office:value="18" calcext:value-type="float">
            <text:p>18</text:p>
          </table:table-cell>
          <table:table-cell office:value-type="float" office:value="180" calcext:value-type="float">
            <text:p>180</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0</text:p>
          </table:table-cell>
          <table:table-cell table:formula="of:=YEAR([.E139])" office:value-type="float" office:value="2019" calcext:value-type="float">
            <text:p>2019</text:p>
          </table:table-cell>
          <table:table-cell table:formula="of:=MONTH([.E139])" office:value-type="float" office:value="12" calcext:value-type="float">
            <text:p>12</text:p>
          </table:table-cell>
          <table:table-cell table:number-columns-repeated="8"/>
        </table:table-row>
        <table:table-row table:style-name="ro1">
          <table:table-cell office:value-type="float" office:value="351" calcext:value-type="float">
            <text:p>351</text:p>
          </table:table-cell>
          <table:table-cell office:value-type="string" calcext:value-type="string">
            <text:p>lmnJfLjDVrI</text:p>
          </table:table-cell>
          <table:table-cell office:value-type="string" calcext:value-type="string">
            <text:p>Generative Teaching Networks</text:p>
          </table:table-cell>
          <table:table-cell office:value-type="string" calcext:value-type="string">
            <text:p>This video explores an exciting new Meta Learning paper in which the classifier learns its own training data! This video will explore the application of this to Neural Architecture Search, weight normalization, and the use of curriculum learning!</text:p>
            <text:p/>
            <text:p>Paper Link: https://arxiv.org/pdf/1912.07768.pdf</text:p>
            <text:p>Uber Blog Post: https://eng.uber.com/generative-teaching-networks/</text:p>
            <text:p/>
            <text:p>Thanks for watching! Please Subscribe!</text:p>
          </table:table-cell>
          <table:table-cell table:style-name="ce2" office:value-type="string" calcext:value-type="string">
            <text:p>2019-12-18 23:07:17</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741" calcext:value-type="float">
            <text:p>741</text:p>
          </table:table-cell>
          <table:table-cell office:value-type="float" office:value="2127" calcext:value-type="float">
            <text:p>2127</text:p>
          </table:table-cell>
          <table:table-cell office:value-type="float" office:value="96" calcext:value-type="float">
            <text:p>96</text:p>
          </table:table-cell>
          <table:table-cell office:value-type="float" office:value="2" calcext:value-type="float">
            <text:p>2</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11</text:p>
          </table:table-cell>
          <table:table-cell table:formula="of:=YEAR([.E140])" office:value-type="float" office:value="2019" calcext:value-type="float">
            <text:p>2019</text:p>
          </table:table-cell>
          <table:table-cell table:formula="of:=MONTH([.E140])" office:value-type="float" office:value="12" calcext:value-type="float">
            <text:p>12</text:p>
          </table:table-cell>
          <table:table-cell table:number-columns-repeated="8"/>
        </table:table-row>
        <table:table-row table:style-name="ro1">
          <table:table-cell office:value-type="float" office:value="379" calcext:value-type="float">
            <text:p>379</text:p>
          </table:table-cell>
          <table:table-cell office:value-type="string" calcext:value-type="string">
            <text:p>ya3AdrfKYzc</text:p>
          </table:table-cell>
          <table:table-cell office:value-type="string" calcext:value-type="string">
            <text:p>Drug Engineering</text:p>
          </table:table-cell>
          <table:table-cell office:value-type="string" calcext:value-type="string">
            <text:p>You can engineer a novel drug on your laptop today using Machine Learning thanks to an open-source contribution by a company called Insilico Medicine based in Hong Kong. I spent some time reading their paper, playing with their model, and learning about the history of drug discovery. I can very confidently say that we are about to enter into a new era of personalized, low-cost medicine. And this new era will not just be about treating diseases, it'll be about finding actual cures using primarily cell and gene therapies. I am actively working on figuring out how i can best contribute here, I want to join in on the fun :) In this episode i'm going to explain everything i've learned about this field and by the end I want you to start generating molecules on your machine. Enjoy! </text:p>
            <text:p/>
            <text:p>TWITTER: https://bit.ly/2OHYLbB</text:p>
            <text:p>WEBSITE: https://bit.ly/2OoVPQF</text:p>
            <text:p>INSTAGRAM: https://bit.ly/312pLUb</text:p>
            <text:p>FACEBOOK: https://bit.ly/2OqOhx1</text:p>
            <text:p/>
            <text:p>Insilico Medicine's code :</text:p>
            <text:p>https://github.com/insilicomedicine/GENTRL</text:p>
            <text:p/>
            <text:p>My presentation (images curated from across the Web):</text:p>
            <text:p>https://colab.research.google.com/drive/1f5Y4njMK4VGAMU68LdxtdI8lA-anayPt</text:p>
            <text:p/>
            <text:p>Subscribe for more educational videos! </text:p>
            <text:p/>
            <text:p>Are you a total beginner to machine learning? Watch this:</text:p>
            <text:p>https://www.youtube.com/watch?v=Cr6VqTRO1v0</text:p>
            <text:p/>
            <text:p>Learn Python:</text:p>
            <text:p>https://www.youtube.com/watch?v=T5pRlIbr6gg</text:p>
            <text:p/>
            <text:p>Startups in Drug Discovery:</text:p>
            <text:p>https://blog.benchsci.com/startups-using-artificial-intelligence-in-drug-discovery</text:p>
            <text:p/>
            <text:p>Autoencoders:</text:p>
            <text:p>https://www.youtube.com/watch?v=H1AllrJ-_30</text:p>
            <text:p/>
            <text:p>Variational Autoencoders:</text:p>
            <text:p>https://www.youtube.com/watch?v=9zKuYvjFFS8</text:p>
            <text:p/>
            <text:p>Deep Reinforcement Learning:</text:p>
            <text:p>https://www.youtube.com/watch?v=79pmNdyxEGo</text:p>
            <text:p/>
            <text:p>Reinforcement Learning:</text:p>
            <text:p>https://www.youtube.com/watch?v=aCEvtRtNO-M</text:p>
            <text:p/>
            <text:p>Drug Discovery:</text:p>
            <text:p>https://www.youtube.com/watch?v=hY9Bc3mtphs</text:p>
            <text:p/>
            <text:p>Hit the Join button above to sign up to become a member of my channel for access to exclusive live streams!</text:p>
            <text:p/>
            <text:p>Signup for my newsletter for exciting updates in the field of AI:</text:p>
            <text:p>https://goo.gl/FZzJ5w</text:p>
            <text:p/>
            <text:p>Credits:</text:p>
            <text:p>Insilico Medicine</text:p>
            <text:p>Wiseodd</text:p>
            <text:p>RubiksCode</text:p>
            <text:p/>
            <text:p>And please support me on Patreon:</text:p>
            <text:p>https://www.patreon.com/user?u=3191693</text:p>
          </table:table-cell>
          <table:table-cell table:style-name="ce2" office:value-type="string" calcext:value-type="string">
            <text:p>2020-01-21 17:30:01</text:p>
          </table:table-cell>
          <table:table-cell office:value-type="string" calcext:value-type="string">
            <text:p>siraj raval, reinforcement learning, deep reinforcement learning, drug discovery, AI in healthcare, artificial intelligence, drug engineering, neural network, virtual screening, startup, python, pytorch, self organizing map, autoencoder, variational autoencoder, generative modeling, github, anaconda, molecule</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2896" calcext:value-type="float">
            <text:p>2896</text:p>
          </table:table-cell>
          <table:table-cell office:value-type="float" office:value="17496" calcext:value-type="float">
            <text:p>17496</text:p>
          </table:table-cell>
          <table:table-cell office:value-type="float" office:value="612" calcext:value-type="float">
            <text:p>612</text:p>
          </table:table-cell>
          <table:table-cell office:value-type="float" office:value="396" calcext:value-type="float">
            <text:p>396</text:p>
          </table:table-cell>
          <table:table-cell office:value-type="float" office:value="110" calcext:value-type="float">
            <text:p>11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15</text:p>
          </table:table-cell>
          <table:table-cell table:formula="of:=YEAR([.E141])" office:value-type="float" office:value="2020" calcext:value-type="float">
            <text:p>2020</text:p>
          </table:table-cell>
          <table:table-cell table:formula="of:=MONTH([.E141])" office:value-type="float" office:value="1" calcext:value-type="float">
            <text:p>1</text:p>
          </table:table-cell>
          <table:table-cell table:number-columns-repeated="8"/>
        </table:table-row>
        <table:table-row table:style-name="ro1">
          <table:table-cell office:value-type="float" office:value="355" calcext:value-type="float">
            <text:p>355</text:p>
          </table:table-cell>
          <table:table-cell office:value-type="string" calcext:value-type="string">
            <text:p>GFCujBpTf3k</text:p>
          </table:table-cell>
          <table:table-cell office:value-type="string" calcext:value-type="string">
            <text:p>Teacher-Student Curriculum Learning</text:p>
          </table:table-cell>
          <table:table-cell office:value-type="string" calcext:value-type="string">
            <text:p>This video explores another interesting paper in Curriculum Learning, the idea of having a particular order to present data to a Supervised Learning model or a particular order to tasks for a Reinforcement Learning agent to learn. This paper has a unique objective for the Teacher where it focuses on finding steep learning curves on the sub-tasks rather than solely optimizing for performance on the hardest task!</text:p>
            <text:p/>
            <text:p>Links Mentioned in the Video:</text:p>
            <text:p>Paper Link: https://arxiv.org/pdf/1707.00183.pdf</text:p>
            <text:p>Github Minecraft AI Gym: https://github.com/tambetm/gym-minecraft</text:p>
            <text:p>YouTube Paper Result Demo: https://www.youtube.com/watch?v=e1oKiPlAv74&amp;feature=youtu.be</text:p>
            <text:p/>
            <text:p>Thanks for Watching! Please Subscribe!</text:p>
          </table:table-cell>
          <table:table-cell table:style-name="ce2" office:value-type="string" calcext:value-type="string">
            <text:p>2020-02-04 21:47:19</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86" calcext:value-type="float">
            <text:p>786</text:p>
          </table:table-cell>
          <table:table-cell office:value-type="float" office:value="1255" calcext:value-type="float">
            <text:p>1255</text:p>
          </table:table-cell>
          <table:table-cell office:value-type="float" office:value="47" calcext:value-type="float">
            <text:p>47</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1</text:p>
          </table:table-cell>
          <table:table-cell table:formula="of:=YEAR([.E142])" office:value-type="float" office:value="2020" calcext:value-type="float">
            <text:p>2020</text:p>
          </table:table-cell>
          <table:table-cell table:formula="of:=MONTH([.E142])" office:value-type="float" office:value="2" calcext:value-type="float">
            <text:p>2</text:p>
          </table:table-cell>
          <table:table-cell table:number-columns-repeated="8"/>
        </table:table-row>
        <table:table-row table:style-name="ro1">
          <table:table-cell office:value-type="float" office:value="243" calcext:value-type="float">
            <text:p>243</text:p>
          </table:table-cell>
          <table:table-cell office:value-type="string" calcext:value-type="string">
            <text:p>2UBJbLr_Ja0</text:p>
          </table:table-cell>
          <table:table-cell office:value-type="string" calcext:value-type="string">
            <text:p>Improved Consistency Regularization for GANs</text:p>
          </table:table-cell>
          <table:table-cell office:value-type="string" calcext:value-type="string">
            <text:p>This video explores a new technique for using the same Consistency Regularization headlining advances in Unsupervised Learning such as FixMatch and SimCLR to the GAN framework! This achieves large improvements in FID scores generating ImageNet images!</text:p>
            <text:p/>
            <text:p>Paper Links:</text:p>
            <text:p>Improved Consistency Regularization for GANs: https://arxiv.org/pdf/2002.04724.pdf</text:p>
            <text:p>Robert Luxemburg's StyleGAN2 Interpolation Loop: https://www.youtube.com/watch?v=6E1_dgYlifc</text:p>
            <text:p>BigGAN Paper: https://arxiv.org/pdf/1809.11096.pdf</text:p>
            <text:p>BigBiGAN: https://arxiv.org/pdf/1907.02544.pdf</text:p>
            <text:p>StyleGAN2: https://arxiv.org/pdf/1912.04958.pdf</text:p>
            <text:p>Unsupervised Data Augmentation: https://arxiv.org/pdf/1904.12848.pdf</text:p>
            <text:p>FixMatch: https://arxiv.org/pdf/2001.07685.pdf</text:p>
            <text:p>SimCLR: https://arxiv.org/pdf/2002.05709.pdf</text:p>
            <text:p>Conditional GANs: https://arxiv.org/pdf/1411.1784.pdf</text:p>
            <text:p/>
            <text:p>Thanks for watching! Please Subscribe!</text:p>
          </table:table-cell>
          <table:table-cell table:style-name="ce2" office:value-type="string" calcext:value-type="string">
            <text:p>2020-02-18 22:27:45</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54" calcext:value-type="float">
            <text:p>754</text:p>
          </table:table-cell>
          <table:table-cell office:value-type="float" office:value="897" calcext:value-type="float">
            <text:p>897</text:p>
          </table:table-cell>
          <table:table-cell office:value-type="float" office:value="37" calcext:value-type="float">
            <text:p>37</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ttention, gan, transformer, arxiv.org/</text:p>
          </table:table-cell>
          <table:table-cell table:style-name="ce2" office:value-type="string" calcext:value-type="string">
            <text:p>2020-04-25 10:58:11</text:p>
          </table:table-cell>
          <table:table-cell table:formula="of:=YEAR([.E143])" office:value-type="float" office:value="2020" calcext:value-type="float">
            <text:p>2020</text:p>
          </table:table-cell>
          <table:table-cell table:formula="of:=MONTH([.E143])" office:value-type="float" office:value="2" calcext:value-type="float">
            <text:p>2</text:p>
          </table:table-cell>
          <table:table-cell table:number-columns-repeated="8"/>
        </table:table-row>
        <table:table-row table:style-name="ro1">
          <table:table-cell office:value-type="float" office:value="350" calcext:value-type="float">
            <text:p>350</text:p>
          </table:table-cell>
          <table:table-cell office:value-type="string" calcext:value-type="string">
            <text:p>2U0DN7NpDX0</text:p>
          </table:table-cell>
          <table:table-cell office:value-type="string" calcext:value-type="string">
            <text:p>Semantic Pyramid for Image Generation</text:p>
          </table:table-cell>
          <table:table-cell office:value-type="string" calcext:value-type="string">
            <text:p>This video explores a new GAN model for generating images by conditioning them on features from pre-trained image classifiers! This is really interesting for visualizing what is contained in pre-trained image classifiers as well as controllable image editing. The authors also show that this can be used for semantic image composition such as copying a tree and pasting it into a snow landscape or image relabeling by changing the embedded logit from the pre-trained classifier to produce an image of a new class while retaining as much of the original image as possible.</text:p>
            <text:p>Thanks for watching! Please Subscribe!</text:p>
            <text:p/>
            <text:p>Paper Links:</text:p>
            <text:p>Semantic Pyramid for Image Generation: https://arxiv.org/abs/2003.06221</text:p>
            <text:p>Corresponding Github Page: https://semantic-pyramid.github.io/supmat.html</text:p>
            <text:p>Neural Style Transfer: https://arxiv.org/pdf/1508.06576.pdf</text:p>
            <text:p>Zoom In: An Introduction to Circuits: https://distill.pub/2020/circuits/zoom-in/</text:p>
            <text:p>EfficientDet: https://arxiv.org/pdf/1911.09070.pdf</text:p>
            <text:p>Generative Teaching Networks: https://arxiv.org/pdf/1912.07768.pdf</text:p>
            <text:p>DermGAN: https://arxiv.org/pdf/1911.08716.pdf</text:p>
            <text:p>Classification Accuracy Score for Conditional Generative Models: https://arxiv.org/pdf/1905.10887.pdf</text:p>
            <text:p>GauGAN: https://arxiv.org/pdf/1903.07291.pdf</text:p>
            <text:p>SinGAN: https://arxiv.org/pdf/1905.01164.pdf</text:p>
            <text:p>StyleGAN2 Distillation: https://arxiv.org/pdf/2003.03581.pdf</text:p>
            <text:p>Semi-Supervised StyleGAN for Disentanglement Learning: https://arxiv.org/pdf/2003.03461.pdf</text:p>
            <text:p/>
            <text:p>Thanks for watching! Please Subscribe!</text:p>
          </table:table-cell>
          <table:table-cell table:style-name="ce2" office:value-type="string" calcext:value-type="string">
            <text:p>2020-03-18 18:01:46</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946" calcext:value-type="float">
            <text:p>946</text:p>
          </table:table-cell>
          <table:table-cell office:value-type="float" office:value="1126" calcext:value-type="float">
            <text:p>1126</text:p>
          </table:table-cell>
          <table:table-cell office:value-type="float" office:value="55" calcext:value-type="float">
            <text:p>5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2</text:p>
          </table:table-cell>
          <table:table-cell table:formula="of:=YEAR([.E144])" office:value-type="float" office:value="2020" calcext:value-type="float">
            <text:p>2020</text:p>
          </table:table-cell>
          <table:table-cell table:formula="of:=MONTH([.E144])" office:value-type="float" office:value="3" calcext:value-type="float">
            <text:p>3</text:p>
          </table:table-cell>
          <table:table-cell table:number-columns-repeated="8"/>
        </table:table-row>
        <table:table-row table:style-name="ro1">
          <table:table-cell office:value-type="float" office:value="341" calcext:value-type="float">
            <text:p>341</text:p>
          </table:table-cell>
          <table:table-cell office:value-type="string" calcext:value-type="string">
            <text:p>ZkWBHYNJ1jo</text:p>
          </table:table-cell>
          <table:table-cell office:value-type="string" calcext:value-type="string">
            <text:p>GAN Compression</text:p>
          </table:table-cell>
          <table:table-cell office:value-type="string" calcext:value-type="string">
            <text:p>This video explains the paper "GAN Compression: Efficient Architectures for Interactive Conditional GANs"! This technique adapts Knowledge Distillation for the GAN framework by copying intermediate features from the teacher to student generator, transferring the pre-trained teacher discriminator, and structuring image-to-image translation problems in the "paired" setting by using the teacher generator image as the ground truth image. This paper also explores the use of One-Shot Neural Architecture Search to find an efficient architecture for the student generator network!</text:p>
            <text:p>Thanks for watching, Please Subscribe!</text:p>
            <text:p/>
            <text:p>Paper Links:</text:p>
            <text:p>GAN Compression: https://arxiv.org/pdf/2003.08936v1.pdf</text:p>
            <text:p>GAN Compression Video Demo from Authors: https://www.youtube.com/watch?v=31AhcLqWc68&amp;list=PL80kAHvQbh-r5R8UmXhQK1ndqRvPNw_ex&amp;index=3&amp;t=0s</text:p>
            <text:p>Pix2Pix: https://arxiv.org/pdf/1611.07004.pdf</text:p>
            <text:p>CycleGAN: https://arxiv.org/pdf/1703.10593.pdf</text:p>
            <text:p>GauGAN: https://arxiv.org/pdf/1903.07291.pdf</text:p>
            <text:p>AVID: https://arxiv.org/pdf/1912.04443.pdf</text:p>
            <text:p>DermGAN: https://arxiv.org/pdf/1911.08716.pdf</text:p>
            <text:p>SimGAN: https://arxiv.org/pdf/1612.07828.pdf</text:p>
            <text:p>MobileNets: https://arxiv.org/pdf/1704.04861.pdf</text:p>
            <text:p>One-Shot Neural Architecture Search: https://arxiv.org/pdf/1904.00420.pdf</text:p>
            <text:p/>
            <text:p>Intro Music: "Runs" from Unminus</text:p>
            <text:p/>
            <text:p>Thanks for watching! Please Subscribe!</text:p>
          </table:table-cell>
          <table:table-cell table:style-name="ce2" office:value-type="string" calcext:value-type="string">
            <text:p>2020-03-25 17:57:21</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1047" calcext:value-type="float">
            <text:p>1047</text:p>
          </table:table-cell>
          <table:table-cell office:value-type="float" office:value="1265" calcext:value-type="float">
            <text:p>1265</text:p>
          </table:table-cell>
          <table:table-cell office:value-type="float" office:value="52" calcext:value-type="float">
            <text:p>52</text:p>
          </table:table-cell>
          <table:table-cell office:value-type="float" office:value="1" calcext:value-type="float">
            <text:p>1</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6</text:p>
          </table:table-cell>
          <table:table-cell table:formula="of:=YEAR([.E145])" office:value-type="float" office:value="2020" calcext:value-type="float">
            <text:p>2020</text:p>
          </table:table-cell>
          <table:table-cell table:formula="of:=MONTH([.E145])" office:value-type="float" office:value="3" calcext:value-type="float">
            <text:p>3</text:p>
          </table:table-cell>
          <table:table-cell table:number-columns-repeated="8"/>
        </table:table-row>
        <table:table-row table:style-name="ro1">
          <table:table-cell office:value-type="float" office:value="347" calcext:value-type="float">
            <text:p>347</text:p>
          </table:table-cell>
          <table:table-cell office:value-type="string" calcext:value-type="string">
            <text:p>yhItocvAaq0</text:p>
          </table:table-cell>
          <table:table-cell office:value-type="string" calcext:value-type="string">
            <text:p>Meta Pseudo Labels</text:p>
          </table:table-cell>
          <table:table-cell office:value-type="string" calcext:value-type="string">
            <text:p>This video explains Meta Pseudo Labels! This is a really interesting algorithm for dynamically adapting the ground truth targets (y) while training a classification network. This is done by training a teacher network via gradient through a gradient to label images such that the classifier performs well on a held-out validation set. Thanks for watching! Please Subscribe!</text:p>
            <text:p/>
            <text:p>Paper Links:</text:p>
            <text:p>Meta Pseudo Labels: https://arxiv.org/pdf/2003.10580.pdf</text:p>
            <text:p>UDA: https://arxiv.org/pdf/1904.12848.pdf</text:p>
            <text:p>Generative Teaching Networks: https://arxiv.org/pdf/1912.07768.pdf</text:p>
            <text:p>When Does Label Smoothing Help? https://arxiv.org/pdf/1906.02629.pdf</text:p>
            <text:p>Self-Training with Noisy Student: https://arxiv.org/pdf/1911.04252.pdf</text:p>
            <text:p>FixMatch: https://arxiv.org/pdf/2001.07685.pdf</text:p>
            <text:p>RandAugment: https://arxiv.org/pdf/1909.13719.pdf</text:p>
            <text:p/>
            <text:p>Thanks for watching, please subscribe!</text:p>
          </table:table-cell>
          <table:table-cell table:style-name="ce2" office:value-type="string" calcext:value-type="string">
            <text:p>2020-03-27 15:32:54</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1072" calcext:value-type="float">
            <text:p>1072</text:p>
          </table:table-cell>
          <table:table-cell office:value-type="float" office:value="1572" calcext:value-type="float">
            <text:p>1572</text:p>
          </table:table-cell>
          <table:table-cell office:value-type="float" office:value="73" calcext:value-type="float">
            <text:p>73</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5</text:p>
          </table:table-cell>
          <table:table-cell table:formula="of:=YEAR([.E146])" office:value-type="float" office:value="2020" calcext:value-type="float">
            <text:p>2020</text:p>
          </table:table-cell>
          <table:table-cell table:formula="of:=MONTH([.E146])" office:value-type="float" office:value="3" calcext:value-type="float">
            <text:p>3</text:p>
          </table:table-cell>
          <table:table-cell table:number-columns-repeated="8"/>
        </table:table-row>
        <table:table-row table:style-name="ro1" table:number-rows-repeated="1048381">
          <table:table-cell table:number-columns-repeated="28"/>
        </table:table-row>
        <table:table-row table:style-name="ro2" table:number-rows-repeated="48">
          <table:table-cell table:number-columns-repeated="28"/>
        </table:table-row>
        <table:table-row table:style-name="ro2">
          <table:table-cell table:number-columns-repeated="28"/>
        </table:table-row>
      </table:table>
      <table:table table:name="q=abs|pdf" table:style-name="ta1">
        <table:shapes>
          <draw:frame draw:z-index="0" draw:style-name="gr1" draw:text-style-name="P1" svg:width="1139.02pt" svg:height="612.96pt" svg:x="173.48pt" svg:y="333.47pt">
            <loext:p draw:notify-on-update-of-ranges="'q=abs|pdf'.V7:'q=abs|pdf'.V77 'q=abs|pdf'.W1:'q=abs|pdf'.W1 'q=abs|pdf'.W7:'q=abs|pdf'.W77 'q=abs|pdf'.X1:'q=abs|pdf'.X1 'q=abs|pdf'.X7:'q=abs|pdf'.X77 'q=abs|pdf'.Y1:'q=abs|pdf'.Y1 'q=abs|pdf'.Y7:'q=abs|pdf'.Y77 'q=abs|pdf'.Z1:'q=abs|pdf'.Z1 'q=abs|pdf'.Z7:'q=abs|pdf'.Z77 'q=abs|pdf'.AB1:'q=abs|pdf'.AB1 'q=abs|pdf'.AB7:'q=abs|pdf'.AB77"/>
            <draw:object xlink:href="./Object 2" xlink:type="simple" xlink:show="embed" xlink:actuate="onLoad"/>
            <draw:image xlink:href="./ObjectReplacements/Object 2" xlink:type="simple" xlink:show="embed" xlink:actuate="onLoad"/>
          </draw:frame>
        </table:shapes>
        <table:table-column table:style-name="co1" table:number-columns-repeated="4" table:default-cell-style-name="Default"/>
        <table:table-column table:style-name="co2" table:default-cell-style-name="Default"/>
        <table:table-column table:style-name="co1" table:number-columns-repeated="12" table:default-cell-style-name="Default"/>
        <table:table-column table:style-name="co3" table:default-cell-style-name="Default"/>
        <table:table-column table:style-name="co1" table:number-columns-repeated="10" table:default-cell-style-name="Default"/>
        <table:table-row table:style-name="ro1">
          <table:table-cell office:value-type="string" calcext:value-type="string">
            <text:p>idx</text:p>
          </table:table-cell>
          <table:table-cell office:value-type="string" calcext:value-type="string">
            <text:p>videoId</text:p>
          </table:table-cell>
          <table:table-cell office:value-type="string" calcext:value-type="string">
            <text:p>title</text:p>
          </table:table-cell>
          <table:table-cell office:value-type="string" calcext:value-type="string">
            <text:p>description</text:p>
          </table:table-cell>
          <table:table-cell table:style-name="ce1" office:value-type="string" calcext:value-type="string">
            <text:p>publishedAt</text:p>
          </table:table-cell>
          <table:table-cell office:value-type="string" calcext:value-type="string">
            <text:p>tags</text:p>
          </table:table-cell>
          <table:table-cell office:value-type="string" calcext:value-type="string">
            <text:p>defaultLanguage</text:p>
          </table:table-cell>
          <table:table-cell office:value-type="string" calcext:value-type="string">
            <text:p>defaultAudioLanguage</text:p>
          </table:table-cell>
          <table:table-cell office:value-type="string" calcext:value-type="string">
            <text:p>channelTitle</text:p>
          </table:table-cell>
          <table:table-cell office:value-type="string" calcext:value-type="string">
            <text:p>channelId</text:p>
          </table:table-cell>
          <table:table-cell office:value-type="string" calcext:value-type="string">
            <text:p>duration</text:p>
          </table:table-cell>
          <table:table-cell office:value-type="string" calcext:value-type="string">
            <text:p>viewCount</text:p>
          </table:table-cell>
          <table:table-cell office:value-type="string" calcext:value-type="string">
            <text:p>likeCount</text:p>
          </table:table-cell>
          <table:table-cell office:value-type="string" calcext:value-type="string">
            <text:p>dislikeCount</text:p>
          </table:table-cell>
          <table:table-cell office:value-type="string" calcext:value-type="string">
            <text:p>commentCount</text:p>
          </table:table-cell>
          <table:table-cell office:value-type="string" calcext:value-type="string">
            <text:p>favoriteCount</text:p>
          </table:table-cell>
          <table:table-cell office:value-type="string" calcext:value-type="string">
            <text:p>q</text:p>
          </table:table-cell>
          <table:table-cell table:style-name="ce1" office:value-type="string" calcext:value-type="string">
            <text:p>queriedAt</text:p>
          </table:table-cell>
          <table:table-cell office:value-type="string" calcext:value-type="string">
            <text:p>YEAR</text:p>
          </table:table-cell>
          <table:table-cell office:value-type="string" calcext:value-type="string">
            <text:p>MONTH</text:p>
          </table:table-cell>
          <table:table-cell table:number-columns-repeated="2"/>
          <table:table-cell office:value-type="string" calcext:value-type="string">
            <text:p># of contents</text:p>
          </table:table-cell>
          <table:table-cell office:value-type="string" calcext:value-type="string">
            <text:p>duration</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text:p>
          </table:table-cell>
          <table:table-cell office:value-type="string" calcext:value-type="string">
            <text:p>CommentCount/100</text:p>
          </table:table-cell>
        </table:table-row>
        <table:table-row table:style-name="ro1">
          <table:table-cell office:value-type="float" office:value="370" calcext:value-type="float">
            <text:p>370</text:p>
          </table:table-cell>
          <table:table-cell office:value-type="string" calcext:value-type="string">
            <text:p>deyOX6Mt_As</text:p>
          </table:table-cell>
          <table:table-cell office:value-type="string" calcext:value-type="string">
            <text:p>Generative Adversarial Nets - Fresh Machine Learning #2</text:p>
          </table:table-cell>
          <table:table-cell office:value-type="string" calcext:value-type="string">
            <text:p>This episode of Fresh Machine Learning is all about a relatively new concept called a Generative Adversarial Network. A model continuously tries to fool another model, until it can do so with ease. At that point, it can generate novel, authentic looking data! Very exciting stuff.</text:p>
            <text:p/>
            <text:p>The demo code for this video is a set of adversarial Gaussian Distribution Curves in Python using Theano and PyPlot:</text:p>
            <text:p/>
            <text:p>https://github.com/llSourcell/Generative-Adversarial-Network-Demo</text:p>
            <text:p/>
            <text:p>I created a Slack channel for us, sign up here:</text:p>
            <text:p>https://wizards.herokuapp.com/</text:p>
            <text:p/>
            <text:p>I introduce two papers in this video</text:p>
            <text:p/>
            <text:p>Generative Adversarial Networks:</text:p>
            <text:p/>
            <text:p>https://arxiv.org/pdf/1406.2661v1.pdf</text:p>
            <text:p/>
            <text:p>and the associated code:</text:p>
            <text:p/>
            <text:p>https://github.com/goodfeli/adversarial</text:p>
            <text:p/>
            <text:p>Generative Adversarial Text-to-Image Synthesis:</text:p>
            <text:p/>
            <text:p>https://arxiv.org/pdf/1605.05396v2.pdf</text:p>
            <text:p/>
            <text:p>and it's associated code is here:</text:p>
            <text:p/>
            <text:p>https://github.com/reedscot/icml2016</text:p>
            <text:p/>
            <text:p>Another really cool repo using GANs:</text:p>
            <text:p/>
            <text:p>https://github.com/Newmu/dcgan_code</text:p>
            <text:p/>
            <text:p>Great explanation of GANs:</text:p>
            <text:p/>
            <text:p>http://soumith.ch/eyescream/</text:p>
            <text:p/>
            <text:p>Live demo of a GAN:</text:p>
            <text:p/>
            <text:p>http://cs.stanford.edu/people/karpathy/gan/</text:p>
            <text:p/>
            <text:p>One more really great description of generative models:</text:p>
            <text:p/>
            <text:p>https://openai.com/blog/generative-models/</text:p>
            <text:p/>
            <text:p>I love you guys! Thanks for watching my videos, I do it for you. I left my awesome job at Twilio and I'm doing this full time now. </text:p>
            <text:p/>
            <text:p>I recently created a Patreon page. If you like my videos, feel free to help support my effort here!:</text:p>
            <text:p>https://www.patreon.com/user?ty=h&amp;u=3191693</text:p>
            <text:p/>
            <text:p>Much more to come so please subscribe, like, and comment.</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07-10 21:43:20</text:p>
          </table:table-cell>
          <table:table-cell office:value-type="string" calcext:value-type="string">
            <text:p>artificial intelligence, machine learning, generative adversarial networks, neural networks, neural net, neural network, generative adversarial network, variational autoencoder, autoencoder, lstm, recurrent neural network, convolutional, convolutional neural network, generative model, discriminative model, deep learning, programming, computer science, coding, python, gaussian</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29" calcext:value-type="float">
            <text:p>329</text:p>
          </table:table-cell>
          <table:table-cell office:value-type="float" office:value="108434" calcext:value-type="float">
            <text:p>108434</text:p>
          </table:table-cell>
          <table:table-cell office:value-type="float" office:value="1720" calcext:value-type="float">
            <text:p>1720</text:p>
          </table:table-cell>
          <table:table-cell office:value-type="float" office:value="70" calcext:value-type="float">
            <text:p>70</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gan, arxiv.org/, https://arxiv.org/pdf/1406.2661.pdf</text:p>
          </table:table-cell>
          <table:table-cell table:style-name="ce2" office:value-type="string" calcext:value-type="string">
            <text:p>2020-04-25 10:57:45</text:p>
          </table:table-cell>
          <table:table-cell table:formula="of:=YEAR([.E2])" office:value-type="float" office:value="2016" calcext:value-type="float">
            <text:p>2016</text:p>
          </table:table-cell>
          <table:table-cell table:formula="of:=MONTH([.E2])" office:value-type="float" office:value="7" calcext:value-type="float">
            <text:p>7</text:p>
          </table:table-cell>
          <table:table-cell/>
          <table:table-cell table:style-name="ce3" office:value-type="date" office:date-value="2014-01-01" calcext:value-type="date">
            <text:p>2014-01-01</text:p>
          </table:table-cell>
          <table:table-cell table:formula="of:=COUNTIFS([.$S$2:.$S$146];YEAR([.V2]);[.$T$2:.$T$146];MONTH([.V2]))" office:value-type="float" office:value="0" calcext:value-type="float">
            <text:p>0</text:p>
          </table:table-cell>
          <table:table-cell table:formula="of:=SUMIFS([.K$2:.K$146];[.$S$2:.$S$146];YEAR([.$V2]);[.$T$2:.$T$146];MONTH([.$V2]))" office:value-type="float" office:value="0" calcext:value-type="float">
            <text:p>0</text:p>
          </table:table-cell>
          <table:table-cell table:formula="of:=SUMIFS([.L$2:.L$146];[.$S$2:.$S$146];YEAR([.$V2]);[.$T$2:.$T$146];MONTH([.$V2]))/10000" office:value-type="float" office:value="0" calcext:value-type="float">
            <text:p>0</text:p>
          </table:table-cell>
          <table:table-cell table:formula="of:=SUMIFS([.M$2:.M$146];[.$S$2:.$S$146];YEAR([.$V2]);[.$T$2:.$T$146];MONTH([.$V2]))/1000" office:value-type="float" office:value="0" calcext:value-type="float">
            <text:p>0</text:p>
          </table:table-cell>
          <table:table-cell table:formula="of:=SUMIFS([.N$2:.N$146];[.$S$2:.$S$146];YEAR([.$V2]);[.$T$2:.$T$146];MONTH([.$V2]))" office:value-type="float" office:value="0" calcext:value-type="float">
            <text:p>0</text:p>
          </table:table-cell>
          <table:table-cell table:formula="of:=SUMIFS([.O$2:.O$146];[.$S$2:.$S$146];YEAR([.$V2]);[.$T$2:.$T$146];MONTH([.$V2]))/100" office:value-type="float" office:value="0" calcext:value-type="float">
            <text:p>0</text:p>
          </table:table-cell>
        </table:table-row>
        <table:table-row table:style-name="ro1">
          <table:table-cell office:value-type="float" office:value="754" calcext:value-type="float">
            <text:p>754</text:p>
          </table:table-cell>
          <table:table-cell office:value-type="string" calcext:value-type="string">
            <text:p>C1YUYWP-6rE</text:p>
          </table:table-cell>
          <table:table-cell office:value-type="string" calcext:value-type="string">
            <text:p>Evolution of Face Generation | <text:s/>Evolution of GANs</text:p>
          </table:table-cell>
          <table:table-cell office:value-type="string" calcext:value-type="string">
            <text:p>Generating Fake faces in photos and videos has become prevalent in last few years (cough) Deep Fakes (cough). It's come to a point where we can't tell if photos and videos contain real people. It's fascinating (and scary?) ! But how did we get here? What is the technology behind these eerily real faces?</text:p>
            <text:p/>
            <text:p>The main Technology behind this phenomenon are "Generative Adversarial Networks". Let's talk about them. </text:p>
            <text:p/>
            <text:p>REFERENCES</text:p>
            <text:p>[1] The OG GAN : https://arxiv.org/abs/1406.2661</text:p>
            <text:p>[2] Deep Convolutional GAN (DCGAN): https://arxiv.org/abs/1511.06434</text:p>
            <text:p>[3] Coupled GANs: https://arxiv.org/abs/1606.07536</text:p>
            <text:p>[4] Progressively growing GAN: https://arxiv.org/abs/1710.10196</text:p>
            <text:p>[5] Style-Transfer GAN: https://arxiv.org/abs/1812.04948</text:p>
            <text:p>[6] DeepFakes - Real Consequences (ColdFusion): https://www.youtube.com/watch?v=dMF2i3A9Lzw </text:p>
            <text:p>[7] First paper on Neural Networks: http://www.cse.chalmers.se/~coquand/AUTOMATA/mcp.pdf </text:p>
            <text:p>[8] How fast processing power increased over the years: https://www.eetimes.com/author.asp?section_id=36&amp;doc_id=1330462</text:p>
            <text:p>[9] Deep Learning Vs Classical Machine Learning</text:p>
            <text:p>[10] Neural Networks in Security Systems: https://ieeexplore.ieee.org/document/8268746 </text:p>
            <text:p>[11] State of the Art Neural Networks for Image Captioning: https://cs.stanford.edu/people/karpathy/sfmltalk.pdf</text:p>
            <text:p>[12] Applications of Neural Networks: https://arxiv.org/pdf/1803.01164.pdf </text:p>
            <text:p>[13] Build a Music &amp; Text Generator: https://towardsdatascience.com/deep-learning-with-tensorflow-part-3-music-and-text-generation-8a3fbfdc5e9b </text:p>
            <text:p>[14] CycleGANs: https://arxiv.org/pdf/1703.10593.pdf</text:p>
          </table:table-cell>
          <table:table-cell table:style-name="ce2" office:value-type="string" calcext:value-type="string">
            <text:p>2019-01-20 01:19:57</text:p>
          </table:table-cell>
          <table:table-cell office:value-type="string" calcext:value-type="string">
            <text:p>Machine Learning, Deep Learning, Data Science, Artificial Intelligence, Neural Network, gan, generative model, face generation, image generation, image captioning, rnn, state of art gan, what are gans, generative adversarial network</text:p>
          </table:table-cell>
          <table:table-cell office:value-type="string" calcext:value-type="string">
            <text:p>NULL</text:p>
          </table:table-cell>
          <table:table-cell office:value-type="string" calcext:value-type="string">
            <text:p>en</text:p>
          </table:table-cell>
          <table:table-cell office:value-type="string" calcext:value-type="string">
            <text:p>CodeEmporium</text:p>
          </table:table-cell>
          <table:table-cell office:value-type="string" calcext:value-type="string">
            <text:p>UC5_6ZD6s8klmMu9TXEB_1IA</text:p>
          </table:table-cell>
          <table:table-cell office:value-type="float" office:value="743" calcext:value-type="float">
            <text:p>743</text:p>
          </table:table-cell>
          <table:table-cell office:value-type="float" office:value="10062" calcext:value-type="float">
            <text:p>10062</text:p>
          </table:table-cell>
          <table:table-cell office:value-type="float" office:value="269" calcext:value-type="float">
            <text:p>269</text:p>
          </table:table-cell>
          <table:table-cell office:value-type="float" office:value="5" calcext:value-type="float">
            <text:p>5</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https://arxiv.org/abs/1406.2661, https://arxiv.org/pdf/1406.2661.pdf, gan</text:p>
          </table:table-cell>
          <table:table-cell table:style-name="ce2" office:value-type="string" calcext:value-type="string">
            <text:p>2020-04-25 14:25:27</text:p>
          </table:table-cell>
          <table:table-cell table:formula="of:=YEAR([.E3])" office:value-type="float" office:value="2019" calcext:value-type="float">
            <text:p>2019</text:p>
          </table:table-cell>
          <table:table-cell table:formula="of:=MONTH([.E3])" office:value-type="float" office:value="1" calcext:value-type="float">
            <text:p>1</text:p>
          </table:table-cell>
          <table:table-cell/>
          <table:table-cell table:style-name="ce3" office:value-type="date" office:date-value="2014-02-01" calcext:value-type="date">
            <text:p>2014-02-01</text:p>
          </table:table-cell>
          <table:table-cell table:formula="of:=COUNTIFS([.$S$2:.$S$146];YEAR([.V3]);[.$T$2:.$T$146];MONTH([.V3]))" office:value-type="float" office:value="0" calcext:value-type="float">
            <text:p>0</text:p>
          </table:table-cell>
          <table:table-cell table:formula="of:=SUMIFS([.K$2:.K$146];[.$S$2:.$S$146];YEAR([.$V3]);[.$T$2:.$T$146];MONTH([.$V3]))" office:value-type="float" office:value="0" calcext:value-type="float">
            <text:p>0</text:p>
          </table:table-cell>
          <table:table-cell table:formula="of:=SUMIFS([.L$2:.L$146];[.$S$2:.$S$146];YEAR([.$V3]);[.$T$2:.$T$146];MONTH([.$V3]))/10000" office:value-type="float" office:value="0" calcext:value-type="float">
            <text:p>0</text:p>
          </table:table-cell>
          <table:table-cell table:formula="of:=SUMIFS([.M$2:.M$146];[.$S$2:.$S$146];YEAR([.$V3]);[.$T$2:.$T$146];MONTH([.$V3]))/1000" office:value-type="float" office:value="0" calcext:value-type="float">
            <text:p>0</text:p>
          </table:table-cell>
          <table:table-cell table:formula="of:=SUMIFS([.N$2:.N$146];[.$S$2:.$S$146];YEAR([.$V3]);[.$T$2:.$T$146];MONTH([.$V3]))" office:value-type="float" office:value="0" calcext:value-type="float">
            <text:p>0</text:p>
          </table:table-cell>
          <table:table-cell table:formula="of:=SUMIFS([.O$2:.O$146];[.$S$2:.$S$146];YEAR([.$V3]);[.$T$2:.$T$146];MONTH([.$V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3-01" calcext:value-type="date">
            <text:p>2014-03-01</text:p>
          </table:table-cell>
          <table:table-cell table:formula="of:=COUNTIFS([.$S$2:.$S$146];YEAR([.V4]);[.$T$2:.$T$146];MONTH([.V4]))" office:value-type="float" office:value="0" calcext:value-type="float">
            <text:p>0</text:p>
          </table:table-cell>
          <table:table-cell table:formula="of:=SUMIFS([.K$2:.K$146];[.$S$2:.$S$146];YEAR([.$V4]);[.$T$2:.$T$146];MONTH([.$V4]))" office:value-type="float" office:value="0" calcext:value-type="float">
            <text:p>0</text:p>
          </table:table-cell>
          <table:table-cell table:formula="of:=SUMIFS([.L$2:.L$146];[.$S$2:.$S$146];YEAR([.$V4]);[.$T$2:.$T$146];MONTH([.$V4]))/10000" office:value-type="float" office:value="0" calcext:value-type="float">
            <text:p>0</text:p>
          </table:table-cell>
          <table:table-cell table:formula="of:=SUMIFS([.M$2:.M$146];[.$S$2:.$S$146];YEAR([.$V4]);[.$T$2:.$T$146];MONTH([.$V4]))/1000" office:value-type="float" office:value="0" calcext:value-type="float">
            <text:p>0</text:p>
          </table:table-cell>
          <table:table-cell table:formula="of:=SUMIFS([.N$2:.N$146];[.$S$2:.$S$146];YEAR([.$V4]);[.$T$2:.$T$146];MONTH([.$V4]))" office:value-type="float" office:value="0" calcext:value-type="float">
            <text:p>0</text:p>
          </table:table-cell>
          <table:table-cell table:formula="of:=SUMIFS([.O$2:.O$146];[.$S$2:.$S$146];YEAR([.$V4]);[.$T$2:.$T$146];MONTH([.$V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4-01" calcext:value-type="date">
            <text:p>2014-04-01</text:p>
          </table:table-cell>
          <table:table-cell table:formula="of:=COUNTIFS([.$S$2:.$S$146];YEAR([.V5]);[.$T$2:.$T$146];MONTH([.V5]))" office:value-type="float" office:value="0" calcext:value-type="float">
            <text:p>0</text:p>
          </table:table-cell>
          <table:table-cell table:formula="of:=SUMIFS([.K$2:.K$146];[.$S$2:.$S$146];YEAR([.$V5]);[.$T$2:.$T$146];MONTH([.$V5]))" office:value-type="float" office:value="0" calcext:value-type="float">
            <text:p>0</text:p>
          </table:table-cell>
          <table:table-cell table:formula="of:=SUMIFS([.L$2:.L$146];[.$S$2:.$S$146];YEAR([.$V5]);[.$T$2:.$T$146];MONTH([.$V5]))/10000" office:value-type="float" office:value="0" calcext:value-type="float">
            <text:p>0</text:p>
          </table:table-cell>
          <table:table-cell table:formula="of:=SUMIFS([.M$2:.M$146];[.$S$2:.$S$146];YEAR([.$V5]);[.$T$2:.$T$146];MONTH([.$V5]))/1000" office:value-type="float" office:value="0" calcext:value-type="float">
            <text:p>0</text:p>
          </table:table-cell>
          <table:table-cell table:formula="of:=SUMIFS([.N$2:.N$146];[.$S$2:.$S$146];YEAR([.$V5]);[.$T$2:.$T$146];MONTH([.$V5]))" office:value-type="float" office:value="0" calcext:value-type="float">
            <text:p>0</text:p>
          </table:table-cell>
          <table:table-cell table:formula="of:=SUMIFS([.O$2:.O$146];[.$S$2:.$S$146];YEAR([.$V5]);[.$T$2:.$T$146];MONTH([.$V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5-01" calcext:value-type="date">
            <text:p>2014-05-01</text:p>
          </table:table-cell>
          <table:table-cell table:formula="of:=COUNTIFS([.$S$2:.$S$146];YEAR([.V6]);[.$T$2:.$T$146];MONTH([.V6]))" office:value-type="float" office:value="0" calcext:value-type="float">
            <text:p>0</text:p>
          </table:table-cell>
          <table:table-cell table:formula="of:=SUMIFS([.K$2:.K$146];[.$S$2:.$S$146];YEAR([.$V6]);[.$T$2:.$T$146];MONTH([.$V6]))" office:value-type="float" office:value="0" calcext:value-type="float">
            <text:p>0</text:p>
          </table:table-cell>
          <table:table-cell table:formula="of:=SUMIFS([.L$2:.L$146];[.$S$2:.$S$146];YEAR([.$V6]);[.$T$2:.$T$146];MONTH([.$V6]))/10000" office:value-type="float" office:value="0" calcext:value-type="float">
            <text:p>0</text:p>
          </table:table-cell>
          <table:table-cell table:formula="of:=SUMIFS([.M$2:.M$146];[.$S$2:.$S$146];YEAR([.$V6]);[.$T$2:.$T$146];MONTH([.$V6]))/1000" office:value-type="float" office:value="0" calcext:value-type="float">
            <text:p>0</text:p>
          </table:table-cell>
          <table:table-cell table:formula="of:=SUMIFS([.N$2:.N$146];[.$S$2:.$S$146];YEAR([.$V6]);[.$T$2:.$T$146];MONTH([.$V6]))" office:value-type="float" office:value="0" calcext:value-type="float">
            <text:p>0</text:p>
          </table:table-cell>
          <table:table-cell table:formula="of:=SUMIFS([.O$2:.O$146];[.$S$2:.$S$146];YEAR([.$V6]);[.$T$2:.$T$146];MONTH([.$V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6-01" calcext:value-type="date">
            <text:p>2014-06-01</text:p>
          </table:table-cell>
          <table:table-cell table:formula="of:=COUNTIFS([.$S$2:.$S$146];YEAR([.V7]);[.$T$2:.$T$146];MONTH([.V7]))" office:value-type="float" office:value="0" calcext:value-type="float">
            <text:p>0</text:p>
          </table:table-cell>
          <table:table-cell table:formula="of:=SUMIFS([.K$2:.K$146];[.$S$2:.$S$146];YEAR([.$V7]);[.$T$2:.$T$146];MONTH([.$V7]))" office:value-type="float" office:value="0" calcext:value-type="float">
            <text:p>0</text:p>
          </table:table-cell>
          <table:table-cell table:formula="of:=SUMIFS([.L$2:.L$146];[.$S$2:.$S$146];YEAR([.$V7]);[.$T$2:.$T$146];MONTH([.$V7]))/10000" office:value-type="float" office:value="0" calcext:value-type="float">
            <text:p>0</text:p>
          </table:table-cell>
          <table:table-cell table:formula="of:=SUMIFS([.M$2:.M$146];[.$S$2:.$S$146];YEAR([.$V7]);[.$T$2:.$T$146];MONTH([.$V7]))/1000" office:value-type="float" office:value="0" calcext:value-type="float">
            <text:p>0</text:p>
          </table:table-cell>
          <table:table-cell table:formula="of:=SUMIFS([.N$2:.N$146];[.$S$2:.$S$146];YEAR([.$V7]);[.$T$2:.$T$146];MONTH([.$V7]))" office:value-type="float" office:value="0" calcext:value-type="float">
            <text:p>0</text:p>
          </table:table-cell>
          <table:table-cell table:formula="of:=SUMIFS([.O$2:.O$146];[.$S$2:.$S$146];YEAR([.$V7]);[.$T$2:.$T$146];MONTH([.$V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7-01" calcext:value-type="date">
            <text:p>2014-07-01</text:p>
          </table:table-cell>
          <table:table-cell table:formula="of:=COUNTIFS([.$S$2:.$S$146];YEAR([.V8]);[.$T$2:.$T$146];MONTH([.V8]))" office:value-type="float" office:value="0" calcext:value-type="float">
            <text:p>0</text:p>
          </table:table-cell>
          <table:table-cell table:formula="of:=SUMIFS([.K$2:.K$146];[.$S$2:.$S$146];YEAR([.$V8]);[.$T$2:.$T$146];MONTH([.$V8]))" office:value-type="float" office:value="0" calcext:value-type="float">
            <text:p>0</text:p>
          </table:table-cell>
          <table:table-cell table:formula="of:=SUMIFS([.L$2:.L$146];[.$S$2:.$S$146];YEAR([.$V8]);[.$T$2:.$T$146];MONTH([.$V8]))/10000" office:value-type="float" office:value="0" calcext:value-type="float">
            <text:p>0</text:p>
          </table:table-cell>
          <table:table-cell table:formula="of:=SUMIFS([.M$2:.M$146];[.$S$2:.$S$146];YEAR([.$V8]);[.$T$2:.$T$146];MONTH([.$V8]))/1000" office:value-type="float" office:value="0" calcext:value-type="float">
            <text:p>0</text:p>
          </table:table-cell>
          <table:table-cell table:formula="of:=SUMIFS([.N$2:.N$146];[.$S$2:.$S$146];YEAR([.$V8]);[.$T$2:.$T$146];MONTH([.$V8]))" office:value-type="float" office:value="0" calcext:value-type="float">
            <text:p>0</text:p>
          </table:table-cell>
          <table:table-cell table:formula="of:=SUMIFS([.O$2:.O$146];[.$S$2:.$S$146];YEAR([.$V8]);[.$T$2:.$T$146];MONTH([.$V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8-01" calcext:value-type="date">
            <text:p>2014-08-01</text:p>
          </table:table-cell>
          <table:table-cell table:formula="of:=COUNTIFS([.$S$2:.$S$146];YEAR([.V9]);[.$T$2:.$T$146];MONTH([.V9]))" office:value-type="float" office:value="0" calcext:value-type="float">
            <text:p>0</text:p>
          </table:table-cell>
          <table:table-cell table:formula="of:=SUMIFS([.K$2:.K$146];[.$S$2:.$S$146];YEAR([.$V9]);[.$T$2:.$T$146];MONTH([.$V9]))" office:value-type="float" office:value="0" calcext:value-type="float">
            <text:p>0</text:p>
          </table:table-cell>
          <table:table-cell table:formula="of:=SUMIFS([.L$2:.L$146];[.$S$2:.$S$146];YEAR([.$V9]);[.$T$2:.$T$146];MONTH([.$V9]))/10000" office:value-type="float" office:value="0" calcext:value-type="float">
            <text:p>0</text:p>
          </table:table-cell>
          <table:table-cell table:formula="of:=SUMIFS([.M$2:.M$146];[.$S$2:.$S$146];YEAR([.$V9]);[.$T$2:.$T$146];MONTH([.$V9]))/1000" office:value-type="float" office:value="0" calcext:value-type="float">
            <text:p>0</text:p>
          </table:table-cell>
          <table:table-cell table:formula="of:=SUMIFS([.N$2:.N$146];[.$S$2:.$S$146];YEAR([.$V9]);[.$T$2:.$T$146];MONTH([.$V9]))" office:value-type="float" office:value="0" calcext:value-type="float">
            <text:p>0</text:p>
          </table:table-cell>
          <table:table-cell table:formula="of:=SUMIFS([.O$2:.O$146];[.$S$2:.$S$146];YEAR([.$V9]);[.$T$2:.$T$146];MONTH([.$V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9-01" calcext:value-type="date">
            <text:p>2014-09-01</text:p>
          </table:table-cell>
          <table:table-cell table:formula="of:=COUNTIFS([.$S$2:.$S$146];YEAR([.V10]);[.$T$2:.$T$146];MONTH([.V10]))" office:value-type="float" office:value="0" calcext:value-type="float">
            <text:p>0</text:p>
          </table:table-cell>
          <table:table-cell table:formula="of:=SUMIFS([.K$2:.K$146];[.$S$2:.$S$146];YEAR([.$V10]);[.$T$2:.$T$146];MONTH([.$V10]))" office:value-type="float" office:value="0" calcext:value-type="float">
            <text:p>0</text:p>
          </table:table-cell>
          <table:table-cell table:formula="of:=SUMIFS([.L$2:.L$146];[.$S$2:.$S$146];YEAR([.$V10]);[.$T$2:.$T$146];MONTH([.$V10]))/10000" office:value-type="float" office:value="0" calcext:value-type="float">
            <text:p>0</text:p>
          </table:table-cell>
          <table:table-cell table:formula="of:=SUMIFS([.M$2:.M$146];[.$S$2:.$S$146];YEAR([.$V10]);[.$T$2:.$T$146];MONTH([.$V10]))/1000" office:value-type="float" office:value="0" calcext:value-type="float">
            <text:p>0</text:p>
          </table:table-cell>
          <table:table-cell table:formula="of:=SUMIFS([.N$2:.N$146];[.$S$2:.$S$146];YEAR([.$V10]);[.$T$2:.$T$146];MONTH([.$V10]))" office:value-type="float" office:value="0" calcext:value-type="float">
            <text:p>0</text:p>
          </table:table-cell>
          <table:table-cell table:formula="of:=SUMIFS([.O$2:.O$146];[.$S$2:.$S$146];YEAR([.$V10]);[.$T$2:.$T$146];MONTH([.$V1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10-01" calcext:value-type="date">
            <text:p>2014-10-01</text:p>
          </table:table-cell>
          <table:table-cell table:formula="of:=COUNTIFS([.$S$2:.$S$146];YEAR([.V11]);[.$T$2:.$T$146];MONTH([.V11]))" office:value-type="float" office:value="0" calcext:value-type="float">
            <text:p>0</text:p>
          </table:table-cell>
          <table:table-cell table:formula="of:=SUMIFS([.K$2:.K$146];[.$S$2:.$S$146];YEAR([.$V11]);[.$T$2:.$T$146];MONTH([.$V11]))" office:value-type="float" office:value="0" calcext:value-type="float">
            <text:p>0</text:p>
          </table:table-cell>
          <table:table-cell table:formula="of:=SUMIFS([.L$2:.L$146];[.$S$2:.$S$146];YEAR([.$V11]);[.$T$2:.$T$146];MONTH([.$V11]))/10000" office:value-type="float" office:value="0" calcext:value-type="float">
            <text:p>0</text:p>
          </table:table-cell>
          <table:table-cell table:formula="of:=SUMIFS([.M$2:.M$146];[.$S$2:.$S$146];YEAR([.$V11]);[.$T$2:.$T$146];MONTH([.$V11]))/1000" office:value-type="float" office:value="0" calcext:value-type="float">
            <text:p>0</text:p>
          </table:table-cell>
          <table:table-cell table:formula="of:=SUMIFS([.N$2:.N$146];[.$S$2:.$S$146];YEAR([.$V11]);[.$T$2:.$T$146];MONTH([.$V11]))" office:value-type="float" office:value="0" calcext:value-type="float">
            <text:p>0</text:p>
          </table:table-cell>
          <table:table-cell table:formula="of:=SUMIFS([.O$2:.O$146];[.$S$2:.$S$146];YEAR([.$V11]);[.$T$2:.$T$146];MONTH([.$V1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11-01" calcext:value-type="date">
            <text:p>2014-11-01</text:p>
          </table:table-cell>
          <table:table-cell table:formula="of:=COUNTIFS([.$S$2:.$S$146];YEAR([.V12]);[.$T$2:.$T$146];MONTH([.V12]))" office:value-type="float" office:value="0" calcext:value-type="float">
            <text:p>0</text:p>
          </table:table-cell>
          <table:table-cell table:formula="of:=SUMIFS([.K$2:.K$146];[.$S$2:.$S$146];YEAR([.$V12]);[.$T$2:.$T$146];MONTH([.$V12]))" office:value-type="float" office:value="0" calcext:value-type="float">
            <text:p>0</text:p>
          </table:table-cell>
          <table:table-cell table:formula="of:=SUMIFS([.L$2:.L$146];[.$S$2:.$S$146];YEAR([.$V12]);[.$T$2:.$T$146];MONTH([.$V12]))/10000" office:value-type="float" office:value="0" calcext:value-type="float">
            <text:p>0</text:p>
          </table:table-cell>
          <table:table-cell table:formula="of:=SUMIFS([.M$2:.M$146];[.$S$2:.$S$146];YEAR([.$V12]);[.$T$2:.$T$146];MONTH([.$V12]))/1000" office:value-type="float" office:value="0" calcext:value-type="float">
            <text:p>0</text:p>
          </table:table-cell>
          <table:table-cell table:formula="of:=SUMIFS([.N$2:.N$146];[.$S$2:.$S$146];YEAR([.$V12]);[.$T$2:.$T$146];MONTH([.$V12]))" office:value-type="float" office:value="0" calcext:value-type="float">
            <text:p>0</text:p>
          </table:table-cell>
          <table:table-cell table:formula="of:=SUMIFS([.O$2:.O$146];[.$S$2:.$S$146];YEAR([.$V12]);[.$T$2:.$T$146];MONTH([.$V1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12-01" calcext:value-type="date">
            <text:p>2014-12-01</text:p>
          </table:table-cell>
          <table:table-cell table:formula="of:=COUNTIFS([.$S$2:.$S$146];YEAR([.V13]);[.$T$2:.$T$146];MONTH([.V13]))" office:value-type="float" office:value="0" calcext:value-type="float">
            <text:p>0</text:p>
          </table:table-cell>
          <table:table-cell table:formula="of:=SUMIFS([.K$2:.K$146];[.$S$2:.$S$146];YEAR([.$V13]);[.$T$2:.$T$146];MONTH([.$V13]))" office:value-type="float" office:value="0" calcext:value-type="float">
            <text:p>0</text:p>
          </table:table-cell>
          <table:table-cell table:formula="of:=SUMIFS([.L$2:.L$146];[.$S$2:.$S$146];YEAR([.$V13]);[.$T$2:.$T$146];MONTH([.$V13]))/10000" office:value-type="float" office:value="0" calcext:value-type="float">
            <text:p>0</text:p>
          </table:table-cell>
          <table:table-cell table:formula="of:=SUMIFS([.M$2:.M$146];[.$S$2:.$S$146];YEAR([.$V13]);[.$T$2:.$T$146];MONTH([.$V13]))/1000" office:value-type="float" office:value="0" calcext:value-type="float">
            <text:p>0</text:p>
          </table:table-cell>
          <table:table-cell table:formula="of:=SUMIFS([.N$2:.N$146];[.$S$2:.$S$146];YEAR([.$V13]);[.$T$2:.$T$146];MONTH([.$V13]))" office:value-type="float" office:value="0" calcext:value-type="float">
            <text:p>0</text:p>
          </table:table-cell>
          <table:table-cell table:formula="of:=SUMIFS([.O$2:.O$146];[.$S$2:.$S$146];YEAR([.$V13]);[.$T$2:.$T$146];MONTH([.$V1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1-01" calcext:value-type="date">
            <text:p>2015-01-01</text:p>
          </table:table-cell>
          <table:table-cell table:formula="of:=COUNTIFS([.$S$2:.$S$146];YEAR([.V14]);[.$T$2:.$T$146];MONTH([.V14]))" office:value-type="float" office:value="0" calcext:value-type="float">
            <text:p>0</text:p>
          </table:table-cell>
          <table:table-cell table:formula="of:=SUMIFS([.K$2:.K$146];[.$S$2:.$S$146];YEAR([.$V14]);[.$T$2:.$T$146];MONTH([.$V14]))" office:value-type="float" office:value="0" calcext:value-type="float">
            <text:p>0</text:p>
          </table:table-cell>
          <table:table-cell table:formula="of:=SUMIFS([.L$2:.L$146];[.$S$2:.$S$146];YEAR([.$V14]);[.$T$2:.$T$146];MONTH([.$V14]))/10000" office:value-type="float" office:value="0" calcext:value-type="float">
            <text:p>0</text:p>
          </table:table-cell>
          <table:table-cell table:formula="of:=SUMIFS([.M$2:.M$146];[.$S$2:.$S$146];YEAR([.$V14]);[.$T$2:.$T$146];MONTH([.$V14]))/1000" office:value-type="float" office:value="0" calcext:value-type="float">
            <text:p>0</text:p>
          </table:table-cell>
          <table:table-cell table:formula="of:=SUMIFS([.N$2:.N$146];[.$S$2:.$S$146];YEAR([.$V14]);[.$T$2:.$T$146];MONTH([.$V14]))" office:value-type="float" office:value="0" calcext:value-type="float">
            <text:p>0</text:p>
          </table:table-cell>
          <table:table-cell table:formula="of:=SUMIFS([.O$2:.O$146];[.$S$2:.$S$146];YEAR([.$V14]);[.$T$2:.$T$146];MONTH([.$V1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2-01" calcext:value-type="date">
            <text:p>2015-02-01</text:p>
          </table:table-cell>
          <table:table-cell table:formula="of:=COUNTIFS([.$S$2:.$S$146];YEAR([.V15]);[.$T$2:.$T$146];MONTH([.V15]))" office:value-type="float" office:value="0" calcext:value-type="float">
            <text:p>0</text:p>
          </table:table-cell>
          <table:table-cell table:formula="of:=SUMIFS([.K$2:.K$146];[.$S$2:.$S$146];YEAR([.$V15]);[.$T$2:.$T$146];MONTH([.$V15]))" office:value-type="float" office:value="0" calcext:value-type="float">
            <text:p>0</text:p>
          </table:table-cell>
          <table:table-cell table:formula="of:=SUMIFS([.L$2:.L$146];[.$S$2:.$S$146];YEAR([.$V15]);[.$T$2:.$T$146];MONTH([.$V15]))/10000" office:value-type="float" office:value="0" calcext:value-type="float">
            <text:p>0</text:p>
          </table:table-cell>
          <table:table-cell table:formula="of:=SUMIFS([.M$2:.M$146];[.$S$2:.$S$146];YEAR([.$V15]);[.$T$2:.$T$146];MONTH([.$V15]))/1000" office:value-type="float" office:value="0" calcext:value-type="float">
            <text:p>0</text:p>
          </table:table-cell>
          <table:table-cell table:formula="of:=SUMIFS([.N$2:.N$146];[.$S$2:.$S$146];YEAR([.$V15]);[.$T$2:.$T$146];MONTH([.$V15]))" office:value-type="float" office:value="0" calcext:value-type="float">
            <text:p>0</text:p>
          </table:table-cell>
          <table:table-cell table:formula="of:=SUMIFS([.O$2:.O$146];[.$S$2:.$S$146];YEAR([.$V15]);[.$T$2:.$T$146];MONTH([.$V1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3-01" calcext:value-type="date">
            <text:p>2015-03-01</text:p>
          </table:table-cell>
          <table:table-cell table:formula="of:=COUNTIFS([.$S$2:.$S$146];YEAR([.V16]);[.$T$2:.$T$146];MONTH([.V16]))" office:value-type="float" office:value="0" calcext:value-type="float">
            <text:p>0</text:p>
          </table:table-cell>
          <table:table-cell table:formula="of:=SUMIFS([.K$2:.K$146];[.$S$2:.$S$146];YEAR([.$V16]);[.$T$2:.$T$146];MONTH([.$V16]))" office:value-type="float" office:value="0" calcext:value-type="float">
            <text:p>0</text:p>
          </table:table-cell>
          <table:table-cell table:formula="of:=SUMIFS([.L$2:.L$146];[.$S$2:.$S$146];YEAR([.$V16]);[.$T$2:.$T$146];MONTH([.$V16]))/10000" office:value-type="float" office:value="0" calcext:value-type="float">
            <text:p>0</text:p>
          </table:table-cell>
          <table:table-cell table:formula="of:=SUMIFS([.M$2:.M$146];[.$S$2:.$S$146];YEAR([.$V16]);[.$T$2:.$T$146];MONTH([.$V16]))/1000" office:value-type="float" office:value="0" calcext:value-type="float">
            <text:p>0</text:p>
          </table:table-cell>
          <table:table-cell table:formula="of:=SUMIFS([.N$2:.N$146];[.$S$2:.$S$146];YEAR([.$V16]);[.$T$2:.$T$146];MONTH([.$V16]))" office:value-type="float" office:value="0" calcext:value-type="float">
            <text:p>0</text:p>
          </table:table-cell>
          <table:table-cell table:formula="of:=SUMIFS([.O$2:.O$146];[.$S$2:.$S$146];YEAR([.$V16]);[.$T$2:.$T$146];MONTH([.$V1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4-01" calcext:value-type="date">
            <text:p>2015-04-01</text:p>
          </table:table-cell>
          <table:table-cell table:formula="of:=COUNTIFS([.$S$2:.$S$146];YEAR([.V17]);[.$T$2:.$T$146];MONTH([.V17]))" office:value-type="float" office:value="0" calcext:value-type="float">
            <text:p>0</text:p>
          </table:table-cell>
          <table:table-cell table:formula="of:=SUMIFS([.K$2:.K$146];[.$S$2:.$S$146];YEAR([.$V17]);[.$T$2:.$T$146];MONTH([.$V17]))" office:value-type="float" office:value="0" calcext:value-type="float">
            <text:p>0</text:p>
          </table:table-cell>
          <table:table-cell table:formula="of:=SUMIFS([.L$2:.L$146];[.$S$2:.$S$146];YEAR([.$V17]);[.$T$2:.$T$146];MONTH([.$V17]))/10000" office:value-type="float" office:value="0" calcext:value-type="float">
            <text:p>0</text:p>
          </table:table-cell>
          <table:table-cell table:formula="of:=SUMIFS([.M$2:.M$146];[.$S$2:.$S$146];YEAR([.$V17]);[.$T$2:.$T$146];MONTH([.$V17]))/1000" office:value-type="float" office:value="0" calcext:value-type="float">
            <text:p>0</text:p>
          </table:table-cell>
          <table:table-cell table:formula="of:=SUMIFS([.N$2:.N$146];[.$S$2:.$S$146];YEAR([.$V17]);[.$T$2:.$T$146];MONTH([.$V17]))" office:value-type="float" office:value="0" calcext:value-type="float">
            <text:p>0</text:p>
          </table:table-cell>
          <table:table-cell table:formula="of:=SUMIFS([.O$2:.O$146];[.$S$2:.$S$146];YEAR([.$V17]);[.$T$2:.$T$146];MONTH([.$V1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5-01" calcext:value-type="date">
            <text:p>2015-05-01</text:p>
          </table:table-cell>
          <table:table-cell table:formula="of:=COUNTIFS([.$S$2:.$S$146];YEAR([.V18]);[.$T$2:.$T$146];MONTH([.V18]))" office:value-type="float" office:value="0" calcext:value-type="float">
            <text:p>0</text:p>
          </table:table-cell>
          <table:table-cell table:formula="of:=SUMIFS([.K$2:.K$146];[.$S$2:.$S$146];YEAR([.$V18]);[.$T$2:.$T$146];MONTH([.$V18]))" office:value-type="float" office:value="0" calcext:value-type="float">
            <text:p>0</text:p>
          </table:table-cell>
          <table:table-cell table:formula="of:=SUMIFS([.L$2:.L$146];[.$S$2:.$S$146];YEAR([.$V18]);[.$T$2:.$T$146];MONTH([.$V18]))/10000" office:value-type="float" office:value="0" calcext:value-type="float">
            <text:p>0</text:p>
          </table:table-cell>
          <table:table-cell table:formula="of:=SUMIFS([.M$2:.M$146];[.$S$2:.$S$146];YEAR([.$V18]);[.$T$2:.$T$146];MONTH([.$V18]))/1000" office:value-type="float" office:value="0" calcext:value-type="float">
            <text:p>0</text:p>
          </table:table-cell>
          <table:table-cell table:formula="of:=SUMIFS([.N$2:.N$146];[.$S$2:.$S$146];YEAR([.$V18]);[.$T$2:.$T$146];MONTH([.$V18]))" office:value-type="float" office:value="0" calcext:value-type="float">
            <text:p>0</text:p>
          </table:table-cell>
          <table:table-cell table:formula="of:=SUMIFS([.O$2:.O$146];[.$S$2:.$S$146];YEAR([.$V18]);[.$T$2:.$T$146];MONTH([.$V1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6-01" calcext:value-type="date">
            <text:p>2015-06-01</text:p>
          </table:table-cell>
          <table:table-cell table:formula="of:=COUNTIFS([.$S$2:.$S$146];YEAR([.V19]);[.$T$2:.$T$146];MONTH([.V19]))" office:value-type="float" office:value="0" calcext:value-type="float">
            <text:p>0</text:p>
          </table:table-cell>
          <table:table-cell table:formula="of:=SUMIFS([.K$2:.K$146];[.$S$2:.$S$146];YEAR([.$V19]);[.$T$2:.$T$146];MONTH([.$V19]))" office:value-type="float" office:value="0" calcext:value-type="float">
            <text:p>0</text:p>
          </table:table-cell>
          <table:table-cell table:formula="of:=SUMIFS([.L$2:.L$146];[.$S$2:.$S$146];YEAR([.$V19]);[.$T$2:.$T$146];MONTH([.$V19]))/10000" office:value-type="float" office:value="0" calcext:value-type="float">
            <text:p>0</text:p>
          </table:table-cell>
          <table:table-cell table:formula="of:=SUMIFS([.M$2:.M$146];[.$S$2:.$S$146];YEAR([.$V19]);[.$T$2:.$T$146];MONTH([.$V19]))/1000" office:value-type="float" office:value="0" calcext:value-type="float">
            <text:p>0</text:p>
          </table:table-cell>
          <table:table-cell table:formula="of:=SUMIFS([.N$2:.N$146];[.$S$2:.$S$146];YEAR([.$V19]);[.$T$2:.$T$146];MONTH([.$V19]))" office:value-type="float" office:value="0" calcext:value-type="float">
            <text:p>0</text:p>
          </table:table-cell>
          <table:table-cell table:formula="of:=SUMIFS([.O$2:.O$146];[.$S$2:.$S$146];YEAR([.$V19]);[.$T$2:.$T$146];MONTH([.$V1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7-01" calcext:value-type="date">
            <text:p>2015-07-01</text:p>
          </table:table-cell>
          <table:table-cell table:formula="of:=COUNTIFS([.$S$2:.$S$146];YEAR([.V20]);[.$T$2:.$T$146];MONTH([.V20]))" office:value-type="float" office:value="0" calcext:value-type="float">
            <text:p>0</text:p>
          </table:table-cell>
          <table:table-cell table:formula="of:=SUMIFS([.K$2:.K$146];[.$S$2:.$S$146];YEAR([.$V20]);[.$T$2:.$T$146];MONTH([.$V20]))" office:value-type="float" office:value="0" calcext:value-type="float">
            <text:p>0</text:p>
          </table:table-cell>
          <table:table-cell table:formula="of:=SUMIFS([.L$2:.L$146];[.$S$2:.$S$146];YEAR([.$V20]);[.$T$2:.$T$146];MONTH([.$V20]))/10000" office:value-type="float" office:value="0" calcext:value-type="float">
            <text:p>0</text:p>
          </table:table-cell>
          <table:table-cell table:formula="of:=SUMIFS([.M$2:.M$146];[.$S$2:.$S$146];YEAR([.$V20]);[.$T$2:.$T$146];MONTH([.$V20]))/1000" office:value-type="float" office:value="0" calcext:value-type="float">
            <text:p>0</text:p>
          </table:table-cell>
          <table:table-cell table:formula="of:=SUMIFS([.N$2:.N$146];[.$S$2:.$S$146];YEAR([.$V20]);[.$T$2:.$T$146];MONTH([.$V20]))" office:value-type="float" office:value="0" calcext:value-type="float">
            <text:p>0</text:p>
          </table:table-cell>
          <table:table-cell table:formula="of:=SUMIFS([.O$2:.O$146];[.$S$2:.$S$146];YEAR([.$V20]);[.$T$2:.$T$146];MONTH([.$V2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8-01" calcext:value-type="date">
            <text:p>2015-08-01</text:p>
          </table:table-cell>
          <table:table-cell table:formula="of:=COUNTIFS([.$S$2:.$S$146];YEAR([.V21]);[.$T$2:.$T$146];MONTH([.V21]))" office:value-type="float" office:value="0" calcext:value-type="float">
            <text:p>0</text:p>
          </table:table-cell>
          <table:table-cell table:formula="of:=SUMIFS([.K$2:.K$146];[.$S$2:.$S$146];YEAR([.$V21]);[.$T$2:.$T$146];MONTH([.$V21]))" office:value-type="float" office:value="0" calcext:value-type="float">
            <text:p>0</text:p>
          </table:table-cell>
          <table:table-cell table:formula="of:=SUMIFS([.L$2:.L$146];[.$S$2:.$S$146];YEAR([.$V21]);[.$T$2:.$T$146];MONTH([.$V21]))/10000" office:value-type="float" office:value="0" calcext:value-type="float">
            <text:p>0</text:p>
          </table:table-cell>
          <table:table-cell table:formula="of:=SUMIFS([.M$2:.M$146];[.$S$2:.$S$146];YEAR([.$V21]);[.$T$2:.$T$146];MONTH([.$V21]))/1000" office:value-type="float" office:value="0" calcext:value-type="float">
            <text:p>0</text:p>
          </table:table-cell>
          <table:table-cell table:formula="of:=SUMIFS([.N$2:.N$146];[.$S$2:.$S$146];YEAR([.$V21]);[.$T$2:.$T$146];MONTH([.$V21]))" office:value-type="float" office:value="0" calcext:value-type="float">
            <text:p>0</text:p>
          </table:table-cell>
          <table:table-cell table:formula="of:=SUMIFS([.O$2:.O$146];[.$S$2:.$S$146];YEAR([.$V21]);[.$T$2:.$T$146];MONTH([.$V2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9-01" calcext:value-type="date">
            <text:p>2015-09-01</text:p>
          </table:table-cell>
          <table:table-cell table:formula="of:=COUNTIFS([.$S$2:.$S$146];YEAR([.V22]);[.$T$2:.$T$146];MONTH([.V22]))" office:value-type="float" office:value="0" calcext:value-type="float">
            <text:p>0</text:p>
          </table:table-cell>
          <table:table-cell table:formula="of:=SUMIFS([.K$2:.K$146];[.$S$2:.$S$146];YEAR([.$V22]);[.$T$2:.$T$146];MONTH([.$V22]))" office:value-type="float" office:value="0" calcext:value-type="float">
            <text:p>0</text:p>
          </table:table-cell>
          <table:table-cell table:formula="of:=SUMIFS([.L$2:.L$146];[.$S$2:.$S$146];YEAR([.$V22]);[.$T$2:.$T$146];MONTH([.$V22]))/10000" office:value-type="float" office:value="0" calcext:value-type="float">
            <text:p>0</text:p>
          </table:table-cell>
          <table:table-cell table:formula="of:=SUMIFS([.M$2:.M$146];[.$S$2:.$S$146];YEAR([.$V22]);[.$T$2:.$T$146];MONTH([.$V22]))/1000" office:value-type="float" office:value="0" calcext:value-type="float">
            <text:p>0</text:p>
          </table:table-cell>
          <table:table-cell table:formula="of:=SUMIFS([.N$2:.N$146];[.$S$2:.$S$146];YEAR([.$V22]);[.$T$2:.$T$146];MONTH([.$V22]))" office:value-type="float" office:value="0" calcext:value-type="float">
            <text:p>0</text:p>
          </table:table-cell>
          <table:table-cell table:formula="of:=SUMIFS([.O$2:.O$146];[.$S$2:.$S$146];YEAR([.$V22]);[.$T$2:.$T$146];MONTH([.$V2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10-01" calcext:value-type="date">
            <text:p>2015-10-01</text:p>
          </table:table-cell>
          <table:table-cell table:formula="of:=COUNTIFS([.$S$2:.$S$146];YEAR([.V23]);[.$T$2:.$T$146];MONTH([.V23]))" office:value-type="float" office:value="0" calcext:value-type="float">
            <text:p>0</text:p>
          </table:table-cell>
          <table:table-cell table:formula="of:=SUMIFS([.K$2:.K$146];[.$S$2:.$S$146];YEAR([.$V23]);[.$T$2:.$T$146];MONTH([.$V23]))" office:value-type="float" office:value="0" calcext:value-type="float">
            <text:p>0</text:p>
          </table:table-cell>
          <table:table-cell table:formula="of:=SUMIFS([.L$2:.L$146];[.$S$2:.$S$146];YEAR([.$V23]);[.$T$2:.$T$146];MONTH([.$V23]))/10000" office:value-type="float" office:value="0" calcext:value-type="float">
            <text:p>0</text:p>
          </table:table-cell>
          <table:table-cell table:formula="of:=SUMIFS([.M$2:.M$146];[.$S$2:.$S$146];YEAR([.$V23]);[.$T$2:.$T$146];MONTH([.$V23]))/1000" office:value-type="float" office:value="0" calcext:value-type="float">
            <text:p>0</text:p>
          </table:table-cell>
          <table:table-cell table:formula="of:=SUMIFS([.N$2:.N$146];[.$S$2:.$S$146];YEAR([.$V23]);[.$T$2:.$T$146];MONTH([.$V23]))" office:value-type="float" office:value="0" calcext:value-type="float">
            <text:p>0</text:p>
          </table:table-cell>
          <table:table-cell table:formula="of:=SUMIFS([.O$2:.O$146];[.$S$2:.$S$146];YEAR([.$V23]);[.$T$2:.$T$146];MONTH([.$V2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11-01" calcext:value-type="date">
            <text:p>2015-11-01</text:p>
          </table:table-cell>
          <table:table-cell table:formula="of:=COUNTIFS([.$S$2:.$S$146];YEAR([.V24]);[.$T$2:.$T$146];MONTH([.V24]))" office:value-type="float" office:value="0" calcext:value-type="float">
            <text:p>0</text:p>
          </table:table-cell>
          <table:table-cell table:formula="of:=SUMIFS([.K$2:.K$146];[.$S$2:.$S$146];YEAR([.$V24]);[.$T$2:.$T$146];MONTH([.$V24]))" office:value-type="float" office:value="0" calcext:value-type="float">
            <text:p>0</text:p>
          </table:table-cell>
          <table:table-cell table:formula="of:=SUMIFS([.L$2:.L$146];[.$S$2:.$S$146];YEAR([.$V24]);[.$T$2:.$T$146];MONTH([.$V24]))/10000" office:value-type="float" office:value="0" calcext:value-type="float">
            <text:p>0</text:p>
          </table:table-cell>
          <table:table-cell table:formula="of:=SUMIFS([.M$2:.M$146];[.$S$2:.$S$146];YEAR([.$V24]);[.$T$2:.$T$146];MONTH([.$V24]))/1000" office:value-type="float" office:value="0" calcext:value-type="float">
            <text:p>0</text:p>
          </table:table-cell>
          <table:table-cell table:formula="of:=SUMIFS([.N$2:.N$146];[.$S$2:.$S$146];YEAR([.$V24]);[.$T$2:.$T$146];MONTH([.$V24]))" office:value-type="float" office:value="0" calcext:value-type="float">
            <text:p>0</text:p>
          </table:table-cell>
          <table:table-cell table:formula="of:=SUMIFS([.O$2:.O$146];[.$S$2:.$S$146];YEAR([.$V24]);[.$T$2:.$T$146];MONTH([.$V2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12-01" calcext:value-type="date">
            <text:p>2015-12-01</text:p>
          </table:table-cell>
          <table:table-cell table:formula="of:=COUNTIFS([.$S$2:.$S$146];YEAR([.V25]);[.$T$2:.$T$146];MONTH([.V25]))" office:value-type="float" office:value="0" calcext:value-type="float">
            <text:p>0</text:p>
          </table:table-cell>
          <table:table-cell table:formula="of:=SUMIFS([.K$2:.K$146];[.$S$2:.$S$146];YEAR([.$V25]);[.$T$2:.$T$146];MONTH([.$V25]))" office:value-type="float" office:value="0" calcext:value-type="float">
            <text:p>0</text:p>
          </table:table-cell>
          <table:table-cell table:formula="of:=SUMIFS([.L$2:.L$146];[.$S$2:.$S$146];YEAR([.$V25]);[.$T$2:.$T$146];MONTH([.$V25]))/10000" office:value-type="float" office:value="0" calcext:value-type="float">
            <text:p>0</text:p>
          </table:table-cell>
          <table:table-cell table:formula="of:=SUMIFS([.M$2:.M$146];[.$S$2:.$S$146];YEAR([.$V25]);[.$T$2:.$T$146];MONTH([.$V25]))/1000" office:value-type="float" office:value="0" calcext:value-type="float">
            <text:p>0</text:p>
          </table:table-cell>
          <table:table-cell table:formula="of:=SUMIFS([.N$2:.N$146];[.$S$2:.$S$146];YEAR([.$V25]);[.$T$2:.$T$146];MONTH([.$V25]))" office:value-type="float" office:value="0" calcext:value-type="float">
            <text:p>0</text:p>
          </table:table-cell>
          <table:table-cell table:formula="of:=SUMIFS([.O$2:.O$146];[.$S$2:.$S$146];YEAR([.$V25]);[.$T$2:.$T$146];MONTH([.$V2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1-01" calcext:value-type="date">
            <text:p>2016-01-01</text:p>
          </table:table-cell>
          <table:table-cell table:formula="of:=COUNTIFS([.$S$2:.$S$146];YEAR([.V26]);[.$T$2:.$T$146];MONTH([.V26]))" office:value-type="float" office:value="0" calcext:value-type="float">
            <text:p>0</text:p>
          </table:table-cell>
          <table:table-cell table:formula="of:=SUMIFS([.K$2:.K$146];[.$S$2:.$S$146];YEAR([.$V26]);[.$T$2:.$T$146];MONTH([.$V26]))" office:value-type="float" office:value="0" calcext:value-type="float">
            <text:p>0</text:p>
          </table:table-cell>
          <table:table-cell table:formula="of:=SUMIFS([.L$2:.L$146];[.$S$2:.$S$146];YEAR([.$V26]);[.$T$2:.$T$146];MONTH([.$V26]))/10000" office:value-type="float" office:value="0" calcext:value-type="float">
            <text:p>0</text:p>
          </table:table-cell>
          <table:table-cell table:formula="of:=SUMIFS([.M$2:.M$146];[.$S$2:.$S$146];YEAR([.$V26]);[.$T$2:.$T$146];MONTH([.$V26]))/1000" office:value-type="float" office:value="0" calcext:value-type="float">
            <text:p>0</text:p>
          </table:table-cell>
          <table:table-cell table:formula="of:=SUMIFS([.N$2:.N$146];[.$S$2:.$S$146];YEAR([.$V26]);[.$T$2:.$T$146];MONTH([.$V26]))" office:value-type="float" office:value="0" calcext:value-type="float">
            <text:p>0</text:p>
          </table:table-cell>
          <table:table-cell table:formula="of:=SUMIFS([.O$2:.O$146];[.$S$2:.$S$146];YEAR([.$V26]);[.$T$2:.$T$146];MONTH([.$V2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2-01" calcext:value-type="date">
            <text:p>2016-02-01</text:p>
          </table:table-cell>
          <table:table-cell table:formula="of:=COUNTIFS([.$S$2:.$S$146];YEAR([.V27]);[.$T$2:.$T$146];MONTH([.V27]))" office:value-type="float" office:value="0" calcext:value-type="float">
            <text:p>0</text:p>
          </table:table-cell>
          <table:table-cell table:formula="of:=SUMIFS([.K$2:.K$146];[.$S$2:.$S$146];YEAR([.$V27]);[.$T$2:.$T$146];MONTH([.$V27]))" office:value-type="float" office:value="0" calcext:value-type="float">
            <text:p>0</text:p>
          </table:table-cell>
          <table:table-cell table:formula="of:=SUMIFS([.L$2:.L$146];[.$S$2:.$S$146];YEAR([.$V27]);[.$T$2:.$T$146];MONTH([.$V27]))/10000" office:value-type="float" office:value="0" calcext:value-type="float">
            <text:p>0</text:p>
          </table:table-cell>
          <table:table-cell table:formula="of:=SUMIFS([.M$2:.M$146];[.$S$2:.$S$146];YEAR([.$V27]);[.$T$2:.$T$146];MONTH([.$V27]))/1000" office:value-type="float" office:value="0" calcext:value-type="float">
            <text:p>0</text:p>
          </table:table-cell>
          <table:table-cell table:formula="of:=SUMIFS([.N$2:.N$146];[.$S$2:.$S$146];YEAR([.$V27]);[.$T$2:.$T$146];MONTH([.$V27]))" office:value-type="float" office:value="0" calcext:value-type="float">
            <text:p>0</text:p>
          </table:table-cell>
          <table:table-cell table:formula="of:=SUMIFS([.O$2:.O$146];[.$S$2:.$S$146];YEAR([.$V27]);[.$T$2:.$T$146];MONTH([.$V2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3-01" calcext:value-type="date">
            <text:p>2016-03-01</text:p>
          </table:table-cell>
          <table:table-cell table:formula="of:=COUNTIFS([.$S$2:.$S$146];YEAR([.V28]);[.$T$2:.$T$146];MONTH([.V28]))" office:value-type="float" office:value="0" calcext:value-type="float">
            <text:p>0</text:p>
          </table:table-cell>
          <table:table-cell table:formula="of:=SUMIFS([.K$2:.K$146];[.$S$2:.$S$146];YEAR([.$V28]);[.$T$2:.$T$146];MONTH([.$V28]))" office:value-type="float" office:value="0" calcext:value-type="float">
            <text:p>0</text:p>
          </table:table-cell>
          <table:table-cell table:formula="of:=SUMIFS([.L$2:.L$146];[.$S$2:.$S$146];YEAR([.$V28]);[.$T$2:.$T$146];MONTH([.$V28]))/10000" office:value-type="float" office:value="0" calcext:value-type="float">
            <text:p>0</text:p>
          </table:table-cell>
          <table:table-cell table:formula="of:=SUMIFS([.M$2:.M$146];[.$S$2:.$S$146];YEAR([.$V28]);[.$T$2:.$T$146];MONTH([.$V28]))/1000" office:value-type="float" office:value="0" calcext:value-type="float">
            <text:p>0</text:p>
          </table:table-cell>
          <table:table-cell table:formula="of:=SUMIFS([.N$2:.N$146];[.$S$2:.$S$146];YEAR([.$V28]);[.$T$2:.$T$146];MONTH([.$V28]))" office:value-type="float" office:value="0" calcext:value-type="float">
            <text:p>0</text:p>
          </table:table-cell>
          <table:table-cell table:formula="of:=SUMIFS([.O$2:.O$146];[.$S$2:.$S$146];YEAR([.$V28]);[.$T$2:.$T$146];MONTH([.$V2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4-01" calcext:value-type="date">
            <text:p>2016-04-01</text:p>
          </table:table-cell>
          <table:table-cell table:formula="of:=COUNTIFS([.$S$2:.$S$146];YEAR([.V29]);[.$T$2:.$T$146];MONTH([.V29]))" office:value-type="float" office:value="0" calcext:value-type="float">
            <text:p>0</text:p>
          </table:table-cell>
          <table:table-cell table:formula="of:=SUMIFS([.K$2:.K$146];[.$S$2:.$S$146];YEAR([.$V29]);[.$T$2:.$T$146];MONTH([.$V29]))" office:value-type="float" office:value="0" calcext:value-type="float">
            <text:p>0</text:p>
          </table:table-cell>
          <table:table-cell table:formula="of:=SUMIFS([.L$2:.L$146];[.$S$2:.$S$146];YEAR([.$V29]);[.$T$2:.$T$146];MONTH([.$V29]))/10000" office:value-type="float" office:value="0" calcext:value-type="float">
            <text:p>0</text:p>
          </table:table-cell>
          <table:table-cell table:formula="of:=SUMIFS([.M$2:.M$146];[.$S$2:.$S$146];YEAR([.$V29]);[.$T$2:.$T$146];MONTH([.$V29]))/1000" office:value-type="float" office:value="0" calcext:value-type="float">
            <text:p>0</text:p>
          </table:table-cell>
          <table:table-cell table:formula="of:=SUMIFS([.N$2:.N$146];[.$S$2:.$S$146];YEAR([.$V29]);[.$T$2:.$T$146];MONTH([.$V29]))" office:value-type="float" office:value="0" calcext:value-type="float">
            <text:p>0</text:p>
          </table:table-cell>
          <table:table-cell table:formula="of:=SUMIFS([.O$2:.O$146];[.$S$2:.$S$146];YEAR([.$V29]);[.$T$2:.$T$146];MONTH([.$V2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5-01" calcext:value-type="date">
            <text:p>2016-05-01</text:p>
          </table:table-cell>
          <table:table-cell table:formula="of:=COUNTIFS([.$S$2:.$S$146];YEAR([.V30]);[.$T$2:.$T$146];MONTH([.V30]))" office:value-type="float" office:value="0" calcext:value-type="float">
            <text:p>0</text:p>
          </table:table-cell>
          <table:table-cell table:formula="of:=SUMIFS([.K$2:.K$146];[.$S$2:.$S$146];YEAR([.$V30]);[.$T$2:.$T$146];MONTH([.$V30]))" office:value-type="float" office:value="0" calcext:value-type="float">
            <text:p>0</text:p>
          </table:table-cell>
          <table:table-cell table:formula="of:=SUMIFS([.L$2:.L$146];[.$S$2:.$S$146];YEAR([.$V30]);[.$T$2:.$T$146];MONTH([.$V30]))/10000" office:value-type="float" office:value="0" calcext:value-type="float">
            <text:p>0</text:p>
          </table:table-cell>
          <table:table-cell table:formula="of:=SUMIFS([.M$2:.M$146];[.$S$2:.$S$146];YEAR([.$V30]);[.$T$2:.$T$146];MONTH([.$V30]))/1000" office:value-type="float" office:value="0" calcext:value-type="float">
            <text:p>0</text:p>
          </table:table-cell>
          <table:table-cell table:formula="of:=SUMIFS([.N$2:.N$146];[.$S$2:.$S$146];YEAR([.$V30]);[.$T$2:.$T$146];MONTH([.$V30]))" office:value-type="float" office:value="0" calcext:value-type="float">
            <text:p>0</text:p>
          </table:table-cell>
          <table:table-cell table:formula="of:=SUMIFS([.O$2:.O$146];[.$S$2:.$S$146];YEAR([.$V30]);[.$T$2:.$T$146];MONTH([.$V3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6-01" calcext:value-type="date">
            <text:p>2016-06-01</text:p>
          </table:table-cell>
          <table:table-cell table:formula="of:=COUNTIFS([.$S$2:.$S$146];YEAR([.V31]);[.$T$2:.$T$146];MONTH([.V31]))" office:value-type="float" office:value="0" calcext:value-type="float">
            <text:p>0</text:p>
          </table:table-cell>
          <table:table-cell table:formula="of:=SUMIFS([.K$2:.K$146];[.$S$2:.$S$146];YEAR([.$V31]);[.$T$2:.$T$146];MONTH([.$V31]))" office:value-type="float" office:value="0" calcext:value-type="float">
            <text:p>0</text:p>
          </table:table-cell>
          <table:table-cell table:formula="of:=SUMIFS([.L$2:.L$146];[.$S$2:.$S$146];YEAR([.$V31]);[.$T$2:.$T$146];MONTH([.$V31]))/10000" office:value-type="float" office:value="0" calcext:value-type="float">
            <text:p>0</text:p>
          </table:table-cell>
          <table:table-cell table:formula="of:=SUMIFS([.M$2:.M$146];[.$S$2:.$S$146];YEAR([.$V31]);[.$T$2:.$T$146];MONTH([.$V31]))/1000" office:value-type="float" office:value="0" calcext:value-type="float">
            <text:p>0</text:p>
          </table:table-cell>
          <table:table-cell table:formula="of:=SUMIFS([.N$2:.N$146];[.$S$2:.$S$146];YEAR([.$V31]);[.$T$2:.$T$146];MONTH([.$V31]))" office:value-type="float" office:value="0" calcext:value-type="float">
            <text:p>0</text:p>
          </table:table-cell>
          <table:table-cell table:formula="of:=SUMIFS([.O$2:.O$146];[.$S$2:.$S$146];YEAR([.$V31]);[.$T$2:.$T$146];MONTH([.$V3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7-01" calcext:value-type="date">
            <text:p>2016-07-01</text:p>
          </table:table-cell>
          <table:table-cell table:formula="of:=COUNTIFS([.$S$2:.$S$146];YEAR([.V32]);[.$T$2:.$T$146];MONTH([.V32]))" office:value-type="float" office:value="1" calcext:value-type="float">
            <text:p>1</text:p>
          </table:table-cell>
          <table:table-cell table:formula="of:=SUMIFS([.K$2:.K$146];[.$S$2:.$S$146];YEAR([.$V32]);[.$T$2:.$T$146];MONTH([.$V32]))" office:value-type="float" office:value="329" calcext:value-type="float">
            <text:p>329</text:p>
          </table:table-cell>
          <table:table-cell table:formula="of:=SUMIFS([.L$2:.L$146];[.$S$2:.$S$146];YEAR([.$V32]);[.$T$2:.$T$146];MONTH([.$V32]))/10000" office:value-type="float" office:value="10.8434" calcext:value-type="float">
            <text:p>10.8434</text:p>
          </table:table-cell>
          <table:table-cell table:formula="of:=SUMIFS([.M$2:.M$146];[.$S$2:.$S$146];YEAR([.$V32]);[.$T$2:.$T$146];MONTH([.$V32]))/1000" office:value-type="float" office:value="1.72" calcext:value-type="float">
            <text:p>1.72</text:p>
          </table:table-cell>
          <table:table-cell table:formula="of:=SUMIFS([.N$2:.N$146];[.$S$2:.$S$146];YEAR([.$V32]);[.$T$2:.$T$146];MONTH([.$V32]))" office:value-type="float" office:value="70" calcext:value-type="float">
            <text:p>70</text:p>
          </table:table-cell>
          <table:table-cell table:formula="of:=SUMIFS([.O$2:.O$146];[.$S$2:.$S$146];YEAR([.$V32]);[.$T$2:.$T$146];MONTH([.$V32]))/100" office:value-type="float" office:value="1.83" calcext:value-type="float">
            <text:p>1.83</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8-01" calcext:value-type="date">
            <text:p>2016-08-01</text:p>
          </table:table-cell>
          <table:table-cell table:formula="of:=COUNTIFS([.$S$2:.$S$146];YEAR([.V33]);[.$T$2:.$T$146];MONTH([.V33]))" office:value-type="float" office:value="0" calcext:value-type="float">
            <text:p>0</text:p>
          </table:table-cell>
          <table:table-cell table:formula="of:=SUMIFS([.K$2:.K$146];[.$S$2:.$S$146];YEAR([.$V33]);[.$T$2:.$T$146];MONTH([.$V33]))" office:value-type="float" office:value="0" calcext:value-type="float">
            <text:p>0</text:p>
          </table:table-cell>
          <table:table-cell table:formula="of:=SUMIFS([.L$2:.L$146];[.$S$2:.$S$146];YEAR([.$V33]);[.$T$2:.$T$146];MONTH([.$V33]))/10000" office:value-type="float" office:value="0" calcext:value-type="float">
            <text:p>0</text:p>
          </table:table-cell>
          <table:table-cell table:formula="of:=SUMIFS([.M$2:.M$146];[.$S$2:.$S$146];YEAR([.$V33]);[.$T$2:.$T$146];MONTH([.$V33]))/1000" office:value-type="float" office:value="0" calcext:value-type="float">
            <text:p>0</text:p>
          </table:table-cell>
          <table:table-cell table:formula="of:=SUMIFS([.N$2:.N$146];[.$S$2:.$S$146];YEAR([.$V33]);[.$T$2:.$T$146];MONTH([.$V33]))" office:value-type="float" office:value="0" calcext:value-type="float">
            <text:p>0</text:p>
          </table:table-cell>
          <table:table-cell table:formula="of:=SUMIFS([.O$2:.O$146];[.$S$2:.$S$146];YEAR([.$V33]);[.$T$2:.$T$146];MONTH([.$V3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9-01" calcext:value-type="date">
            <text:p>2016-09-01</text:p>
          </table:table-cell>
          <table:table-cell table:formula="of:=COUNTIFS([.$S$2:.$S$146];YEAR([.V34]);[.$T$2:.$T$146];MONTH([.V34]))" office:value-type="float" office:value="0" calcext:value-type="float">
            <text:p>0</text:p>
          </table:table-cell>
          <table:table-cell table:formula="of:=SUMIFS([.K$2:.K$146];[.$S$2:.$S$146];YEAR([.$V34]);[.$T$2:.$T$146];MONTH([.$V34]))" office:value-type="float" office:value="0" calcext:value-type="float">
            <text:p>0</text:p>
          </table:table-cell>
          <table:table-cell table:formula="of:=SUMIFS([.L$2:.L$146];[.$S$2:.$S$146];YEAR([.$V34]);[.$T$2:.$T$146];MONTH([.$V34]))/10000" office:value-type="float" office:value="0" calcext:value-type="float">
            <text:p>0</text:p>
          </table:table-cell>
          <table:table-cell table:formula="of:=SUMIFS([.M$2:.M$146];[.$S$2:.$S$146];YEAR([.$V34]);[.$T$2:.$T$146];MONTH([.$V34]))/1000" office:value-type="float" office:value="0" calcext:value-type="float">
            <text:p>0</text:p>
          </table:table-cell>
          <table:table-cell table:formula="of:=SUMIFS([.N$2:.N$146];[.$S$2:.$S$146];YEAR([.$V34]);[.$T$2:.$T$146];MONTH([.$V34]))" office:value-type="float" office:value="0" calcext:value-type="float">
            <text:p>0</text:p>
          </table:table-cell>
          <table:table-cell table:formula="of:=SUMIFS([.O$2:.O$146];[.$S$2:.$S$146];YEAR([.$V34]);[.$T$2:.$T$146];MONTH([.$V3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10-01" calcext:value-type="date">
            <text:p>2016-10-01</text:p>
          </table:table-cell>
          <table:table-cell table:formula="of:=COUNTIFS([.$S$2:.$S$146];YEAR([.V35]);[.$T$2:.$T$146];MONTH([.V35]))" office:value-type="float" office:value="0" calcext:value-type="float">
            <text:p>0</text:p>
          </table:table-cell>
          <table:table-cell table:formula="of:=SUMIFS([.K$2:.K$146];[.$S$2:.$S$146];YEAR([.$V35]);[.$T$2:.$T$146];MONTH([.$V35]))" office:value-type="float" office:value="0" calcext:value-type="float">
            <text:p>0</text:p>
          </table:table-cell>
          <table:table-cell table:formula="of:=SUMIFS([.L$2:.L$146];[.$S$2:.$S$146];YEAR([.$V35]);[.$T$2:.$T$146];MONTH([.$V35]))/10000" office:value-type="float" office:value="0" calcext:value-type="float">
            <text:p>0</text:p>
          </table:table-cell>
          <table:table-cell table:formula="of:=SUMIFS([.M$2:.M$146];[.$S$2:.$S$146];YEAR([.$V35]);[.$T$2:.$T$146];MONTH([.$V35]))/1000" office:value-type="float" office:value="0" calcext:value-type="float">
            <text:p>0</text:p>
          </table:table-cell>
          <table:table-cell table:formula="of:=SUMIFS([.N$2:.N$146];[.$S$2:.$S$146];YEAR([.$V35]);[.$T$2:.$T$146];MONTH([.$V35]))" office:value-type="float" office:value="0" calcext:value-type="float">
            <text:p>0</text:p>
          </table:table-cell>
          <table:table-cell table:formula="of:=SUMIFS([.O$2:.O$146];[.$S$2:.$S$146];YEAR([.$V35]);[.$T$2:.$T$146];MONTH([.$V3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11-01" calcext:value-type="date">
            <text:p>2016-11-01</text:p>
          </table:table-cell>
          <table:table-cell table:formula="of:=COUNTIFS([.$S$2:.$S$146];YEAR([.V36]);[.$T$2:.$T$146];MONTH([.V36]))" office:value-type="float" office:value="0" calcext:value-type="float">
            <text:p>0</text:p>
          </table:table-cell>
          <table:table-cell table:formula="of:=SUMIFS([.K$2:.K$146];[.$S$2:.$S$146];YEAR([.$V36]);[.$T$2:.$T$146];MONTH([.$V36]))" office:value-type="float" office:value="0" calcext:value-type="float">
            <text:p>0</text:p>
          </table:table-cell>
          <table:table-cell table:formula="of:=SUMIFS([.L$2:.L$146];[.$S$2:.$S$146];YEAR([.$V36]);[.$T$2:.$T$146];MONTH([.$V36]))/10000" office:value-type="float" office:value="0" calcext:value-type="float">
            <text:p>0</text:p>
          </table:table-cell>
          <table:table-cell table:formula="of:=SUMIFS([.M$2:.M$146];[.$S$2:.$S$146];YEAR([.$V36]);[.$T$2:.$T$146];MONTH([.$V36]))/1000" office:value-type="float" office:value="0" calcext:value-type="float">
            <text:p>0</text:p>
          </table:table-cell>
          <table:table-cell table:formula="of:=SUMIFS([.N$2:.N$146];[.$S$2:.$S$146];YEAR([.$V36]);[.$T$2:.$T$146];MONTH([.$V36]))" office:value-type="float" office:value="0" calcext:value-type="float">
            <text:p>0</text:p>
          </table:table-cell>
          <table:table-cell table:formula="of:=SUMIFS([.O$2:.O$146];[.$S$2:.$S$146];YEAR([.$V36]);[.$T$2:.$T$146];MONTH([.$V3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12-01" calcext:value-type="date">
            <text:p>2016-12-01</text:p>
          </table:table-cell>
          <table:table-cell table:formula="of:=COUNTIFS([.$S$2:.$S$146];YEAR([.V37]);[.$T$2:.$T$146];MONTH([.V37]))" office:value-type="float" office:value="0" calcext:value-type="float">
            <text:p>0</text:p>
          </table:table-cell>
          <table:table-cell table:formula="of:=SUMIFS([.K$2:.K$146];[.$S$2:.$S$146];YEAR([.$V37]);[.$T$2:.$T$146];MONTH([.$V37]))" office:value-type="float" office:value="0" calcext:value-type="float">
            <text:p>0</text:p>
          </table:table-cell>
          <table:table-cell table:formula="of:=SUMIFS([.L$2:.L$146];[.$S$2:.$S$146];YEAR([.$V37]);[.$T$2:.$T$146];MONTH([.$V37]))/10000" office:value-type="float" office:value="0" calcext:value-type="float">
            <text:p>0</text:p>
          </table:table-cell>
          <table:table-cell table:formula="of:=SUMIFS([.M$2:.M$146];[.$S$2:.$S$146];YEAR([.$V37]);[.$T$2:.$T$146];MONTH([.$V37]))/1000" office:value-type="float" office:value="0" calcext:value-type="float">
            <text:p>0</text:p>
          </table:table-cell>
          <table:table-cell table:formula="of:=SUMIFS([.N$2:.N$146];[.$S$2:.$S$146];YEAR([.$V37]);[.$T$2:.$T$146];MONTH([.$V37]))" office:value-type="float" office:value="0" calcext:value-type="float">
            <text:p>0</text:p>
          </table:table-cell>
          <table:table-cell table:formula="of:=SUMIFS([.O$2:.O$146];[.$S$2:.$S$146];YEAR([.$V37]);[.$T$2:.$T$146];MONTH([.$V3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1-01" calcext:value-type="date">
            <text:p>2017-01-01</text:p>
          </table:table-cell>
          <table:table-cell table:formula="of:=COUNTIFS([.$S$2:.$S$146];YEAR([.V38]);[.$T$2:.$T$146];MONTH([.V38]))" office:value-type="float" office:value="0" calcext:value-type="float">
            <text:p>0</text:p>
          </table:table-cell>
          <table:table-cell table:formula="of:=SUMIFS([.K$2:.K$146];[.$S$2:.$S$146];YEAR([.$V38]);[.$T$2:.$T$146];MONTH([.$V38]))" office:value-type="float" office:value="0" calcext:value-type="float">
            <text:p>0</text:p>
          </table:table-cell>
          <table:table-cell table:formula="of:=SUMIFS([.L$2:.L$146];[.$S$2:.$S$146];YEAR([.$V38]);[.$T$2:.$T$146];MONTH([.$V38]))/10000" office:value-type="float" office:value="0" calcext:value-type="float">
            <text:p>0</text:p>
          </table:table-cell>
          <table:table-cell table:formula="of:=SUMIFS([.M$2:.M$146];[.$S$2:.$S$146];YEAR([.$V38]);[.$T$2:.$T$146];MONTH([.$V38]))/1000" office:value-type="float" office:value="0" calcext:value-type="float">
            <text:p>0</text:p>
          </table:table-cell>
          <table:table-cell table:formula="of:=SUMIFS([.N$2:.N$146];[.$S$2:.$S$146];YEAR([.$V38]);[.$T$2:.$T$146];MONTH([.$V38]))" office:value-type="float" office:value="0" calcext:value-type="float">
            <text:p>0</text:p>
          </table:table-cell>
          <table:table-cell table:formula="of:=SUMIFS([.O$2:.O$146];[.$S$2:.$S$146];YEAR([.$V38]);[.$T$2:.$T$146];MONTH([.$V3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2-01" calcext:value-type="date">
            <text:p>2017-02-01</text:p>
          </table:table-cell>
          <table:table-cell table:formula="of:=COUNTIFS([.$S$2:.$S$146];YEAR([.V39]);[.$T$2:.$T$146];MONTH([.V39]))" office:value-type="float" office:value="0" calcext:value-type="float">
            <text:p>0</text:p>
          </table:table-cell>
          <table:table-cell table:formula="of:=SUMIFS([.K$2:.K$146];[.$S$2:.$S$146];YEAR([.$V39]);[.$T$2:.$T$146];MONTH([.$V39]))" office:value-type="float" office:value="0" calcext:value-type="float">
            <text:p>0</text:p>
          </table:table-cell>
          <table:table-cell table:formula="of:=SUMIFS([.L$2:.L$146];[.$S$2:.$S$146];YEAR([.$V39]);[.$T$2:.$T$146];MONTH([.$V39]))/10000" office:value-type="float" office:value="0" calcext:value-type="float">
            <text:p>0</text:p>
          </table:table-cell>
          <table:table-cell table:formula="of:=SUMIFS([.M$2:.M$146];[.$S$2:.$S$146];YEAR([.$V39]);[.$T$2:.$T$146];MONTH([.$V39]))/1000" office:value-type="float" office:value="0" calcext:value-type="float">
            <text:p>0</text:p>
          </table:table-cell>
          <table:table-cell table:formula="of:=SUMIFS([.N$2:.N$146];[.$S$2:.$S$146];YEAR([.$V39]);[.$T$2:.$T$146];MONTH([.$V39]))" office:value-type="float" office:value="0" calcext:value-type="float">
            <text:p>0</text:p>
          </table:table-cell>
          <table:table-cell table:formula="of:=SUMIFS([.O$2:.O$146];[.$S$2:.$S$146];YEAR([.$V39]);[.$T$2:.$T$146];MONTH([.$V3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3-01" calcext:value-type="date">
            <text:p>2017-03-01</text:p>
          </table:table-cell>
          <table:table-cell table:formula="of:=COUNTIFS([.$S$2:.$S$146];YEAR([.V40]);[.$T$2:.$T$146];MONTH([.V40]))" office:value-type="float" office:value="0" calcext:value-type="float">
            <text:p>0</text:p>
          </table:table-cell>
          <table:table-cell table:formula="of:=SUMIFS([.K$2:.K$146];[.$S$2:.$S$146];YEAR([.$V40]);[.$T$2:.$T$146];MONTH([.$V40]))" office:value-type="float" office:value="0" calcext:value-type="float">
            <text:p>0</text:p>
          </table:table-cell>
          <table:table-cell table:formula="of:=SUMIFS([.L$2:.L$146];[.$S$2:.$S$146];YEAR([.$V40]);[.$T$2:.$T$146];MONTH([.$V40]))/10000" office:value-type="float" office:value="0" calcext:value-type="float">
            <text:p>0</text:p>
          </table:table-cell>
          <table:table-cell table:formula="of:=SUMIFS([.M$2:.M$146];[.$S$2:.$S$146];YEAR([.$V40]);[.$T$2:.$T$146];MONTH([.$V40]))/1000" office:value-type="float" office:value="0" calcext:value-type="float">
            <text:p>0</text:p>
          </table:table-cell>
          <table:table-cell table:formula="of:=SUMIFS([.N$2:.N$146];[.$S$2:.$S$146];YEAR([.$V40]);[.$T$2:.$T$146];MONTH([.$V40]))" office:value-type="float" office:value="0" calcext:value-type="float">
            <text:p>0</text:p>
          </table:table-cell>
          <table:table-cell table:formula="of:=SUMIFS([.O$2:.O$146];[.$S$2:.$S$146];YEAR([.$V40]);[.$T$2:.$T$146];MONTH([.$V4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4-01" calcext:value-type="date">
            <text:p>2017-04-01</text:p>
          </table:table-cell>
          <table:table-cell table:formula="of:=COUNTIFS([.$S$2:.$S$146];YEAR([.V41]);[.$T$2:.$T$146];MONTH([.V41]))" office:value-type="float" office:value="0" calcext:value-type="float">
            <text:p>0</text:p>
          </table:table-cell>
          <table:table-cell table:formula="of:=SUMIFS([.K$2:.K$146];[.$S$2:.$S$146];YEAR([.$V41]);[.$T$2:.$T$146];MONTH([.$V41]))" office:value-type="float" office:value="0" calcext:value-type="float">
            <text:p>0</text:p>
          </table:table-cell>
          <table:table-cell table:formula="of:=SUMIFS([.L$2:.L$146];[.$S$2:.$S$146];YEAR([.$V41]);[.$T$2:.$T$146];MONTH([.$V41]))/10000" office:value-type="float" office:value="0" calcext:value-type="float">
            <text:p>0</text:p>
          </table:table-cell>
          <table:table-cell table:formula="of:=SUMIFS([.M$2:.M$146];[.$S$2:.$S$146];YEAR([.$V41]);[.$T$2:.$T$146];MONTH([.$V41]))/1000" office:value-type="float" office:value="0" calcext:value-type="float">
            <text:p>0</text:p>
          </table:table-cell>
          <table:table-cell table:formula="of:=SUMIFS([.N$2:.N$146];[.$S$2:.$S$146];YEAR([.$V41]);[.$T$2:.$T$146];MONTH([.$V41]))" office:value-type="float" office:value="0" calcext:value-type="float">
            <text:p>0</text:p>
          </table:table-cell>
          <table:table-cell table:formula="of:=SUMIFS([.O$2:.O$146];[.$S$2:.$S$146];YEAR([.$V41]);[.$T$2:.$T$146];MONTH([.$V4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5-01" calcext:value-type="date">
            <text:p>2017-05-01</text:p>
          </table:table-cell>
          <table:table-cell table:formula="of:=COUNTIFS([.$S$2:.$S$146];YEAR([.V42]);[.$T$2:.$T$146];MONTH([.V42]))" office:value-type="float" office:value="0" calcext:value-type="float">
            <text:p>0</text:p>
          </table:table-cell>
          <table:table-cell table:formula="of:=SUMIFS([.K$2:.K$146];[.$S$2:.$S$146];YEAR([.$V42]);[.$T$2:.$T$146];MONTH([.$V42]))" office:value-type="float" office:value="0" calcext:value-type="float">
            <text:p>0</text:p>
          </table:table-cell>
          <table:table-cell table:formula="of:=SUMIFS([.L$2:.L$146];[.$S$2:.$S$146];YEAR([.$V42]);[.$T$2:.$T$146];MONTH([.$V42]))/10000" office:value-type="float" office:value="0" calcext:value-type="float">
            <text:p>0</text:p>
          </table:table-cell>
          <table:table-cell table:formula="of:=SUMIFS([.M$2:.M$146];[.$S$2:.$S$146];YEAR([.$V42]);[.$T$2:.$T$146];MONTH([.$V42]))/1000" office:value-type="float" office:value="0" calcext:value-type="float">
            <text:p>0</text:p>
          </table:table-cell>
          <table:table-cell table:formula="of:=SUMIFS([.N$2:.N$146];[.$S$2:.$S$146];YEAR([.$V42]);[.$T$2:.$T$146];MONTH([.$V42]))" office:value-type="float" office:value="0" calcext:value-type="float">
            <text:p>0</text:p>
          </table:table-cell>
          <table:table-cell table:formula="of:=SUMIFS([.O$2:.O$146];[.$S$2:.$S$146];YEAR([.$V42]);[.$T$2:.$T$146];MONTH([.$V4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6-01" calcext:value-type="date">
            <text:p>2017-06-01</text:p>
          </table:table-cell>
          <table:table-cell table:formula="of:=COUNTIFS([.$S$2:.$S$146];YEAR([.V43]);[.$T$2:.$T$146];MONTH([.V43]))" office:value-type="float" office:value="0" calcext:value-type="float">
            <text:p>0</text:p>
          </table:table-cell>
          <table:table-cell table:formula="of:=SUMIFS([.K$2:.K$146];[.$S$2:.$S$146];YEAR([.$V43]);[.$T$2:.$T$146];MONTH([.$V43]))" office:value-type="float" office:value="0" calcext:value-type="float">
            <text:p>0</text:p>
          </table:table-cell>
          <table:table-cell table:formula="of:=SUMIFS([.L$2:.L$146];[.$S$2:.$S$146];YEAR([.$V43]);[.$T$2:.$T$146];MONTH([.$V43]))/10000" office:value-type="float" office:value="0" calcext:value-type="float">
            <text:p>0</text:p>
          </table:table-cell>
          <table:table-cell table:formula="of:=SUMIFS([.M$2:.M$146];[.$S$2:.$S$146];YEAR([.$V43]);[.$T$2:.$T$146];MONTH([.$V43]))/1000" office:value-type="float" office:value="0" calcext:value-type="float">
            <text:p>0</text:p>
          </table:table-cell>
          <table:table-cell table:formula="of:=SUMIFS([.N$2:.N$146];[.$S$2:.$S$146];YEAR([.$V43]);[.$T$2:.$T$146];MONTH([.$V43]))" office:value-type="float" office:value="0" calcext:value-type="float">
            <text:p>0</text:p>
          </table:table-cell>
          <table:table-cell table:formula="of:=SUMIFS([.O$2:.O$146];[.$S$2:.$S$146];YEAR([.$V43]);[.$T$2:.$T$146];MONTH([.$V4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7-01" calcext:value-type="date">
            <text:p>2017-07-01</text:p>
          </table:table-cell>
          <table:table-cell table:formula="of:=COUNTIFS([.$S$2:.$S$146];YEAR([.V44]);[.$T$2:.$T$146];MONTH([.V44]))" office:value-type="float" office:value="0" calcext:value-type="float">
            <text:p>0</text:p>
          </table:table-cell>
          <table:table-cell table:formula="of:=SUMIFS([.K$2:.K$146];[.$S$2:.$S$146];YEAR([.$V44]);[.$T$2:.$T$146];MONTH([.$V44]))" office:value-type="float" office:value="0" calcext:value-type="float">
            <text:p>0</text:p>
          </table:table-cell>
          <table:table-cell table:formula="of:=SUMIFS([.L$2:.L$146];[.$S$2:.$S$146];YEAR([.$V44]);[.$T$2:.$T$146];MONTH([.$V44]))/10000" office:value-type="float" office:value="0" calcext:value-type="float">
            <text:p>0</text:p>
          </table:table-cell>
          <table:table-cell table:formula="of:=SUMIFS([.M$2:.M$146];[.$S$2:.$S$146];YEAR([.$V44]);[.$T$2:.$T$146];MONTH([.$V44]))/1000" office:value-type="float" office:value="0" calcext:value-type="float">
            <text:p>0</text:p>
          </table:table-cell>
          <table:table-cell table:formula="of:=SUMIFS([.N$2:.N$146];[.$S$2:.$S$146];YEAR([.$V44]);[.$T$2:.$T$146];MONTH([.$V44]))" office:value-type="float" office:value="0" calcext:value-type="float">
            <text:p>0</text:p>
          </table:table-cell>
          <table:table-cell table:formula="of:=SUMIFS([.O$2:.O$146];[.$S$2:.$S$146];YEAR([.$V44]);[.$T$2:.$T$146];MONTH([.$V4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8-01" calcext:value-type="date">
            <text:p>2017-08-01</text:p>
          </table:table-cell>
          <table:table-cell table:formula="of:=COUNTIFS([.$S$2:.$S$146];YEAR([.V45]);[.$T$2:.$T$146];MONTH([.V45]))" office:value-type="float" office:value="0" calcext:value-type="float">
            <text:p>0</text:p>
          </table:table-cell>
          <table:table-cell table:formula="of:=SUMIFS([.K$2:.K$146];[.$S$2:.$S$146];YEAR([.$V45]);[.$T$2:.$T$146];MONTH([.$V45]))" office:value-type="float" office:value="0" calcext:value-type="float">
            <text:p>0</text:p>
          </table:table-cell>
          <table:table-cell table:formula="of:=SUMIFS([.L$2:.L$146];[.$S$2:.$S$146];YEAR([.$V45]);[.$T$2:.$T$146];MONTH([.$V45]))/10000" office:value-type="float" office:value="0" calcext:value-type="float">
            <text:p>0</text:p>
          </table:table-cell>
          <table:table-cell table:formula="of:=SUMIFS([.M$2:.M$146];[.$S$2:.$S$146];YEAR([.$V45]);[.$T$2:.$T$146];MONTH([.$V45]))/1000" office:value-type="float" office:value="0" calcext:value-type="float">
            <text:p>0</text:p>
          </table:table-cell>
          <table:table-cell table:formula="of:=SUMIFS([.N$2:.N$146];[.$S$2:.$S$146];YEAR([.$V45]);[.$T$2:.$T$146];MONTH([.$V45]))" office:value-type="float" office:value="0" calcext:value-type="float">
            <text:p>0</text:p>
          </table:table-cell>
          <table:table-cell table:formula="of:=SUMIFS([.O$2:.O$146];[.$S$2:.$S$146];YEAR([.$V45]);[.$T$2:.$T$146];MONTH([.$V4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9-01" calcext:value-type="date">
            <text:p>2017-09-01</text:p>
          </table:table-cell>
          <table:table-cell table:formula="of:=COUNTIFS([.$S$2:.$S$146];YEAR([.V46]);[.$T$2:.$T$146];MONTH([.V46]))" office:value-type="float" office:value="0" calcext:value-type="float">
            <text:p>0</text:p>
          </table:table-cell>
          <table:table-cell table:formula="of:=SUMIFS([.K$2:.K$146];[.$S$2:.$S$146];YEAR([.$V46]);[.$T$2:.$T$146];MONTH([.$V46]))" office:value-type="float" office:value="0" calcext:value-type="float">
            <text:p>0</text:p>
          </table:table-cell>
          <table:table-cell table:formula="of:=SUMIFS([.L$2:.L$146];[.$S$2:.$S$146];YEAR([.$V46]);[.$T$2:.$T$146];MONTH([.$V46]))/10000" office:value-type="float" office:value="0" calcext:value-type="float">
            <text:p>0</text:p>
          </table:table-cell>
          <table:table-cell table:formula="of:=SUMIFS([.M$2:.M$146];[.$S$2:.$S$146];YEAR([.$V46]);[.$T$2:.$T$146];MONTH([.$V46]))/1000" office:value-type="float" office:value="0" calcext:value-type="float">
            <text:p>0</text:p>
          </table:table-cell>
          <table:table-cell table:formula="of:=SUMIFS([.N$2:.N$146];[.$S$2:.$S$146];YEAR([.$V46]);[.$T$2:.$T$146];MONTH([.$V46]))" office:value-type="float" office:value="0" calcext:value-type="float">
            <text:p>0</text:p>
          </table:table-cell>
          <table:table-cell table:formula="of:=SUMIFS([.O$2:.O$146];[.$S$2:.$S$146];YEAR([.$V46]);[.$T$2:.$T$146];MONTH([.$V4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10-01" calcext:value-type="date">
            <text:p>2017-10-01</text:p>
          </table:table-cell>
          <table:table-cell table:formula="of:=COUNTIFS([.$S$2:.$S$146];YEAR([.V47]);[.$T$2:.$T$146];MONTH([.V47]))" office:value-type="float" office:value="0" calcext:value-type="float">
            <text:p>0</text:p>
          </table:table-cell>
          <table:table-cell table:formula="of:=SUMIFS([.K$2:.K$146];[.$S$2:.$S$146];YEAR([.$V47]);[.$T$2:.$T$146];MONTH([.$V47]))" office:value-type="float" office:value="0" calcext:value-type="float">
            <text:p>0</text:p>
          </table:table-cell>
          <table:table-cell table:formula="of:=SUMIFS([.L$2:.L$146];[.$S$2:.$S$146];YEAR([.$V47]);[.$T$2:.$T$146];MONTH([.$V47]))/10000" office:value-type="float" office:value="0" calcext:value-type="float">
            <text:p>0</text:p>
          </table:table-cell>
          <table:table-cell table:formula="of:=SUMIFS([.M$2:.M$146];[.$S$2:.$S$146];YEAR([.$V47]);[.$T$2:.$T$146];MONTH([.$V47]))/1000" office:value-type="float" office:value="0" calcext:value-type="float">
            <text:p>0</text:p>
          </table:table-cell>
          <table:table-cell table:formula="of:=SUMIFS([.N$2:.N$146];[.$S$2:.$S$146];YEAR([.$V47]);[.$T$2:.$T$146];MONTH([.$V47]))" office:value-type="float" office:value="0" calcext:value-type="float">
            <text:p>0</text:p>
          </table:table-cell>
          <table:table-cell table:formula="of:=SUMIFS([.O$2:.O$146];[.$S$2:.$S$146];YEAR([.$V47]);[.$T$2:.$T$146];MONTH([.$V4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11-01" calcext:value-type="date">
            <text:p>2017-11-01</text:p>
          </table:table-cell>
          <table:table-cell table:formula="of:=COUNTIFS([.$S$2:.$S$146];YEAR([.V48]);[.$T$2:.$T$146];MONTH([.V48]))" office:value-type="float" office:value="0" calcext:value-type="float">
            <text:p>0</text:p>
          </table:table-cell>
          <table:table-cell table:formula="of:=SUMIFS([.K$2:.K$146];[.$S$2:.$S$146];YEAR([.$V48]);[.$T$2:.$T$146];MONTH([.$V48]))" office:value-type="float" office:value="0" calcext:value-type="float">
            <text:p>0</text:p>
          </table:table-cell>
          <table:table-cell table:formula="of:=SUMIFS([.L$2:.L$146];[.$S$2:.$S$146];YEAR([.$V48]);[.$T$2:.$T$146];MONTH([.$V48]))/10000" office:value-type="float" office:value="0" calcext:value-type="float">
            <text:p>0</text:p>
          </table:table-cell>
          <table:table-cell table:formula="of:=SUMIFS([.M$2:.M$146];[.$S$2:.$S$146];YEAR([.$V48]);[.$T$2:.$T$146];MONTH([.$V48]))/1000" office:value-type="float" office:value="0" calcext:value-type="float">
            <text:p>0</text:p>
          </table:table-cell>
          <table:table-cell table:formula="of:=SUMIFS([.N$2:.N$146];[.$S$2:.$S$146];YEAR([.$V48]);[.$T$2:.$T$146];MONTH([.$V48]))" office:value-type="float" office:value="0" calcext:value-type="float">
            <text:p>0</text:p>
          </table:table-cell>
          <table:table-cell table:formula="of:=SUMIFS([.O$2:.O$146];[.$S$2:.$S$146];YEAR([.$V48]);[.$T$2:.$T$146];MONTH([.$V4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12-01" calcext:value-type="date">
            <text:p>2017-12-01</text:p>
          </table:table-cell>
          <table:table-cell table:formula="of:=COUNTIFS([.$S$2:.$S$146];YEAR([.V49]);[.$T$2:.$T$146];MONTH([.V49]))" office:value-type="float" office:value="0" calcext:value-type="float">
            <text:p>0</text:p>
          </table:table-cell>
          <table:table-cell table:formula="of:=SUMIFS([.K$2:.K$146];[.$S$2:.$S$146];YEAR([.$V49]);[.$T$2:.$T$146];MONTH([.$V49]))" office:value-type="float" office:value="0" calcext:value-type="float">
            <text:p>0</text:p>
          </table:table-cell>
          <table:table-cell table:formula="of:=SUMIFS([.L$2:.L$146];[.$S$2:.$S$146];YEAR([.$V49]);[.$T$2:.$T$146];MONTH([.$V49]))/10000" office:value-type="float" office:value="0" calcext:value-type="float">
            <text:p>0</text:p>
          </table:table-cell>
          <table:table-cell table:formula="of:=SUMIFS([.M$2:.M$146];[.$S$2:.$S$146];YEAR([.$V49]);[.$T$2:.$T$146];MONTH([.$V49]))/1000" office:value-type="float" office:value="0" calcext:value-type="float">
            <text:p>0</text:p>
          </table:table-cell>
          <table:table-cell table:formula="of:=SUMIFS([.N$2:.N$146];[.$S$2:.$S$146];YEAR([.$V49]);[.$T$2:.$T$146];MONTH([.$V49]))" office:value-type="float" office:value="0" calcext:value-type="float">
            <text:p>0</text:p>
          </table:table-cell>
          <table:table-cell table:formula="of:=SUMIFS([.O$2:.O$146];[.$S$2:.$S$146];YEAR([.$V49]);[.$T$2:.$T$146];MONTH([.$V4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1-01" calcext:value-type="date">
            <text:p>2018-01-01</text:p>
          </table:table-cell>
          <table:table-cell table:formula="of:=COUNTIFS([.$S$2:.$S$146];YEAR([.V50]);[.$T$2:.$T$146];MONTH([.V50]))" office:value-type="float" office:value="0" calcext:value-type="float">
            <text:p>0</text:p>
          </table:table-cell>
          <table:table-cell table:formula="of:=SUMIFS([.K$2:.K$146];[.$S$2:.$S$146];YEAR([.$V50]);[.$T$2:.$T$146];MONTH([.$V50]))" office:value-type="float" office:value="0" calcext:value-type="float">
            <text:p>0</text:p>
          </table:table-cell>
          <table:table-cell table:formula="of:=SUMIFS([.L$2:.L$146];[.$S$2:.$S$146];YEAR([.$V50]);[.$T$2:.$T$146];MONTH([.$V50]))/10000" office:value-type="float" office:value="0" calcext:value-type="float">
            <text:p>0</text:p>
          </table:table-cell>
          <table:table-cell table:formula="of:=SUMIFS([.M$2:.M$146];[.$S$2:.$S$146];YEAR([.$V50]);[.$T$2:.$T$146];MONTH([.$V50]))/1000" office:value-type="float" office:value="0" calcext:value-type="float">
            <text:p>0</text:p>
          </table:table-cell>
          <table:table-cell table:formula="of:=SUMIFS([.N$2:.N$146];[.$S$2:.$S$146];YEAR([.$V50]);[.$T$2:.$T$146];MONTH([.$V50]))" office:value-type="float" office:value="0" calcext:value-type="float">
            <text:p>0</text:p>
          </table:table-cell>
          <table:table-cell table:formula="of:=SUMIFS([.O$2:.O$146];[.$S$2:.$S$146];YEAR([.$V50]);[.$T$2:.$T$146];MONTH([.$V5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2-01" calcext:value-type="date">
            <text:p>2018-02-01</text:p>
          </table:table-cell>
          <table:table-cell table:formula="of:=COUNTIFS([.$S$2:.$S$146];YEAR([.V51]);[.$T$2:.$T$146];MONTH([.V51]))" office:value-type="float" office:value="0" calcext:value-type="float">
            <text:p>0</text:p>
          </table:table-cell>
          <table:table-cell table:formula="of:=SUMIFS([.K$2:.K$146];[.$S$2:.$S$146];YEAR([.$V51]);[.$T$2:.$T$146];MONTH([.$V51]))" office:value-type="float" office:value="0" calcext:value-type="float">
            <text:p>0</text:p>
          </table:table-cell>
          <table:table-cell table:formula="of:=SUMIFS([.L$2:.L$146];[.$S$2:.$S$146];YEAR([.$V51]);[.$T$2:.$T$146];MONTH([.$V51]))/10000" office:value-type="float" office:value="0" calcext:value-type="float">
            <text:p>0</text:p>
          </table:table-cell>
          <table:table-cell table:formula="of:=SUMIFS([.M$2:.M$146];[.$S$2:.$S$146];YEAR([.$V51]);[.$T$2:.$T$146];MONTH([.$V51]))/1000" office:value-type="float" office:value="0" calcext:value-type="float">
            <text:p>0</text:p>
          </table:table-cell>
          <table:table-cell table:formula="of:=SUMIFS([.N$2:.N$146];[.$S$2:.$S$146];YEAR([.$V51]);[.$T$2:.$T$146];MONTH([.$V51]))" office:value-type="float" office:value="0" calcext:value-type="float">
            <text:p>0</text:p>
          </table:table-cell>
          <table:table-cell table:formula="of:=SUMIFS([.O$2:.O$146];[.$S$2:.$S$146];YEAR([.$V51]);[.$T$2:.$T$146];MONTH([.$V5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3-01" calcext:value-type="date">
            <text:p>2018-03-01</text:p>
          </table:table-cell>
          <table:table-cell table:formula="of:=COUNTIFS([.$S$2:.$S$146];YEAR([.V52]);[.$T$2:.$T$146];MONTH([.V52]))" office:value-type="float" office:value="0" calcext:value-type="float">
            <text:p>0</text:p>
          </table:table-cell>
          <table:table-cell table:formula="of:=SUMIFS([.K$2:.K$146];[.$S$2:.$S$146];YEAR([.$V52]);[.$T$2:.$T$146];MONTH([.$V52]))" office:value-type="float" office:value="0" calcext:value-type="float">
            <text:p>0</text:p>
          </table:table-cell>
          <table:table-cell table:formula="of:=SUMIFS([.L$2:.L$146];[.$S$2:.$S$146];YEAR([.$V52]);[.$T$2:.$T$146];MONTH([.$V52]))/10000" office:value-type="float" office:value="0" calcext:value-type="float">
            <text:p>0</text:p>
          </table:table-cell>
          <table:table-cell table:formula="of:=SUMIFS([.M$2:.M$146];[.$S$2:.$S$146];YEAR([.$V52]);[.$T$2:.$T$146];MONTH([.$V52]))/1000" office:value-type="float" office:value="0" calcext:value-type="float">
            <text:p>0</text:p>
          </table:table-cell>
          <table:table-cell table:formula="of:=SUMIFS([.N$2:.N$146];[.$S$2:.$S$146];YEAR([.$V52]);[.$T$2:.$T$146];MONTH([.$V52]))" office:value-type="float" office:value="0" calcext:value-type="float">
            <text:p>0</text:p>
          </table:table-cell>
          <table:table-cell table:formula="of:=SUMIFS([.O$2:.O$146];[.$S$2:.$S$146];YEAR([.$V52]);[.$T$2:.$T$146];MONTH([.$V5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4-01" calcext:value-type="date">
            <text:p>2018-04-01</text:p>
          </table:table-cell>
          <table:table-cell table:formula="of:=COUNTIFS([.$S$2:.$S$146];YEAR([.V53]);[.$T$2:.$T$146];MONTH([.V53]))" office:value-type="float" office:value="0" calcext:value-type="float">
            <text:p>0</text:p>
          </table:table-cell>
          <table:table-cell table:formula="of:=SUMIFS([.K$2:.K$146];[.$S$2:.$S$146];YEAR([.$V53]);[.$T$2:.$T$146];MONTH([.$V53]))" office:value-type="float" office:value="0" calcext:value-type="float">
            <text:p>0</text:p>
          </table:table-cell>
          <table:table-cell table:formula="of:=SUMIFS([.L$2:.L$146];[.$S$2:.$S$146];YEAR([.$V53]);[.$T$2:.$T$146];MONTH([.$V53]))/10000" office:value-type="float" office:value="0" calcext:value-type="float">
            <text:p>0</text:p>
          </table:table-cell>
          <table:table-cell table:formula="of:=SUMIFS([.M$2:.M$146];[.$S$2:.$S$146];YEAR([.$V53]);[.$T$2:.$T$146];MONTH([.$V53]))/1000" office:value-type="float" office:value="0" calcext:value-type="float">
            <text:p>0</text:p>
          </table:table-cell>
          <table:table-cell table:formula="of:=SUMIFS([.N$2:.N$146];[.$S$2:.$S$146];YEAR([.$V53]);[.$T$2:.$T$146];MONTH([.$V53]))" office:value-type="float" office:value="0" calcext:value-type="float">
            <text:p>0</text:p>
          </table:table-cell>
          <table:table-cell table:formula="of:=SUMIFS([.O$2:.O$146];[.$S$2:.$S$146];YEAR([.$V53]);[.$T$2:.$T$146];MONTH([.$V5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5-01" calcext:value-type="date">
            <text:p>2018-05-01</text:p>
          </table:table-cell>
          <table:table-cell table:formula="of:=COUNTIFS([.$S$2:.$S$146];YEAR([.V54]);[.$T$2:.$T$146];MONTH([.V54]))" office:value-type="float" office:value="0" calcext:value-type="float">
            <text:p>0</text:p>
          </table:table-cell>
          <table:table-cell table:formula="of:=SUMIFS([.K$2:.K$146];[.$S$2:.$S$146];YEAR([.$V54]);[.$T$2:.$T$146];MONTH([.$V54]))" office:value-type="float" office:value="0" calcext:value-type="float">
            <text:p>0</text:p>
          </table:table-cell>
          <table:table-cell table:formula="of:=SUMIFS([.L$2:.L$146];[.$S$2:.$S$146];YEAR([.$V54]);[.$T$2:.$T$146];MONTH([.$V54]))/10000" office:value-type="float" office:value="0" calcext:value-type="float">
            <text:p>0</text:p>
          </table:table-cell>
          <table:table-cell table:formula="of:=SUMIFS([.M$2:.M$146];[.$S$2:.$S$146];YEAR([.$V54]);[.$T$2:.$T$146];MONTH([.$V54]))/1000" office:value-type="float" office:value="0" calcext:value-type="float">
            <text:p>0</text:p>
          </table:table-cell>
          <table:table-cell table:formula="of:=SUMIFS([.N$2:.N$146];[.$S$2:.$S$146];YEAR([.$V54]);[.$T$2:.$T$146];MONTH([.$V54]))" office:value-type="float" office:value="0" calcext:value-type="float">
            <text:p>0</text:p>
          </table:table-cell>
          <table:table-cell table:formula="of:=SUMIFS([.O$2:.O$146];[.$S$2:.$S$146];YEAR([.$V54]);[.$T$2:.$T$146];MONTH([.$V5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6-01" calcext:value-type="date">
            <text:p>2018-06-01</text:p>
          </table:table-cell>
          <table:table-cell table:formula="of:=COUNTIFS([.$S$2:.$S$146];YEAR([.V55]);[.$T$2:.$T$146];MONTH([.V55]))" office:value-type="float" office:value="0" calcext:value-type="float">
            <text:p>0</text:p>
          </table:table-cell>
          <table:table-cell table:formula="of:=SUMIFS([.K$2:.K$146];[.$S$2:.$S$146];YEAR([.$V55]);[.$T$2:.$T$146];MONTH([.$V55]))" office:value-type="float" office:value="0" calcext:value-type="float">
            <text:p>0</text:p>
          </table:table-cell>
          <table:table-cell table:formula="of:=SUMIFS([.L$2:.L$146];[.$S$2:.$S$146];YEAR([.$V55]);[.$T$2:.$T$146];MONTH([.$V55]))/10000" office:value-type="float" office:value="0" calcext:value-type="float">
            <text:p>0</text:p>
          </table:table-cell>
          <table:table-cell table:formula="of:=SUMIFS([.M$2:.M$146];[.$S$2:.$S$146];YEAR([.$V55]);[.$T$2:.$T$146];MONTH([.$V55]))/1000" office:value-type="float" office:value="0" calcext:value-type="float">
            <text:p>0</text:p>
          </table:table-cell>
          <table:table-cell table:formula="of:=SUMIFS([.N$2:.N$146];[.$S$2:.$S$146];YEAR([.$V55]);[.$T$2:.$T$146];MONTH([.$V55]))" office:value-type="float" office:value="0" calcext:value-type="float">
            <text:p>0</text:p>
          </table:table-cell>
          <table:table-cell table:formula="of:=SUMIFS([.O$2:.O$146];[.$S$2:.$S$146];YEAR([.$V55]);[.$T$2:.$T$146];MONTH([.$V5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7-01" calcext:value-type="date">
            <text:p>2018-07-01</text:p>
          </table:table-cell>
          <table:table-cell table:formula="of:=COUNTIFS([.$S$2:.$S$146];YEAR([.V56]);[.$T$2:.$T$146];MONTH([.V56]))" office:value-type="float" office:value="0" calcext:value-type="float">
            <text:p>0</text:p>
          </table:table-cell>
          <table:table-cell table:formula="of:=SUMIFS([.K$2:.K$146];[.$S$2:.$S$146];YEAR([.$V56]);[.$T$2:.$T$146];MONTH([.$V56]))" office:value-type="float" office:value="0" calcext:value-type="float">
            <text:p>0</text:p>
          </table:table-cell>
          <table:table-cell table:formula="of:=SUMIFS([.L$2:.L$146];[.$S$2:.$S$146];YEAR([.$V56]);[.$T$2:.$T$146];MONTH([.$V56]))/10000" office:value-type="float" office:value="0" calcext:value-type="float">
            <text:p>0</text:p>
          </table:table-cell>
          <table:table-cell table:formula="of:=SUMIFS([.M$2:.M$146];[.$S$2:.$S$146];YEAR([.$V56]);[.$T$2:.$T$146];MONTH([.$V56]))/1000" office:value-type="float" office:value="0" calcext:value-type="float">
            <text:p>0</text:p>
          </table:table-cell>
          <table:table-cell table:formula="of:=SUMIFS([.N$2:.N$146];[.$S$2:.$S$146];YEAR([.$V56]);[.$T$2:.$T$146];MONTH([.$V56]))" office:value-type="float" office:value="0" calcext:value-type="float">
            <text:p>0</text:p>
          </table:table-cell>
          <table:table-cell table:formula="of:=SUMIFS([.O$2:.O$146];[.$S$2:.$S$146];YEAR([.$V56]);[.$T$2:.$T$146];MONTH([.$V5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8-01" calcext:value-type="date">
            <text:p>2018-08-01</text:p>
          </table:table-cell>
          <table:table-cell table:formula="of:=COUNTIFS([.$S$2:.$S$146];YEAR([.V57]);[.$T$2:.$T$146];MONTH([.V57]))" office:value-type="float" office:value="0" calcext:value-type="float">
            <text:p>0</text:p>
          </table:table-cell>
          <table:table-cell table:formula="of:=SUMIFS([.K$2:.K$146];[.$S$2:.$S$146];YEAR([.$V57]);[.$T$2:.$T$146];MONTH([.$V57]))" office:value-type="float" office:value="0" calcext:value-type="float">
            <text:p>0</text:p>
          </table:table-cell>
          <table:table-cell table:formula="of:=SUMIFS([.L$2:.L$146];[.$S$2:.$S$146];YEAR([.$V57]);[.$T$2:.$T$146];MONTH([.$V57]))/10000" office:value-type="float" office:value="0" calcext:value-type="float">
            <text:p>0</text:p>
          </table:table-cell>
          <table:table-cell table:formula="of:=SUMIFS([.M$2:.M$146];[.$S$2:.$S$146];YEAR([.$V57]);[.$T$2:.$T$146];MONTH([.$V57]))/1000" office:value-type="float" office:value="0" calcext:value-type="float">
            <text:p>0</text:p>
          </table:table-cell>
          <table:table-cell table:formula="of:=SUMIFS([.N$2:.N$146];[.$S$2:.$S$146];YEAR([.$V57]);[.$T$2:.$T$146];MONTH([.$V57]))" office:value-type="float" office:value="0" calcext:value-type="float">
            <text:p>0</text:p>
          </table:table-cell>
          <table:table-cell table:formula="of:=SUMIFS([.O$2:.O$146];[.$S$2:.$S$146];YEAR([.$V57]);[.$T$2:.$T$146];MONTH([.$V5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9-01" calcext:value-type="date">
            <text:p>2018-09-01</text:p>
          </table:table-cell>
          <table:table-cell table:formula="of:=COUNTIFS([.$S$2:.$S$146];YEAR([.V58]);[.$T$2:.$T$146];MONTH([.V58]))" office:value-type="float" office:value="0" calcext:value-type="float">
            <text:p>0</text:p>
          </table:table-cell>
          <table:table-cell table:formula="of:=SUMIFS([.K$2:.K$146];[.$S$2:.$S$146];YEAR([.$V58]);[.$T$2:.$T$146];MONTH([.$V58]))" office:value-type="float" office:value="0" calcext:value-type="float">
            <text:p>0</text:p>
          </table:table-cell>
          <table:table-cell table:formula="of:=SUMIFS([.L$2:.L$146];[.$S$2:.$S$146];YEAR([.$V58]);[.$T$2:.$T$146];MONTH([.$V58]))/10000" office:value-type="float" office:value="0" calcext:value-type="float">
            <text:p>0</text:p>
          </table:table-cell>
          <table:table-cell table:formula="of:=SUMIFS([.M$2:.M$146];[.$S$2:.$S$146];YEAR([.$V58]);[.$T$2:.$T$146];MONTH([.$V58]))/1000" office:value-type="float" office:value="0" calcext:value-type="float">
            <text:p>0</text:p>
          </table:table-cell>
          <table:table-cell table:formula="of:=SUMIFS([.N$2:.N$146];[.$S$2:.$S$146];YEAR([.$V58]);[.$T$2:.$T$146];MONTH([.$V58]))" office:value-type="float" office:value="0" calcext:value-type="float">
            <text:p>0</text:p>
          </table:table-cell>
          <table:table-cell table:formula="of:=SUMIFS([.O$2:.O$146];[.$S$2:.$S$146];YEAR([.$V58]);[.$T$2:.$T$146];MONTH([.$V5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10-01" calcext:value-type="date">
            <text:p>2018-10-01</text:p>
          </table:table-cell>
          <table:table-cell table:formula="of:=COUNTIFS([.$S$2:.$S$146];YEAR([.V59]);[.$T$2:.$T$146];MONTH([.V59]))" office:value-type="float" office:value="0" calcext:value-type="float">
            <text:p>0</text:p>
          </table:table-cell>
          <table:table-cell table:formula="of:=SUMIFS([.K$2:.K$146];[.$S$2:.$S$146];YEAR([.$V59]);[.$T$2:.$T$146];MONTH([.$V59]))" office:value-type="float" office:value="0" calcext:value-type="float">
            <text:p>0</text:p>
          </table:table-cell>
          <table:table-cell table:formula="of:=SUMIFS([.L$2:.L$146];[.$S$2:.$S$146];YEAR([.$V59]);[.$T$2:.$T$146];MONTH([.$V59]))/10000" office:value-type="float" office:value="0" calcext:value-type="float">
            <text:p>0</text:p>
          </table:table-cell>
          <table:table-cell table:formula="of:=SUMIFS([.M$2:.M$146];[.$S$2:.$S$146];YEAR([.$V59]);[.$T$2:.$T$146];MONTH([.$V59]))/1000" office:value-type="float" office:value="0" calcext:value-type="float">
            <text:p>0</text:p>
          </table:table-cell>
          <table:table-cell table:formula="of:=SUMIFS([.N$2:.N$146];[.$S$2:.$S$146];YEAR([.$V59]);[.$T$2:.$T$146];MONTH([.$V59]))" office:value-type="float" office:value="0" calcext:value-type="float">
            <text:p>0</text:p>
          </table:table-cell>
          <table:table-cell table:formula="of:=SUMIFS([.O$2:.O$146];[.$S$2:.$S$146];YEAR([.$V59]);[.$T$2:.$T$146];MONTH([.$V5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11-01" calcext:value-type="date">
            <text:p>2018-11-01</text:p>
          </table:table-cell>
          <table:table-cell table:formula="of:=COUNTIFS([.$S$2:.$S$146];YEAR([.V60]);[.$T$2:.$T$146];MONTH([.V60]))" office:value-type="float" office:value="0" calcext:value-type="float">
            <text:p>0</text:p>
          </table:table-cell>
          <table:table-cell table:formula="of:=SUMIFS([.K$2:.K$146];[.$S$2:.$S$146];YEAR([.$V60]);[.$T$2:.$T$146];MONTH([.$V60]))" office:value-type="float" office:value="0" calcext:value-type="float">
            <text:p>0</text:p>
          </table:table-cell>
          <table:table-cell table:formula="of:=SUMIFS([.L$2:.L$146];[.$S$2:.$S$146];YEAR([.$V60]);[.$T$2:.$T$146];MONTH([.$V60]))/10000" office:value-type="float" office:value="0" calcext:value-type="float">
            <text:p>0</text:p>
          </table:table-cell>
          <table:table-cell table:formula="of:=SUMIFS([.M$2:.M$146];[.$S$2:.$S$146];YEAR([.$V60]);[.$T$2:.$T$146];MONTH([.$V60]))/1000" office:value-type="float" office:value="0" calcext:value-type="float">
            <text:p>0</text:p>
          </table:table-cell>
          <table:table-cell table:formula="of:=SUMIFS([.N$2:.N$146];[.$S$2:.$S$146];YEAR([.$V60]);[.$T$2:.$T$146];MONTH([.$V60]))" office:value-type="float" office:value="0" calcext:value-type="float">
            <text:p>0</text:p>
          </table:table-cell>
          <table:table-cell table:formula="of:=SUMIFS([.O$2:.O$146];[.$S$2:.$S$146];YEAR([.$V60]);[.$T$2:.$T$146];MONTH([.$V6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12-01" calcext:value-type="date">
            <text:p>2018-12-01</text:p>
          </table:table-cell>
          <table:table-cell table:formula="of:=COUNTIFS([.$S$2:.$S$146];YEAR([.V61]);[.$T$2:.$T$146];MONTH([.V61]))" office:value-type="float" office:value="0" calcext:value-type="float">
            <text:p>0</text:p>
          </table:table-cell>
          <table:table-cell table:formula="of:=SUMIFS([.K$2:.K$146];[.$S$2:.$S$146];YEAR([.$V61]);[.$T$2:.$T$146];MONTH([.$V61]))" office:value-type="float" office:value="0" calcext:value-type="float">
            <text:p>0</text:p>
          </table:table-cell>
          <table:table-cell table:formula="of:=SUMIFS([.L$2:.L$146];[.$S$2:.$S$146];YEAR([.$V61]);[.$T$2:.$T$146];MONTH([.$V61]))/10000" office:value-type="float" office:value="0" calcext:value-type="float">
            <text:p>0</text:p>
          </table:table-cell>
          <table:table-cell table:formula="of:=SUMIFS([.M$2:.M$146];[.$S$2:.$S$146];YEAR([.$V61]);[.$T$2:.$T$146];MONTH([.$V61]))/1000" office:value-type="float" office:value="0" calcext:value-type="float">
            <text:p>0</text:p>
          </table:table-cell>
          <table:table-cell table:formula="of:=SUMIFS([.N$2:.N$146];[.$S$2:.$S$146];YEAR([.$V61]);[.$T$2:.$T$146];MONTH([.$V61]))" office:value-type="float" office:value="0" calcext:value-type="float">
            <text:p>0</text:p>
          </table:table-cell>
          <table:table-cell table:formula="of:=SUMIFS([.O$2:.O$146];[.$S$2:.$S$146];YEAR([.$V61]);[.$T$2:.$T$146];MONTH([.$V6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1-01" calcext:value-type="date">
            <text:p>2019-01-01</text:p>
          </table:table-cell>
          <table:table-cell table:formula="of:=COUNTIFS([.$S$2:.$S$146];YEAR([.V62]);[.$T$2:.$T$146];MONTH([.V62]))" office:value-type="float" office:value="1" calcext:value-type="float">
            <text:p>1</text:p>
          </table:table-cell>
          <table:table-cell table:formula="of:=SUMIFS([.K$2:.K$146];[.$S$2:.$S$146];YEAR([.$V62]);[.$T$2:.$T$146];MONTH([.$V62]))" office:value-type="float" office:value="743" calcext:value-type="float">
            <text:p>743</text:p>
          </table:table-cell>
          <table:table-cell table:formula="of:=SUMIFS([.L$2:.L$146];[.$S$2:.$S$146];YEAR([.$V62]);[.$T$2:.$T$146];MONTH([.$V62]))/10000" office:value-type="float" office:value="1.0062" calcext:value-type="float">
            <text:p>1.0062</text:p>
          </table:table-cell>
          <table:table-cell table:formula="of:=SUMIFS([.M$2:.M$146];[.$S$2:.$S$146];YEAR([.$V62]);[.$T$2:.$T$146];MONTH([.$V62]))/1000" office:value-type="float" office:value="0.269" calcext:value-type="float">
            <text:p>0.269</text:p>
          </table:table-cell>
          <table:table-cell table:formula="of:=SUMIFS([.N$2:.N$146];[.$S$2:.$S$146];YEAR([.$V62]);[.$T$2:.$T$146];MONTH([.$V62]))" office:value-type="float" office:value="5" calcext:value-type="float">
            <text:p>5</text:p>
          </table:table-cell>
          <table:table-cell table:formula="of:=SUMIFS([.O$2:.O$146];[.$S$2:.$S$146];YEAR([.$V62]);[.$T$2:.$T$146];MONTH([.$V62]))/100" office:value-type="float" office:value="0.19" calcext:value-type="float">
            <text:p>0.19</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2-01" calcext:value-type="date">
            <text:p>2019-02-01</text:p>
          </table:table-cell>
          <table:table-cell table:formula="of:=COUNTIFS([.$S$2:.$S$146];YEAR([.V63]);[.$T$2:.$T$146];MONTH([.V63]))" office:value-type="float" office:value="0" calcext:value-type="float">
            <text:p>0</text:p>
          </table:table-cell>
          <table:table-cell table:formula="of:=SUMIFS([.K$2:.K$146];[.$S$2:.$S$146];YEAR([.$V63]);[.$T$2:.$T$146];MONTH([.$V63]))" office:value-type="float" office:value="0" calcext:value-type="float">
            <text:p>0</text:p>
          </table:table-cell>
          <table:table-cell table:formula="of:=SUMIFS([.L$2:.L$146];[.$S$2:.$S$146];YEAR([.$V63]);[.$T$2:.$T$146];MONTH([.$V63]))/10000" office:value-type="float" office:value="0" calcext:value-type="float">
            <text:p>0</text:p>
          </table:table-cell>
          <table:table-cell table:formula="of:=SUMIFS([.M$2:.M$146];[.$S$2:.$S$146];YEAR([.$V63]);[.$T$2:.$T$146];MONTH([.$V63]))/1000" office:value-type="float" office:value="0" calcext:value-type="float">
            <text:p>0</text:p>
          </table:table-cell>
          <table:table-cell table:formula="of:=SUMIFS([.N$2:.N$146];[.$S$2:.$S$146];YEAR([.$V63]);[.$T$2:.$T$146];MONTH([.$V63]))" office:value-type="float" office:value="0" calcext:value-type="float">
            <text:p>0</text:p>
          </table:table-cell>
          <table:table-cell table:formula="of:=SUMIFS([.O$2:.O$146];[.$S$2:.$S$146];YEAR([.$V63]);[.$T$2:.$T$146];MONTH([.$V6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3-01" calcext:value-type="date">
            <text:p>2019-03-01</text:p>
          </table:table-cell>
          <table:table-cell table:formula="of:=COUNTIFS([.$S$2:.$S$146];YEAR([.V64]);[.$T$2:.$T$146];MONTH([.V64]))" office:value-type="float" office:value="0" calcext:value-type="float">
            <text:p>0</text:p>
          </table:table-cell>
          <table:table-cell table:formula="of:=SUMIFS([.K$2:.K$146];[.$S$2:.$S$146];YEAR([.$V64]);[.$T$2:.$T$146];MONTH([.$V64]))" office:value-type="float" office:value="0" calcext:value-type="float">
            <text:p>0</text:p>
          </table:table-cell>
          <table:table-cell table:formula="of:=SUMIFS([.L$2:.L$146];[.$S$2:.$S$146];YEAR([.$V64]);[.$T$2:.$T$146];MONTH([.$V64]))/10000" office:value-type="float" office:value="0" calcext:value-type="float">
            <text:p>0</text:p>
          </table:table-cell>
          <table:table-cell table:formula="of:=SUMIFS([.M$2:.M$146];[.$S$2:.$S$146];YEAR([.$V64]);[.$T$2:.$T$146];MONTH([.$V64]))/1000" office:value-type="float" office:value="0" calcext:value-type="float">
            <text:p>0</text:p>
          </table:table-cell>
          <table:table-cell table:formula="of:=SUMIFS([.N$2:.N$146];[.$S$2:.$S$146];YEAR([.$V64]);[.$T$2:.$T$146];MONTH([.$V64]))" office:value-type="float" office:value="0" calcext:value-type="float">
            <text:p>0</text:p>
          </table:table-cell>
          <table:table-cell table:formula="of:=SUMIFS([.O$2:.O$146];[.$S$2:.$S$146];YEAR([.$V64]);[.$T$2:.$T$146];MONTH([.$V6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4-01" calcext:value-type="date">
            <text:p>2019-04-01</text:p>
          </table:table-cell>
          <table:table-cell table:formula="of:=COUNTIFS([.$S$2:.$S$146];YEAR([.V65]);[.$T$2:.$T$146];MONTH([.V65]))" office:value-type="float" office:value="0" calcext:value-type="float">
            <text:p>0</text:p>
          </table:table-cell>
          <table:table-cell table:formula="of:=SUMIFS([.K$2:.K$146];[.$S$2:.$S$146];YEAR([.$V65]);[.$T$2:.$T$146];MONTH([.$V65]))" office:value-type="float" office:value="0" calcext:value-type="float">
            <text:p>0</text:p>
          </table:table-cell>
          <table:table-cell table:formula="of:=SUMIFS([.L$2:.L$146];[.$S$2:.$S$146];YEAR([.$V65]);[.$T$2:.$T$146];MONTH([.$V65]))/10000" office:value-type="float" office:value="0" calcext:value-type="float">
            <text:p>0</text:p>
          </table:table-cell>
          <table:table-cell table:formula="of:=SUMIFS([.M$2:.M$146];[.$S$2:.$S$146];YEAR([.$V65]);[.$T$2:.$T$146];MONTH([.$V65]))/1000" office:value-type="float" office:value="0" calcext:value-type="float">
            <text:p>0</text:p>
          </table:table-cell>
          <table:table-cell table:formula="of:=SUMIFS([.N$2:.N$146];[.$S$2:.$S$146];YEAR([.$V65]);[.$T$2:.$T$146];MONTH([.$V65]))" office:value-type="float" office:value="0" calcext:value-type="float">
            <text:p>0</text:p>
          </table:table-cell>
          <table:table-cell table:formula="of:=SUMIFS([.O$2:.O$146];[.$S$2:.$S$146];YEAR([.$V65]);[.$T$2:.$T$146];MONTH([.$V6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5-01" calcext:value-type="date">
            <text:p>2019-05-01</text:p>
          </table:table-cell>
          <table:table-cell table:formula="of:=COUNTIFS([.$S$2:.$S$146];YEAR([.V66]);[.$T$2:.$T$146];MONTH([.V66]))" office:value-type="float" office:value="0" calcext:value-type="float">
            <text:p>0</text:p>
          </table:table-cell>
          <table:table-cell table:formula="of:=SUMIFS([.K$2:.K$146];[.$S$2:.$S$146];YEAR([.$V66]);[.$T$2:.$T$146];MONTH([.$V66]))" office:value-type="float" office:value="0" calcext:value-type="float">
            <text:p>0</text:p>
          </table:table-cell>
          <table:table-cell table:formula="of:=SUMIFS([.L$2:.L$146];[.$S$2:.$S$146];YEAR([.$V66]);[.$T$2:.$T$146];MONTH([.$V66]))/10000" office:value-type="float" office:value="0" calcext:value-type="float">
            <text:p>0</text:p>
          </table:table-cell>
          <table:table-cell table:formula="of:=SUMIFS([.M$2:.M$146];[.$S$2:.$S$146];YEAR([.$V66]);[.$T$2:.$T$146];MONTH([.$V66]))/1000" office:value-type="float" office:value="0" calcext:value-type="float">
            <text:p>0</text:p>
          </table:table-cell>
          <table:table-cell table:formula="of:=SUMIFS([.N$2:.N$146];[.$S$2:.$S$146];YEAR([.$V66]);[.$T$2:.$T$146];MONTH([.$V66]))" office:value-type="float" office:value="0" calcext:value-type="float">
            <text:p>0</text:p>
          </table:table-cell>
          <table:table-cell table:formula="of:=SUMIFS([.O$2:.O$146];[.$S$2:.$S$146];YEAR([.$V66]);[.$T$2:.$T$146];MONTH([.$V6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6-01" calcext:value-type="date">
            <text:p>2019-06-01</text:p>
          </table:table-cell>
          <table:table-cell table:formula="of:=COUNTIFS([.$S$2:.$S$146];YEAR([.V67]);[.$T$2:.$T$146];MONTH([.V67]))" office:value-type="float" office:value="0" calcext:value-type="float">
            <text:p>0</text:p>
          </table:table-cell>
          <table:table-cell table:formula="of:=SUMIFS([.K$2:.K$146];[.$S$2:.$S$146];YEAR([.$V67]);[.$T$2:.$T$146];MONTH([.$V67]))" office:value-type="float" office:value="0" calcext:value-type="float">
            <text:p>0</text:p>
          </table:table-cell>
          <table:table-cell table:formula="of:=SUMIFS([.L$2:.L$146];[.$S$2:.$S$146];YEAR([.$V67]);[.$T$2:.$T$146];MONTH([.$V67]))/10000" office:value-type="float" office:value="0" calcext:value-type="float">
            <text:p>0</text:p>
          </table:table-cell>
          <table:table-cell table:formula="of:=SUMIFS([.M$2:.M$146];[.$S$2:.$S$146];YEAR([.$V67]);[.$T$2:.$T$146];MONTH([.$V67]))/1000" office:value-type="float" office:value="0" calcext:value-type="float">
            <text:p>0</text:p>
          </table:table-cell>
          <table:table-cell table:formula="of:=SUMIFS([.N$2:.N$146];[.$S$2:.$S$146];YEAR([.$V67]);[.$T$2:.$T$146];MONTH([.$V67]))" office:value-type="float" office:value="0" calcext:value-type="float">
            <text:p>0</text:p>
          </table:table-cell>
          <table:table-cell table:formula="of:=SUMIFS([.O$2:.O$146];[.$S$2:.$S$146];YEAR([.$V67]);[.$T$2:.$T$146];MONTH([.$V6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7-01" calcext:value-type="date">
            <text:p>2019-07-01</text:p>
          </table:table-cell>
          <table:table-cell table:formula="of:=COUNTIFS([.$S$2:.$S$146];YEAR([.V68]);[.$T$2:.$T$146];MONTH([.V68]))" office:value-type="float" office:value="0" calcext:value-type="float">
            <text:p>0</text:p>
          </table:table-cell>
          <table:table-cell table:formula="of:=SUMIFS([.K$2:.K$146];[.$S$2:.$S$146];YEAR([.$V68]);[.$T$2:.$T$146];MONTH([.$V68]))" office:value-type="float" office:value="0" calcext:value-type="float">
            <text:p>0</text:p>
          </table:table-cell>
          <table:table-cell table:formula="of:=SUMIFS([.L$2:.L$146];[.$S$2:.$S$146];YEAR([.$V68]);[.$T$2:.$T$146];MONTH([.$V68]))/10000" office:value-type="float" office:value="0" calcext:value-type="float">
            <text:p>0</text:p>
          </table:table-cell>
          <table:table-cell table:formula="of:=SUMIFS([.M$2:.M$146];[.$S$2:.$S$146];YEAR([.$V68]);[.$T$2:.$T$146];MONTH([.$V68]))/1000" office:value-type="float" office:value="0" calcext:value-type="float">
            <text:p>0</text:p>
          </table:table-cell>
          <table:table-cell table:formula="of:=SUMIFS([.N$2:.N$146];[.$S$2:.$S$146];YEAR([.$V68]);[.$T$2:.$T$146];MONTH([.$V68]))" office:value-type="float" office:value="0" calcext:value-type="float">
            <text:p>0</text:p>
          </table:table-cell>
          <table:table-cell table:formula="of:=SUMIFS([.O$2:.O$146];[.$S$2:.$S$146];YEAR([.$V68]);[.$T$2:.$T$146];MONTH([.$V6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8-01" calcext:value-type="date">
            <text:p>2019-08-01</text:p>
          </table:table-cell>
          <table:table-cell table:formula="of:=COUNTIFS([.$S$2:.$S$146];YEAR([.V69]);[.$T$2:.$T$146];MONTH([.V69]))" office:value-type="float" office:value="0" calcext:value-type="float">
            <text:p>0</text:p>
          </table:table-cell>
          <table:table-cell table:formula="of:=SUMIFS([.K$2:.K$146];[.$S$2:.$S$146];YEAR([.$V69]);[.$T$2:.$T$146];MONTH([.$V69]))" office:value-type="float" office:value="0" calcext:value-type="float">
            <text:p>0</text:p>
          </table:table-cell>
          <table:table-cell table:formula="of:=SUMIFS([.L$2:.L$146];[.$S$2:.$S$146];YEAR([.$V69]);[.$T$2:.$T$146];MONTH([.$V69]))/10000" office:value-type="float" office:value="0" calcext:value-type="float">
            <text:p>0</text:p>
          </table:table-cell>
          <table:table-cell table:formula="of:=SUMIFS([.M$2:.M$146];[.$S$2:.$S$146];YEAR([.$V69]);[.$T$2:.$T$146];MONTH([.$V69]))/1000" office:value-type="float" office:value="0" calcext:value-type="float">
            <text:p>0</text:p>
          </table:table-cell>
          <table:table-cell table:formula="of:=SUMIFS([.N$2:.N$146];[.$S$2:.$S$146];YEAR([.$V69]);[.$T$2:.$T$146];MONTH([.$V69]))" office:value-type="float" office:value="0" calcext:value-type="float">
            <text:p>0</text:p>
          </table:table-cell>
          <table:table-cell table:formula="of:=SUMIFS([.O$2:.O$146];[.$S$2:.$S$146];YEAR([.$V69]);[.$T$2:.$T$146];MONTH([.$V6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9-01" calcext:value-type="date">
            <text:p>2019-09-01</text:p>
          </table:table-cell>
          <table:table-cell table:formula="of:=COUNTIFS([.$S$2:.$S$146];YEAR([.V70]);[.$T$2:.$T$146];MONTH([.V70]))" office:value-type="float" office:value="0" calcext:value-type="float">
            <text:p>0</text:p>
          </table:table-cell>
          <table:table-cell table:formula="of:=SUMIFS([.K$2:.K$146];[.$S$2:.$S$146];YEAR([.$V70]);[.$T$2:.$T$146];MONTH([.$V70]))" office:value-type="float" office:value="0" calcext:value-type="float">
            <text:p>0</text:p>
          </table:table-cell>
          <table:table-cell table:formula="of:=SUMIFS([.L$2:.L$146];[.$S$2:.$S$146];YEAR([.$V70]);[.$T$2:.$T$146];MONTH([.$V70]))/10000" office:value-type="float" office:value="0" calcext:value-type="float">
            <text:p>0</text:p>
          </table:table-cell>
          <table:table-cell table:formula="of:=SUMIFS([.M$2:.M$146];[.$S$2:.$S$146];YEAR([.$V70]);[.$T$2:.$T$146];MONTH([.$V70]))/1000" office:value-type="float" office:value="0" calcext:value-type="float">
            <text:p>0</text:p>
          </table:table-cell>
          <table:table-cell table:formula="of:=SUMIFS([.N$2:.N$146];[.$S$2:.$S$146];YEAR([.$V70]);[.$T$2:.$T$146];MONTH([.$V70]))" office:value-type="float" office:value="0" calcext:value-type="float">
            <text:p>0</text:p>
          </table:table-cell>
          <table:table-cell table:formula="of:=SUMIFS([.O$2:.O$146];[.$S$2:.$S$146];YEAR([.$V70]);[.$T$2:.$T$146];MONTH([.$V7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10-01" calcext:value-type="date">
            <text:p>2019-10-01</text:p>
          </table:table-cell>
          <table:table-cell table:formula="of:=COUNTIFS([.$S$2:.$S$146];YEAR([.V71]);[.$T$2:.$T$146];MONTH([.V71]))" office:value-type="float" office:value="0" calcext:value-type="float">
            <text:p>0</text:p>
          </table:table-cell>
          <table:table-cell table:formula="of:=SUMIFS([.K$2:.K$146];[.$S$2:.$S$146];YEAR([.$V71]);[.$T$2:.$T$146];MONTH([.$V71]))" office:value-type="float" office:value="0" calcext:value-type="float">
            <text:p>0</text:p>
          </table:table-cell>
          <table:table-cell table:formula="of:=SUMIFS([.L$2:.L$146];[.$S$2:.$S$146];YEAR([.$V71]);[.$T$2:.$T$146];MONTH([.$V71]))/10000" office:value-type="float" office:value="0" calcext:value-type="float">
            <text:p>0</text:p>
          </table:table-cell>
          <table:table-cell table:formula="of:=SUMIFS([.M$2:.M$146];[.$S$2:.$S$146];YEAR([.$V71]);[.$T$2:.$T$146];MONTH([.$V71]))/1000" office:value-type="float" office:value="0" calcext:value-type="float">
            <text:p>0</text:p>
          </table:table-cell>
          <table:table-cell table:formula="of:=SUMIFS([.N$2:.N$146];[.$S$2:.$S$146];YEAR([.$V71]);[.$T$2:.$T$146];MONTH([.$V71]))" office:value-type="float" office:value="0" calcext:value-type="float">
            <text:p>0</text:p>
          </table:table-cell>
          <table:table-cell table:formula="of:=SUMIFS([.O$2:.O$146];[.$S$2:.$S$146];YEAR([.$V71]);[.$T$2:.$T$146];MONTH([.$V7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11-01" calcext:value-type="date">
            <text:p>2019-11-01</text:p>
          </table:table-cell>
          <table:table-cell table:formula="of:=COUNTIFS([.$S$2:.$S$146];YEAR([.V72]);[.$T$2:.$T$146];MONTH([.V72]))" office:value-type="float" office:value="0" calcext:value-type="float">
            <text:p>0</text:p>
          </table:table-cell>
          <table:table-cell table:formula="of:=SUMIFS([.K$2:.K$146];[.$S$2:.$S$146];YEAR([.$V72]);[.$T$2:.$T$146];MONTH([.$V72]))" office:value-type="float" office:value="0" calcext:value-type="float">
            <text:p>0</text:p>
          </table:table-cell>
          <table:table-cell table:formula="of:=SUMIFS([.L$2:.L$146];[.$S$2:.$S$146];YEAR([.$V72]);[.$T$2:.$T$146];MONTH([.$V72]))/10000" office:value-type="float" office:value="0" calcext:value-type="float">
            <text:p>0</text:p>
          </table:table-cell>
          <table:table-cell table:formula="of:=SUMIFS([.M$2:.M$146];[.$S$2:.$S$146];YEAR([.$V72]);[.$T$2:.$T$146];MONTH([.$V72]))/1000" office:value-type="float" office:value="0" calcext:value-type="float">
            <text:p>0</text:p>
          </table:table-cell>
          <table:table-cell table:formula="of:=SUMIFS([.N$2:.N$146];[.$S$2:.$S$146];YEAR([.$V72]);[.$T$2:.$T$146];MONTH([.$V72]))" office:value-type="float" office:value="0" calcext:value-type="float">
            <text:p>0</text:p>
          </table:table-cell>
          <table:table-cell table:formula="of:=SUMIFS([.O$2:.O$146];[.$S$2:.$S$146];YEAR([.$V72]);[.$T$2:.$T$146];MONTH([.$V7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12-01" calcext:value-type="date">
            <text:p>2019-12-01</text:p>
          </table:table-cell>
          <table:table-cell table:formula="of:=COUNTIFS([.$S$2:.$S$146];YEAR([.V73]);[.$T$2:.$T$146];MONTH([.V73]))" office:value-type="float" office:value="0" calcext:value-type="float">
            <text:p>0</text:p>
          </table:table-cell>
          <table:table-cell table:formula="of:=SUMIFS([.K$2:.K$146];[.$S$2:.$S$146];YEAR([.$V73]);[.$T$2:.$T$146];MONTH([.$V73]))" office:value-type="float" office:value="0" calcext:value-type="float">
            <text:p>0</text:p>
          </table:table-cell>
          <table:table-cell table:formula="of:=SUMIFS([.L$2:.L$146];[.$S$2:.$S$146];YEAR([.$V73]);[.$T$2:.$T$146];MONTH([.$V73]))/10000" office:value-type="float" office:value="0" calcext:value-type="float">
            <text:p>0</text:p>
          </table:table-cell>
          <table:table-cell table:formula="of:=SUMIFS([.M$2:.M$146];[.$S$2:.$S$146];YEAR([.$V73]);[.$T$2:.$T$146];MONTH([.$V73]))/1000" office:value-type="float" office:value="0" calcext:value-type="float">
            <text:p>0</text:p>
          </table:table-cell>
          <table:table-cell table:formula="of:=SUMIFS([.N$2:.N$146];[.$S$2:.$S$146];YEAR([.$V73]);[.$T$2:.$T$146];MONTH([.$V73]))" office:value-type="float" office:value="0" calcext:value-type="float">
            <text:p>0</text:p>
          </table:table-cell>
          <table:table-cell table:formula="of:=SUMIFS([.O$2:.O$146];[.$S$2:.$S$146];YEAR([.$V73]);[.$T$2:.$T$146];MONTH([.$V7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1-01" calcext:value-type="date">
            <text:p>2020-01-01</text:p>
          </table:table-cell>
          <table:table-cell table:formula="of:=COUNTIFS([.$S$2:.$S$146];YEAR([.V74]);[.$T$2:.$T$146];MONTH([.V74]))" office:value-type="float" office:value="0" calcext:value-type="float">
            <text:p>0</text:p>
          </table:table-cell>
          <table:table-cell table:formula="of:=SUMIFS([.K$2:.K$146];[.$S$2:.$S$146];YEAR([.$V74]);[.$T$2:.$T$146];MONTH([.$V74]))" office:value-type="float" office:value="0" calcext:value-type="float">
            <text:p>0</text:p>
          </table:table-cell>
          <table:table-cell table:formula="of:=SUMIFS([.L$2:.L$146];[.$S$2:.$S$146];YEAR([.$V74]);[.$T$2:.$T$146];MONTH([.$V74]))/10000" office:value-type="float" office:value="0" calcext:value-type="float">
            <text:p>0</text:p>
          </table:table-cell>
          <table:table-cell table:formula="of:=SUMIFS([.M$2:.M$146];[.$S$2:.$S$146];YEAR([.$V74]);[.$T$2:.$T$146];MONTH([.$V74]))/1000" office:value-type="float" office:value="0" calcext:value-type="float">
            <text:p>0</text:p>
          </table:table-cell>
          <table:table-cell table:formula="of:=SUMIFS([.N$2:.N$146];[.$S$2:.$S$146];YEAR([.$V74]);[.$T$2:.$T$146];MONTH([.$V74]))" office:value-type="float" office:value="0" calcext:value-type="float">
            <text:p>0</text:p>
          </table:table-cell>
          <table:table-cell table:formula="of:=SUMIFS([.O$2:.O$146];[.$S$2:.$S$146];YEAR([.$V74]);[.$T$2:.$T$146];MONTH([.$V7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2-01" calcext:value-type="date">
            <text:p>2020-02-01</text:p>
          </table:table-cell>
          <table:table-cell table:formula="of:=COUNTIFS([.$S$2:.$S$146];YEAR([.V75]);[.$T$2:.$T$146];MONTH([.V75]))" office:value-type="float" office:value="0" calcext:value-type="float">
            <text:p>0</text:p>
          </table:table-cell>
          <table:table-cell table:formula="of:=SUMIFS([.K$2:.K$146];[.$S$2:.$S$146];YEAR([.$V75]);[.$T$2:.$T$146];MONTH([.$V75]))" office:value-type="float" office:value="0" calcext:value-type="float">
            <text:p>0</text:p>
          </table:table-cell>
          <table:table-cell table:formula="of:=SUMIFS([.L$2:.L$146];[.$S$2:.$S$146];YEAR([.$V75]);[.$T$2:.$T$146];MONTH([.$V75]))/10000" office:value-type="float" office:value="0" calcext:value-type="float">
            <text:p>0</text:p>
          </table:table-cell>
          <table:table-cell table:formula="of:=SUMIFS([.M$2:.M$146];[.$S$2:.$S$146];YEAR([.$V75]);[.$T$2:.$T$146];MONTH([.$V75]))/1000" office:value-type="float" office:value="0" calcext:value-type="float">
            <text:p>0</text:p>
          </table:table-cell>
          <table:table-cell table:formula="of:=SUMIFS([.N$2:.N$146];[.$S$2:.$S$146];YEAR([.$V75]);[.$T$2:.$T$146];MONTH([.$V75]))" office:value-type="float" office:value="0" calcext:value-type="float">
            <text:p>0</text:p>
          </table:table-cell>
          <table:table-cell table:formula="of:=SUMIFS([.O$2:.O$146];[.$S$2:.$S$146];YEAR([.$V75]);[.$T$2:.$T$146];MONTH([.$V7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3-01" calcext:value-type="date">
            <text:p>2020-03-01</text:p>
          </table:table-cell>
          <table:table-cell table:formula="of:=COUNTIFS([.$S$2:.$S$146];YEAR([.V76]);[.$T$2:.$T$146];MONTH([.V76]))" office:value-type="float" office:value="0" calcext:value-type="float">
            <text:p>0</text:p>
          </table:table-cell>
          <table:table-cell table:formula="of:=SUMIFS([.K$2:.K$146];[.$S$2:.$S$146];YEAR([.$V76]);[.$T$2:.$T$146];MONTH([.$V76]))" office:value-type="float" office:value="0" calcext:value-type="float">
            <text:p>0</text:p>
          </table:table-cell>
          <table:table-cell table:formula="of:=SUMIFS([.L$2:.L$146];[.$S$2:.$S$146];YEAR([.$V76]);[.$T$2:.$T$146];MONTH([.$V76]))/10000" office:value-type="float" office:value="0" calcext:value-type="float">
            <text:p>0</text:p>
          </table:table-cell>
          <table:table-cell table:formula="of:=SUMIFS([.M$2:.M$146];[.$S$2:.$S$146];YEAR([.$V76]);[.$T$2:.$T$146];MONTH([.$V76]))/1000" office:value-type="float" office:value="0" calcext:value-type="float">
            <text:p>0</text:p>
          </table:table-cell>
          <table:table-cell table:formula="of:=SUMIFS([.N$2:.N$146];[.$S$2:.$S$146];YEAR([.$V76]);[.$T$2:.$T$146];MONTH([.$V76]))" office:value-type="float" office:value="0" calcext:value-type="float">
            <text:p>0</text:p>
          </table:table-cell>
          <table:table-cell table:formula="of:=SUMIFS([.O$2:.O$146];[.$S$2:.$S$146];YEAR([.$V76]);[.$T$2:.$T$146];MONTH([.$V7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4-01" calcext:value-type="date">
            <text:p>2020-04-01</text:p>
          </table:table-cell>
          <table:table-cell table:formula="of:=COUNTIFS([.$S$2:.$S$146];YEAR([.V77]);[.$T$2:.$T$146];MONTH([.V77]))" office:value-type="float" office:value="0" calcext:value-type="float">
            <text:p>0</text:p>
          </table:table-cell>
          <table:table-cell table:formula="of:=SUMIFS([.K$2:.K$146];[.$S$2:.$S$146];YEAR([.$V77]);[.$T$2:.$T$146];MONTH([.$V77]))" office:value-type="float" office:value="0" calcext:value-type="float">
            <text:p>0</text:p>
          </table:table-cell>
          <table:table-cell table:formula="of:=SUMIFS([.L$2:.L$146];[.$S$2:.$S$146];YEAR([.$V77]);[.$T$2:.$T$146];MONTH([.$V77]))/10000" office:value-type="float" office:value="0" calcext:value-type="float">
            <text:p>0</text:p>
          </table:table-cell>
          <table:table-cell table:formula="of:=SUMIFS([.M$2:.M$146];[.$S$2:.$S$146];YEAR([.$V77]);[.$T$2:.$T$146];MONTH([.$V77]))/1000" office:value-type="float" office:value="0" calcext:value-type="float">
            <text:p>0</text:p>
          </table:table-cell>
          <table:table-cell table:formula="of:=SUMIFS([.N$2:.N$146];[.$S$2:.$S$146];YEAR([.$V77]);[.$T$2:.$T$146];MONTH([.$V77]))" office:value-type="float" office:value="0" calcext:value-type="float">
            <text:p>0</text:p>
          </table:table-cell>
          <table:table-cell table:formula="of:=SUMIFS([.O$2:.O$146];[.$S$2:.$S$146];YEAR([.$V77]);[.$T$2:.$T$146];MONTH([.$V7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5-01" calcext:value-type="date">
            <text:p>2020-05-01</text:p>
          </table:table-cell>
          <table:table-cell table:formula="of:=COUNTIFS([.$S$2:.$S$146];YEAR([.V78]);[.$T$2:.$T$146];MONTH([.V78]))" office:value-type="float" office:value="0" calcext:value-type="float">
            <text:p>0</text:p>
          </table:table-cell>
          <table:table-cell table:formula="of:=SUMIFS([.K$2:.K$146];[.$S$2:.$S$146];YEAR([.$V78]);[.$T$2:.$T$146];MONTH([.$V78]))" office:value-type="float" office:value="0" calcext:value-type="float">
            <text:p>0</text:p>
          </table:table-cell>
          <table:table-cell table:formula="of:=SUMIFS([.L$2:.L$146];[.$S$2:.$S$146];YEAR([.$V78]);[.$T$2:.$T$146];MONTH([.$V78]))/10000" office:value-type="float" office:value="0" calcext:value-type="float">
            <text:p>0</text:p>
          </table:table-cell>
          <table:table-cell table:formula="of:=SUMIFS([.M$2:.M$146];[.$S$2:.$S$146];YEAR([.$V78]);[.$T$2:.$T$146];MONTH([.$V78]))/1000" office:value-type="float" office:value="0" calcext:value-type="float">
            <text:p>0</text:p>
          </table:table-cell>
          <table:table-cell table:formula="of:=SUMIFS([.N$2:.N$146];[.$S$2:.$S$146];YEAR([.$V78]);[.$T$2:.$T$146];MONTH([.$V78]))" office:value-type="float" office:value="0" calcext:value-type="float">
            <text:p>0</text:p>
          </table:table-cell>
          <table:table-cell table:formula="of:=SUMIFS([.O$2:.O$146];[.$S$2:.$S$146];YEAR([.$V78]);[.$T$2:.$T$146];MONTH([.$V7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6-01" calcext:value-type="date">
            <text:p>2020-06-01</text:p>
          </table:table-cell>
          <table:table-cell table:formula="of:=COUNTIFS([.$S$2:.$S$146];YEAR([.V79]);[.$T$2:.$T$146];MONTH([.V79]))" office:value-type="float" office:value="0" calcext:value-type="float">
            <text:p>0</text:p>
          </table:table-cell>
          <table:table-cell table:formula="of:=SUMIFS([.K$2:.K$146];[.$S$2:.$S$146];YEAR([.$V79]);[.$T$2:.$T$146];MONTH([.$V79]))" office:value-type="float" office:value="0" calcext:value-type="float">
            <text:p>0</text:p>
          </table:table-cell>
          <table:table-cell table:formula="of:=SUMIFS([.L$2:.L$146];[.$S$2:.$S$146];YEAR([.$V79]);[.$T$2:.$T$146];MONTH([.$V79]))/10000" office:value-type="float" office:value="0" calcext:value-type="float">
            <text:p>0</text:p>
          </table:table-cell>
          <table:table-cell table:formula="of:=SUMIFS([.M$2:.M$146];[.$S$2:.$S$146];YEAR([.$V79]);[.$T$2:.$T$146];MONTH([.$V79]))/1000" office:value-type="float" office:value="0" calcext:value-type="float">
            <text:p>0</text:p>
          </table:table-cell>
          <table:table-cell table:formula="of:=SUMIFS([.N$2:.N$146];[.$S$2:.$S$146];YEAR([.$V79]);[.$T$2:.$T$146];MONTH([.$V79]))" office:value-type="float" office:value="0" calcext:value-type="float">
            <text:p>0</text:p>
          </table:table-cell>
          <table:table-cell table:formula="of:=SUMIFS([.O$2:.O$146];[.$S$2:.$S$146];YEAR([.$V79]);[.$T$2:.$T$146];MONTH([.$V7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7-01" calcext:value-type="date">
            <text:p>2020-07-01</text:p>
          </table:table-cell>
          <table:table-cell table:formula="of:=COUNTIFS([.$S$2:.$S$146];YEAR([.V80]);[.$T$2:.$T$146];MONTH([.V80]))" office:value-type="float" office:value="0" calcext:value-type="float">
            <text:p>0</text:p>
          </table:table-cell>
          <table:table-cell table:formula="of:=SUMIFS([.K$2:.K$146];[.$S$2:.$S$146];YEAR([.$V80]);[.$T$2:.$T$146];MONTH([.$V80]))" office:value-type="float" office:value="0" calcext:value-type="float">
            <text:p>0</text:p>
          </table:table-cell>
          <table:table-cell table:formula="of:=SUMIFS([.L$2:.L$146];[.$S$2:.$S$146];YEAR([.$V80]);[.$T$2:.$T$146];MONTH([.$V80]))/10000" office:value-type="float" office:value="0" calcext:value-type="float">
            <text:p>0</text:p>
          </table:table-cell>
          <table:table-cell table:formula="of:=SUMIFS([.M$2:.M$146];[.$S$2:.$S$146];YEAR([.$V80]);[.$T$2:.$T$146];MONTH([.$V80]))/1000" office:value-type="float" office:value="0" calcext:value-type="float">
            <text:p>0</text:p>
          </table:table-cell>
          <table:table-cell table:formula="of:=SUMIFS([.N$2:.N$146];[.$S$2:.$S$146];YEAR([.$V80]);[.$T$2:.$T$146];MONTH([.$V80]))" office:value-type="float" office:value="0" calcext:value-type="float">
            <text:p>0</text:p>
          </table:table-cell>
          <table:table-cell table:formula="of:=SUMIFS([.O$2:.O$146];[.$S$2:.$S$146];YEAR([.$V80]);[.$T$2:.$T$146];MONTH([.$V8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8-01" calcext:value-type="date">
            <text:p>2020-08-01</text:p>
          </table:table-cell>
          <table:table-cell table:formula="of:=COUNTIFS([.$S$2:.$S$146];YEAR([.V81]);[.$T$2:.$T$146];MONTH([.V81]))" office:value-type="float" office:value="0" calcext:value-type="float">
            <text:p>0</text:p>
          </table:table-cell>
          <table:table-cell table:formula="of:=SUMIFS([.K$2:.K$146];[.$S$2:.$S$146];YEAR([.$V81]);[.$T$2:.$T$146];MONTH([.$V81]))" office:value-type="float" office:value="0" calcext:value-type="float">
            <text:p>0</text:p>
          </table:table-cell>
          <table:table-cell table:formula="of:=SUMIFS([.L$2:.L$146];[.$S$2:.$S$146];YEAR([.$V81]);[.$T$2:.$T$146];MONTH([.$V81]))/10000" office:value-type="float" office:value="0" calcext:value-type="float">
            <text:p>0</text:p>
          </table:table-cell>
          <table:table-cell table:formula="of:=SUMIFS([.M$2:.M$146];[.$S$2:.$S$146];YEAR([.$V81]);[.$T$2:.$T$146];MONTH([.$V81]))/1000" office:value-type="float" office:value="0" calcext:value-type="float">
            <text:p>0</text:p>
          </table:table-cell>
          <table:table-cell table:formula="of:=SUMIFS([.N$2:.N$146];[.$S$2:.$S$146];YEAR([.$V81]);[.$T$2:.$T$146];MONTH([.$V81]))" office:value-type="float" office:value="0" calcext:value-type="float">
            <text:p>0</text:p>
          </table:table-cell>
          <table:table-cell table:formula="of:=SUMIFS([.O$2:.O$146];[.$S$2:.$S$146];YEAR([.$V81]);[.$T$2:.$T$146];MONTH([.$V8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9-01" calcext:value-type="date">
            <text:p>2020-09-01</text:p>
          </table:table-cell>
          <table:table-cell table:formula="of:=COUNTIFS([.$S$2:.$S$146];YEAR([.V82]);[.$T$2:.$T$146];MONTH([.V82]))" office:value-type="float" office:value="0" calcext:value-type="float">
            <text:p>0</text:p>
          </table:table-cell>
          <table:table-cell table:formula="of:=SUMIFS([.K$2:.K$146];[.$S$2:.$S$146];YEAR([.$V82]);[.$T$2:.$T$146];MONTH([.$V82]))" office:value-type="float" office:value="0" calcext:value-type="float">
            <text:p>0</text:p>
          </table:table-cell>
          <table:table-cell table:formula="of:=SUMIFS([.L$2:.L$146];[.$S$2:.$S$146];YEAR([.$V82]);[.$T$2:.$T$146];MONTH([.$V82]))/10000" office:value-type="float" office:value="0" calcext:value-type="float">
            <text:p>0</text:p>
          </table:table-cell>
          <table:table-cell table:formula="of:=SUMIFS([.M$2:.M$146];[.$S$2:.$S$146];YEAR([.$V82]);[.$T$2:.$T$146];MONTH([.$V82]))/1000" office:value-type="float" office:value="0" calcext:value-type="float">
            <text:p>0</text:p>
          </table:table-cell>
          <table:table-cell table:formula="of:=SUMIFS([.N$2:.N$146];[.$S$2:.$S$146];YEAR([.$V82]);[.$T$2:.$T$146];MONTH([.$V82]))" office:value-type="float" office:value="0" calcext:value-type="float">
            <text:p>0</text:p>
          </table:table-cell>
          <table:table-cell table:formula="of:=SUMIFS([.O$2:.O$146];[.$S$2:.$S$146];YEAR([.$V82]);[.$T$2:.$T$146];MONTH([.$V8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10-01" calcext:value-type="date">
            <text:p>2020-10-01</text:p>
          </table:table-cell>
          <table:table-cell table:formula="of:=COUNTIFS([.$S$2:.$S$146];YEAR([.V83]);[.$T$2:.$T$146];MONTH([.V83]))" office:value-type="float" office:value="0" calcext:value-type="float">
            <text:p>0</text:p>
          </table:table-cell>
          <table:table-cell table:formula="of:=SUMIFS([.K$2:.K$146];[.$S$2:.$S$146];YEAR([.$V83]);[.$T$2:.$T$146];MONTH([.$V83]))" office:value-type="float" office:value="0" calcext:value-type="float">
            <text:p>0</text:p>
          </table:table-cell>
          <table:table-cell table:formula="of:=SUMIFS([.L$2:.L$146];[.$S$2:.$S$146];YEAR([.$V83]);[.$T$2:.$T$146];MONTH([.$V83]))/10000" office:value-type="float" office:value="0" calcext:value-type="float">
            <text:p>0</text:p>
          </table:table-cell>
          <table:table-cell table:formula="of:=SUMIFS([.M$2:.M$146];[.$S$2:.$S$146];YEAR([.$V83]);[.$T$2:.$T$146];MONTH([.$V83]))/1000" office:value-type="float" office:value="0" calcext:value-type="float">
            <text:p>0</text:p>
          </table:table-cell>
          <table:table-cell table:formula="of:=SUMIFS([.N$2:.N$146];[.$S$2:.$S$146];YEAR([.$V83]);[.$T$2:.$T$146];MONTH([.$V83]))" office:value-type="float" office:value="0" calcext:value-type="float">
            <text:p>0</text:p>
          </table:table-cell>
          <table:table-cell table:formula="of:=SUMIFS([.O$2:.O$146];[.$S$2:.$S$146];YEAR([.$V83]);[.$T$2:.$T$146];MONTH([.$V8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11-01" calcext:value-type="date">
            <text:p>2020-11-01</text:p>
          </table:table-cell>
          <table:table-cell table:formula="of:=COUNTIFS([.$S$2:.$S$146];YEAR([.V84]);[.$T$2:.$T$146];MONTH([.V84]))" office:value-type="float" office:value="0" calcext:value-type="float">
            <text:p>0</text:p>
          </table:table-cell>
          <table:table-cell table:formula="of:=SUMIFS([.K$2:.K$146];[.$S$2:.$S$146];YEAR([.$V84]);[.$T$2:.$T$146];MONTH([.$V84]))" office:value-type="float" office:value="0" calcext:value-type="float">
            <text:p>0</text:p>
          </table:table-cell>
          <table:table-cell table:formula="of:=SUMIFS([.L$2:.L$146];[.$S$2:.$S$146];YEAR([.$V84]);[.$T$2:.$T$146];MONTH([.$V84]))/10000" office:value-type="float" office:value="0" calcext:value-type="float">
            <text:p>0</text:p>
          </table:table-cell>
          <table:table-cell table:formula="of:=SUMIFS([.M$2:.M$146];[.$S$2:.$S$146];YEAR([.$V84]);[.$T$2:.$T$146];MONTH([.$V84]))/1000" office:value-type="float" office:value="0" calcext:value-type="float">
            <text:p>0</text:p>
          </table:table-cell>
          <table:table-cell table:formula="of:=SUMIFS([.N$2:.N$146];[.$S$2:.$S$146];YEAR([.$V84]);[.$T$2:.$T$146];MONTH([.$V84]))" office:value-type="float" office:value="0" calcext:value-type="float">
            <text:p>0</text:p>
          </table:table-cell>
          <table:table-cell table:formula="of:=SUMIFS([.O$2:.O$146];[.$S$2:.$S$146];YEAR([.$V84]);[.$T$2:.$T$146];MONTH([.$V8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12-01" calcext:value-type="date">
            <text:p>2020-12-01</text:p>
          </table:table-cell>
          <table:table-cell table:formula="of:=COUNTIFS([.$S$2:.$S$146];YEAR([.V85]);[.$T$2:.$T$146];MONTH([.V85]))" office:value-type="float" office:value="0" calcext:value-type="float">
            <text:p>0</text:p>
          </table:table-cell>
          <table:table-cell table:formula="of:=SUMIFS([.K$2:.K$146];[.$S$2:.$S$146];YEAR([.$V85]);[.$T$2:.$T$146];MONTH([.$V85]))" office:value-type="float" office:value="0" calcext:value-type="float">
            <text:p>0</text:p>
          </table:table-cell>
          <table:table-cell table:formula="of:=SUMIFS([.L$2:.L$146];[.$S$2:.$S$146];YEAR([.$V85]);[.$T$2:.$T$146];MONTH([.$V85]))/10000" office:value-type="float" office:value="0" calcext:value-type="float">
            <text:p>0</text:p>
          </table:table-cell>
          <table:table-cell table:formula="of:=SUMIFS([.M$2:.M$146];[.$S$2:.$S$146];YEAR([.$V85]);[.$T$2:.$T$146];MONTH([.$V85]))/1000" office:value-type="float" office:value="0" calcext:value-type="float">
            <text:p>0</text:p>
          </table:table-cell>
          <table:table-cell table:formula="of:=SUMIFS([.N$2:.N$146];[.$S$2:.$S$146];YEAR([.$V85]);[.$T$2:.$T$146];MONTH([.$V85]))" office:value-type="float" office:value="0" calcext:value-type="float">
            <text:p>0</text:p>
          </table:table-cell>
          <table:table-cell table:formula="of:=SUMIFS([.O$2:.O$146];[.$S$2:.$S$146];YEAR([.$V85]);[.$T$2:.$T$146];MONTH([.$V85]))/100" office:value-type="float" office:value="0" calcext:value-type="float">
            <text:p>0</text:p>
          </table:table-cell>
        </table:table-row>
        <table:table-row table:style-name="ro1" table:number-rows-repeated="61">
          <table:table-cell table:number-columns-repeated="4"/>
          <table:table-cell table:style-name="ce2"/>
          <table:table-cell table:number-columns-repeated="12"/>
          <table:table-cell table:style-name="ce2"/>
          <table:table-cell table:number-columns-repeated="10"/>
        </table:table-row>
        <table:table-row table:style-name="ro1" table:number-rows-repeated="1048381">
          <table:table-cell table:number-columns-repeated="28"/>
        </table:table-row>
        <table:table-row table:style-name="ro2" table:number-rows-repeated="48">
          <table:table-cell table:number-columns-repeated="28"/>
        </table:table-row>
        <table:table-row table:style-name="ro2">
          <table:table-cell table:number-columns-repeated="28"/>
        </table:table-row>
      </table:table>
      <table:named-expressions/>
      <table:database-ranges>
        <table:database-range table:name="__Anonymous_Sheet_DB__0" table:target-range-address="'q=gan'.A1:'q=gan'.T146" table:display-filter-buttons="true">
          <table:sort>
            <table:sort-by table:field-number="4" table:data-type="automatic"/>
          </table:sort>
        </table:database-range>
        <table:database-range table:name="__Anonymous_Sheet_DB__1" table:target-range-address="'q=abs|pdf'.A1:'q=abs|pdf'.T146" table:display-filter-buttons="tru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ko" number:country="KR">￦</number:currency-symbol>
      <number:number number:decimal-places="0" loext:min-decimal-places="0" number:min-integer-digits="1" number:grouping="true"/>
    </number:currency-style>
    <number:currency-style style:name="N123">
      <style:text-properties fo:color="#ff0000"/>
      <number:text>-</number:text>
      <number:currency-symbol number:language="ko" number:country="KR">￦</number:currency-symbol>
      <number:number number:decimal-places="0" loext:min-decimal-places="0" number:min-integer-digits="1" number:grouping="true"/>
      <style:map style:condition="value()&gt;=0" style:apply-style-name="N123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2pt" fo:margin-bottom="72pt" fo:margin-left="90pt" fo:margin-right="90pt"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6">00/00/0000</text:date>, <text:time style:data-style-name="N2" text:time-value="22:12:45.454428047">00:00:00</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phpMyAdmin 4.5.4.1deb2ubuntu2.1</meta:initial-creator>
    <meta:creation-date>2020-04-25T11:31:32</meta:creation-date>
    <dc:date>2020-04-26T22:13:06.085201276</dc:date>
    <meta:editing-duration>PT3H10M41S</meta:editing-duration>
    <meta:editing-cycles>9</meta:editing-cycles>
    <meta:document-statistic meta:table-count="2" meta:cell-count="416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53.616cm" svg:height="21.625cm" xlink:href=".." xlink:type="simple" chart:class="chart:line" chart:style-name="ch1">
        <chart:legend chart:legend-position="bottom" svg:x="18.324cm" svg:y="20.842cm" style:legend-expansion="wide" chart:style-name="ch2"/>
        <chart:plot-area chart:style-name="ch3" table:cell-range-address="'q=gan'.V7:'q=gan'.Z77 'q=gan'.W1:'q=gan'.Z1 'q=gan'.AB1:'q=gan'.AB1 'q=gan'.AB7:'q=gan'.AB77" chart:data-source-has-labels="both" svg:x="1.072cm" svg:y="0.432cm" svg:width="51.472cm" svg:height="19.978cm">
          <chartooo:coordinate-region svg:x="2.064cm" svg:y="0.631cm" svg:width="49.487cm" svg:height="19.132cm"/>
          <chart:axis chart:dimension="x" chart:name="primary-x" chart:style-name="ch4" chartooo:axis-type="auto">
            <chartooo:date-scale/>
            <chart:categories table:cell-range-address="'q=gan'.V7:'q=gan'.V77"/>
          </chart:axis>
          <chart:axis chart:dimension="y" chart:name="primary-y" chart:style-name="ch5">
            <chart:grid chart:style-name="ch6" chart:class="major"/>
          </chart:axis>
          <chart:axis chart:dimension="y" chart:name="secondary-y" chart:style-name="ch7"/>
          <chart:series chart:attached-axis="secondary-y" chart:style-name="ch8" chart:values-cell-range-address="'q=gan'.W7:'q=gan'.W77" chart:label-cell-address="'q=gan'.W1:'q=gan'.W1" chart:class="chart:line">
            <chart:data-point chart:repeated="71"/>
          </chart:series>
          <chart:series chart:attached-axis="primary-y" chart:style-name="ch9" chart:values-cell-range-address="'q=gan'.X7:'q=gan'.X77" chart:label-cell-address="'q=gan'.X1:'q=gan'.X1" chart:class="chart:line">
            <chart:data-point chart:repeated="71"/>
          </chart:series>
          <chart:series chart:attached-axis="primary-y" chart:style-name="ch10" chart:values-cell-range-address="'q=gan'.Y7:'q=gan'.Y77" chart:label-cell-address="'q=gan'.Y1:'q=gan'.Y1" chart:class="chart:line">
            <chart:data-point chart:repeated="71"/>
          </chart:series>
          <chart:series chart:attached-axis="secondary-y" chart:style-name="ch11" chart:values-cell-range-address="'q=gan'.Z7:'q=gan'.Z77" chart:label-cell-address="'q=gan'.Z1:'q=gan'.Z1" chart:class="chart:line">
            <chart:data-point chart:repeated="71"/>
          </chart:series>
          <chart:series chart:attached-axis="secondary-y" chart:style-name="ch12" chart:values-cell-range-address="'q=gan'.AB7:'q=gan'.AB77" chart:label-cell-address="'q=gan'.AB1:'q=gan'.AB1" chart:class="chart:line">
            <chart:data-point chart:repeated="7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draw:g>
                  <svg:desc>'q=gan'.W1:'q=gan'.W1</svg:desc>
                </draw:g>
              </table:table-cell>
              <table:table-cell office:value-type="string">
                <text:p>duration</text:p>
                <draw:g>
                  <svg:desc>'q=gan'.X1:'q=gan'.X1</svg:desc>
                </draw:g>
              </table:table-cell>
              <table:table-cell office:value-type="string">
                <text:p>ViewCount/10000</text:p>
                <draw:g>
                  <svg:desc>'q=gan'.Y1:'q=gan'.Y1</svg:desc>
                </draw:g>
              </table:table-cell>
              <table:table-cell office:value-type="string">
                <text:p>LikeCount/1000</text:p>
                <draw:g>
                  <svg:desc>'q=gan'.Z1:'q=gan'.Z1</svg:desc>
                </draw:g>
              </table:table-cell>
              <table:table-cell office:value-type="string">
                <text:p>CommentCount/100</text:p>
                <draw:g>
                  <svg:desc>'q=gan'.AB1:'q=gan'.AB1</svg:desc>
                </draw:g>
              </table:table-cell>
            </table:table-row>
          </table:table-header-rows>
          <table:table-rows>
            <table:table-row>
              <table:table-cell office:value-type="float" office:value="41791">
                <text:p>41791</text:p>
                <draw:g>
                  <svg:desc>'q=gan'.V7:'q=gan'.V77</svg:desc>
                </draw:g>
              </table:table-cell>
              <table:table-cell office:value-type="float" office:value="0">
                <text:p>0</text:p>
                <draw:g>
                  <svg:desc>'q=gan'.W7:'q=gan'.W77</svg:desc>
                </draw:g>
              </table:table-cell>
              <table:table-cell office:value-type="float" office:value="0">
                <text:p>0</text:p>
                <draw:g>
                  <svg:desc>'q=gan'.X7:'q=gan'.X77</svg:desc>
                </draw:g>
              </table:table-cell>
              <table:table-cell office:value-type="float" office:value="0">
                <text:p>0</text:p>
                <draw:g>
                  <svg:desc>'q=gan'.Y7:'q=gan'.Y77</svg:desc>
                </draw:g>
              </table:table-cell>
              <table:table-cell office:value-type="float" office:value="0">
                <text:p>0</text:p>
                <draw:g>
                  <svg:desc>'q=gan'.Z7:'q=gan'.Z77</svg:desc>
                </draw:g>
              </table:table-cell>
              <table:table-cell office:value-type="float" office:value="0">
                <text:p>0</text:p>
                <draw:g>
                  <svg:desc>'q=gan'.AB7:'q=gan'.AB77</svg:desc>
                </draw:g>
              </table:table-cell>
            </table:table-row>
            <table:table-row>
              <table:table-cell office:value-type="float" office:value="41821">
                <text:p>418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52">
                <text:p>41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83">
                <text:p>418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13">
                <text:p>419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44">
                <text:p>419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74">
                <text:p>419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5">
                <text:p>42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36">
                <text:p>420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64">
                <text:p>42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95">
                <text:p>420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25">
                <text:p>4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56">
                <text:p>421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86">
                <text:p>421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17">
                <text:p>42217</text:p>
              </table:table-cell>
              <table:table-cell office:value-type="float" office:value="1">
                <text:p>1</text:p>
              </table:table-cell>
              <table:table-cell office:value-type="float" office:value="107">
                <text:p>107</text:p>
              </table:table-cell>
              <table:table-cell office:value-type="float" office:value="16.6054">
                <text:p>16.6054</text:p>
              </table:table-cell>
              <table:table-cell office:value-type="float" office:value="1.921">
                <text:p>1.921</text:p>
              </table:table-cell>
              <table:table-cell office:value-type="float" office:value="1.36">
                <text:p>1.36</text:p>
              </table:table-cell>
            </table:table-row>
            <table:table-row>
              <table:table-cell office:value-type="float" office:value="42248">
                <text:p>422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78">
                <text:p>422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09">
                <text:p>423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39">
                <text:p>423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70">
                <text:p>423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01">
                <text:p>42401</text:p>
              </table:table-cell>
              <table:table-cell office:value-type="float" office:value="1">
                <text:p>1</text:p>
              </table:table-cell>
              <table:table-cell office:value-type="float" office:value="205">
                <text:p>205</text:p>
              </table:table-cell>
              <table:table-cell office:value-type="float" office:value="1.3856">
                <text:p>1.3856</text:p>
              </table:table-cell>
              <table:table-cell office:value-type="float" office:value="0.297">
                <text:p>0.297</text:p>
              </table:table-cell>
              <table:table-cell office:value-type="float" office:value="0.33">
                <text:p>0.33</text:p>
              </table:table-cell>
            </table:table-row>
            <table:table-row>
              <table:table-cell office:value-type="float" office:value="42430">
                <text:p>424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61">
                <text:p>424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91">
                <text:p>424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22">
                <text:p>42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52">
                <text:p>42552</text:p>
              </table:table-cell>
              <table:table-cell office:value-type="float" office:value="1">
                <text:p>1</text:p>
              </table:table-cell>
              <table:table-cell office:value-type="float" office:value="329">
                <text:p>329</text:p>
              </table:table-cell>
              <table:table-cell office:value-type="float" office:value="10.8434">
                <text:p>10.8434</text:p>
              </table:table-cell>
              <table:table-cell office:value-type="float" office:value="1.72">
                <text:p>1.72</text:p>
              </table:table-cell>
              <table:table-cell office:value-type="float" office:value="1.83">
                <text:p>1.83</text:p>
              </table:table-cell>
            </table:table-row>
            <table:table-row>
              <table:table-cell office:value-type="float" office:value="42583">
                <text:p>425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14">
                <text:p>42614</text:p>
              </table:table-cell>
              <table:table-cell office:value-type="float" office:value="1">
                <text:p>1</text:p>
              </table:table-cell>
              <table:table-cell office:value-type="float" office:value="348">
                <text:p>348</text:p>
              </table:table-cell>
              <table:table-cell office:value-type="float" office:value="13.7306">
                <text:p>13.7306</text:p>
              </table:table-cell>
              <table:table-cell office:value-type="float" office:value="1.835">
                <text:p>1.835</text:p>
              </table:table-cell>
              <table:table-cell office:value-type="float" office:value="2.37">
                <text:p>2.37</text:p>
              </table:table-cell>
            </table:table-row>
            <table:table-row>
              <table:table-cell office:value-type="float" office:value="42644">
                <text:p>426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75">
                <text:p>426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05">
                <text:p>42705</text:p>
              </table:table-cell>
              <table:table-cell office:value-type="float" office:value="3">
                <text:p>3</text:p>
              </table:table-cell>
              <table:table-cell office:value-type="float" office:value="1119">
                <text:p>1119</text:p>
              </table:table-cell>
              <table:table-cell office:value-type="float" office:value="80.4325">
                <text:p>80.4325</text:p>
              </table:table-cell>
              <table:table-cell office:value-type="float" office:value="13.34">
                <text:p>13.34</text:p>
              </table:table-cell>
              <table:table-cell office:value-type="float" office:value="9.91">
                <text:p>9.91</text:p>
              </table:table-cell>
            </table:table-row>
            <table:table-row>
              <table:table-cell office:value-type="float" office:value="42736">
                <text:p>42736</text:p>
              </table:table-cell>
              <table:table-cell office:value-type="float" office:value="1">
                <text:p>1</text:p>
              </table:table-cell>
              <table:table-cell office:value-type="float" office:value="181">
                <text:p>181</text:p>
              </table:table-cell>
              <table:table-cell office:value-type="float" office:value="5.9218">
                <text:p>5.9218</text:p>
              </table:table-cell>
              <table:table-cell office:value-type="float" office:value="1.378">
                <text:p>1.378</text:p>
              </table:table-cell>
              <table:table-cell office:value-type="float" office:value="0.66">
                <text:p>0.66</text:p>
              </table:table-cell>
            </table:table-row>
            <table:table-row>
              <table:table-cell office:value-type="float" office:value="42767">
                <text:p>42767</text:p>
              </table:table-cell>
              <table:table-cell office:value-type="float" office:value="1">
                <text:p>1</text:p>
              </table:table-cell>
              <table:table-cell office:value-type="float" office:value="598">
                <text:p>598</text:p>
              </table:table-cell>
              <table:table-cell office:value-type="float" office:value="59.1721">
                <text:p>59.1721</text:p>
              </table:table-cell>
              <table:table-cell office:value-type="float" office:value="7.839">
                <text:p>7.839</text:p>
              </table:table-cell>
              <table:table-cell office:value-type="float" office:value="7.22">
                <text:p>7.22</text:p>
              </table:table-cell>
            </table:table-row>
            <table:table-row>
              <table:table-cell office:value-type="float" office:value="42795">
                <text:p>42795</text:p>
              </table:table-cell>
              <table:table-cell office:value-type="float" office:value="6">
                <text:p>6</text:p>
              </table:table-cell>
              <table:table-cell office:value-type="float" office:value="9629">
                <text:p>9629</text:p>
              </table:table-cell>
              <table:table-cell office:value-type="float" office:value="74.0844">
                <text:p>74.0844</text:p>
              </table:table-cell>
              <table:table-cell office:value-type="float" office:value="14.03">
                <text:p>14.03</text:p>
              </table:table-cell>
              <table:table-cell office:value-type="float" office:value="13.75">
                <text:p>13.75</text:p>
              </table:table-cell>
            </table:table-row>
            <table:table-row>
              <table:table-cell office:value-type="float" office:value="42826">
                <text:p>42826</text:p>
              </table:table-cell>
              <table:table-cell office:value-type="float" office:value="6">
                <text:p>6</text:p>
              </table:table-cell>
              <table:table-cell office:value-type="float" office:value="6119">
                <text:p>6119</text:p>
              </table:table-cell>
              <table:table-cell office:value-type="float" office:value="61.9814">
                <text:p>61.9814</text:p>
              </table:table-cell>
              <table:table-cell office:value-type="float" office:value="10.566">
                <text:p>10.566</text:p>
              </table:table-cell>
              <table:table-cell office:value-type="float" office:value="9.05">
                <text:p>9.05</text:p>
              </table:table-cell>
            </table:table-row>
            <table:table-row>
              <table:table-cell office:value-type="float" office:value="42856">
                <text:p>42856</text:p>
              </table:table-cell>
              <table:table-cell office:value-type="float" office:value="3">
                <text:p>3</text:p>
              </table:table-cell>
              <table:table-cell office:value-type="float" office:value="4589">
                <text:p>4589</text:p>
              </table:table-cell>
              <table:table-cell office:value-type="float" office:value="15.9903">
                <text:p>15.9903</text:p>
              </table:table-cell>
              <table:table-cell office:value-type="float" office:value="3.114">
                <text:p>3.114</text:p>
              </table:table-cell>
              <table:table-cell office:value-type="float" office:value="3.29">
                <text:p>3.29</text:p>
              </table:table-cell>
            </table:table-row>
            <table:table-row>
              <table:table-cell office:value-type="float" office:value="42887">
                <text:p>428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17">
                <text:p>429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48">
                <text:p>42948</text:p>
              </table:table-cell>
              <table:table-cell office:value-type="float" office:value="2">
                <text:p>2</text:p>
              </table:table-cell>
              <table:table-cell office:value-type="float" office:value="3682">
                <text:p>3682</text:p>
              </table:table-cell>
              <table:table-cell office:value-type="float" office:value="4.5969">
                <text:p>4.5969</text:p>
              </table:table-cell>
              <table:table-cell office:value-type="float" office:value="0.814">
                <text:p>0.814</text:p>
              </table:table-cell>
              <table:table-cell office:value-type="float" office:value="0.88">
                <text:p>0.88</text:p>
              </table:table-cell>
            </table:table-row>
            <table:table-row>
              <table:table-cell office:value-type="float" office:value="42979">
                <text:p>42979</text:p>
              </table:table-cell>
              <table:table-cell office:value-type="float" office:value="3">
                <text:p>3</text:p>
              </table:table-cell>
              <table:table-cell office:value-type="float" office:value="808">
                <text:p>808</text:p>
              </table:table-cell>
              <table:table-cell office:value-type="float" office:value="28.3816">
                <text:p>28.3816</text:p>
              </table:table-cell>
              <table:table-cell office:value-type="float" office:value="9.273">
                <text:p>9.273</text:p>
              </table:table-cell>
              <table:table-cell office:value-type="float" office:value="5.09">
                <text:p>5.09</text:p>
              </table:table-cell>
            </table:table-row>
            <table:table-row>
              <table:table-cell office:value-type="float" office:value="43009">
                <text:p>43009</text:p>
              </table:table-cell>
              <table:table-cell office:value-type="float" office:value="2">
                <text:p>2</text:p>
              </table:table-cell>
              <table:table-cell office:value-type="float" office:value="1684">
                <text:p>1684</text:p>
              </table:table-cell>
              <table:table-cell office:value-type="float" office:value="16.4905">
                <text:p>16.4905</text:p>
              </table:table-cell>
              <table:table-cell office:value-type="float" office:value="5.557">
                <text:p>5.557</text:p>
              </table:table-cell>
              <table:table-cell office:value-type="float" office:value="4.16">
                <text:p>4.16</text:p>
              </table:table-cell>
            </table:table-row>
            <table:table-row>
              <table:table-cell office:value-type="float" office:value="43040">
                <text:p>43040</text:p>
              </table:table-cell>
              <table:table-cell office:value-type="float" office:value="6">
                <text:p>6</text:p>
              </table:table-cell>
              <table:table-cell office:value-type="float" office:value="9106">
                <text:p>9106</text:p>
              </table:table-cell>
              <table:table-cell office:value-type="float" office:value="126.7948">
                <text:p>126.7948</text:p>
              </table:table-cell>
              <table:table-cell office:value-type="float" office:value="26.089">
                <text:p>26.089</text:p>
              </table:table-cell>
              <table:table-cell office:value-type="float" office:value="15.17">
                <text:p>15.17</text:p>
              </table:table-cell>
            </table:table-row>
            <table:table-row>
              <table:table-cell office:value-type="float" office:value="43070">
                <text:p>43070</text:p>
              </table:table-cell>
              <table:table-cell office:value-type="float" office:value="1">
                <text:p>1</text:p>
              </table:table-cell>
              <table:table-cell office:value-type="float" office:value="266">
                <text:p>266</text:p>
              </table:table-cell>
              <table:table-cell office:value-type="float" office:value="3.2651">
                <text:p>3.2651</text:p>
              </table:table-cell>
              <table:table-cell office:value-type="float" office:value="1.568">
                <text:p>1.568</text:p>
              </table:table-cell>
              <table:table-cell office:value-type="float" office:value="0.73">
                <text:p>0.73</text:p>
              </table:table-cell>
            </table:table-row>
            <table:table-row>
              <table:table-cell office:value-type="float" office:value="43101">
                <text:p>43101</text:p>
              </table:table-cell>
              <table:table-cell office:value-type="float" office:value="6">
                <text:p>6</text:p>
              </table:table-cell>
              <table:table-cell office:value-type="float" office:value="3846">
                <text:p>3846</text:p>
              </table:table-cell>
              <table:table-cell office:value-type="float" office:value="22.9296">
                <text:p>22.9296</text:p>
              </table:table-cell>
              <table:table-cell office:value-type="float" office:value="6.857">
                <text:p>6.857</text:p>
              </table:table-cell>
              <table:table-cell office:value-type="float" office:value="4.18">
                <text:p>4.18</text:p>
              </table:table-cell>
            </table:table-row>
            <table:table-row>
              <table:table-cell office:value-type="float" office:value="43132">
                <text:p>43132</text:p>
              </table:table-cell>
              <table:table-cell office:value-type="float" office:value="3">
                <text:p>3</text:p>
              </table:table-cell>
              <table:table-cell office:value-type="float" office:value="1984">
                <text:p>1984</text:p>
              </table:table-cell>
              <table:table-cell office:value-type="float" office:value="39.3803">
                <text:p>39.3803</text:p>
              </table:table-cell>
              <table:table-cell office:value-type="float" office:value="10.607">
                <text:p>10.607</text:p>
              </table:table-cell>
              <table:table-cell office:value-type="float" office:value="7.84">
                <text:p>7.84</text:p>
              </table:table-cell>
            </table:table-row>
            <table:table-row>
              <table:table-cell office:value-type="float" office:value="43160">
                <text:p>43160</text:p>
              </table:table-cell>
              <table:table-cell office:value-type="float" office:value="1">
                <text:p>1</text:p>
              </table:table-cell>
              <table:table-cell office:value-type="float" office:value="1262">
                <text:p>1262</text:p>
              </table:table-cell>
              <table:table-cell office:value-type="float" office:value="5.32">
                <text:p>5.32</text:p>
              </table:table-cell>
              <table:table-cell office:value-type="float" office:value="1.283">
                <text:p>1.283</text:p>
              </table:table-cell>
              <table:table-cell office:value-type="float" office:value="1.37">
                <text:p>1.37</text:p>
              </table:table-cell>
            </table:table-row>
            <table:table-row>
              <table:table-cell office:value-type="float" office:value="43191">
                <text:p>43191</text:p>
              </table:table-cell>
              <table:table-cell office:value-type="float" office:value="4">
                <text:p>4</text:p>
              </table:table-cell>
              <table:table-cell office:value-type="float" office:value="3393">
                <text:p>3393</text:p>
              </table:table-cell>
              <table:table-cell office:value-type="float" office:value="34.0138">
                <text:p>34.0138</text:p>
              </table:table-cell>
              <table:table-cell office:value-type="float" office:value="8.168">
                <text:p>8.168</text:p>
              </table:table-cell>
              <table:table-cell office:value-type="float" office:value="6.38">
                <text:p>6.38</text:p>
              </table:table-cell>
            </table:table-row>
            <table:table-row>
              <table:table-cell office:value-type="float" office:value="43221">
                <text:p>43221</text:p>
              </table:table-cell>
              <table:table-cell office:value-type="float" office:value="3">
                <text:p>3</text:p>
              </table:table-cell>
              <table:table-cell office:value-type="float" office:value="3564">
                <text:p>3564</text:p>
              </table:table-cell>
              <table:table-cell office:value-type="float" office:value="6.7706">
                <text:p>6.7706</text:p>
              </table:table-cell>
              <table:table-cell office:value-type="float" office:value="2.445">
                <text:p>2.445</text:p>
              </table:table-cell>
              <table:table-cell office:value-type="float" office:value="1.88">
                <text:p>1.88</text:p>
              </table:table-cell>
            </table:table-row>
            <table:table-row>
              <table:table-cell office:value-type="float" office:value="43252">
                <text:p>43252</text:p>
              </table:table-cell>
              <table:table-cell office:value-type="float" office:value="1">
                <text:p>1</text:p>
              </table:table-cell>
              <table:table-cell office:value-type="float" office:value="1030">
                <text:p>1030</text:p>
              </table:table-cell>
              <table:table-cell office:value-type="float" office:value="1.3419">
                <text:p>1.3419</text:p>
              </table:table-cell>
              <table:table-cell office:value-type="float" office:value="0.199">
                <text:p>0.199</text:p>
              </table:table-cell>
              <table:table-cell office:value-type="float" office:value="0.11">
                <text:p>0.11</text:p>
              </table:table-cell>
            </table:table-row>
            <table:table-row>
              <table:table-cell office:value-type="float" office:value="43282">
                <text:p>43282</text:p>
              </table:table-cell>
              <table:table-cell office:value-type="float" office:value="3">
                <text:p>3</text:p>
              </table:table-cell>
              <table:table-cell office:value-type="float" office:value="4303">
                <text:p>4303</text:p>
              </table:table-cell>
              <table:table-cell office:value-type="float" office:value="15.3399">
                <text:p>15.3399</text:p>
              </table:table-cell>
              <table:table-cell office:value-type="float" office:value="3.583">
                <text:p>3.583</text:p>
              </table:table-cell>
              <table:table-cell office:value-type="float" office:value="3.14">
                <text:p>3.14</text:p>
              </table:table-cell>
            </table:table-row>
            <table:table-row>
              <table:table-cell office:value-type="float" office:value="43313">
                <text:p>43313</text:p>
              </table:table-cell>
              <table:table-cell office:value-type="float" office:value="2">
                <text:p>2</text:p>
              </table:table-cell>
              <table:table-cell office:value-type="float" office:value="2522">
                <text:p>2522</text:p>
              </table:table-cell>
              <table:table-cell office:value-type="float" office:value="10.0693">
                <text:p>10.0693</text:p>
              </table:table-cell>
              <table:table-cell office:value-type="float" office:value="3.606">
                <text:p>3.606</text:p>
              </table:table-cell>
              <table:table-cell office:value-type="float" office:value="2.25">
                <text:p>2.25</text:p>
              </table:table-cell>
            </table:table-row>
            <table:table-row>
              <table:table-cell office:value-type="float" office:value="43344">
                <text:p>43344</text:p>
              </table:table-cell>
              <table:table-cell office:value-type="float" office:value="4">
                <text:p>4</text:p>
              </table:table-cell>
              <table:table-cell office:value-type="float" office:value="1223">
                <text:p>1223</text:p>
              </table:table-cell>
              <table:table-cell office:value-type="float" office:value="31.8574">
                <text:p>31.8574</text:p>
              </table:table-cell>
              <table:table-cell office:value-type="float" office:value="9.9">
                <text:p>9.9</text:p>
              </table:table-cell>
              <table:table-cell office:value-type="float" office:value="9.15">
                <text:p>9.15</text:p>
              </table:table-cell>
            </table:table-row>
            <table:table-row>
              <table:table-cell office:value-type="float" office:value="43374">
                <text:p>43374</text:p>
              </table:table-cell>
              <table:table-cell office:value-type="float" office:value="1">
                <text:p>1</text:p>
              </table:table-cell>
              <table:table-cell office:value-type="float" office:value="3666">
                <text:p>3666</text:p>
              </table:table-cell>
              <table:table-cell office:value-type="float" office:value="0.0259">
                <text:p>0.0259</text:p>
              </table:table-cell>
              <table:table-cell office:value-type="float" office:value="0.003">
                <text:p>0.003</text:p>
              </table:table-cell>
              <table:table-cell office:value-type="float" office:value="0">
                <text:p>0</text:p>
              </table:table-cell>
            </table:table-row>
            <table:table-row>
              <table:table-cell office:value-type="float" office:value="43405">
                <text:p>43405</text:p>
              </table:table-cell>
              <table:table-cell office:value-type="float" office:value="5">
                <text:p>5</text:p>
              </table:table-cell>
              <table:table-cell office:value-type="float" office:value="17124">
                <text:p>17124</text:p>
              </table:table-cell>
              <table:table-cell office:value-type="float" office:value="24.8924">
                <text:p>24.8924</text:p>
              </table:table-cell>
              <table:table-cell office:value-type="float" office:value="7.689">
                <text:p>7.689</text:p>
              </table:table-cell>
              <table:table-cell office:value-type="float" office:value="9.87">
                <text:p>9.87</text:p>
              </table:table-cell>
            </table:table-row>
            <table:table-row>
              <table:table-cell office:value-type="float" office:value="43435">
                <text:p>43435</text:p>
              </table:table-cell>
              <table:table-cell office:value-type="float" office:value="5">
                <text:p>5</text:p>
              </table:table-cell>
              <table:table-cell office:value-type="float" office:value="11997">
                <text:p>11997</text:p>
              </table:table-cell>
              <table:table-cell office:value-type="float" office:value="9.6473">
                <text:p>9.6473</text:p>
              </table:table-cell>
              <table:table-cell office:value-type="float" office:value="4.156">
                <text:p>4.156</text:p>
              </table:table-cell>
              <table:table-cell office:value-type="float" office:value="2.87">
                <text:p>2.87</text:p>
              </table:table-cell>
            </table:table-row>
            <table:table-row>
              <table:table-cell office:value-type="float" office:value="43466">
                <text:p>43466</text:p>
              </table:table-cell>
              <table:table-cell office:value-type="float" office:value="4">
                <text:p>4</text:p>
              </table:table-cell>
              <table:table-cell office:value-type="float" office:value="3912">
                <text:p>3912</text:p>
              </table:table-cell>
              <table:table-cell office:value-type="float" office:value="25.3986">
                <text:p>25.3986</text:p>
              </table:table-cell>
              <table:table-cell office:value-type="float" office:value="7.286">
                <text:p>7.286</text:p>
              </table:table-cell>
              <table:table-cell office:value-type="float" office:value="4.82">
                <text:p>4.82</text:p>
              </table:table-cell>
            </table:table-row>
            <table:table-row>
              <table:table-cell office:value-type="float" office:value="43497">
                <text:p>43497</text:p>
              </table:table-cell>
              <table:table-cell office:value-type="float" office:value="2">
                <text:p>2</text:p>
              </table:table-cell>
              <table:table-cell office:value-type="float" office:value="8485">
                <text:p>8485</text:p>
              </table:table-cell>
              <table:table-cell office:value-type="float" office:value="0.6144">
                <text:p>0.6144</text:p>
              </table:table-cell>
              <table:table-cell office:value-type="float" office:value="0.125">
                <text:p>0.125</text:p>
              </table:table-cell>
              <table:table-cell office:value-type="float" office:value="0.17">
                <text:p>0.17</text:p>
              </table:table-cell>
            </table:table-row>
            <table:table-row>
              <table:table-cell office:value-type="float" office:value="43525">
                <text:p>43525</text:p>
              </table:table-cell>
              <table:table-cell office:value-type="float" office:value="4">
                <text:p>4</text:p>
              </table:table-cell>
              <table:table-cell office:value-type="float" office:value="6863">
                <text:p>6863</text:p>
              </table:table-cell>
              <table:table-cell office:value-type="float" office:value="4.3554">
                <text:p>4.3554</text:p>
              </table:table-cell>
              <table:table-cell office:value-type="float" office:value="1.901">
                <text:p>1.901</text:p>
              </table:table-cell>
              <table:table-cell office:value-type="float" office:value="0.78">
                <text:p>0.78</text:p>
              </table:table-cell>
            </table:table-row>
            <table:table-row>
              <table:table-cell office:value-type="float" office:value="43556">
                <text:p>43556</text:p>
              </table:table-cell>
              <table:table-cell office:value-type="float" office:value="10">
                <text:p>10</text:p>
              </table:table-cell>
              <table:table-cell office:value-type="float" office:value="6768">
                <text:p>6768</text:p>
              </table:table-cell>
              <table:table-cell office:value-type="float" office:value="61.4386">
                <text:p>61.4386</text:p>
              </table:table-cell>
              <table:table-cell office:value-type="float" office:value="23.208">
                <text:p>23.208</text:p>
              </table:table-cell>
              <table:table-cell office:value-type="float" office:value="13.43">
                <text:p>13.43</text:p>
              </table:table-cell>
            </table:table-row>
            <table:table-row>
              <table:table-cell office:value-type="float" office:value="43586">
                <text:p>43586</text:p>
              </table:table-cell>
              <table:table-cell office:value-type="float" office:value="6">
                <text:p>6</text:p>
              </table:table-cell>
              <table:table-cell office:value-type="float" office:value="5506">
                <text:p>5506</text:p>
              </table:table-cell>
              <table:table-cell office:value-type="float" office:value="0.7049">
                <text:p>0.7049</text:p>
              </table:table-cell>
              <table:table-cell office:value-type="float" office:value="0.131">
                <text:p>0.131</text:p>
              </table:table-cell>
              <table:table-cell office:value-type="float" office:value="0.14">
                <text:p>0.14</text:p>
              </table:table-cell>
            </table:table-row>
            <table:table-row>
              <table:table-cell office:value-type="float" office:value="43617">
                <text:p>43617</text:p>
              </table:table-cell>
              <table:table-cell office:value-type="float" office:value="5">
                <text:p>5</text:p>
              </table:table-cell>
              <table:table-cell office:value-type="float" office:value="8426">
                <text:p>8426</text:p>
              </table:table-cell>
              <table:table-cell office:value-type="float" office:value="1.6601">
                <text:p>1.6601</text:p>
              </table:table-cell>
              <table:table-cell office:value-type="float" office:value="0.501">
                <text:p>0.501</text:p>
              </table:table-cell>
              <table:table-cell office:value-type="float" office:value="0.21">
                <text:p>0.21</text:p>
              </table:table-cell>
            </table:table-row>
            <table:table-row>
              <table:table-cell office:value-type="float" office:value="43647">
                <text:p>43647</text:p>
              </table:table-cell>
              <table:table-cell office:value-type="float" office:value="8">
                <text:p>8</text:p>
              </table:table-cell>
              <table:table-cell office:value-type="float" office:value="8389">
                <text:p>8389</text:p>
              </table:table-cell>
              <table:table-cell office:value-type="float" office:value="20.7873">
                <text:p>20.7873</text:p>
              </table:table-cell>
              <table:table-cell office:value-type="float" office:value="7.328">
                <text:p>7.328</text:p>
              </table:table-cell>
              <table:table-cell office:value-type="float" office:value="4.58">
                <text:p>4.58</text:p>
              </table:table-cell>
            </table:table-row>
            <table:table-row>
              <table:table-cell office:value-type="float" office:value="43678">
                <text:p>43678</text:p>
              </table:table-cell>
              <table:table-cell office:value-type="float" office:value="7">
                <text:p>7</text:p>
              </table:table-cell>
              <table:table-cell office:value-type="float" office:value="4884">
                <text:p>4884</text:p>
              </table:table-cell>
              <table:table-cell office:value-type="float" office:value="21.9222">
                <text:p>21.9222</text:p>
              </table:table-cell>
              <table:table-cell office:value-type="float" office:value="13.145">
                <text:p>13.145</text:p>
              </table:table-cell>
              <table:table-cell office:value-type="float" office:value="7.21">
                <text:p>7.21</text:p>
              </table:table-cell>
            </table:table-row>
            <table:table-row>
              <table:table-cell office:value-type="float" office:value="43709">
                <text:p>43709</text:p>
              </table:table-cell>
              <table:table-cell office:value-type="float" office:value="6">
                <text:p>6</text:p>
              </table:table-cell>
              <table:table-cell office:value-type="float" office:value="6450">
                <text:p>6450</text:p>
              </table:table-cell>
              <table:table-cell office:value-type="float" office:value="17.2126">
                <text:p>17.2126</text:p>
              </table:table-cell>
              <table:table-cell office:value-type="float" office:value="6.811">
                <text:p>6.811</text:p>
              </table:table-cell>
              <table:table-cell office:value-type="float" office:value="5.02">
                <text:p>5.02</text:p>
              </table:table-cell>
            </table:table-row>
            <table:table-row>
              <table:table-cell office:value-type="float" office:value="43739">
                <text:p>43739</text:p>
              </table:table-cell>
              <table:table-cell office:value-type="float" office:value="5">
                <text:p>5</text:p>
              </table:table-cell>
              <table:table-cell office:value-type="float" office:value="5531">
                <text:p>5531</text:p>
              </table:table-cell>
              <table:table-cell office:value-type="float" office:value="267.9811">
                <text:p>267.9811</text:p>
              </table:table-cell>
              <table:table-cell office:value-type="float" office:value="129.214">
                <text:p>129.214</text:p>
              </table:table-cell>
              <table:table-cell office:value-type="float" office:value="40.01">
                <text:p>40.01</text:p>
              </table:table-cell>
            </table:table-row>
            <table:table-row>
              <table:table-cell office:value-type="float" office:value="43770">
                <text:p>43770</text:p>
              </table:table-cell>
              <table:table-cell office:value-type="float" office:value="4">
                <text:p>4</text:p>
              </table:table-cell>
              <table:table-cell office:value-type="float" office:value="2749">
                <text:p>2749</text:p>
              </table:table-cell>
              <table:table-cell office:value-type="float" office:value="4.5914">
                <text:p>4.5914</text:p>
              </table:table-cell>
              <table:table-cell office:value-type="float" office:value="2.218">
                <text:p>2.218</text:p>
              </table:table-cell>
              <table:table-cell office:value-type="float" office:value="1.55">
                <text:p>1.55</text:p>
              </table:table-cell>
            </table:table-row>
            <table:table-row>
              <table:table-cell office:value-type="float" office:value="43800">
                <text:p>43800</text:p>
              </table:table-cell>
              <table:table-cell office:value-type="float" office:value="2">
                <text:p>2</text:p>
              </table:table-cell>
              <table:table-cell office:value-type="float" office:value="1774">
                <text:p>1774</text:p>
              </table:table-cell>
              <table:table-cell office:value-type="float" office:value="12.1965">
                <text:p>12.1965</text:p>
              </table:table-cell>
              <table:table-cell office:value-type="float" office:value="0.981">
                <text:p>0.981</text:p>
              </table:table-cell>
              <table:table-cell office:value-type="float" office:value="1.94">
                <text:p>1.94</text:p>
              </table:table-cell>
            </table:table-row>
            <table:table-row>
              <table:table-cell office:value-type="float" office:value="43831">
                <text:p>43831</text:p>
              </table:table-cell>
              <table:table-cell office:value-type="float" office:value="1">
                <text:p>1</text:p>
              </table:table-cell>
              <table:table-cell office:value-type="float" office:value="2896">
                <text:p>2896</text:p>
              </table:table-cell>
              <table:table-cell office:value-type="float" office:value="1.7496">
                <text:p>1.7496</text:p>
              </table:table-cell>
              <table:table-cell office:value-type="float" office:value="0.612">
                <text:p>0.612</text:p>
              </table:table-cell>
              <table:table-cell office:value-type="float" office:value="1.1">
                <text:p>1.1</text:p>
              </table:table-cell>
            </table:table-row>
            <table:table-row>
              <table:table-cell office:value-type="float" office:value="43862">
                <text:p>43862</text:p>
              </table:table-cell>
              <table:table-cell office:value-type="float" office:value="2">
                <text:p>2</text:p>
              </table:table-cell>
              <table:table-cell office:value-type="float" office:value="1540">
                <text:p>1540</text:p>
              </table:table-cell>
              <table:table-cell office:value-type="float" office:value="0.2152">
                <text:p>0.2152</text:p>
              </table:table-cell>
              <table:table-cell office:value-type="float" office:value="0.084">
                <text:p>0.084</text:p>
              </table:table-cell>
              <table:table-cell office:value-type="float" office:value="0.06">
                <text:p>0.06</text:p>
              </table:table-cell>
            </table:table-row>
            <table:table-row>
              <table:table-cell office:value-type="float" office:value="43891">
                <text:p>43891</text:p>
              </table:table-cell>
              <table:table-cell office:value-type="float" office:value="3">
                <text:p>3</text:p>
              </table:table-cell>
              <table:table-cell office:value-type="float" office:value="3065">
                <text:p>3065</text:p>
              </table:table-cell>
              <table:table-cell office:value-type="float" office:value="0.3963">
                <text:p>0.3963</text:p>
              </table:table-cell>
              <table:table-cell office:value-type="float" office:value="0.18">
                <text:p>0.18</text:p>
              </table:table-cell>
              <table:table-cell office:value-type="float" office:value="0.33">
                <text:p>0.33</text:p>
              </table:table-cell>
            </table:table-row>
            <table:table-row>
              <table:table-cell office:value-type="float" office:value="43922">
                <text:p>43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40.183cm" svg:height="21.625cm" xlink:href=".." xlink:type="simple" chart:class="chart:line" chart:style-name="ch1">
        <chart:legend chart:legend-position="bottom" svg:x="11.607cm" svg:y="20.842cm" style:legend-expansion="wide" chart:style-name="ch2"/>
        <chart:plot-area chart:style-name="ch3" table:cell-range-address="'q=abs|pdf'.V7:'q=abs|pdf'.Z77 'q=abs|pdf'.W1:'q=abs|pdf'.Z1 'q=abs|pdf'.AB1:'q=abs|pdf'.AB1 'q=abs|pdf'.AB7:'q=abs|pdf'.AB77" chart:data-source-has-labels="both" svg:x="0.803cm" svg:y="0.432cm" svg:width="38.577cm" svg:height="19.978cm">
          <chartooo:coordinate-region svg:x="1.61cm" svg:y="0.631cm" svg:width="37.042cm" svg:height="19.132cm"/>
          <chart:axis chart:dimension="x" chart:name="primary-x" chart:style-name="ch4" chartooo:axis-type="auto">
            <chartooo:date-scale/>
            <chart:categories table:cell-range-address="'q=abs|pdf'.V7:'q=abs|pdf'.V77"/>
          </chart:axis>
          <chart:axis chart:dimension="y" chart:name="primary-y" chart:style-name="ch5">
            <chart:grid chart:style-name="ch6" chart:class="major"/>
          </chart:axis>
          <chart:axis chart:dimension="y" chart:name="secondary-y" chart:style-name="ch7"/>
          <chart:series chart:attached-axis="secondary-y" chart:style-name="ch8" chart:values-cell-range-address="'q=abs|pdf'.W7:'q=abs|pdf'.W77" chart:label-cell-address="'q=abs|pdf'.W1:'q=abs|pdf'.W1" chart:class="chart:line">
            <chart:data-point chart:repeated="71"/>
          </chart:series>
          <chart:series chart:attached-axis="primary-y" chart:style-name="ch9" chart:values-cell-range-address="'q=abs|pdf'.X7:'q=abs|pdf'.X77" chart:label-cell-address="'q=abs|pdf'.X1:'q=abs|pdf'.X1" chart:class="chart:line">
            <chart:data-point chart:repeated="71"/>
          </chart:series>
          <chart:series chart:attached-axis="primary-y" chart:style-name="ch10" chart:values-cell-range-address="'q=abs|pdf'.Y7:'q=abs|pdf'.Y77" chart:label-cell-address="'q=abs|pdf'.Y1:'q=abs|pdf'.Y1" chart:class="chart:line">
            <chart:data-point chart:repeated="71"/>
          </chart:series>
          <chart:series chart:attached-axis="secondary-y" chart:style-name="ch11" chart:values-cell-range-address="'q=abs|pdf'.Z7:'q=abs|pdf'.Z77" chart:label-cell-address="'q=abs|pdf'.Z1:'q=abs|pdf'.Z1" chart:class="chart:line">
            <chart:data-point chart:repeated="71"/>
          </chart:series>
          <chart:series chart:attached-axis="secondary-y" chart:style-name="ch12" chart:values-cell-range-address="'q=abs|pdf'.AB7:'q=abs|pdf'.AB77" chart:label-cell-address="'q=abs|pdf'.AB1:'q=abs|pdf'.AB1" chart:class="chart:line">
            <chart:data-point chart:repeated="7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draw:g>
                  <svg:desc>'q=abs|pdf'.W1:'q=abs|pdf'.W1</svg:desc>
                </draw:g>
              </table:table-cell>
              <table:table-cell office:value-type="string">
                <text:p>duration</text:p>
                <draw:g>
                  <svg:desc>'q=abs|pdf'.X1:'q=abs|pdf'.X1</svg:desc>
                </draw:g>
              </table:table-cell>
              <table:table-cell office:value-type="string">
                <text:p>ViewCount/10000</text:p>
                <draw:g>
                  <svg:desc>'q=abs|pdf'.Y1:'q=abs|pdf'.Y1</svg:desc>
                </draw:g>
              </table:table-cell>
              <table:table-cell office:value-type="string">
                <text:p>LikeCount/1000</text:p>
                <draw:g>
                  <svg:desc>'q=abs|pdf'.Z1:'q=abs|pdf'.Z1</svg:desc>
                </draw:g>
              </table:table-cell>
              <table:table-cell office:value-type="string">
                <text:p>CommentCount/100</text:p>
                <draw:g>
                  <svg:desc>'q=abs|pdf'.AB1:'q=abs|pdf'.AB1</svg:desc>
                </draw:g>
              </table:table-cell>
            </table:table-row>
          </table:table-header-rows>
          <table:table-rows>
            <table:table-row>
              <table:table-cell office:value-type="float" office:value="41791">
                <text:p>41791</text:p>
                <draw:g>
                  <svg:desc>'q=abs|pdf'.V7:'q=abs|pdf'.V77</svg:desc>
                </draw:g>
              </table:table-cell>
              <table:table-cell office:value-type="float" office:value="0">
                <text:p>0</text:p>
                <draw:g>
                  <svg:desc>'q=abs|pdf'.W7:'q=abs|pdf'.W77</svg:desc>
                </draw:g>
              </table:table-cell>
              <table:table-cell office:value-type="float" office:value="0">
                <text:p>0</text:p>
                <draw:g>
                  <svg:desc>'q=abs|pdf'.X7:'q=abs|pdf'.X77</svg:desc>
                </draw:g>
              </table:table-cell>
              <table:table-cell office:value-type="float" office:value="0">
                <text:p>0</text:p>
                <draw:g>
                  <svg:desc>'q=abs|pdf'.Y7:'q=abs|pdf'.Y77</svg:desc>
                </draw:g>
              </table:table-cell>
              <table:table-cell office:value-type="float" office:value="0">
                <text:p>0</text:p>
                <draw:g>
                  <svg:desc>'q=abs|pdf'.Z7:'q=abs|pdf'.Z77</svg:desc>
                </draw:g>
              </table:table-cell>
              <table:table-cell office:value-type="float" office:value="0">
                <text:p>0</text:p>
                <draw:g>
                  <svg:desc>'q=abs|pdf'.AB7:'q=abs|pdf'.AB77</svg:desc>
                </draw:g>
              </table:table-cell>
            </table:table-row>
            <table:table-row>
              <table:table-cell office:value-type="float" office:value="41821">
                <text:p>418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52">
                <text:p>41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83">
                <text:p>418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13">
                <text:p>419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44">
                <text:p>419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74">
                <text:p>419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5">
                <text:p>42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36">
                <text:p>420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64">
                <text:p>42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95">
                <text:p>420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25">
                <text:p>4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56">
                <text:p>421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86">
                <text:p>421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17">
                <text:p>422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48">
                <text:p>422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78">
                <text:p>422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09">
                <text:p>423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39">
                <text:p>423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70">
                <text:p>423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01">
                <text:p>424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30">
                <text:p>424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61">
                <text:p>424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91">
                <text:p>424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22">
                <text:p>42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52">
                <text:p>42552</text:p>
              </table:table-cell>
              <table:table-cell office:value-type="float" office:value="1">
                <text:p>1</text:p>
              </table:table-cell>
              <table:table-cell office:value-type="float" office:value="329">
                <text:p>329</text:p>
              </table:table-cell>
              <table:table-cell office:value-type="float" office:value="10.8434">
                <text:p>10.8434</text:p>
              </table:table-cell>
              <table:table-cell office:value-type="float" office:value="1.72">
                <text:p>1.72</text:p>
              </table:table-cell>
              <table:table-cell office:value-type="float" office:value="1.83">
                <text:p>1.83</text:p>
              </table:table-cell>
            </table:table-row>
            <table:table-row>
              <table:table-cell office:value-type="float" office:value="42583">
                <text:p>425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14">
                <text:p>426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44">
                <text:p>426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75">
                <text:p>426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05">
                <text:p>427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36">
                <text:p>427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67">
                <text:p>4276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95">
                <text:p>427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26">
                <text:p>428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56">
                <text:p>428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87">
                <text:p>428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17">
                <text:p>429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48">
                <text:p>429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79">
                <text:p>4297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09">
                <text:p>430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40">
                <text:p>4304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70">
                <text:p>430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01">
                <text:p>431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32">
                <text:p>431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60">
                <text:p>43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91">
                <text:p>431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21">
                <text:p>43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52">
                <text:p>432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82">
                <text:p>4328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13">
                <text:p>433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44">
                <text:p>433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74">
                <text:p>433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05">
                <text:p>434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35">
                <text:p>4343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66">
                <text:p>43466</text:p>
              </table:table-cell>
              <table:table-cell office:value-type="float" office:value="1">
                <text:p>1</text:p>
              </table:table-cell>
              <table:table-cell office:value-type="float" office:value="743">
                <text:p>743</text:p>
              </table:table-cell>
              <table:table-cell office:value-type="float" office:value="1.0062">
                <text:p>1.0062</text:p>
              </table:table-cell>
              <table:table-cell office:value-type="float" office:value="0.269">
                <text:p>0.269</text:p>
              </table:table-cell>
              <table:table-cell office:value-type="float" office:value="0.19">
                <text:p>0.19</text:p>
              </table:table-cell>
            </table:table-row>
            <table:table-row>
              <table:table-cell office:value-type="float" office:value="43497">
                <text:p>4349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25">
                <text:p>435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56">
                <text:p>435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86">
                <text:p>435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17">
                <text:p>436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47">
                <text:p>4364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78">
                <text:p>436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09">
                <text:p>437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39">
                <text:p>437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70">
                <text:p>437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00">
                <text:p>43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31">
                <text:p>438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62">
                <text:p>438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91">
                <text:p>438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922">
                <text:p>43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